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78.69pt"/>
    </style:style>
    <style:style style:name="co21" style:family="table-column">
      <style:table-column-properties fo:break-before="auto" style:column-width="81.04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ro29" style:family="table-row">
      <style:table-row-properties style:row-height="30.7pt" fo:break-before="auto" style:use-optimal-row-height="true"/>
    </style:style>
    <style:style style:name="ro30" style:family="table-row">
      <style:table-row-properties style:row-height="50.2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/>
    <style:style style:name="ce114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0"/>
    <style:style style:name="ce11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122"/>
    <style:style style:name="ce78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4"/>
    <style:style style:name="ce92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0"/>
    <style:style style:name="ce96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4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4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4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113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117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121" office:value-type="string" calcext:value-type="string">
            <text:p>ahscompany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121" office:value-type="string" calcext:value-type="string">
            <text:p>ahscompany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121" office:value-type="string" calcext:value-type="string">
            <text:p>sustainablesupply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113" table:number-columns-repeated="4"/>
          <table:table-cell table:style-name="ce113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113" table:number-columns-repeated="4"/>
          <table:table-cell table:style-name="ce113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113"/>
        <table:table-column table:style-name="co4" table:default-cell-style-name="ce113"/>
        <table:table-column table:style-name="co7" table:default-cell-style-name="ce113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122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113"/>
        <table:table-column table:style-name="co8" table:default-cell-style-name="ce113"/>
        <table:table-column table:style-name="co16" table:default-cell-style-name="ce113"/>
        <table:table-column table:style-name="co19" table:default-cell-style-name="ce113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21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Tennsco" table:style-name="ta1">
        <table:table-column table:style-name="co2" table:default-cell-style-name="Default"/>
        <table:table-row table:style-name="ro2">
          <table:table-cell/>
        </table:table-row>
      </table:table>
      <table:table table:name="Meese" table:style-name="ta1">
        <table:table-column table:style-name="co14" table:default-cell-style-name="Default"/>
        <table:table-column table:style-name="co2" table:number-columns-repeated="3" table:default-cell-style-name="ce113"/>
        <table:table-column table:style-name="co3" table:default-cell-style-name="ce113"/>
        <table:table-column table:style-name="co7" table:default-cell-style-name="ce113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Meese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50P Series Recycle Tru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2R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 office:value-type="currency" office:currency="USD" office:value="340" calcext:value-type="currency">
            <text:p>$340.00</text:p>
          </table:table-cell>
          <table:table-cell table:style-name="ce64" table:formula="of:=[.C5]*0.6" office:value-type="currency" office:currency="USD" office:value="204" calcext:value-type="currency">
            <text:p>$204.00</text:p>
          </table:table-cell>
          <table:table-cell table:style-name="ce64"/>
          <table:table-cell table:style-name="ce64" table:formula="of:=[.E5]-[.B5]" office:value-type="currency" office:currency="USD" office:value="-280" calcext:value-type="currency">
            <text:p>-$28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4R</text:p>
          </table:table-cell>
          <table:table-cell table:style-name="ce8" office:value-type="currency" office:currency="USD" office:value="320" calcext:value-type="currency">
            <text:p>$320.00</text:p>
          </table:table-cell>
          <table:table-cell table:style-name="ce64" office:value-type="currency" office:currency="USD" office:value="360" calcext:value-type="currency">
            <text:p>$360.00</text:p>
          </table:table-cell>
          <table:table-cell table:style-name="ce64" table:formula="of:=[.C6]*0.6" office:value-type="currency" office:currency="USD" office:value="216" calcext:value-type="currency">
            <text:p>$216.00</text:p>
          </table:table-cell>
          <table:table-cell table:style-name="ce64"/>
          <table:table-cell table:style-name="ce64" table:formula="of:=[.E6]-[.B6]" office:value-type="currency" office:currency="USD" office:value="-320" calcext:value-type="currency">
            <text:p>-$32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6R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 office:value-type="currency" office:currency="USD" office:value="410" calcext:value-type="currency">
            <text:p>$410.00</text:p>
          </table:table-cell>
          <table:table-cell table:style-name="ce64" table:formula="of:=[.C7]*0.6" office:value-type="currency" office:currency="USD" office:value="246" calcext:value-type="currency">
            <text:p>$246.00</text:p>
          </table:table-cell>
          <table:table-cell table:style-name="ce64"/>
          <table:table-cell table:style-name="ce64" table:formula="of:=[.E7]-[.B7]" office:value-type="currency" office:currency="USD" office:value="-380" calcext:value-type="currency">
            <text:p>-$380.00</text:p>
          </table:table-cell>
          <table:table-cell table:style-name="ce17" table:formula="of:=[.E7]/[.D7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6R</text:p>
          </table:table-cell>
          <table:table-cell table:style-name="ce8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400" calcext:value-type="currency">
            <text:p>$400.00</text:p>
          </table:table-cell>
          <table:table-cell table:style-name="ce64" table:formula="of:=[.C8]*0.6" office:value-type="currency" office:currency="USD" office:value="240" calcext:value-type="currency">
            <text:p>$240.00</text:p>
          </table:table-cell>
          <table:table-cell table:style-name="ce64"/>
          <table:table-cell table:style-name="ce64" table:formula="of:=[.E8]-[.B8]" office:value-type="currency" office:currency="USD" office:value="-315" calcext:value-type="currency">
            <text:p>-$315.00</text:p>
          </table:table-cell>
          <table:table-cell table:style-name="ce17" table:formula="of:=[.E8]/[.D8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8R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00" calcext:value-type="currency">
            <text:p>$500.00</text:p>
          </table:table-cell>
          <table:table-cell table:style-name="ce64" table:formula="of:=[.C9]*0.6" office:value-type="currency" office:currency="USD" office:value="300" calcext:value-type="currency">
            <text:p>$300.00</text:p>
          </table:table-cell>
          <table:table-cell table:style-name="ce64"/>
          <table:table-cell table:style-name="ce64" table:formula="of:=[.E9]-[.B9]" office:value-type="currency" office:currency="USD" office:value="-420" calcext:value-type="currency">
            <text:p>-$420.00</text:p>
          </table:table-cell>
          <table:table-cell table:style-name="ce17" table:formula="of:=[.E9]/[.D9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26R</text:p>
          </table:table-cell>
          <table:table-cell table:style-name="ce8" office:value-type="currency" office:currency="USD" office:value="430" calcext:value-type="currency">
            <text:p>$430.00</text:p>
          </table:table-cell>
          <table:table-cell table:style-name="ce64" office:value-type="currency" office:currency="USD" office:value="535" calcext:value-type="currency">
            <text:p>$535.00</text:p>
          </table:table-cell>
          <table:table-cell table:style-name="ce64" table:formula="of:=[.C10]*0.6" office:value-type="currency" office:currency="USD" office:value="321" calcext:value-type="currency">
            <text:p>$321.00</text:p>
          </table:table-cell>
          <table:table-cell table:style-name="ce64"/>
          <table:table-cell table:style-name="ce64" table:formula="of:=[.E10]-[.B10]" office:value-type="currency" office:currency="USD" office:value="-430" calcext:value-type="currency">
            <text:p>-$430.00</text:p>
          </table:table-cell>
          <table:table-cell table:style-name="ce17" table:formula="of:=[.E10]/[.D10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45</text:p>
          </table:table-cell>
          <table:table-cell table:style-name="ce8" office:value-type="currency" office:currency="USD" office:value="670" calcext:value-type="currency">
            <text:p>$670.00</text:p>
          </table:table-cell>
          <table:table-cell table:style-name="ce64" office:value-type="currency" office:currency="USD" office:value="800" calcext:value-type="currency">
            <text:p>$800.00</text:p>
          </table:table-cell>
          <table:table-cell table:style-name="ce64" table:formula="of:=[.C11]*0.6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E11]-[.B11]" office:value-type="currency" office:currency="USD" office:value="-670" calcext:value-type="currency">
            <text:p>-$670.00</text:p>
          </table:table-cell>
          <table:table-cell table:style-name="ce17" table:formula="of:=[.E11]/[.D11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00 Series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03H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64"/>
          <table:table-cell table:style-name="ce64" table:formula="of:=[.C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]-[.B15]" office:value-type="currency" office:currency="USD" office:value="-625" calcext:value-type="currency">
            <text:p>-$625.00</text:p>
          </table:table-cell>
          <table:table-cell table:style-name="ce17" table:formula="of:=[.E15]/[.D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5H</text:p>
          </table:table-cell>
          <table:table-cell table:style-name="ce8" office:value-type="currency" office:currency="USD" office:value="675" calcext:value-type="currency">
            <text:p>$675.00</text:p>
          </table:table-cell>
          <table:table-cell table:style-name="ce64"/>
          <table:table-cell table:style-name="ce64" table:formula="of:=[.C1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]-[.B16]" office:value-type="currency" office:currency="USD" office:value="-675" calcext:value-type="currency">
            <text:p>-$675.00</text:p>
          </table:table-cell>
          <table:table-cell table:style-name="ce17" table:formula="of:=[.E16]/[.D1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7H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64"/>
          <table:table-cell table:style-name="ce64" table:formula="of:=[.C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]-[.B17]" office:value-type="currency" office:currency="USD" office:value="-825" calcext:value-type="currency">
            <text:p>-$825.00</text:p>
          </table:table-cell>
          <table:table-cell table:style-name="ce17" table:formula="of:=[.E17]/[.D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Forklift and Pallet Jack Contain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8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]-[.B21]" office:value-type="string" office:string-value="" calcext:value-type="error">
            <text:p>#VALUE!</text:p>
          </table:table-cell>
          <table:table-cell table:style-name="ce17" table:formula="of:=[.E21]/[.D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27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]-[.B22]" office:value-type="string" office:string-value="" calcext:value-type="error">
            <text:p>#VALUE!</text:p>
          </table:table-cell>
          <table:table-cell table:style-name="ce17" table:formula="of:=[.E22]/[.D2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102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]-[.B23]" office:value-type="string" office:string-value="" calcext:value-type="error">
            <text:p>#VALUE!</text:p>
          </table:table-cell>
          <table:table-cell table:style-name="ce17" table:formula="of:=[.E23]/[.D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10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0P</text:p>
          </table:table-cell>
          <table:table-cell table:style-name="ce8" office:value-type="currency" office:currency="USD" office:value="1190" calcext:value-type="currency">
            <text:p>$1,190.00</text:p>
          </table:table-cell>
          <table:table-cell table:style-name="ce64"/>
          <table:table-cell table:style-name="ce64" table:formula="of:=[.C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7]-[.B27]" office:value-type="currency" office:currency="USD" office:value="-1190" calcext:value-type="currency">
            <text:p>-$1,190.00</text:p>
          </table:table-cell>
          <table:table-cell table:style-name="ce17" table:formula="of:=[.E27]/[.D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1P</text:p>
          </table:table-cell>
          <table:table-cell table:style-name="ce8" office:value-type="currency" office:currency="USD" office:value="1195" calcext:value-type="currency">
            <text:p>$1,195.00</text:p>
          </table:table-cell>
          <table:table-cell table:style-name="ce64"/>
          <table:table-cell table:style-name="ce64" table:formula="of:=[.C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1]-[.B31]" office:value-type="currency" office:currency="USD" office:value="-1195" calcext:value-type="currency">
            <text:p>-$1,195.00</text:p>
          </table:table-cell>
          <table:table-cell table:style-name="ce17" table:formula="of:=[.E31]/[.D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2P</text:p>
          </table:table-cell>
          <table:table-cell table:style-name="ce8" office:value-type="currency" office:currency="USD" office:value="1055" calcext:value-type="currency">
            <text:p>$1,055.00</text:p>
          </table:table-cell>
          <table:table-cell table:style-name="ce64"/>
          <table:table-cell table:style-name="ce64" table:formula="of:=[.C3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5]-[.B35]" office:value-type="currency" office:currency="USD" office:value="-1055" calcext:value-type="currency">
            <text:p>-$1,055.00</text:p>
          </table:table-cell>
          <table:table-cell table:style-name="ce17" table:formula="of:=[.E35]/[.D3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No. 19 FWI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9-FWI</text:p>
          </table:table-cell>
          <table:table-cell table:style-name="ce8" office:value-type="currency" office:currency="USD" office:value="505" calcext:value-type="currency">
            <text:p>$505.00</text:p>
          </table:table-cell>
          <table:table-cell table:style-name="ce64"/>
          <table:table-cell table:style-name="ce64" table:formula="of:=[.C3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9]-[.B39]" office:value-type="currency" office:currency="USD" office:value="-505" calcext:value-type="currency">
            <text:p>-$505.00</text:p>
          </table:table-cell>
          <table:table-cell table:style-name="ce17" table:formula="of:=[.E39]/[.D3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4P24 Flare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4P24</text:p>
          </table:table-cell>
          <table:table-cell table:style-name="ce8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C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3]-[.B43]" office:value-type="currency" office:currency="USD" office:value="-480" calcext:value-type="currency">
            <text:p>-$480.00</text:p>
          </table:table-cell>
          <table:table-cell table:style-name="ce17" table:formula="of:=[.E43]/[.D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5P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5P24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64"/>
          <table:table-cell table:style-name="ce64" table:formula="of:=[.C4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7]-[.B47]" office:value-type="currency" office:currency="USD" office:value="-870" calcext:value-type="currency">
            <text:p>-$870.00</text:p>
          </table:table-cell>
          <table:table-cell table:style-name="ce17" table:formula="of:=[.E47]/[.D4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25P30</text:p>
          </table:table-cell>
          <table:table-cell table:style-name="ce8" office:value-type="currency" office:currency="USD" office:value="925" calcext:value-type="currency">
            <text:p>$925.00</text:p>
          </table:table-cell>
          <table:table-cell table:style-name="ce64"/>
          <table:table-cell table:style-name="ce64" table:formula="of:=[.C4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8]-[.B48]" office:value-type="currency" office:currency="USD" office:value="-925" calcext:value-type="currency">
            <text:p>-$925.00</text:p>
          </table:table-cell>
          <table:table-cell table:style-name="ce17" table:formula="of:=[.E48]/[.D4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85 Gallon Side Discharge IBC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5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2]-[.B52]" office:value-type="string" office:string-value="" calcext:value-type="error">
            <text:p>#VALUE!</text:p>
          </table:table-cell>
          <table:table-cell table:style-name="ce17" table:formula="of:=[.E52]/[.D5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30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3]-[.B53]" office:value-type="string" office:string-value="" calcext:value-type="error">
            <text:p>#VALUE!</text:p>
          </table:table-cell>
          <table:table-cell table:style-name="ce17" table:formula="of:=[.E53]/[.D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28P18 FWI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P18</text:p>
          </table:table-cell>
          <table:table-cell table:style-name="ce8" office:value-type="currency" office:currency="USD" office:value="805" calcext:value-type="currency">
            <text:p>$805.00</text:p>
          </table:table-cell>
          <table:table-cell table:style-name="ce64"/>
          <table:table-cell table:style-name="ce64" table:formula="of:=[.C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7]-[.B57]" office:value-type="currency" office:currency="USD" office:value="-805" calcext:value-type="currency">
            <text:p>-$805.00</text:p>
          </table:table-cell>
          <table:table-cell table:style-name="ce17" table:formula="of:=[.E57]/[.D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44P12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4P12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1]-[.B61]" office:value-type="currency" office:currency="USD" office:value="-290" calcext:value-type="currency">
            <text:p>-$290.00</text:p>
          </table:table-cell>
          <table:table-cell table:style-name="ce17" table:formula="of:=[.E61]/[.D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0P-16 Utilit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6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5]-[.B65]" office:value-type="currency" office:currency="USD" office:value="-435" calcext:value-type="currency">
            <text:p>-$435.00</text:p>
          </table:table-cell>
          <table:table-cell table:style-name="ce17" table:formula="of:=[.E65]/[.D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6</text:p>
          </table:table-cell>
          <table:table-cell table:style-name="ce8" office:value-type="currency" office:currency="USD" office:value="410" calcext:value-type="currency">
            <text:p>$410.00</text:p>
          </table:table-cell>
          <table:table-cell table:style-name="ce64"/>
          <table:table-cell table:style-name="ce64" table:formula="of:=[.C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9]-[.B69]" office:value-type="currency" office:currency="USD" office:value="-410" calcext:value-type="currency">
            <text:p>-$410.00</text:p>
          </table:table-cell>
          <table:table-cell table:style-name="ce17" table:formula="of:=[.E69]/[.D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8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8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/>
          <table:table-cell table:style-name="ce64" table:formula="of:=[.C7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3]-[.B73]" office:value-type="currency" office:currency="USD" office:value="-599" calcext:value-type="currency">
            <text:p>-$599.00</text:p>
          </table:table-cell>
          <table:table-cell table:style-name="ce17" table:formula="of:=[.E73]/[.D7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2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26</text:p>
          </table:table-cell>
          <table:table-cell table:style-name="ce8" office:value-type="currency" office:currency="USD" office:value="645" calcext:value-type="currency">
            <text:p>$645.00</text:p>
          </table:table-cell>
          <table:table-cell table:style-name="ce64"/>
          <table:table-cell table:style-name="ce64" table:formula="of:=[.C7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7]-[.B77]" office:value-type="currency" office:currency="USD" office:value="-645" calcext:value-type="currency">
            <text:p>-$645.00</text:p>
          </table:table-cell>
          <table:table-cell table:style-name="ce17" table:formula="of:=[.E77]/[.D7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0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0</text:p>
          </table:table-cell>
          <table:table-cell table:style-name="ce8" office:value-type="currency" office:currency="USD" office:value="787" calcext:value-type="currency">
            <text:p>$787.00</text:p>
          </table:table-cell>
          <table:table-cell table:style-name="ce64"/>
          <table:table-cell table:style-name="ce64" table:formula="of:=[.C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1]-[.B81]" office:value-type="currency" office:currency="USD" office:value="-787" calcext:value-type="currency">
            <text:p>-$787.00</text:p>
          </table:table-cell>
          <table:table-cell table:style-name="ce17" table:formula="of:=[.E81]/[.D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7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7</text:p>
          </table:table-cell>
          <table:table-cell table:style-name="ce8" office:value-type="currency" office:currency="USD" office:value="1185" calcext:value-type="currency">
            <text:p>$1,185.00</text:p>
          </table:table-cell>
          <table:table-cell table:style-name="ce64"/>
          <table:table-cell table:style-name="ce64" table:formula="of:=[.C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5]-[.B85]" office:value-type="currency" office:currency="USD" office:value="-1185" calcext:value-type="currency">
            <text:p>-$1,185.00</text:p>
          </table:table-cell>
          <table:table-cell table:style-name="ce17" table:formula="of:=[.E85]/[.D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0P-M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9]-[.B89]" office:value-type="currency" office:currency="USD" office:value="-630" calcext:value-type="currency">
            <text:p>-$630.00</text:p>
          </table:table-cell>
          <table:table-cell table:style-name="ce17" table:formula="of:=[.E89]/[.D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72N Laundry Cart with Netting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N</text:p>
          </table:table-cell>
          <table:table-cell table:style-name="ce8" office:value-type="currency" office:currency="USD" office:value="875" calcext:value-type="currency">
            <text:p>$875.00</text:p>
          </table:table-cell>
          <table:table-cell table:style-name="ce64"/>
          <table:table-cell table:style-name="ce64" table:formula="of:=[.C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3]-[.B93]" office:value-type="currency" office:currency="USD" office:value="-875" calcext:value-type="currency">
            <text:p>-$875.00</text:p>
          </table:table-cell>
          <table:table-cell table:style-name="ce17" table:formula="of:=[.E93]/[.D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P</text:p>
          </table:table-cell>
          <table:table-cell table:style-name="ce8" office:value-type="currency" office:currency="USD" office:value="650" calcext:value-type="currency">
            <text:p>$650.00</text:p>
          </table:table-cell>
          <table:table-cell table:style-name="ce64"/>
          <table:table-cell table:style-name="ce64" table:formula="of:=[.C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7]-[.B97]" office:value-type="currency" office:currency="USD" office:value="-650" calcext:value-type="currency">
            <text:p>-$650.00</text:p>
          </table:table-cell>
          <table:table-cell table:style-name="ce17" table:formula="of:=[.E97]/[.D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S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S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64"/>
          <table:table-cell table:style-name="ce64" table:formula="of:=[.C1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1]-[.B101]" office:value-type="currency" office:currency="USD" office:value="-660" calcext:value-type="currency">
            <text:p>-$660.00</text:p>
          </table:table-cell>
          <table:table-cell table:style-name="ce17" table:formula="of:=[.E101]/[.D1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3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3P</text:p>
          </table:table-cell>
          <table:table-cell table:style-name="ce8" office:value-type="currency" office:currency="USD" office:value="755" calcext:value-type="currency">
            <text:p>$755.00</text:p>
          </table:table-cell>
          <table:table-cell table:style-name="ce64"/>
          <table:table-cell table:style-name="ce64" table:formula="of:=[.C10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5]-[.B105]" office:value-type="currency" office:currency="USD" office:value="-755" calcext:value-type="currency">
            <text:p>-$755.00</text:p>
          </table:table-cell>
          <table:table-cell table:style-name="ce17" table:formula="of:=[.E105]/[.D10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4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4P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/>
          <table:table-cell table:style-name="ce64" table:formula="of:=[.C10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9]-[.B109]" office:value-type="currency" office:currency="USD" office:value="-699" calcext:value-type="currency">
            <text:p>-$699.00</text:p>
          </table:table-cell>
          <table:table-cell table:style-name="ce17" table:formula="of:=[.E109]/[.D10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6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6P-Trux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64"/>
          <table:table-cell table:style-name="ce64" table:formula="of:=[.C11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3]-[.B113]" office:value-type="currency" office:currency="USD" office:value="-665" calcext:value-type="currency">
            <text:p>-$665.00</text:p>
          </table:table-cell>
          <table:table-cell table:style-name="ce17" table:formula="of:=[.E113]/[.D11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9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9P-Trux</text:p>
          </table:table-cell>
          <table:table-cell table:style-name="ce8" office:value-type="currency" office:currency="USD" office:value="845" calcext:value-type="currency">
            <text:p>$845.00</text:p>
          </table:table-cell>
          <table:table-cell table:style-name="ce64"/>
          <table:table-cell table:style-name="ce64" table:formula="of:=[.C1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7]-[.B117]" office:value-type="currency" office:currency="USD" office:value="-845" calcext:value-type="currency">
            <text:p>-$845.00</text:p>
          </table:table-cell>
          <table:table-cell table:style-name="ce17" table:formula="of:=[.E117]/[.D1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5P-Trux</text:p>
          </table:table-cell>
          <table:table-cell table:style-name="ce8" office:value-type="currency" office:currency="USD" office:value="1151" calcext:value-type="currency">
            <text:p>$1,151.00</text:p>
          </table:table-cell>
          <table:table-cell table:style-name="ce64"/>
          <table:table-cell table:style-name="ce64" table:formula="of:=[.C1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1]-[.B121]" office:value-type="currency" office:currency="USD" office:value="-1151" calcext:value-type="currency">
            <text:p>-$1,151.00</text:p>
          </table:table-cell>
          <table:table-cell table:style-name="ce17" table:formula="of:=[.E121]/[.D1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7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7P-Trux</text:p>
          </table:table-cell>
          <table:table-cell table:style-name="ce8" office:value-type="currency" office:currency="USD" office:value="940" calcext:value-type="currency">
            <text:p>$940.00</text:p>
          </table:table-cell>
          <table:table-cell table:style-name="ce64"/>
          <table:table-cell table:style-name="ce64" table:formula="of:=[.C12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5]-[.B125]" office:value-type="currency" office:currency="USD" office:value="-940" calcext:value-type="currency">
            <text:p>-$940.00</text:p>
          </table:table-cell>
          <table:table-cell table:style-name="ce17" table:formula="of:=[.E125]/[.D12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</text:p>
          </table:table-cell>
          <table:table-cell table:style-name="ce8" office:value-type="currency" office:currency="USD" office:value="945" calcext:value-type="currency">
            <text:p>$945.00</text:p>
          </table:table-cell>
          <table:table-cell table:style-name="ce64"/>
          <table:table-cell table:style-name="ce64" table:formula="of:=[.C1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9]-[.B129]" office:value-type="currency" office:currency="USD" office:value="-945" calcext:value-type="currency">
            <text:p>-$945.00</text:p>
          </table:table-cell>
          <table:table-cell table:style-name="ce17" table:formula="of:=[.E129]/[.D1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L</text:p>
          </table:table-cell>
          <table:table-cell table:style-name="ce8" office:value-type="currency" office:currency="USD" office:value="1530" calcext:value-type="currency">
            <text:p>$1,530.00</text:p>
          </table:table-cell>
          <table:table-cell table:style-name="ce64"/>
          <table:table-cell table:style-name="ce64" table:formula="of:=[.C1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3]-[.B133]" office:value-type="currency" office:currency="USD" office:value="-1530" calcext:value-type="currency">
            <text:p>-$1,530.00</text:p>
          </table:table-cell>
          <table:table-cell table:style-name="ce17" table:formula="of:=[.E133]/[.D1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S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SL</text:p>
          </table:table-cell>
          <table:table-cell table:style-name="ce8" office:value-type="currency" office:currency="USD" office:value="1585" calcext:value-type="currency">
            <text:p>$1,585.00</text:p>
          </table:table-cell>
          <table:table-cell table:style-name="ce64"/>
          <table:table-cell table:style-name="ce64" table:formula="of:=[.C13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7]-[.B137]" office:value-type="currency" office:currency="USD" office:value="-1585" calcext:value-type="currency">
            <text:p>-$1,585.00</text:p>
          </table:table-cell>
          <table:table-cell table:style-name="ce17" table:formula="of:=[.E137]/[.D1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2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2P-Trux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4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1]-[.B141]" office:value-type="string" office:string-value="" calcext:value-type="error">
            <text:p>#VALUE!</text:p>
          </table:table-cell>
          <table:table-cell table:style-name="ce17" table:formula="of:=[.E141]/[.D14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-Trux</text:p>
          </table:table-cell>
          <table:table-cell table:style-name="ce8" office:value-type="currency" office:currency="USD" office:value="1025" calcext:value-type="currency">
            <text:p>$1,025.00</text:p>
          </table:table-cell>
          <table:table-cell table:style-name="ce64"/>
          <table:table-cell table:style-name="ce64" table:formula="of:=[.C14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5]-[.B145]" office:value-type="currency" office:currency="USD" office:value="-1025" calcext:value-type="currency">
            <text:p>-$1,025.00</text:p>
          </table:table-cell>
          <table:table-cell table:style-name="ce17" table:formula="of:=[.E145]/[.D14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5PSL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SL</text:p>
          </table:table-cell>
          <table:table-cell table:style-name="ce8" office:value-type="currency" office:currency="USD" office:value="1925" calcext:value-type="currency">
            <text:p>$1,925.00</text:p>
          </table:table-cell>
          <table:table-cell table:style-name="ce64"/>
          <table:table-cell table:style-name="ce64" table:formula="of:=[.C14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9]-[.B149]" office:value-type="currency" office:currency="USD" office:value="-1925" calcext:value-type="currency">
            <text:p>-$1,925.00</text:p>
          </table:table-cell>
          <table:table-cell table:style-name="ce17" table:formula="of:=[.E149]/[.D14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Rationally Molded Plastic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RMPB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3]-[.B153]" office:value-type="string" office:string-value="" calcext:value-type="error">
            <text:p>#VALUE!</text:p>
          </table:table-cell>
          <table:table-cell table:style-name="ce17" table:formula="of:=[.E153]/[.D1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owder Coated Steel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CSBO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7]-[.B157]" office:value-type="string" office:string-value="" calcext:value-type="error">
            <text:p>#VALUE!</text:p>
          </table:table-cell>
          <table:table-cell table:style-name="ce17" table:formula="of:=[.E157]/[.D1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tandard Colson Cast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1]-[.B161]" office:value-type="string" office:string-value="" calcext:value-type="error">
            <text:p>#VALUE!</text:p>
          </table:table-cell>
          <table:table-cell table:style-name="ce17" table:formula="of:=[.E161]/[.D1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2]-[.B162]" office:value-type="string" office:string-value="" calcext:value-type="error">
            <text:p>#VALUE!</text:p>
          </table:table-cell>
          <table:table-cell table:style-name="ce17" table:formula="of:=[.E162]/[.D16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3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3]-[.B163]" office:value-type="string" office:string-value="" calcext:value-type="error">
            <text:p>#VALUE!</text:p>
          </table:table-cell>
          <table:table-cell table:style-name="ce17" table:formula="of:=[.E163]/[.D16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4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4]-[.B164]" office:value-type="string" office:string-value="" calcext:value-type="error">
            <text:p>#VALUE!</text:p>
          </table:table-cell>
          <table:table-cell table:style-name="ce17" table:formula="of:=[.E164]/[.D16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5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5]-[.B165]" office:value-type="string" office:string-value="" calcext:value-type="error">
            <text:p>#VALUE!</text:p>
          </table:table-cell>
          <table:table-cell table:style-name="ce17" table:formula="of:=[.E165]/[.D1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6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6]-[.B166]" office:value-type="string" office:string-value="" calcext:value-type="error">
            <text:p>#VALUE!</text:p>
          </table:table-cell>
          <table:table-cell table:style-name="ce17" table:formula="of:=[.E166]/[.D16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7]-[.B167]" office:value-type="string" office:string-value="" calcext:value-type="error">
            <text:p>#VALUE!</text:p>
          </table:table-cell>
          <table:table-cell table:style-name="ce17" table:formula="of:=[.E167]/[.D16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8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8]-[.B168]" office:value-type="string" office:string-value="" calcext:value-type="error">
            <text:p>#VALUE!</text:p>
          </table:table-cell>
          <table:table-cell table:style-name="ce17" table:formula="of:=[.E168]/[.D16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9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9]-[.B169]" office:value-type="string" office:string-value="" calcext:value-type="error">
            <text:p>#VALUE!</text:p>
          </table:table-cell>
          <table:table-cell table:style-name="ce17" table:formula="of:=[.E169]/[.D1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0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0]-[.B170]" office:value-type="string" office:string-value="" calcext:value-type="error">
            <text:p>#VALUE!</text:p>
          </table:table-cell>
          <table:table-cell table:style-name="ce17" table:formula="of:=[.E170]/[.D17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1]-[.B171]" office:value-type="string" office:string-value="" calcext:value-type="error">
            <text:p>#VALUE!</text:p>
          </table:table-cell>
          <table:table-cell table:style-name="ce17" table:formula="of:=[.E171]/[.D17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2]-[.B172]" office:value-type="string" office:string-value="" calcext:value-type="error">
            <text:p>#VALUE!</text:p>
          </table:table-cell>
          <table:table-cell table:style-name="ce17" table:formula="of:=[.E172]/[.D17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ry Bulk Hopper Industrial Agricultural Storage Hopp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H-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6]-[.B176]" office:value-type="string" office:string-value="" calcext:value-type="error">
            <text:p>#VALUE!</text:p>
          </table:table-cell>
          <table:table-cell table:style-name="ce17" table:formula="of:=[.E176]/[.D17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Hamper Hos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0H40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64"/>
          <table:table-cell table:style-name="ce64" table:formula="of:=[.C18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0]-[.B180]" office:value-type="currency" office:currency="USD" office:value="-365" calcext:value-type="currency">
            <text:p>-$365.00</text:p>
          </table:table-cell>
          <table:table-cell table:style-name="ce17" table:formula="of:=[.E180]/[.D18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40H40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/>
          <table:table-cell table:style-name="ce64" table:formula="of:=[.C1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1]-[.B181]" office:value-type="currency" office:currency="USD" office:value="-380" calcext:value-type="currency">
            <text:p>-$380.00</text:p>
          </table:table-cell>
          <table:table-cell table:style-name="ce17" table:formula="of:=[.E181]/[.D1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291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91</text:p>
          </table:table-cell>
          <table:table-cell table:style-name="ce8" office:value-type="currency" office:currency="USD" office:value="340" calcext:value-type="currency">
            <text:p>$340.00</text:p>
          </table:table-cell>
          <table:table-cell table:style-name="ce64"/>
          <table:table-cell table:style-name="ce64" table:formula="of:=[.C1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5]-[.B185]" office:value-type="currency" office:currency="USD" office:value="-340" calcext:value-type="currency">
            <text:p>-$340.00</text:p>
          </table:table-cell>
          <table:table-cell table:style-name="ce17" table:formula="of:=[.E185]/[.D1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33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33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/>
          <table:table-cell table:style-name="ce64" table:formula="of:=[.C1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9]-[.B189]" office:value-type="currency" office:currency="USD" office:value="-399" calcext:value-type="currency">
            <text:p>-$399.00</text:p>
          </table:table-cell>
          <table:table-cell table:style-name="ce17" table:formula="of:=[.E189]/[.D1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1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1</text:p>
          </table:table-cell>
          <table:table-cell table:style-name="ce8" office:value-type="currency" office:currency="USD" office:value="520" calcext:value-type="currency">
            <text:p>$520.00</text:p>
          </table:table-cell>
          <table:table-cell table:style-name="ce64"/>
          <table:table-cell table:style-name="ce64" table:formula="of:=[.C1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3]-[.B193]" office:value-type="currency" office:currency="USD" office:value="-520" calcext:value-type="currency">
            <text:p>-$520.00</text:p>
          </table:table-cell>
          <table:table-cell table:style-name="ce17" table:formula="of:=[.E193]/[.D1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33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33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/>
          <table:table-cell table:style-name="ce64" table:formula="of:=[.C1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7]-[.B197]" office:value-type="currency" office:currency="USD" office:value="-395" calcext:value-type="currency">
            <text:p>-$395.00</text:p>
          </table:table-cell>
          <table:table-cell table:style-name="ce17" table:formula="of:=[.E197]/[.D1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P-360 &amp; P-390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60</text:p>
          </table:table-cell>
          <table:table-cell table:style-name="ce8" office:value-type="currency" office:currency="USD" office:value="595" calcext:value-type="currency">
            <text:p>$595.00</text:p>
          </table:table-cell>
          <table:table-cell table:style-name="ce64"/>
          <table:table-cell table:style-name="ce64" table:formula="of:=[.C2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1]-[.B201]" office:value-type="currency" office:currency="USD" office:value="-595" calcext:value-type="currency">
            <text:p>-$595.00</text:p>
          </table:table-cell>
          <table:table-cell table:style-name="ce17" table:formula="of:=[.E201]/[.D2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90</text:p>
          </table:table-cell>
          <table:table-cell table:style-name="ce8" office:value-type="currency" office:currency="USD" office:value="615" calcext:value-type="currency">
            <text:p>$615.00</text:p>
          </table:table-cell>
          <table:table-cell table:style-name="ce64"/>
          <table:table-cell table:style-name="ce64" table:formula="of:=[.C20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2]-[.B202]" office:value-type="currency" office:currency="USD" office:value="-615" calcext:value-type="currency">
            <text:p>-$615.00</text:p>
          </table:table-cell>
          <table:table-cell table:style-name="ce17" table:formula="of:=[.E202]/[.D20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Biohazard Laundry Car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0P-BIOHAZARD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/>
          <table:table-cell table:style-name="ce64" table:formula="of:=[.C20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6]-[.B206]" office:value-type="currency" office:currency="USD" office:value="-999" calcext:value-type="currency">
            <text:p>-$999.00</text:p>
          </table:table-cell>
          <table:table-cell table:style-name="ce17" table:formula="of:=[.E206]/[.D206]" office:value-type="string" office:string-value="" calcext:value-type="error">
            <text:p>#DIV/0!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72P-BIOHAZARD</text:p>
          </table:table-cell>
          <table:table-cell table:style-name="ce8" office:value-type="currency" office:currency="USD" office:value="1010" calcext:value-type="currency">
            <text:p>$1,010.00</text:p>
          </table:table-cell>
          <table:table-cell table:style-name="ce64"/>
          <table:table-cell table:style-name="ce64" table:formula="of:=[.C20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7]-[.B207]" office:value-type="currency" office:currency="USD" office:value="-1010" calcext:value-type="currency">
            <text:p>-$1,010.00</text:p>
          </table:table-cell>
          <table:table-cell table:style-name="ce17" table:formula="of:=[.E207]/[.D20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8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8P</text:p>
          </table:table-cell>
          <table:table-cell table:style-name="ce8" office:value-type="currency" office:currency="USD" office:value="905" calcext:value-type="currency">
            <text:p>$905.00</text:p>
          </table:table-cell>
          <table:table-cell table:style-name="ce64"/>
          <table:table-cell table:style-name="ce64" table:formula="of:=[.C21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1]-[.B211]" office:value-type="currency" office:currency="USD" office:value="-905" calcext:value-type="currency">
            <text:p>-$905.00</text:p>
          </table:table-cell>
          <table:table-cell table:style-name="ce17" table:formula="of:=[.E211]/[.D21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Rgonomic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ER</text:p>
          </table:table-cell>
          <table:table-cell table:style-name="ce8" office:value-type="currency" office:currency="USD" office:value="1275" calcext:value-type="currency">
            <text:p>$1,275.00</text:p>
          </table:table-cell>
          <table:table-cell table:style-name="ce64"/>
          <table:table-cell table:style-name="ce64" table:formula="of:=[.C2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5]-[.B215]" office:value-type="currency" office:currency="USD" office:value="-1275" calcext:value-type="currency">
            <text:p>-$1,275.00</text:p>
          </table:table-cell>
          <table:table-cell table:style-name="ce17" table:formula="of:=[.E215]/[.D2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1P</text:p>
          </table:table-cell>
          <table:table-cell table:style-name="ce8" office:value-type="currency" office:currency="USD" office:value="635" calcext:value-type="currency">
            <text:p>$635.00</text:p>
          </table:table-cell>
          <table:table-cell table:style-name="ce64"/>
          <table:table-cell table:style-name="ce64" table:formula="of:=[.C21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9]-[.B219]" office:value-type="currency" office:currency="USD" office:value="-635" calcext:value-type="currency">
            <text:p>-$635.00</text:p>
          </table:table-cell>
          <table:table-cell table:style-name="ce17" table:formula="of:=[.E219]/[.D21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 Extra Large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2E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2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3]-[.B223]" office:value-type="string" office:string-value="" calcext:value-type="error">
            <text:p>#VALUE!</text:p>
          </table:table-cell>
          <table:table-cell table:style-name="ce17" table:formula="of:=[.E223]/[.D2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9 Series Utility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9-6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64"/>
          <table:table-cell table:style-name="ce64" table:formula="of:=[.C2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7]-[.B227]" office:value-type="currency" office:currency="USD" office:value="-230" calcext:value-type="currency">
            <text:p>-$230.00</text:p>
          </table:table-cell>
          <table:table-cell table:style-name="ce17" table:formula="of:=[.E227]/[.D2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8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64"/>
          <table:table-cell table:style-name="ce64" table:formula="of:=[.C22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8]-[.B228]" office:value-type="currency" office:currency="USD" office:value="-245" calcext:value-type="currency">
            <text:p>-$245.00</text:p>
          </table:table-cell>
          <table:table-cell table:style-name="ce17" table:formula="of:=[.E228]/[.D22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0</text:p>
          </table:table-cell>
          <table:table-cell table:style-name="ce8" office:value-type="currency" office:currency="USD" office:value="265" calcext:value-type="currency">
            <text:p>$265.00</text:p>
          </table:table-cell>
          <table:table-cell table:style-name="ce64"/>
          <table:table-cell table:style-name="ce64" table:formula="of:=[.C2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9]-[.B229]" office:value-type="currency" office:currency="USD" office:value="-265" calcext:value-type="currency">
            <text:p>-$265.00</text:p>
          </table:table-cell>
          <table:table-cell table:style-name="ce17" table:formula="of:=[.E229]/[.D2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2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/>
          <table:table-cell table:style-name="ce64" table:formula="of:=[.C23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0]-[.B230]" office:value-type="currency" office:currency="USD" office:value="-280" calcext:value-type="currency">
            <text:p>-$280.00</text:p>
          </table:table-cell>
          <table:table-cell table:style-name="ce17" table:formula="of:=[.E230]/[.D23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4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2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1]-[.B231]" office:value-type="currency" office:currency="USD" office:value="-290" calcext:value-type="currency">
            <text:p>-$290.00</text:p>
          </table:table-cell>
          <table:table-cell table:style-name="ce17" table:formula="of:=[.E231]/[.D2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6</text:p>
          </table:table-cell>
          <table:table-cell table:style-name="ce8" office:value-type="currency" office:currency="USD" office:value="330" calcext:value-type="currency">
            <text:p>$330.00</text:p>
          </table:table-cell>
          <table:table-cell table:style-name="ce64"/>
          <table:table-cell table:style-name="ce64" table:formula="of:=[.C23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2]-[.B232]" office:value-type="currency" office:currency="USD" office:value="-330" calcext:value-type="currency">
            <text:p>-$330.00</text:p>
          </table:table-cell>
          <table:table-cell table:style-name="ce17" table:formula="of:=[.E232]/[.D23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8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64"/>
          <table:table-cell table:style-name="ce64" table:formula="of:=[.C2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3]-[.B233]" office:value-type="currency" office:currency="USD" office:value="-360" calcext:value-type="currency">
            <text:p>-$360.00</text:p>
          </table:table-cell>
          <table:table-cell table:style-name="ce17" table:formula="of:=[.E233]/[.D2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20</text:p>
          </table:table-cell>
          <table:table-cell table:style-name="ce8" office:value-type="currency" office:currency="USD" office:value="385" calcext:value-type="currency">
            <text:p>$385.00</text:p>
          </table:table-cell>
          <table:table-cell table:style-name="ce64"/>
          <table:table-cell table:style-name="ce64" table:formula="of:=[.C23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4]-[.B234]" office:value-type="currency" office:currency="USD" office:value="-385" calcext:value-type="currency">
            <text:p>-$385.00</text:p>
          </table:table-cell>
          <table:table-cell table:style-name="ce17" table:formula="of:=[.E234]/[.D23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0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0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23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8]-[.B238]" office:value-type="currency" office:currency="USD" office:value="-435" calcext:value-type="currency">
            <text:p>-$435.00</text:p>
          </table:table-cell>
          <table:table-cell table:style-name="ce17" table:formula="of:=[.E238]/[.D2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05 One-Yard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05-H</text:p>
          </table:table-cell>
          <table:table-cell table:style-name="ce8" office:value-type="currency" office:currency="USD" office:value="525" calcext:value-type="currency">
            <text:p>$525.00</text:p>
          </table:table-cell>
          <table:table-cell table:style-name="ce64"/>
          <table:table-cell table:style-name="ce64" table:formula="of:=[.C24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2]-[.B242]" office:value-type="currency" office:currency="USD" office:value="-525" calcext:value-type="currency">
            <text:p>-$525.00</text:p>
          </table:table-cell>
          <table:table-cell table:style-name="ce17" table:formula="of:=[.E242]/[.D24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405-XH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2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3]-[.B243]" office:value-type="currency" office:currency="USD" office:value="-630" calcext:value-type="currency">
            <text:p>-$630.00</text:p>
          </table:table-cell>
          <table:table-cell table:style-name="ce17" table:formula="of:=[.E243]/[.D2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2GM Canvas Baske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32GM-CANVAS</text:p>
          </table:table-cell>
          <table:table-cell table:style-name="ce8" office:value-type="string" calcext:value-type="string">
            <text:p>Per Application</text:p>
          </table:table-cell>
          <table:table-cell table:style-name="ce106"/>
          <table:table-cell table:style-name="ce64" table:formula="of:=[.C247]*0.6" office:value-type="currency" office:currency="USD" office:value="0" calcext:value-type="currency">
            <text:p>$0.00</text:p>
          </table:table-cell>
          <table:table-cell table:style-name="ce106"/>
          <table:table-cell table:style-name="ce64" table:formula="of:=[.E247]-[.B247]" office:value-type="string" office:string-value="" calcext:value-type="error">
            <text:p>#VALUE!</text:p>
          </table:table-cell>
          <table:table-cell table:style-name="ce17" table:formula="of:=[.E247]/[.D247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3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87 individual models</text:p>
          </table:table-cell>
          <table:table-cell table:number-columns-repeated="7"/>
        </table:table-row>
        <table:table-row table:style-name="ro2" table:number-rows-repeated="104832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15" table:style-name="ta1">
        <table:table-column table:style-name="co20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4" table:default-cell-style-name="ce17"/>
        <table:table-column table:style-name="co21" table:number-columns-repeated="3" table:default-cell-style-name="ce17"/>
        <table:table-row table:style-name="ro25">
          <table:table-cell table:style-name="ce1" office:value-type="string" calcext:value-type="string">
            <text:p>Morse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14 Round Drum Dolly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currency" office:currency="USD" office:value="97" calcext:value-type="currency">
            <text:p>$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30</text:p>
          </table:table-cell>
          <table:table-cell office:value-type="currency" office:currency="USD" office:value="95" calcext:value-type="currency">
            <text:p>$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SS</text:p>
          </table:table-cell>
          <table:table-cell office:value-type="currency" office:currency="USD" office:value="216" calcext:value-type="currency">
            <text:p>$2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30SS</text:p>
          </table:table-cell>
          <table:table-cell office:value-type="currency" office:currency="USD" office:value="217" calcext:value-type="currency">
            <text:p>$2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SSC</text:p>
          </table:table-cell>
          <table:table-cell office:value-type="currency" office:currency="USD" office:value="332" calcext:value-type="currency">
            <text:p>$33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M</text:p>
          </table:table-cell>
          <table:table-cell office:value-type="currency" office:currency="USD" office:value="745" calcext:value-type="currency">
            <text:p>$7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34 Square Drum Doll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4-5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currency" office:currency="USD" office:value="110" calcext:value-type="currency">
            <text:p>$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30</text:p>
          </table:table-cell>
          <table:table-cell office:value-type="currency" office:currency="USD" office:value="88" calcext:value-type="currency">
            <text:p>$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5SS</text:p>
          </table:table-cell>
          <table:table-cell office:value-type="currency" office:currency="USD" office:value="143" calcext:value-type="currency">
            <text:p>$1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SS</text:p>
          </table:table-cell>
          <table:table-cell office:value-type="currency" office:currency="USD" office:value="239" calcext:value-type="currency">
            <text:p>$2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30SS</text:p>
          </table:table-cell>
          <table:table-cell office:value-type="currency" office:currency="USD" office:value="235" calcext:value-type="currency">
            <text:p>$2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andard Duty Forklift-Karrier - 8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</text:p>
          </table:table-cell>
          <table:table-cell office:value-type="currency" office:currency="USD" office:value="760" calcext:value-type="currency">
            <text:p>$7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G</text:p>
          </table:table-cell>
          <table:table-cell office:value-type="currency" office:currency="USD" office:value="960" calcext:value-type="currency">
            <text:p>$9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S-OC</text:p>
          </table:table-cell>
          <table:table-cell office:value-type="currency" office:currency="USD" office:value="1290" calcext:value-type="currency">
            <text:p>$1,2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AM</text:p>
          </table:table-cell>
          <table:table-cell office:value-type="currency" office:currency="USD" office:value="1598" calcext:value-type="currency">
            <text:p>$1,5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-Duty Forklift-Karrier - 15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-HD</text:p>
          </table:table-cell>
          <table:table-cell office:value-type="currency" office:currency="USD" office:value="795" calcext:value-type="currency">
            <text:p>$7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AM-HD</text:p>
          </table:table-cell>
          <table:table-cell office:value-type="currency" office:currency="USD" office:value="1719" calcext:value-type="currency">
            <text:p>$1,7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G-HD</text:p>
          </table:table-cell>
          <table:table-cell office:value-type="currency" office:currency="USD" office:value="1025" calcext:value-type="currency">
            <text:p>$1,0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Extra Heavy-Duty and Super Duty Forklift-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-GR</text:p>
          </table:table-cell>
          <table:table-cell office:value-type="currency" office:currency="USD" office:value="1969" calcext:value-type="currency">
            <text:p>$1,9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XGR</text:p>
          </table:table-cell>
          <table:table-cell office:value-type="currency" office:currency="USD" office:value="2365" calcext:value-type="currency">
            <text:p>$2,3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XMGR</text:p>
          </table:table-cell>
          <table:table-cell office:value-type="currency" office:currency="USD" office:value="3789" calcext:value-type="currency">
            <text:p>$3,7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Forklift-Karrier with Battery Power Til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-BP</text:p>
          </table:table-cell>
          <table:table-cell office:value-type="currency" office:currency="USD" office:value="2990" calcext:value-type="currency">
            <text:p>$2,9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XBP</text:p>
          </table:table-cell>
          <table:table-cell office:value-type="currency" office:currency="USD" office:value="4389" calcext:value-type="currency">
            <text:p>$4,3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288-1 MORSpeed Forklift Attachments - One Dru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8-1</text:p>
          </table:table-cell>
          <table:table-cell office:value-type="currency" office:currency="USD" office:value="1279" calcext:value-type="currency">
            <text:p>$1,2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8-1-2H</text:p>
          </table:table-cell>
          <table:table-cell office:value-type="currency" office:currency="USD" office:value="1998" calcext:value-type="currency">
            <text:p>$1,9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8-0</text:p>
          </table:table-cell>
          <table:table-cell office:value-type="currency" office:currency="USD" office:value="459" calcext:value-type="currency">
            <text:p>$4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23-P</text:p>
          </table:table-cell>
          <table:table-cell office:value-type="currency" office:currency="USD" office:value="131" calcext:value-type="currency">
            <text:p>$1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288-2 MORSpeed Forklift Attachments - Two Dru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8-2</text:p>
          </table:table-cell>
          <table:table-cell office:value-type="currency" office:currency="USD" office:value="2212" calcext:value-type="currency">
            <text:p>$2,2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8-2-2H</text:p>
          </table:table-cell>
          <table:table-cell office:value-type="currency" office:currency="USD" office:value="3689" calcext:value-type="currency">
            <text:p>$3,6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287 Carriage-Mount Drum Hand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currency" office:currency="USD" office:value="979" calcext:value-type="currency">
            <text:p>$9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7-2H</text:p>
          </table:table-cell>
          <table:table-cell office:value-type="currency" office:currency="USD" office:value="1742" calcext:value-type="currency">
            <text:p>$1,7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7M</text:p>
          </table:table-cell>
          <table:table-cell office:value-type="currency" office:currency="USD" office:value="3027" calcext:value-type="currency">
            <text:p>$3,0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Fork Hoo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Drum 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5A</text:p>
          </table:table-cell>
          <table:table-cell office:value-type="currency" office:currency="USD" office:value="209" calcext:value-type="currency">
            <text:p>$2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C</text:p>
          </table:table-cell>
          <table:table-cell office:value-type="currency" office:currency="USD" office:value="269" calcext:value-type="currency">
            <text:p>$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i</text:p>
          </table:table-cell>
          <table:table-cell office:value-type="currency" office:currency="USD" office:value="284" calcext:value-type="currency">
            <text:p>$2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G</text:p>
          </table:table-cell>
          <table:table-cell office:value-type="currency" office:currency="USD" office:value="398" calcext:value-type="currency">
            <text:p>$3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AM</text:p>
          </table:table-cell>
          <table:table-cell office:value-type="currency" office:currency="USD" office:value="872" calcext:value-type="currency">
            <text:p>$8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i-SS</text:p>
          </table:table-cell>
          <table:table-cell office:value-type="currency" office:currency="USD" office:value="1129" calcext:value-type="currency">
            <text:p>$1,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Verti-Karrier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currency" office:currency="USD" office:value="249" calcext:value-type="currency">
            <text:p>$2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-30</text:p>
          </table:table-cell>
          <table:table-cell office:value-type="currency" office:currency="USD" office:value="269" calcext:value-type="currency">
            <text:p>$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-85</text:p>
          </table:table-cell>
          <table:table-cell office:value-type="currency" office:currency="USD" office:value="349" calcext:value-type="currency">
            <text:p>$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-SS</text:p>
          </table:table-cell>
          <table:table-cell office:value-type="currency" office:currency="USD" office:value="716" calcext:value-type="currency">
            <text:p>$7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M</text:p>
          </table:table-cell>
          <table:table-cell office:value-type="currency" office:currency="USD" office:value="758" calcext:value-type="currency">
            <text:p>$7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S-HD</text:p>
          </table:table-cell>
          <table:table-cell office:value-type="currency" office:currency="USD" office:value="1410" calcext:value-type="currency">
            <text:p>$1,4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91 Drum Lif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currency" office:currency="USD" office:value="127" calcext:value-type="currency">
            <text:p>$1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rum Lifting Hook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currency" office:currency="USD" office:value="68" calcext:value-type="currency">
            <text:p>$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M</text:p>
          </table:table-cell>
          <table:table-cell office:value-type="currency" office:currency="USD" office:value="139" calcext:value-type="currency">
            <text:p>$1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Heavy-Duty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currency" office:currency="USD" office:value="290" calcext:value-type="currency">
            <text:p>$2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-G</text:p>
          </table:table-cell>
          <table:table-cell office:value-type="currency" office:currency="USD" office:value="329" calcext:value-type="currency">
            <text:p>$3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eries 86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currency" office:currency="USD" office:value="323" calcext:value-type="currency">
            <text:p>$32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-SS</text:p>
          </table:table-cell>
          <table:table-cell office:value-type="currency" office:currency="USD" office:value="1759" calcext:value-type="currency">
            <text:p>$1,7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cale-Equipped Vertical-Lift Drum Pour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15M-T-114</text:p>
          </table:table-cell>
          <table:table-cell office:value-type="currency" office:currency="USD" office:value="12799" calcext:value-type="currency">
            <text:p>$12,7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M-T-124</text:p>
          </table:table-cell>
          <table:table-cell office:value-type="currency" office:currency="USD" office:value="10419" calcext:value-type="currency">
            <text:p>$10,4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</text:p>
          </table:table-cell>
          <table:table-cell office:value-type="currency" office:currency="USD" office:value="12425" calcext:value-type="currency">
            <text:p>$12,4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10</text:p>
          </table:table-cell>
          <table:table-cell office:value-type="currency" office:currency="USD" office:value="12425" calcext:value-type="currency">
            <text:p>$12,4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14</text:p>
          </table:table-cell>
          <table:table-cell office:value-type="currency" office:currency="USD" office:value="12270" calcext:value-type="currency">
            <text:p>$12,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15</text:p>
          </table:table-cell>
          <table:table-cell office:value-type="currency" office:currency="USD" office:value="12259" calcext:value-type="currency">
            <text:p>$12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20</text:p>
          </table:table-cell>
          <table:table-cell office:value-type="currency" office:currency="USD" office:value="11259" calcext:value-type="currency">
            <text:p>$11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24</text:p>
          </table:table-cell>
          <table:table-cell office:value-type="currency" office:currency="USD" office:value="10419" calcext:value-type="currency">
            <text:p>$10,4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25</text:p>
          </table:table-cell>
          <table:table-cell office:value-type="currency" office:currency="USD" office:value="12270" calcext:value-type="currency">
            <text:p>$12,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T</text:p>
          </table:table-cell>
          <table:table-cell office:value-type="currency" office:currency="USD" office:value="12088" calcext:value-type="currency">
            <text:p>$12,0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T-114</text:p>
          </table:table-cell>
          <table:table-cell office:value-type="currency" office:currency="USD" office:value="13970" calcext:value-type="currency">
            <text:p>$13,9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T-124</text:p>
          </table:table-cell>
          <table:table-cell office:value-type="currency" office:currency="USD" office:value="13890" calcext:value-type="currency">
            <text:p>$13,8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M-T-114</text:p>
          </table:table-cell>
          <table:table-cell office:value-type="currency" office:currency="USD" office:value="15899" calcext:value-type="currency">
            <text:p>$15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M-T-124</text:p>
          </table:table-cell>
          <table:table-cell office:value-type="currency" office:currency="USD" office:value="13619" calcext:value-type="currency">
            <text:p>$13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</text:p>
          </table:table-cell>
          <table:table-cell office:value-type="currency" office:currency="USD" office:value="11559" calcext:value-type="currency">
            <text:p>$11,5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0</text:p>
          </table:table-cell>
          <table:table-cell office:value-type="currency" office:currency="USD" office:value="13390" calcext:value-type="currency">
            <text:p>$13,3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4</text:p>
          </table:table-cell>
          <table:table-cell office:value-type="currency" office:currency="USD" office:value="13419" calcext:value-type="currency">
            <text:p>$13,4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5</text:p>
          </table:table-cell>
          <table:table-cell office:value-type="currency" office:currency="USD" office:value="13405" calcext:value-type="currency">
            <text:p>$13,4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0</text:p>
          </table:table-cell>
          <table:table-cell office:value-type="currency" office:currency="USD" office:value="12429" calcext:value-type="currency">
            <text:p>$12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4</text:p>
          </table:table-cell>
          <table:table-cell office:value-type="currency" office:currency="USD" office:value="12470" calcext:value-type="currency">
            <text:p>$12,4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5</text:p>
          </table:table-cell>
          <table:table-cell office:value-type="currency" office:currency="USD" office:value="13458" calcext:value-type="currency">
            <text:p>$13,4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7</text:p>
          </table:table-cell>
          <table:table-cell office:value-type="currency" office:currency="USD" office:value="12749" calcext:value-type="currency">
            <text:p>$12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T</text:p>
          </table:table-cell>
          <table:table-cell office:value-type="currency" office:currency="USD" office:value="12839" calcext:value-type="currency">
            <text:p>$12,8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T-114</text:p>
          </table:table-cell>
          <table:table-cell office:value-type="currency" office:currency="USD" office:value="14625" calcext:value-type="currency">
            <text:p>$14,6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T-124</text:p>
          </table:table-cell>
          <table:table-cell office:value-type="currency" office:currency="USD" office:value="12829" calcext:value-type="currency">
            <text:p>$12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</text:p>
          </table:table-cell>
          <table:table-cell office:value-type="currency" office:currency="USD" office:value="27699" calcext:value-type="currency">
            <text:p>$27,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10</text:p>
          </table:table-cell>
          <table:table-cell office:value-type="currency" office:currency="USD" office:value="30938" calcext:value-type="currency">
            <text:p>$30,9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14</text:p>
          </table:table-cell>
          <table:table-cell office:value-type="currency" office:currency="USD" office:value="30929" calcext:value-type="currency">
            <text:p>$30,9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15</text:p>
          </table:table-cell>
          <table:table-cell office:value-type="currency" office:currency="USD" office:value="30459" calcext:value-type="currency">
            <text:p>$30,4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20</text:p>
          </table:table-cell>
          <table:table-cell office:value-type="currency" office:currency="USD" office:value="29950" calcext:value-type="currency">
            <text:p>$29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24</text:p>
          </table:table-cell>
          <table:table-cell office:value-type="currency" office:currency="USD" office:value="29950" calcext:value-type="currency">
            <text:p>$29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25</text:p>
          </table:table-cell>
          <table:table-cell office:value-type="currency" office:currency="USD" office:value="29972" calcext:value-type="currency">
            <text:p>$29,9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T</text:p>
          </table:table-cell>
          <table:table-cell office:value-type="currency" office:currency="USD" office:value="29999" calcext:value-type="currency">
            <text:p>$29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T-114</text:p>
          </table:table-cell>
          <table:table-cell office:value-type="currency" office:currency="USD" office:value="32836" calcext:value-type="currency">
            <text:p>$32,8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T-124</text:p>
          </table:table-cell>
          <table:table-cell office:value-type="currency" office:currency="USD" office:value="31899" calcext:value-type="currency">
            <text:p>$31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Hydra-Lift Drum 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00A-60</text:p>
          </table:table-cell>
          <table:table-cell office:value-type="currency" office:currency="USD" office:value="1619" calcext:value-type="currency">
            <text:p>$1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0</text:p>
          </table:table-cell>
          <table:table-cell office:value-type="currency" office:currency="USD" office:value="3239" calcext:value-type="currency">
            <text:p>$3,2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1</text:p>
          </table:table-cell>
          <table:table-cell office:value-type="currency" office:currency="USD" office:value="3739" calcext:value-type="currency">
            <text:p>$3,7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2</text:p>
          </table:table-cell>
          <table:table-cell office:value-type="currency" office:currency="USD" office:value="3715" calcext:value-type="currency">
            <text:p>$3,7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3</text:p>
          </table:table-cell>
          <table:table-cell office:value-type="currency" office:currency="USD" office:value="3477" calcext:value-type="currency">
            <text:p>$3,4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4</text:p>
          </table:table-cell>
          <table:table-cell office:value-type="currency" office:currency="USD" office:value="3278" calcext:value-type="currency">
            <text:p>$3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5</text:p>
          </table:table-cell>
          <table:table-cell office:value-type="currency" office:currency="USD" office:value="3259" calcext:value-type="currency">
            <text:p>$3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7</text:p>
          </table:table-cell>
          <table:table-cell office:value-type="currency" office:currency="USD" office:value="3588" calcext:value-type="currency">
            <text:p>$3,5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0</text:p>
          </table:table-cell>
          <table:table-cell office:value-type="currency" office:currency="USD" office:value="2319" calcext:value-type="currency">
            <text:p>$2,3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1</text:p>
          </table:table-cell>
          <table:table-cell office:value-type="currency" office:currency="USD" office:value="2889" calcext:value-type="currency">
            <text:p>$2,8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2</text:p>
          </table:table-cell>
          <table:table-cell office:value-type="currency" office:currency="USD" office:value="2849" calcext:value-type="currency">
            <text:p>$2,8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3</text:p>
          </table:table-cell>
          <table:table-cell office:value-type="currency" office:currency="USD" office:value="2479" calcext:value-type="currency">
            <text:p>$2,4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4</text:p>
          </table:table-cell>
          <table:table-cell office:value-type="currency" office:currency="USD" office:value="2383" calcext:value-type="currency">
            <text:p>$2,3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5</text:p>
          </table:table-cell>
          <table:table-cell office:value-type="currency" office:currency="USD" office:value="2365" calcext:value-type="currency">
            <text:p>$2,3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7</text:p>
          </table:table-cell>
          <table:table-cell office:value-type="currency" office:currency="USD" office:value="2743" calcext:value-type="currency">
            <text:p>$2,7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</text:p>
          </table:table-cell>
          <table:table-cell office:value-type="currency" office:currency="USD" office:value="1690" calcext:value-type="currency">
            <text:p>$1,6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0</text:p>
          </table:table-cell>
          <table:table-cell office:value-type="currency" office:currency="USD" office:value="3269" calcext:value-type="currency">
            <text:p>$3,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1</text:p>
          </table:table-cell>
          <table:table-cell office:value-type="currency" office:currency="USD" office:value="3729" calcext:value-type="currency">
            <text:p>$3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2</text:p>
          </table:table-cell>
          <table:table-cell office:value-type="currency" office:currency="USD" office:value="3715" calcext:value-type="currency">
            <text:p>$3,7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3</text:p>
          </table:table-cell>
          <table:table-cell office:value-type="currency" office:currency="USD" office:value="3569" calcext:value-type="currency">
            <text:p>$3,5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4</text:p>
          </table:table-cell>
          <table:table-cell office:value-type="currency" office:currency="USD" office:value="3289" calcext:value-type="currency">
            <text:p>$3,2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5</text:p>
          </table:table-cell>
          <table:table-cell office:value-type="currency" office:currency="USD" office:value="3269" calcext:value-type="currency">
            <text:p>$3,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7</text:p>
          </table:table-cell>
          <table:table-cell office:value-type="currency" office:currency="USD" office:value="3699" calcext:value-type="currency">
            <text:p>$3,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0</text:p>
          </table:table-cell>
          <table:table-cell office:value-type="currency" office:currency="USD" office:value="2379" calcext:value-type="currency">
            <text:p>$2,3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1</text:p>
          </table:table-cell>
          <table:table-cell office:value-type="currency" office:currency="USD" office:value="3289" calcext:value-type="currency">
            <text:p>$3,2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2</text:p>
          </table:table-cell>
          <table:table-cell office:value-type="currency" office:currency="USD" office:value="3655" calcext:value-type="currency">
            <text:p>$3,6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3</text:p>
          </table:table-cell>
          <table:table-cell office:value-type="currency" office:currency="USD" office:value="3190" calcext:value-type="currency">
            <text:p>$3,1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4</text:p>
          </table:table-cell>
          <table:table-cell office:value-type="currency" office:currency="USD" office:value="2477" calcext:value-type="currency">
            <text:p>$2,4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5</text:p>
          </table:table-cell>
          <table:table-cell office:value-type="currency" office:currency="USD" office:value="2458" calcext:value-type="currency">
            <text:p>$2,4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7</text:p>
          </table:table-cell>
          <table:table-cell office:value-type="currency" office:currency="USD" office:value="2752" calcext:value-type="currency">
            <text:p>$2,75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</text:p>
          </table:table-cell>
          <table:table-cell office:value-type="currency" office:currency="USD" office:value="1819" calcext:value-type="currency">
            <text:p>$1,8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0</text:p>
          </table:table-cell>
          <table:table-cell office:value-type="currency" office:currency="USD" office:value="3253" calcext:value-type="currency">
            <text:p>$3,2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1</text:p>
          </table:table-cell>
          <table:table-cell office:value-type="currency" office:currency="USD" office:value="3899" calcext:value-type="currency">
            <text:p>$3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2</text:p>
          </table:table-cell>
          <table:table-cell office:value-type="currency" office:currency="USD" office:value="3884" calcext:value-type="currency">
            <text:p>$3,8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3</text:p>
          </table:table-cell>
          <table:table-cell office:value-type="currency" office:currency="USD" office:value="3749" calcext:value-type="currency">
            <text:p>$3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4</text:p>
          </table:table-cell>
          <table:table-cell office:value-type="currency" office:currency="USD" office:value="3459" calcext:value-type="currency">
            <text:p>$3,4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5</text:p>
          </table:table-cell>
          <table:table-cell office:value-type="currency" office:currency="USD" office:value="3429" calcext:value-type="currency">
            <text:p>$3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7</text:p>
          </table:table-cell>
          <table:table-cell office:value-type="currency" office:currency="USD" office:value="3864" calcext:value-type="currency">
            <text:p>$3,8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0</text:p>
          </table:table-cell>
          <table:table-cell office:value-type="currency" office:currency="USD" office:value="2535" calcext:value-type="currency">
            <text:p>$2,5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1</text:p>
          </table:table-cell>
          <table:table-cell office:value-type="currency" office:currency="USD" office:value="3450" calcext:value-type="currency">
            <text:p>$3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2</text:p>
          </table:table-cell>
          <table:table-cell office:value-type="currency" office:currency="USD" office:value="3750" calcext:value-type="currency">
            <text:p>$3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3</text:p>
          </table:table-cell>
          <table:table-cell office:value-type="currency" office:currency="USD" office:value="2939" calcext:value-type="currency">
            <text:p>$2,9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4</text:p>
          </table:table-cell>
          <table:table-cell office:value-type="currency" office:currency="USD" office:value="2831" calcext:value-type="currency">
            <text:p>$2,8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5</text:p>
          </table:table-cell>
          <table:table-cell office:value-type="currency" office:currency="USD" office:value="2599" calcext:value-type="currency">
            <text:p>$2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7</text:p>
          </table:table-cell>
          <table:table-cell office:value-type="currency" office:currency="USD" office:value="2915" calcext:value-type="currency">
            <text:p>$2,9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</text:p>
          </table:table-cell>
          <table:table-cell office:value-type="currency" office:currency="USD" office:value="3088" calcext:value-type="currency">
            <text:p>$3,0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11</text:p>
          </table:table-cell>
          <table:table-cell office:value-type="currency" office:currency="USD" office:value="5299" calcext:value-type="currency">
            <text:p>$5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12</text:p>
          </table:table-cell>
          <table:table-cell office:value-type="currency" office:currency="USD" office:value="5278" calcext:value-type="currency">
            <text:p>$5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14</text:p>
          </table:table-cell>
          <table:table-cell office:value-type="currency" office:currency="USD" office:value="4750" calcext:value-type="currency">
            <text:p>$4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21</text:p>
          </table:table-cell>
          <table:table-cell office:value-type="currency" office:currency="USD" office:value="4278" calcext:value-type="currency">
            <text:p>$4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22</text:p>
          </table:table-cell>
          <table:table-cell office:value-type="currency" office:currency="USD" office:value="4033" calcext:value-type="currency">
            <text:p>$4,0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24</text:p>
          </table:table-cell>
          <table:table-cell office:value-type="currency" office:currency="USD" office:value="4027" calcext:value-type="currency">
            <text:p>$4,0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</text:p>
          </table:table-cell>
          <table:table-cell office:value-type="currency" office:currency="USD" office:value="3099" calcext:value-type="currency">
            <text:p>$3,0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11</text:p>
          </table:table-cell>
          <table:table-cell office:value-type="currency" office:currency="USD" office:value="5399" calcext:value-type="currency">
            <text:p>$5,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12</text:p>
          </table:table-cell>
          <table:table-cell office:value-type="currency" office:currency="USD" office:value="5599" calcext:value-type="currency">
            <text:p>$5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14</text:p>
          </table:table-cell>
          <table:table-cell office:value-type="currency" office:currency="USD" office:value="4749" calcext:value-type="currency">
            <text:p>$4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21</text:p>
          </table:table-cell>
          <table:table-cell office:value-type="currency" office:currency="USD" office:value="4720" calcext:value-type="currency">
            <text:p>$4,7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22</text:p>
          </table:table-cell>
          <table:table-cell office:value-type="currency" office:currency="USD" office:value="4977" calcext:value-type="currency">
            <text:p>$4,9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24</text:p>
          </table:table-cell>
          <table:table-cell office:value-type="currency" office:currency="USD" office:value="4149" calcext:value-type="currency">
            <text:p>$4,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</text:p>
          </table:table-cell>
          <table:table-cell office:value-type="currency" office:currency="USD" office:value="3413" calcext:value-type="currency">
            <text:p>$3,4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11</text:p>
          </table:table-cell>
          <table:table-cell office:value-type="currency" office:currency="USD" office:value="5331" calcext:value-type="currency">
            <text:p>$5,3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12</text:p>
          </table:table-cell>
          <table:table-cell office:value-type="currency" office:currency="USD" office:value="5639" calcext:value-type="currency">
            <text:p>$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14</text:p>
          </table:table-cell>
          <table:table-cell office:value-type="currency" office:currency="USD" office:value="4878" calcext:value-type="currency">
            <text:p>$4,8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21</text:p>
          </table:table-cell>
          <table:table-cell office:value-type="currency" office:currency="USD" office:value="4757" calcext:value-type="currency">
            <text:p>$4,7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22</text:p>
          </table:table-cell>
          <table:table-cell office:value-type="currency" office:currency="USD" office:value="4999" calcext:value-type="currency">
            <text:p>$4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24</text:p>
          </table:table-cell>
          <table:table-cell office:value-type="currency" office:currency="USD" office:value="4299" calcext:value-type="currency">
            <text:p>$4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</text:p>
          </table:table-cell>
          <table:table-cell office:value-type="currency" office:currency="USD" office:value="9527" calcext:value-type="currency">
            <text:p>$9,5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0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1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2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3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4</text:p>
          </table:table-cell>
          <table:table-cell office:value-type="currency" office:currency="USD" office:value="11867" calcext:value-type="currency">
            <text:p>$11,8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5</text:p>
          </table:table-cell>
          <table:table-cell office:value-type="currency" office:currency="USD" office:value="11685" calcext:value-type="currency">
            <text:p>$11,6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7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0</text:p>
          </table:table-cell>
          <table:table-cell office:value-type="currency" office:currency="USD" office:value="10987" calcext:value-type="currency">
            <text:p>$10,9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1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2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3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4</text:p>
          </table:table-cell>
          <table:table-cell office:value-type="currency" office:currency="USD" office:value="9999" calcext:value-type="currency">
            <text:p>$9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5</text:p>
          </table:table-cell>
          <table:table-cell office:value-type="currency" office:currency="USD" office:value="11027" calcext:value-type="currency">
            <text:p>$11,0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7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</text:p>
          </table:table-cell>
          <table:table-cell office:value-type="currency" office:currency="USD" office:value="11322" calcext:value-type="currency">
            <text:p>$11,3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0</text:p>
          </table:table-cell>
          <table:table-cell office:value-type="currency" office:currency="USD" office:value="12901" calcext:value-type="currency">
            <text:p>$12,9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1</text:p>
          </table:table-cell>
          <table:table-cell office:value-type="currency" office:currency="USD" office:value="14149" calcext:value-type="currency">
            <text:p>$14,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2</text:p>
          </table:table-cell>
          <table:table-cell office:value-type="currency" office:currency="USD" office:value="14149" calcext:value-type="currency">
            <text:p>$14,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3</text:p>
          </table:table-cell>
          <table:table-cell office:value-type="currency" office:currency="USD" office:value="13980" calcext:value-type="currency">
            <text:p>$13,9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4</text:p>
          </table:table-cell>
          <table:table-cell office:value-type="currency" office:currency="USD" office:value="12951" calcext:value-type="currency">
            <text:p>$12,9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5</text:p>
          </table:table-cell>
          <table:table-cell office:value-type="currency" office:currency="USD" office:value="12925" calcext:value-type="currency">
            <text:p>$12,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7</text:p>
          </table:table-cell>
          <table:table-cell office:value-type="currency" office:currency="USD" office:value="14109" calcext:value-type="currency">
            <text:p>$14,1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0</text:p>
          </table:table-cell>
          <table:table-cell office:value-type="currency" office:currency="USD" office:value="12062" calcext:value-type="currency">
            <text:p>$12,06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1</text:p>
          </table:table-cell>
          <table:table-cell office:value-type="currency" office:currency="USD" office:value="12987" calcext:value-type="currency">
            <text:p>$12,9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2</text:p>
          </table:table-cell>
          <table:table-cell office:value-type="currency" office:currency="USD" office:value="12970" calcext:value-type="currency">
            <text:p>$12,9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3</text:p>
          </table:table-cell>
          <table:table-cell office:value-type="currency" office:currency="USD" office:value="11650" calcext:value-type="currency">
            <text:p>$11,6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4</text:p>
          </table:table-cell>
          <table:table-cell office:value-type="currency" office:currency="USD" office:value="11088" calcext:value-type="currency">
            <text:p>$11,0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5</text:p>
          </table:table-cell>
          <table:table-cell office:value-type="currency" office:currency="USD" office:value="12122" calcext:value-type="currency">
            <text:p>$12,1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7</text:p>
          </table:table-cell>
          <table:table-cell office:value-type="currency" office:currency="USD" office:value="11950" calcext:value-type="currency">
            <text:p>$11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Drum Spot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currency" office:currency="USD" office:value="860" calcext:value-type="currency">
            <text:p>$8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1M</text:p>
          </table:table-cell>
          <table:table-cell office:value-type="currency" office:currency="USD" office:value="1275" calcext:value-type="currency">
            <text:p>$1,2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1-SS</text:p>
          </table:table-cell>
          <table:table-cell office:value-type="currency" office:currency="USD" office:value="3150" calcext:value-type="currency">
            <text:p>$3,1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82A Series Drum Palletiz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2A</text:p>
          </table:table-cell>
          <table:table-cell office:value-type="currency" office:currency="USD" office:value="2039" calcext:value-type="currency">
            <text:p>$2,0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0</text:p>
          </table:table-cell>
          <table:table-cell office:value-type="currency" office:currency="USD" office:value="2750" calcext:value-type="currency">
            <text:p>$2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4</text:p>
          </table:table-cell>
          <table:table-cell office:value-type="currency" office:currency="USD" office:value="2750" calcext:value-type="currency">
            <text:p>$2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5</text:p>
          </table:table-cell>
          <table:table-cell office:value-type="currency" office:currency="USD" office:value="2750" calcext:value-type="currency">
            <text:p>$2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7</text:p>
          </table:table-cell>
          <table:table-cell office:value-type="currency" office:currency="USD" office:value="3399" calcext:value-type="currency">
            <text:p>$3,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M-GT</text:p>
          </table:table-cell>
          <table:table-cell office:value-type="currency" office:currency="USD" office:value="3450" calcext:value-type="currency">
            <text:p>$3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M-GT-124</text:p>
          </table:table-cell>
          <table:table-cell office:value-type="currency" office:currency="USD" office:value="3599" calcext:value-type="currency">
            <text:p>$3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</text:p>
          </table:table-cell>
          <table:table-cell office:value-type="currency" office:currency="USD" office:value="10450" calcext:value-type="currency">
            <text:p>$10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-120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-124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-125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82H Series Drum Palletiz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2H</text:p>
          </table:table-cell>
          <table:table-cell office:value-type="currency" office:currency="USD" office:value="2048" calcext:value-type="currency">
            <text:p>$2,0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120</text:p>
          </table:table-cell>
          <table:table-cell office:value-type="currency" office:currency="USD" office:value="2779" calcext:value-type="currency">
            <text:p>$2,7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124</text:p>
          </table:table-cell>
          <table:table-cell office:value-type="currency" office:currency="USD" office:value="2779" calcext:value-type="currency">
            <text:p>$2,7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125</text:p>
          </table:table-cell>
          <table:table-cell office:value-type="currency" office:currency="USD" office:value="2779" calcext:value-type="currency">
            <text:p>$2,7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M</text:p>
          </table:table-cell>
          <table:table-cell office:value-type="currency" office:currency="USD" office:value="3212" calcext:value-type="currency">
            <text:p>$3,2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M-124</text:p>
          </table:table-cell>
          <table:table-cell office:value-type="currency" office:currency="USD" office:value="3335" calcext:value-type="currency">
            <text:p>$3,3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</text:p>
          </table:table-cell>
          <table:table-cell office:value-type="currency" office:currency="USD" office:value="10550" calcext:value-type="currency">
            <text:p>$10,5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-120</text:p>
          </table:table-cell>
          <table:table-cell office:value-type="currency" office:currency="USD" office:value="11300" calcext:value-type="currency">
            <text:p>$1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-124</text:p>
          </table:table-cell>
          <table:table-cell office:value-type="currency" office:currency="USD" office:value="11300" calcext:value-type="currency">
            <text:p>$1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-125</text:p>
          </table:table-cell>
          <table:table-cell office:value-type="currency" office:currency="USD" office:value="11300" calcext:value-type="currency">
            <text:p>$1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Omni-Lift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currency" office:currency="USD" office:value="2350" calcext:value-type="currency">
            <text:p>$2,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</text:p>
          </table:table-cell>
          <table:table-cell office:value-type="currency" office:currency="USD" office:value="4475" calcext:value-type="currency">
            <text:p>$4,4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0</text:p>
          </table:table-cell>
          <table:table-cell office:value-type="currency" office:currency="USD" office:value="3665" calcext:value-type="currency">
            <text:p>$3,6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1</text:p>
          </table:table-cell>
          <table:table-cell office:value-type="currency" office:currency="USD" office:value="4540" calcext:value-type="currency">
            <text:p>$4,5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2</text:p>
          </table:table-cell>
          <table:table-cell office:value-type="currency" office:currency="USD" office:value="4540" calcext:value-type="currency">
            <text:p>$4,5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3</text:p>
          </table:table-cell>
          <table:table-cell office:value-type="currency" office:currency="USD" office:value="3989" calcext:value-type="currency">
            <text:p>$3,9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4</text:p>
          </table:table-cell>
          <table:table-cell office:value-type="currency" office:currency="USD" office:value="3990" calcext:value-type="currency">
            <text:p>$3,9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5</text:p>
          </table:table-cell>
          <table:table-cell office:value-type="currency" office:currency="USD" office:value="3689" calcext:value-type="currency">
            <text:p>$3,6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7</text:p>
          </table:table-cell>
          <table:table-cell office:value-type="currency" office:currency="USD" office:value="3998" calcext:value-type="currency">
            <text:p>$3,9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0</text:p>
          </table:table-cell>
          <table:table-cell office:value-type="currency" office:currency="USD" office:value="2749" calcext:value-type="currency">
            <text:p>$2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1</text:p>
          </table:table-cell>
          <table:table-cell office:value-type="currency" office:currency="USD" office:value="4299" calcext:value-type="currency">
            <text:p>$4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2</text:p>
          </table:table-cell>
          <table:table-cell office:value-type="currency" office:currency="USD" office:value="3999" calcext:value-type="currency">
            <text:p>$3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3</text:p>
          </table:table-cell>
          <table:table-cell office:value-type="currency" office:currency="USD" office:value="3729" calcext:value-type="currency">
            <text:p>$3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4</text:p>
          </table:table-cell>
          <table:table-cell office:value-type="currency" office:currency="USD" office:value="2845" calcext:value-type="currency">
            <text:p>$2,8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5</text:p>
          </table:table-cell>
          <table:table-cell office:value-type="currency" office:currency="USD" office:value="2829" calcext:value-type="currency">
            <text:p>$2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7</text:p>
          </table:table-cell>
          <table:table-cell office:value-type="currency" office:currency="USD" office:value="3112" calcext:value-type="currency">
            <text:p>$3,1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11</text:p>
          </table:table-cell>
          <table:table-cell office:value-type="currency" office:currency="USD" office:value="5852" calcext:value-type="currency">
            <text:p>$5,85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14</text:p>
          </table:table-cell>
          <table:table-cell office:value-type="currency" office:currency="USD" office:value="5599" calcext:value-type="currency">
            <text:p>$5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24</text:p>
          </table:table-cell>
          <table:table-cell office:value-type="currency" office:currency="USD" office:value="4429" calcext:value-type="currency">
            <text:p>$4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21</text:p>
          </table:table-cell>
          <table:table-cell office:value-type="currency" office:currency="USD" office:value="5480" calcext:value-type="currency">
            <text:p>$5,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ingle-Stage MORStak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11-110</text:p>
          </table:table-cell>
          <table:table-cell office:value-type="currency" office:currency="USD" office:value="7190" calcext:value-type="currency">
            <text:p>$7,1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-114</text:p>
          </table:table-cell>
          <table:table-cell office:value-type="currency" office:currency="USD" office:value="10376" calcext:value-type="currency">
            <text:p>$10,3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-115</text:p>
          </table:table-cell>
          <table:table-cell office:value-type="currency" office:currency="USD" office:value="7761" calcext:value-type="currency">
            <text:p>$7,7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-117</text:p>
          </table:table-cell>
          <table:table-cell office:value-type="currency" office:currency="USD" office:value="7695" calcext:value-type="currency">
            <text:p>$7,6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M-114</text:p>
          </table:table-cell>
          <table:table-cell office:value-type="currency" office:currency="USD" office:value="12999" calcext:value-type="currency">
            <text:p>$12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Morse</text:p>
          </table:table-cell>
          <table:table-cell office:value-type="currency" office:currency="USD" office:value="3626" calcext:value-type="currency">
            <text:p>$3,6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120</text:p>
          </table:table-cell>
          <table:table-cell office:value-type="currency" office:currency="USD" office:value="4389" calcext:value-type="currency">
            <text:p>$4,3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124</text:p>
          </table:table-cell>
          <table:table-cell office:value-type="currency" office:currency="USD" office:value="4501" calcext:value-type="currency">
            <text:p>$4,5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125</text:p>
          </table:table-cell>
          <table:table-cell office:value-type="currency" office:currency="USD" office:value="4501" calcext:value-type="currency">
            <text:p>$4,501.00</text:p>
          </table:table-cell>
          <table:table-cell table:number-columns-repeated="6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currency" office:currency="USD" office:value="4501" calcext:value-type="currency">
            <text:p>$4,5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2-120</text:p>
          </table:table-cell>
          <table:table-cell office:value-type="currency" office:currency="USD" office:value="5360" calcext:value-type="currency">
            <text:p>$5,3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2-124</text:p>
          </table:table-cell>
          <table:table-cell office:value-type="currency" office:currency="USD" office:value="5426" calcext:value-type="currency">
            <text:p>$5,4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2-125</text:p>
          </table:table-cell>
          <table:table-cell office:value-type="currency" office:currency="USD" office:value="5278" calcext:value-type="currency">
            <text:p>$5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Two-Stage MORStak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20-110</text:p>
          </table:table-cell>
          <table:table-cell office:value-type="currency" office:currency="USD" office:value="8129" calcext:value-type="currency">
            <text:p>$8,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-115</text:p>
          </table:table-cell>
          <table:table-cell office:value-type="currency" office:currency="USD" office:value="8129" calcext:value-type="currency">
            <text:p>$8,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-117</text:p>
          </table:table-cell>
          <table:table-cell office:value-type="currency" office:currency="USD" office:value="8763" calcext:value-type="currency">
            <text:p>$8,7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-114</text:p>
          </table:table-cell>
          <table:table-cell office:value-type="currency" office:currency="USD" office:value="10680" calcext:value-type="currency">
            <text:p>$10,6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M-114</text:p>
          </table:table-cell>
          <table:table-cell office:value-type="currency" office:currency="USD" office:value="13707" calcext:value-type="currency">
            <text:p>$13,7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Adjusto-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currency" office:currency="USD" office:value="1085" calcext:value-type="currency">
            <text:p>$1,0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6M</text:p>
          </table:table-cell>
          <table:table-cell office:value-type="currency" office:currency="USD" office:value="1729" calcext:value-type="currency">
            <text:p>$1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andard Duty Kontrol-Karrier - 8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A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G</text:p>
          </table:table-cell>
          <table:table-cell office:value-type="currency" office:currency="USD" office:value="759" calcext:value-type="currency">
            <text:p>$7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AM</text:p>
          </table:table-cell>
          <table:table-cell office:value-type="currency" office:currency="USD" office:value="1548" calcext:value-type="currency">
            <text:p>$1,5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Extra Heavy-Duty Kontrol-Karrier - 20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A-GR</text:p>
          </table:table-cell>
          <table:table-cell office:value-type="currency" office:currency="USD" office:value="1490" calcext:value-type="currency">
            <text:p>$1,4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ower-Tilt Kontrol-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95A-1-115</text:p>
          </table:table-cell>
          <table:table-cell office:value-type="currency" office:currency="USD" office:value="4649" calcext:value-type="currency">
            <text:p>$4,6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1-220-50</text:p>
          </table:table-cell>
          <table:table-cell office:value-type="currency" office:currency="USD" office:value="5580" calcext:value-type="currency">
            <text:p>$5,5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3-230</text:p>
          </table:table-cell>
          <table:table-cell office:value-type="currency" office:currency="USD" office:value="6549" calcext:value-type="currency">
            <text:p>$6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3-460</text:p>
          </table:table-cell>
          <table:table-cell office:value-type="currency" office:currency="USD" office:value="4749" calcext:value-type="currency">
            <text:p>$4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A</text:p>
          </table:table-cell>
          <table:table-cell office:value-type="currency" office:currency="USD" office:value="4120" calcext:value-type="currency">
            <text:p>$4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1-115</text:p>
          </table:table-cell>
          <table:table-cell office:value-type="currency" office:currency="USD" office:value="5240" calcext:value-type="currency">
            <text:p>$5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3-230</text:p>
          </table:table-cell>
          <table:table-cell office:value-type="currency" office:currency="USD" office:value="5240" calcext:value-type="currency">
            <text:p>$5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3-460</text:p>
          </table:table-cell>
          <table:table-cell office:value-type="currency" office:currency="USD" office:value="5240" calcext:value-type="currency">
            <text:p>$5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A</text:p>
          </table:table-cell>
          <table:table-cell office:value-type="currency" office:currency="USD" office:value="4450" calcext:value-type="currency">
            <text:p>$4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M-A</text:p>
          </table:table-cell>
          <table:table-cell office:value-type="currency" office:currency="USD" office:value="5739" calcext:value-type="currency">
            <text:p>$5,7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Can Tipp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currency" office:currency="USD" office:value="66" calcext:value-type="currency">
            <text:p>$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-SS</text:p>
          </table:table-cell>
          <table:table-cell office:value-type="currency" office:currency="USD" office:value="162" calcext:value-type="currency">
            <text:p>$16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15</text:p>
          </table:table-cell>
          <table:table-cell office:value-type="currency" office:currency="USD" office:value="115" calcext:value-type="currency">
            <text:p>$1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40 Drum Cradle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currency" office:currency="USD" office:value="144" calcext:value-type="currency">
            <text:p>$1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-30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currency" office:currency="USD" office:value="49" calcext:value-type="currency">
            <text:p>$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36 Cradle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currency" office:currency="USD" office:value="178" calcext:value-type="currency">
            <text:p>$1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6-SS</text:p>
          </table:table-cell>
          <table:table-cell office:value-type="currency" office:currency="USD" office:value="643" calcext:value-type="currency">
            <text:p>$6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46 Drum Cradle Truck for 15-Gallon Dru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currency" office:currency="USD" office:value="92" calcext:value-type="currency">
            <text:p>$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Mobile-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0i</text:p>
          </table:table-cell>
          <table:table-cell office:value-type="currency" office:currency="USD" office:value="619" calcext:value-type="currency">
            <text:p>$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i-SS</text:p>
          </table:table-cell>
          <table:table-cell office:value-type="currency" office:currency="USD" office:value="2619" calcext:value-type="currency">
            <text:p>$2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A</text:p>
          </table:table-cell>
          <table:table-cell office:value-type="currency" office:currency="USD" office:value="525" calcext:value-type="currency">
            <text:p>$5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AM</text:p>
          </table:table-cell>
          <table:table-cell office:value-type="currency" office:currency="USD" office:value="1029" calcext:value-type="currency">
            <text:p>$1,0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APS</text:p>
          </table:table-cell>
          <table:table-cell office:value-type="currency" office:currency="USD" office:value="555" calcext:value-type="currency">
            <text:p>$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C</text:p>
          </table:table-cell>
          <table:table-cell office:value-type="currency" office:currency="USD" office:value="619" calcext:value-type="currency">
            <text:p>$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G</text:p>
          </table:table-cell>
          <table:table-cell office:value-type="currency" office:currency="USD" office:value="744" calcext:value-type="currency">
            <text:p>$7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lasses Gate Drum Fauce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5-20</text:p>
          </table:table-cell>
          <table:table-cell office:value-type="currency" office:currency="USD" office:value="39.6" calcext:value-type="currency">
            <text:p>$39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75</text:p>
          </table:table-cell>
          <table:table-cell office:value-type="currency" office:currency="USD" office:value="42.6" calcext:value-type="currency">
            <text:p>$42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10</text:p>
          </table:table-cell>
          <table:table-cell office:value-type="currency" office:currency="USD" office:value="24.6" calcext:value-type="currency">
            <text:p>$24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15</text:p>
          </table:table-cell>
          <table:table-cell office:value-type="currency" office:currency="USD" office:value="44.6" calcext:value-type="currency">
            <text:p>$44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30</text:p>
          </table:table-cell>
          <table:table-cell office:value-type="currency" office:currency="USD" office:value="179" calcext:value-type="currency">
            <text:p>$1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olyethylene Fauce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8-75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8-20</text:p>
          </table:table-cell>
          <table:table-cell office:value-type="currency" office:currency="USD" office:value="32.5" calcext:value-type="currency">
            <text:p>$32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59 MORplug Drum Bung Wrench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Rplug Spark Resistant Bronze Drum Wrench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9SRM</text:p>
          </table:table-cell>
          <table:table-cell office:value-type="currency" office:currency="USD" office:value="77.5" calcext:value-type="currency">
            <text:p>$77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Model 59SRZ MORplug Spark Resistant Z-A Alloy Drum Wrench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9SRZ</text:p>
          </table:table-cell>
          <table:table-cell office:value-type="currency" office:currency="USD" office:value="38.35" calcext:value-type="currency">
            <text:p>$38.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32 Drum Upend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currency" office:currency="USD" office:value="57" calcext:value-type="currency">
            <text:p>$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M</text:p>
          </table:table-cell>
          <table:table-cell office:value-type="currency" office:currency="USD" office:value="202" calcext:value-type="currency">
            <text:p>$2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rum Hand Pump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currency" office:currency="USD" office:value="229" calcext:value-type="currency">
            <text:p>$2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-1AE</text:p>
          </table:table-cell>
          <table:table-cell office:value-type="currency" office:currency="USD" office:value="179" calcext:value-type="currency">
            <text:p>$1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-4AV</text:p>
          </table:table-cell>
          <table:table-cell office:value-type="currency" office:currency="USD" office:value="216" calcext:value-type="currency">
            <text:p>$2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-6BE</text:p>
          </table:table-cell>
          <table:table-cell office:value-type="currency" office:currency="USD" office:value="385" calcext:value-type="currency">
            <text:p>$3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-5BV</text:p>
          </table:table-cell>
          <table:table-cell office:value-type="currency" office:currency="USD" office:value="430" calcext:value-type="currency">
            <text:p>$4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Steel Drum Hea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710-55-115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55-230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30-115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30-230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15-115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Non-Metallic Drum Hea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711-55-115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55-230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30-115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15-115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15-230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30-230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5-Gallon Pail Hea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710-5-115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5-230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5-115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5-230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125 No-Spill Drum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currency" office:currency="USD" office:value="177" calcext:value-type="currency">
            <text:p>$1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152 and 153 Drum Truck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currency" office:currency="USD" office:value="219" calcext:value-type="currency">
            <text:p>$2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2-MORSE</text:p>
          </table:table-cell>
          <table:table-cell office:value-type="currency" office:currency="USD" office:value="238" calcext:value-type="currency">
            <text:p>$2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155 Handstand Drum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currency" office:currency="USD" office:value="302" calcext:value-type="currency">
            <text:p>$3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eries 92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currency" office:currency="USD" office:value="207" calcext:value-type="currency">
            <text:p>$2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5</text:p>
          </table:table-cell>
          <table:table-cell office:value-type="currency" office:currency="USD" office:value="192" calcext:value-type="currency">
            <text:p>$1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30</text:p>
          </table:table-cell>
          <table:table-cell office:value-type="currency" office:currency="USD" office:value="196" calcext:value-type="currency">
            <text:p>$1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SS</text:p>
          </table:table-cell>
          <table:table-cell office:value-type="currency" office:currency="USD" office:value="372" calcext:value-type="currency">
            <text:p>$3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30SS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M</text:p>
          </table:table-cell>
          <table:table-cell office:value-type="currency" office:currency="USD" office:value="1350" calcext:value-type="currency">
            <text:p>$1,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4-Wheel Drum Truck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currency" office:currency="USD" office:value="279" calcext:value-type="currency">
            <text:p>$2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-WP</text:p>
          </table:table-cell>
          <table:table-cell office:value-type="currency" office:currency="USD" office:value="449" calcext:value-type="currency">
            <text:p>$4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-SS</text:p>
          </table:table-cell>
          <table:table-cell office:value-type="currency" office:currency="USD" office:value="729" calcext:value-type="currency">
            <text:p>$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M</text:p>
          </table:table-cell>
          <table:table-cell office:value-type="currency" office:currency="USD" office:value="889" calcext:value-type="currency">
            <text:p>$8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-WP-SS</text:p>
          </table:table-cell>
          <table:table-cell office:value-type="currency" office:currency="USD" office:value="939" calcext:value-type="currency">
            <text:p>$9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ingle Stationary Drum Rol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5154-3</text:p>
          </table:table-cell>
          <table:table-cell office:value-type="currency" office:currency="USD" office:value="2188" calcext:value-type="currency">
            <text:p>$2,1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1</text:p>
          </table:table-cell>
          <table:table-cell office:value-type="currency" office:currency="USD" office:value="2295" calcext:value-type="currency">
            <text:p>$2,2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1-50</text:p>
          </table:table-cell>
          <table:table-cell office:value-type="currency" office:currency="USD" office:value="2549" calcext:value-type="currency">
            <text:p>$2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3</text:p>
          </table:table-cell>
          <table:table-cell office:value-type="currency" office:currency="USD" office:value="2412" calcext:value-type="currency">
            <text:p>$2,4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3-50</text:p>
          </table:table-cell>
          <table:table-cell office:value-type="currency" office:currency="USD" office:value="2549" calcext:value-type="currency">
            <text:p>$2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3-575</text:p>
          </table:table-cell>
          <table:table-cell office:value-type="currency" office:currency="USD" office:value="2259" calcext:value-type="currency">
            <text:p>$2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A</text:p>
          </table:table-cell>
          <table:table-cell office:value-type="currency" office:currency="USD" office:value="2189" calcext:value-type="currency">
            <text:p>$2,1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5-Gallon Can Tumb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305-1</text:p>
          </table:table-cell>
          <table:table-cell office:value-type="currency" office:currency="USD" office:value="1329" calcext:value-type="currency">
            <text:p>$1,3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1-50</text:p>
          </table:table-cell>
          <table:table-cell office:value-type="currency" office:currency="USD" office:value="1469" calcext:value-type="currency">
            <text:p>$1,4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1-230</text:p>
          </table:table-cell>
          <table:table-cell office:value-type="currency" office:currency="USD" office:value="1272" calcext:value-type="currency">
            <text:p>$1,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3</text:p>
          </table:table-cell>
          <table:table-cell office:value-type="currency" office:currency="USD" office:value="1295" calcext:value-type="currency">
            <text:p>$1,2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3-50</text:p>
          </table:table-cell>
          <table:table-cell office:value-type="currency" office:currency="USD" office:value="1418" calcext:value-type="currency">
            <text:p>$1,4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575</text:p>
          </table:table-cell>
          <table:table-cell office:value-type="currency" office:currency="USD" office:value="1418" calcext:value-type="currency">
            <text:p>$1,4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A</text:p>
          </table:table-cell>
          <table:table-cell office:value-type="currency" office:currency="USD" office:value="1595" calcext:value-type="currency">
            <text:p>$1,5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1</text:p>
          </table:table-cell>
          <table:table-cell office:value-type="currency" office:currency="USD" office:value="1455" calcext:value-type="currency">
            <text:p>$1,4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1-50</text:p>
          </table:table-cell>
          <table:table-cell office:value-type="currency" office:currency="USD" office:value="1839" calcext:value-type="currency">
            <text:p>$1,8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3</text:p>
          </table:table-cell>
          <table:table-cell office:value-type="currency" office:currency="USD" office:value="1498" calcext:value-type="currency">
            <text:p>$1,4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3-50</text:p>
          </table:table-cell>
          <table:table-cell office:value-type="currency" office:currency="USD" office:value="1841" calcext:value-type="currency">
            <text:p>$1,84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575</text:p>
          </table:table-cell>
          <table:table-cell office:value-type="currency" office:currency="USD" office:value="1848" calcext:value-type="currency">
            <text:p>$1,8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1</text:p>
          </table:table-cell>
          <table:table-cell office:value-type="currency" office:currency="USD" office:value="1184" calcext:value-type="currency">
            <text:p>$1,1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1-50</text:p>
          </table:table-cell>
          <table:table-cell office:value-type="currency" office:currency="USD" office:value="1319" calcext:value-type="currency">
            <text:p>$1,3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1-230</text:p>
          </table:table-cell>
          <table:table-cell office:value-type="currency" office:currency="USD" office:value="1079" calcext:value-type="currency">
            <text:p>$1,0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3</text:p>
          </table:table-cell>
          <table:table-cell office:value-type="currency" office:currency="USD" office:value="1154" calcext:value-type="currency">
            <text:p>$1,15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3-50</text:p>
          </table:table-cell>
          <table:table-cell office:value-type="currency" office:currency="USD" office:value="1309" calcext:value-type="currency">
            <text:p>$1,3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575</text:p>
          </table:table-cell>
          <table:table-cell office:value-type="currency" office:currency="USD" office:value="1213" calcext:value-type="currency">
            <text:p>$1,2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A</text:p>
          </table:table-cell>
          <table:table-cell office:value-type="currency" office:currency="USD" office:value="1317" calcext:value-type="currency">
            <text:p>$1,3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1</text:p>
          </table:table-cell>
          <table:table-cell office:value-type="currency" office:currency="USD" office:value="1310" calcext:value-type="currency">
            <text:p>$1,3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1-50</text:p>
          </table:table-cell>
          <table:table-cell office:value-type="currency" office:currency="USD" office:value="1698" calcext:value-type="currency">
            <text:p>$1,6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3</text:p>
          </table:table-cell>
          <table:table-cell office:value-type="currency" office:currency="USD" office:value="1349" calcext:value-type="currency">
            <text:p>$1,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3-50</text:p>
          </table:table-cell>
          <table:table-cell office:value-type="currency" office:currency="USD" office:value="1739" calcext:value-type="currency">
            <text:p>$1,7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575</text:p>
          </table:table-cell>
          <table:table-cell office:value-type="currency" office:currency="USD" office:value="1409" calcext:value-type="currency">
            <text:p>$1,4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ortable Drum Rol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01/20-1</text:p>
          </table:table-cell>
          <table:table-cell office:value-type="currency" office:currency="USD" office:value="1339" calcext:value-type="currency">
            <text:p>$1,3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1-50</text:p>
          </table:table-cell>
          <table:table-cell office:value-type="currency" office:currency="USD" office:value="1507" calcext:value-type="currency">
            <text:p>$1,5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3</text:p>
          </table:table-cell>
          <table:table-cell office:value-type="currency" office:currency="USD" office:value="1329" calcext:value-type="currency">
            <text:p>$1,3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3-50</text:p>
          </table:table-cell>
          <table:table-cell office:value-type="currency" office:currency="USD" office:value="1498" calcext:value-type="currency">
            <text:p>$1,4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575</text:p>
          </table:table-cell>
          <table:table-cell office:value-type="currency" office:currency="USD" office:value="1445" calcext:value-type="currency">
            <text:p>$1,4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1</text:p>
          </table:table-cell>
          <table:table-cell office:value-type="currency" office:currency="USD" office:value="1550" calcext:value-type="currency">
            <text:p>$1,5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1-50</text:p>
          </table:table-cell>
          <table:table-cell office:value-type="currency" office:currency="USD" office:value="1855" calcext:value-type="currency">
            <text:p>$1,8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3</text:p>
          </table:table-cell>
          <table:table-cell office:value-type="currency" office:currency="USD" office:value="1549" calcext:value-type="currency">
            <text:p>$1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3-50</text:p>
          </table:table-cell>
          <table:table-cell office:value-type="currency" office:currency="USD" office:value="1995" calcext:value-type="currency">
            <text:p>$1,9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575</text:p>
          </table:table-cell>
          <table:table-cell office:value-type="currency" office:currency="USD" office:value="1879" calcext:value-type="currency">
            <text:p>$1,8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A</text:p>
          </table:table-cell>
          <table:table-cell office:value-type="currency" office:currency="USD" office:value="1369" calcext:value-type="currency">
            <text:p>$1,3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1</text:p>
          </table:table-cell>
          <table:table-cell office:value-type="currency" office:currency="USD" office:value="1642" calcext:value-type="currency">
            <text:p>$1,6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1-50</text:p>
          </table:table-cell>
          <table:table-cell office:value-type="currency" office:currency="USD" office:value="1798" calcext:value-type="currency">
            <text:p>$1,7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3</text:p>
          </table:table-cell>
          <table:table-cell office:value-type="currency" office:currency="USD" office:value="1639" calcext:value-type="currency">
            <text:p>$1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3-50</text:p>
          </table:table-cell>
          <table:table-cell office:value-type="currency" office:currency="USD" office:value="1839" calcext:value-type="currency">
            <text:p>$1,8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575</text:p>
          </table:table-cell>
          <table:table-cell office:value-type="currency" office:currency="USD" office:value="1856" calcext:value-type="currency">
            <text:p>$1,8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1</text:p>
          </table:table-cell>
          <table:table-cell office:value-type="currency" office:currency="USD" office:value="1919" calcext:value-type="currency">
            <text:p>$1,9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1-50</text:p>
          </table:table-cell>
          <table:table-cell office:value-type="currency" office:currency="USD" office:value="2430" calcext:value-type="currency">
            <text:p>$2,4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3</text:p>
          </table:table-cell>
          <table:table-cell office:value-type="currency" office:currency="USD" office:value="1639" calcext:value-type="currency">
            <text:p>$1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3-50</text:p>
          </table:table-cell>
          <table:table-cell office:value-type="currency" office:currency="USD" office:value="2367" calcext:value-type="currency">
            <text:p>$2,3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575</text:p>
          </table:table-cell>
          <table:table-cell office:value-type="currency" office:currency="USD" office:value="2328" calcext:value-type="currency">
            <text:p>$2,3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A</text:p>
          </table:table-cell>
          <table:table-cell office:value-type="currency" office:currency="USD" office:value="1712" calcext:value-type="currency">
            <text:p>$1,7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1</text:p>
          </table:table-cell>
          <table:table-cell office:value-type="currency" office:currency="USD" office:value="2199" calcext:value-type="currency">
            <text:p>$2,1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1-50</text:p>
          </table:table-cell>
          <table:table-cell office:value-type="currency" office:currency="USD" office:value="2135" calcext:value-type="currency">
            <text:p>$2,1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3</text:p>
          </table:table-cell>
          <table:table-cell office:value-type="currency" office:currency="USD" office:value="2197" calcext:value-type="currency">
            <text:p>$2,1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3-50</text:p>
          </table:table-cell>
          <table:table-cell office:value-type="currency" office:currency="USD" office:value="2185" calcext:value-type="currency">
            <text:p>$2,1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575</text:p>
          </table:table-cell>
          <table:table-cell office:value-type="currency" office:currency="USD" office:value="2043" calcext:value-type="currency">
            <text:p>$2,0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1</text:p>
          </table:table-cell>
          <table:table-cell office:value-type="currency" office:currency="USD" office:value="2253" calcext:value-type="currency">
            <text:p>$2,2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1-50</text:p>
          </table:table-cell>
          <table:table-cell office:value-type="currency" office:currency="USD" office:value="2555" calcext:value-type="currency">
            <text:p>$2,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3</text:p>
          </table:table-cell>
          <table:table-cell office:value-type="currency" office:currency="USD" office:value="2248" calcext:value-type="currency">
            <text:p>$2,2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3-50</text:p>
          </table:table-cell>
          <table:table-cell office:value-type="currency" office:currency="USD" office:value="2727" calcext:value-type="currency">
            <text:p>$2,7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575</text:p>
          </table:table-cell>
          <table:table-cell office:value-type="currency" office:currency="USD" office:value="2718" calcext:value-type="currency">
            <text:p>$2,7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A</text:p>
          </table:table-cell>
          <table:table-cell office:value-type="currency" office:currency="USD" office:value="2015" calcext:value-type="currency">
            <text:p>$2,0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1</text:p>
          </table:table-cell>
          <table:table-cell office:value-type="currency" office:currency="USD" office:value="2509" calcext:value-type="currency">
            <text:p>$2,5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1-50</text:p>
          </table:table-cell>
          <table:table-cell office:value-type="currency" office:currency="USD" office:value="2798" calcext:value-type="currency">
            <text:p>$2,7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3</text:p>
          </table:table-cell>
          <table:table-cell office:value-type="currency" office:currency="USD" office:value="2499" calcext:value-type="currency">
            <text:p>$2,4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3-50</text:p>
          </table:table-cell>
          <table:table-cell office:value-type="currency" office:currency="USD" office:value="2792" calcext:value-type="currency">
            <text:p>$2,7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575</text:p>
          </table:table-cell>
          <table:table-cell office:value-type="currency" office:currency="USD" office:value="2729" calcext:value-type="currency">
            <text:p>$2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1</text:p>
          </table:table-cell>
          <table:table-cell office:value-type="currency" office:currency="USD" office:value="2843" calcext:value-type="currency">
            <text:p>$2,8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1-50</text:p>
          </table:table-cell>
          <table:table-cell office:value-type="currency" office:currency="USD" office:value="3219" calcext:value-type="currency">
            <text:p>$3,2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3</text:p>
          </table:table-cell>
          <table:table-cell office:value-type="currency" office:currency="USD" office:value="2835" calcext:value-type="currency">
            <text:p>$2,8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3-50</text:p>
          </table:table-cell>
          <table:table-cell office:value-type="currency" office:currency="USD" office:value="3347" calcext:value-type="currency">
            <text:p>$3,3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575</text:p>
          </table:table-cell>
          <table:table-cell office:value-type="currency" office:currency="USD" office:value="3298" calcext:value-type="currency">
            <text:p>$3,2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A</text:p>
          </table:table-cell>
          <table:table-cell office:value-type="currency" office:currency="USD" office:value="2549" calcext:value-type="currency">
            <text:p>$2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ilt-To-Load Drum Tumbl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09-3</text:p>
          </table:table-cell>
          <table:table-cell office:value-type="currency" office:currency="USD" office:value="4599" calcext:value-type="currency">
            <text:p>$4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3-575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A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1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3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1-50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3-50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0-3-575</text:p>
          </table:table-cell>
          <table:table-cell office:value-type="currency" office:currency="USD" office:value="8749" calcext:value-type="currency">
            <text:p>$8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0-A</text:p>
          </table:table-cell>
          <table:table-cell office:value-type="currency" office:currency="USD" office:value="8815" calcext:value-type="currency">
            <text:p>$8,8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5-Gallon Pail Handl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currency" office:currency="USD" office:value="1439" calcext:value-type="currency">
            <text:p>$1,4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930-P</text:p>
          </table:table-cell>
          <table:table-cell office:value-type="currency" office:currency="USD" office:value="310" calcext:value-type="currency">
            <text:p>$3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Below-Hook Can Tipp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5-5</text:p>
          </table:table-cell>
          <table:table-cell office:value-type="currency" office:currency="USD" office:value="342" calcext:value-type="currency">
            <text:p>$3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uper-Duty Kontrol-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XGR</text:p>
          </table:table-cell>
          <table:table-cell office:value-type="currency" office:currency="USD" office:value="2339" calcext:value-type="currency">
            <text:p>$2,3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XMGR</text:p>
          </table:table-cell>
          <table:table-cell office:value-type="currency" office:currency="USD" office:value="4098" calcext:value-type="currency">
            <text:p>$4,0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iameter Adapto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5/30-22</text:p>
          </table:table-cell>
          <table:table-cell office:value-type="currency" office:currency="USD" office:value="73" calcext:value-type="currency">
            <text:p>$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20.5</text:p>
          </table:table-cell>
          <table:table-cell office:value-type="currency" office:currency="USD" office:value="127" calcext:value-type="currency">
            <text:p>$1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9</text:p>
          </table:table-cell>
          <table:table-cell office:value-type="currency" office:currency="USD" office:value="119" calcext:value-type="currency">
            <text:p>$1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7.5</text:p>
          </table:table-cell>
          <table:table-cell office:value-type="currency" office:currency="USD" office:value="156" calcext:value-type="currency">
            <text:p>$1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6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4.5</text:p>
          </table:table-cell>
          <table:table-cell office:value-type="currency" office:currency="USD" office:value="156" calcext:value-type="currency">
            <text:p>$1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9GR</text:p>
          </table:table-cell>
          <table:table-cell office:value-type="currency" office:currency="USD" office:value="192" calcext:value-type="currency">
            <text:p>$1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9</text:p>
          </table:table-cell>
          <table:table-cell office:value-type="currency" office:currency="USD" office:value="271" calcext:value-type="currency">
            <text:p>$2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22</text:p>
          </table:table-cell>
          <table:table-cell office:value-type="currency" office:currency="USD" office:value="233" calcext:value-type="currency">
            <text:p>$2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20.5</text:p>
          </table:table-cell>
          <table:table-cell office:value-type="currency" office:currency="USD" office:value="313" calcext:value-type="currency">
            <text:p>$3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4.5</text:p>
          </table:table-cell>
          <table:table-cell office:value-type="currency" office:currency="USD" office:value="345" calcext:value-type="currency">
            <text:p>$3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6</text:p>
          </table:table-cell>
          <table:table-cell office:value-type="currency" office:currency="USD" office:value="380" calcext:value-type="currency">
            <text:p>$3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7.5</text:p>
          </table:table-cell>
          <table:table-cell office:value-type="currency" office:currency="USD" office:value="389" calcext:value-type="currency">
            <text:p>$3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22</text:p>
          </table:table-cell>
          <table:table-cell office:value-type="currency" office:currency="USD" office:value="355" calcext:value-type="currency">
            <text:p>$3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9</text:p>
          </table:table-cell>
          <table:table-cell office:value-type="currency" office:currency="USD" office:value="465" calcext:value-type="currency">
            <text:p>$4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4.5</text:p>
          </table:table-cell>
          <table:table-cell office:value-type="currency" office:currency="USD" office:value="480" calcext:value-type="currency">
            <text:p>$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6</text:p>
          </table:table-cell>
          <table:table-cell office:value-type="currency" office:currency="USD" office:value="480" calcext:value-type="currency">
            <text:p>$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20.5</text:p>
          </table:table-cell>
          <table:table-cell office:value-type="currency" office:currency="USD" office:value="485" calcext:value-type="currency">
            <text:p>$4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7.5</text:p>
          </table:table-cell>
          <table:table-cell office:value-type="currency" office:currency="USD" office:value="505" calcext:value-type="currency">
            <text:p>$5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Hydra-Lift Drum Rol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56-3-575</text:p>
          </table:table-cell>
          <table:table-cell office:value-type="currency" office:currency="USD" office:value="4110" calcext:value-type="currency">
            <text:p>$4,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6-A</text:p>
          </table:table-cell>
          <table:table-cell office:value-type="currency" office:currency="USD" office:value="4339" calcext:value-type="currency">
            <text:p>$4,3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6-E3-575</text:p>
          </table:table-cell>
          <table:table-cell office:value-type="currency" office:currency="USD" office:value="4659" calcext:value-type="currency">
            <text:p>$4,6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rse Drum Cone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-90-15.5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17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18.5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19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20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21.5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23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5.5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7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8.5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9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20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21.5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23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5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7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8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9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20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21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23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5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7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8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9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20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21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23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5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7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8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9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20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21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23</text:p>
          </table:table-cell>
          <table:table-cell office:value-type="currency" office:currency="USD" office:value="308" calcext:value-type="currency">
            <text:p>$3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5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7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8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9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20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21.5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23</text:p>
          </table:table-cell>
          <table:table-cell office:value-type="currency" office:currency="USD" office:value="308" calcext:value-type="currency">
            <text:p>$3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5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7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8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9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20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21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23</text:p>
          </table:table-cell>
          <table:table-cell office:value-type="currency" office:currency="USD" office:value="328" calcext:value-type="currency">
            <text:p>$3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5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7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8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9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20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21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23</text:p>
          </table:table-cell>
          <table:table-cell office:value-type="currency" office:currency="USD" office:value="328" calcext:value-type="currency">
            <text:p>$3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5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7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8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9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20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21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23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5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7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8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9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20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21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23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5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7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8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9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20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21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23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5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7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8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9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20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21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23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RStak Forklift Mounted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9C</text:p>
          </table:table-cell>
          <table:table-cell office:value-type="currency" office:currency="USD" office:value="5189" calcext:value-type="currency">
            <text:p>$5,1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9F</text:p>
          </table:table-cell>
          <table:table-cell office:value-type="currency" office:currency="USD" office:value="5259" calcext:value-type="currency">
            <text:p>$5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lamp and Go Dolly Handl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-SS</text:p>
          </table:table-cell>
          <table:table-cell office:value-type="currency" office:currency="USD" office:value="439" calcext:value-type="currency">
            <text:p>$4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5-Gallon Pail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52-5</text:p>
          </table:table-cell>
          <table:table-cell office:value-type="currency" office:currency="USD" office:value="161" calcext:value-type="currency">
            <text:p>$1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-Duty Hydra-Lift 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10-110</text:p>
          </table:table-cell>
          <table:table-cell office:value-type="currency" office:currency="USD" office:value="3995" calcext:value-type="currency">
            <text:p>$3,9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14</text:p>
          </table:table-cell>
          <table:table-cell office:value-type="currency" office:currency="USD" office:value="4075" calcext:value-type="currency">
            <text:p>$4,0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15</text:p>
          </table:table-cell>
          <table:table-cell office:value-type="currency" office:currency="USD" office:value="4059" calcext:value-type="currency">
            <text:p>$4,0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20</text:p>
          </table:table-cell>
          <table:table-cell office:value-type="currency" office:currency="USD" office:value="3529" calcext:value-type="currency">
            <text:p>$3,5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24</text:p>
          </table:table-cell>
          <table:table-cell office:value-type="currency" office:currency="USD" office:value="3629" calcext:value-type="currency">
            <text:p>$3,6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25</text:p>
          </table:table-cell>
          <table:table-cell office:value-type="currency" office:currency="USD" office:value="3449" calcext:value-type="currency">
            <text:p>$3,449.00</text:p>
          </table:table-cell>
          <table:table-cell table:number-columns-repeated="6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currency" office:currency="USD" office:value="2747" calcext:value-type="currency">
            <text:p>$2,7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M-114</text:p>
          </table:table-cell>
          <table:table-cell office:value-type="currency" office:currency="USD" office:value="5545" calcext:value-type="currency">
            <text:p>$5,5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M-124</text:p>
          </table:table-cell>
          <table:table-cell office:value-type="currency" office:currency="USD" office:value="5160" calcext:value-type="currency">
            <text:p>$5,1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M</text:p>
          </table:table-cell>
          <table:table-cell office:value-type="currency" office:currency="USD" office:value="4240" calcext:value-type="currency">
            <text:p>$4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Vertical-Lift Drum Pour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currency" office:currency="USD" office:value="3829" calcext:value-type="currency">
            <text:p>$3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0</text:p>
          </table:table-cell>
          <table:table-cell office:value-type="currency" office:currency="USD" office:value="5575" calcext:value-type="currency">
            <text:p>$5,5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3</text:p>
          </table:table-cell>
          <table:table-cell office:value-type="currency" office:currency="USD" office:value="5860" calcext:value-type="currency">
            <text:p>$5,8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4</text:p>
          </table:table-cell>
          <table:table-cell office:value-type="currency" office:currency="USD" office:value="5936" calcext:value-type="currency">
            <text:p>$5,9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5</text:p>
          </table:table-cell>
          <table:table-cell office:value-type="currency" office:currency="USD" office:value="5619" calcext:value-type="currency">
            <text:p>$5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7</text:p>
          </table:table-cell>
          <table:table-cell office:value-type="currency" office:currency="USD" office:value="5980" calcext:value-type="currency">
            <text:p>$5,9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0</text:p>
          </table:table-cell>
          <table:table-cell office:value-type="currency" office:currency="USD" office:value="4619" calcext:value-type="currency">
            <text:p>$4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4</text:p>
          </table:table-cell>
          <table:table-cell office:value-type="currency" office:currency="USD" office:value="4671" calcext:value-type="currency">
            <text:p>$4,6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5</text:p>
          </table:table-cell>
          <table:table-cell office:value-type="currency" office:currency="USD" office:value="4644" calcext:value-type="currency">
            <text:p>$4,6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7</text:p>
          </table:table-cell>
          <table:table-cell office:value-type="currency" office:currency="USD" office:value="4880" calcext:value-type="currency">
            <text:p>$4,8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M</text:p>
          </table:table-cell>
          <table:table-cell office:value-type="currency" office:currency="USD" office:value="5349" calcext:value-type="currency">
            <text:p>$5,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M-114</text:p>
          </table:table-cell>
          <table:table-cell office:value-type="currency" office:currency="USD" office:value="7489" calcext:value-type="currency">
            <text:p>$7,4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M-124</text:p>
          </table:table-cell>
          <table:table-cell office:value-type="currency" office:currency="USD" office:value="6725" calcext:value-type="currency">
            <text:p>$6,7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</text:p>
          </table:table-cell>
          <table:table-cell office:value-type="currency" office:currency="USD" office:value="19999" calcext:value-type="currency">
            <text:p>$19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10</text:p>
          </table:table-cell>
          <table:table-cell office:value-type="currency" office:currency="USD" office:value="21921" calcext:value-type="currency">
            <text:p>$21,9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14</text:p>
          </table:table-cell>
          <table:table-cell office:value-type="currency" office:currency="USD" office:value="22601" calcext:value-type="currency">
            <text:p>$22,6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15</text:p>
          </table:table-cell>
          <table:table-cell office:value-type="currency" office:currency="USD" office:value="22421" calcext:value-type="currency">
            <text:p>$22,4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20</text:p>
          </table:table-cell>
          <table:table-cell office:value-type="currency" office:currency="USD" office:value="21600" calcext:value-type="currency">
            <text:p>$21,6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24</text:p>
          </table:table-cell>
          <table:table-cell office:value-type="currency" office:currency="USD" office:value="21500" calcext:value-type="currency">
            <text:p>$21,5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25</text:p>
          </table:table-cell>
          <table:table-cell office:value-type="currency" office:currency="USD" office:value="21500" calcext:value-type="currency">
            <text:p>$21,5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</text:p>
          </table:table-cell>
          <table:table-cell office:value-type="currency" office:currency="USD" office:value="7621" calcext:value-type="currency">
            <text:p>$7,6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10</text:p>
          </table:table-cell>
          <table:table-cell office:value-type="currency" office:currency="USD" office:value="8031" calcext:value-type="currency">
            <text:p>$8,0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14</text:p>
          </table:table-cell>
          <table:table-cell office:value-type="currency" office:currency="USD" office:value="8071" calcext:value-type="currency">
            <text:p>$8,0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15</text:p>
          </table:table-cell>
          <table:table-cell office:value-type="currency" office:currency="USD" office:value="8151" calcext:value-type="currency">
            <text:p>$8,1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20</text:p>
          </table:table-cell>
          <table:table-cell office:value-type="currency" office:currency="USD" office:value="6756" calcext:value-type="currency">
            <text:p>$6,7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24</text:p>
          </table:table-cell>
          <table:table-cell office:value-type="currency" office:currency="USD" office:value="6851" calcext:value-type="currency">
            <text:p>$6,8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25</text:p>
          </table:table-cell>
          <table:table-cell office:value-type="currency" office:currency="USD" office:value="6831" calcext:value-type="currency">
            <text:p>$6,831.00</text:p>
          </table:table-cell>
          <table:table-cell table:number-columns-repeated="6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currency" office:currency="USD" office:value="4250" calcext:value-type="currency">
            <text:p>$4,2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-120</text:p>
          </table:table-cell>
          <table:table-cell office:value-type="currency" office:currency="USD" office:value="4746" calcext:value-type="currency">
            <text:p>$4,7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-124</text:p>
          </table:table-cell>
          <table:table-cell office:value-type="currency" office:currency="USD" office:value="4899" calcext:value-type="currency">
            <text:p>$4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-125</text:p>
          </table:table-cell>
          <table:table-cell office:value-type="currency" office:currency="USD" office:value="4899" calcext:value-type="currency">
            <text:p>$4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M-T</text:p>
          </table:table-cell>
          <table:table-cell office:value-type="currency" office:currency="USD" office:value="12090" calcext:value-type="currency">
            <text:p>$12,0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</text:p>
          </table:table-cell>
          <table:table-cell office:value-type="currency" office:currency="USD" office:value="25864" calcext:value-type="currency">
            <text:p>$25,8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10</text:p>
          </table:table-cell>
          <table:table-cell office:value-type="currency" office:currency="USD" office:value="26660" calcext:value-type="currency">
            <text:p>$26,6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14</text:p>
          </table:table-cell>
          <table:table-cell office:value-type="currency" office:currency="USD" office:value="25740" calcext:value-type="currency">
            <text:p>$25,7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15</text:p>
          </table:table-cell>
          <table:table-cell office:value-type="currency" office:currency="USD" office:value="26578" calcext:value-type="currency">
            <text:p>$26,5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20</text:p>
          </table:table-cell>
          <table:table-cell office:value-type="currency" office:currency="USD" office:value="25629" calcext:value-type="currency">
            <text:p>$25,6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24</text:p>
          </table:table-cell>
          <table:table-cell office:value-type="currency" office:currency="USD" office:value="25800" calcext:value-type="currency">
            <text:p>$25,8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25</text:p>
          </table:table-cell>
          <table:table-cell office:value-type="currency" office:currency="USD" office:value="25630" calcext:value-type="currency">
            <text:p>$25,6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T</text:p>
          </table:table-cell>
          <table:table-cell office:value-type="currency" office:currency="USD" office:value="26530" calcext:value-type="currency">
            <text:p>$26,5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T-114</text:p>
          </table:table-cell>
          <table:table-cell office:value-type="currency" office:currency="USD" office:value="28414" calcext:value-type="currency">
            <text:p>$28,41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T-124</text:p>
          </table:table-cell>
          <table:table-cell office:value-type="currency" office:currency="USD" office:value="27470" calcext:value-type="currency">
            <text:p>$27,470.00</text:p>
          </table:table-cell>
          <table:table-cell table:number-columns-repeated="6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currency" office:currency="USD" office:value="4990" calcext:value-type="currency">
            <text:p>$4,9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0</text:p>
          </table:table-cell>
          <table:table-cell office:value-type="currency" office:currency="USD" office:value="6435" calcext:value-type="currency">
            <text:p>$6,4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4</text:p>
          </table:table-cell>
          <table:table-cell office:value-type="currency" office:currency="USD" office:value="6490" calcext:value-type="currency">
            <text:p>$6,4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5</text:p>
          </table:table-cell>
          <table:table-cell office:value-type="currency" office:currency="USD" office:value="6470" calcext:value-type="currency">
            <text:p>$6,4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7</text:p>
          </table:table-cell>
          <table:table-cell office:value-type="currency" office:currency="USD" office:value="6829" calcext:value-type="currency">
            <text:p>$6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0</text:p>
          </table:table-cell>
          <table:table-cell office:value-type="currency" office:currency="USD" office:value="5492" calcext:value-type="currency">
            <text:p>$5,4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4</text:p>
          </table:table-cell>
          <table:table-cell office:value-type="currency" office:currency="USD" office:value="5575" calcext:value-type="currency">
            <text:p>$5,5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5</text:p>
          </table:table-cell>
          <table:table-cell office:value-type="currency" office:currency="USD" office:value="5429" calcext:value-type="currency">
            <text:p>$5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7</text:p>
          </table:table-cell>
          <table:table-cell office:value-type="currency" office:currency="USD" office:value="5725" calcext:value-type="currency">
            <text:p>$5,7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M</text:p>
          </table:table-cell>
          <table:table-cell office:value-type="currency" office:currency="USD" office:value="7020" calcext:value-type="currency">
            <text:p>$7,0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M-114</text:p>
          </table:table-cell>
          <table:table-cell office:value-type="currency" office:currency="USD" office:value="8505" calcext:value-type="currency">
            <text:p>$8,5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M-124</text:p>
          </table:table-cell>
          <table:table-cell office:value-type="currency" office:currency="USD" office:value="7910" calcext:value-type="currency">
            <text:p>$7,9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10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14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15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20</text:p>
          </table:table-cell>
          <table:table-cell office:value-type="currency" office:currency="USD" office:value="22953" calcext:value-type="currency">
            <text:p>$22,9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24</text:p>
          </table:table-cell>
          <table:table-cell office:value-type="currency" office:currency="USD" office:value="22780" calcext:value-type="currency">
            <text:p>$22,7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25</text:p>
          </table:table-cell>
          <table:table-cell office:value-type="currency" office:currency="USD" office:value="22780" calcext:value-type="currency">
            <text:p>$22,7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7</text:p>
          </table:table-cell>
          <table:table-cell office:value-type="currency" office:currency="USD" office:value="13794" calcext:value-type="currency">
            <text:p>$13,794.00</text:p>
          </table:table-cell>
          <table:table-cell table:number-columns-repeated="6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currency" office:currency="USD" office:value="4951" calcext:value-type="currency">
            <text:p>$4,9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-120</text:p>
          </table:table-cell>
          <table:table-cell office:value-type="currency" office:currency="USD" office:value="5711" calcext:value-type="currency">
            <text:p>$5,7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-124</text:p>
          </table:table-cell>
          <table:table-cell office:value-type="currency" office:currency="USD" office:value="5776" calcext:value-type="currency">
            <text:p>$5,7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-125</text:p>
          </table:table-cell>
          <table:table-cell office:value-type="currency" office:currency="USD" office:value="5639" calcext:value-type="currency">
            <text:p>$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M-T</text:p>
          </table:table-cell>
          <table:table-cell office:value-type="currency" office:currency="USD" office:value="14510" calcext:value-type="currency">
            <text:p>$14,5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Tilt-To-Load Drum Tumbler with Automated Control Packag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11-1-115</text:p>
          </table:table-cell>
          <table:table-cell office:value-type="currency" office:currency="USD" office:value="16199" calcext:value-type="currency">
            <text:p>$16,1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1-230</text:p>
          </table:table-cell>
          <table:table-cell office:value-type="currency" office:currency="USD" office:value="15639" calcext:value-type="currency">
            <text:p>$1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230</text:p>
          </table:table-cell>
          <table:table-cell office:value-type="currency" office:currency="USD" office:value="15639" calcext:value-type="currency">
            <text:p>$1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460</text:p>
          </table:table-cell>
          <table:table-cell office:value-type="currency" office:currency="USD" office:value="15639" calcext:value-type="currency">
            <text:p>$1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575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1-22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23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44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40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6S-2D</text:p>
          </table:table-cell>
          <table:table-cell office:value-type="currency" office:currency="USD" office:value="1409" calcext:value-type="currency">
            <text:p>$1,4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S-2LP</text:p>
          </table:table-cell>
          <table:table-cell office:value-type="currency" office:currency="USD" office:value="560" calcext:value-type="currency">
            <text:p>$5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S-NDT</text:p>
          </table:table-cell>
          <table:table-cell office:value-type="currency" office:currency="USD" office:value="1810" calcext:value-type="currency">
            <text:p>$1,8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Custom Below-Hook Drum Lifter with Fork Pocke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6S-FP</text:p>
          </table:table-cell>
          <table:table-cell office:value-type="currency" office:currency="USD" office:value="809" calcext:value-type="currency">
            <text:p>$8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Custom Heavy-Duty Below-Hook Drum Lifter with Fork Pocke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6S-FPHD</text:p>
          </table:table-cell>
          <table:table-cell office:value-type="currency" office:currency="USD" office:value="1785" calcext:value-type="currency">
            <text:p>$1,7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Custom Kontrol-Karrier Drum C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S-LA</text:p>
          </table:table-cell>
          <table:table-cell office:value-type="currency" office:currency="USD" office:value="1110" calcext:value-type="currency">
            <text:p>$1,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4-Wheel Drum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DT</text:p>
          </table:table-cell>
          <table:table-cell table:style-name="ce2" office:value-type="string" calcext:value-type="string">
            <text:p>Ca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Custom Stainless Steel Below-Hook Drum C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KF-185S2-HD</text:p>
          </table:table-cell>
          <table:table-cell office:value-type="currency" office:currency="USD" office:value="6889" calcext:value-type="currency">
            <text:p>$6,8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5-Gallon Pail 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S-5</text:p>
          </table:table-cell>
          <table:table-cell office:value-type="currency" office:currency="USD" office:value="1085" calcext:value-type="currency">
            <text:p>$1,0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Hydra-Lift Drum 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00S-XR</text:p>
          </table:table-cell>
          <table:table-cell office:value-type="currency" office:currency="USD" office:value="3400" calcext:value-type="currency">
            <text:p>$3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10</text:p>
          </table:table-cell>
          <table:table-cell office:value-type="currency" office:currency="USD" office:value="4950" calcext:value-type="currency">
            <text:p>$4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14</text:p>
          </table:table-cell>
          <table:table-cell office:value-type="currency" office:currency="USD" office:value="4985" calcext:value-type="currency">
            <text:p>$4,9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15</text:p>
          </table:table-cell>
          <table:table-cell office:value-type="currency" office:currency="USD" office:value="4970" calcext:value-type="currency">
            <text:p>$4,9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20</text:p>
          </table:table-cell>
          <table:table-cell office:value-type="currency" office:currency="USD" office:value="4045" calcext:value-type="currency">
            <text:p>$4,0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24</text:p>
          </table:table-cell>
          <table:table-cell office:value-type="currency" office:currency="USD" office:value="4085" calcext:value-type="currency">
            <text:p>$4,0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25</text:p>
          </table:table-cell>
          <table:table-cell office:value-type="currency" office:currency="USD" office:value="4075" calcext:value-type="currency">
            <text:p>$4,0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Custom Fork Mounted Drum Handl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S-HD-FP</text:p>
          </table:table-cell>
          <table:table-cell office:value-type="currency" office:currency="USD" office:value="1555" calcext:value-type="currency">
            <text:p>$1,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Custom Heavy-Duty MORSpeed Forklift Attachmen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8-1S-HD</text:p>
          </table:table-cell>
          <table:table-cell office:value-type="currency" office:currency="USD" office:value="3395" calcext:value-type="currency">
            <text:p>$3,3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RStop Tilt-Brak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900i-P</text:p>
          </table:table-cell>
          <table:table-cell office:value-type="currency" office:currency="USD" office:value="161" calcext:value-type="currency">
            <text:p>$1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900-P</text:p>
          </table:table-cell>
          <table:table-cell office:value-type="currency" office:currency="USD" office:value="161" calcext:value-type="currency">
            <text:p>$1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900SSI-P</text:p>
          </table:table-cell>
          <table:table-cell office:value-type="currency" office:currency="USD" office:value="445" calcext:value-type="currency">
            <text:p>$4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ILOT Drum Pour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currency" office:currency="USD" office:value="21500" calcext:value-type="currency">
            <text:p>$21,500.00</text:p>
          </table:table-cell>
          <table:table-cell table:number-columns-repeated="6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currency" office:currency="USD" office:value="27900" calcext:value-type="currency">
            <text:p>$27,9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PILOT Power-Propelled MORStak Drum Rack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currency" office:currency="USD" office:value="22890" calcext:value-type="currency">
            <text:p>$22,8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PILOT Power-Propelled MORSpeed Drum Mover Stack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currency" office:currency="USD" office:value="20850" calcext:value-type="currency">
            <text:p>$20,8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Wireless Control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804i-P</text:p>
          </table:table-cell>
          <table:table-cell office:value-type="currency" office:currency="USD" office:value="637" calcext:value-type="currency">
            <text:p>$6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804-P</text:p>
          </table:table-cell>
          <table:table-cell office:value-type="currency" office:currency="USD" office:value="849" calcext:value-type="currency">
            <text:p>$8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-Duty Kontrol-Karrier - 15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A-HD</text:p>
          </table:table-cell>
          <table:table-cell office:value-type="currency" office:currency="USD" office:value="705" calcext:value-type="currency">
            <text:p>$7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AM-HD</text:p>
          </table:table-cell>
          <table:table-cell office:value-type="currency" office:currency="USD" office:value="1869" calcext:value-type="currency">
            <text:p>$1,8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A-HDSS</text:p>
          </table:table-cell>
          <table:table-cell office:value-type="currency" office:currency="USD" office:value="2090" calcext:value-type="currency">
            <text:p>$2,0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G-HD</text:p>
          </table:table-cell>
          <table:table-cell office:value-type="currency" office:currency="USD" office:value="869" calcext:value-type="currency">
            <text:p>$8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82A Series Drum Palletizers - Geared Til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2A-GT</text:p>
          </table:table-cell>
          <table:table-cell office:value-type="currency" office:currency="USD" office:value="2367" calcext:value-type="currency">
            <text:p>$2,3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GT-120</text:p>
          </table:table-cell>
          <table:table-cell office:value-type="currency" office:currency="USD" office:value="3120" calcext:value-type="currency">
            <text:p>$3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GT-124</text:p>
          </table:table-cell>
          <table:table-cell office:value-type="currency" office:currency="USD" office:value="3120" calcext:value-type="currency">
            <text:p>$3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GT-125</text:p>
          </table:table-cell>
          <table:table-cell office:value-type="currency" office:currency="USD" office:value="3120" calcext:value-type="currency">
            <text:p>$3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Model 14 Galvanized 55 Gallon Drum Dolly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14-GALV-SURPLUS</text:p>
          </table:table-cell>
          <table:table-cell office:value-type="currency" office:currency="USD" office:value="39" calcext:value-type="currency">
            <text:p>$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Model 14 Stainless Steel 55 Gallon Drum Dolly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4-SS-SURPLUS</text:p>
          </table:table-cell>
          <table:table-cell office:value-type="currency" office:currency="USD" office:value="89" calcext:value-type="currency">
            <text:p>$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153 Drum Trucks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53-SURPLUS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Drum Cone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-SG-45-23</text:p>
          </table:table-cell>
          <table:table-cell office:value-type="currency" office:currency="USD" office:value="489" calcext:value-type="currency">
            <text:p>$4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IV-45-23</text:p>
          </table:table-cell>
          <table:table-cell office:value-type="currency" office:currency="USD" office:value="1299" calcext:value-type="currency">
            <text:p>$1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SG-45-23</text:p>
          </table:table-cell>
          <table:table-cell office:value-type="currency" office:currency="USD" office:value="1159" calcext:value-type="currency">
            <text:p>$1,1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IV-45-23</text:p>
          </table:table-cell>
          <table:table-cell office:value-type="currency" office:currency="USD" office:value="1829" calcext:value-type="currency">
            <text:p>$1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-23</text:p>
          </table:table-cell>
          <table:table-cell office:value-type="currency" office:currency="USD" office:value="162" calcext:value-type="currency">
            <text:p>$162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7SS-23</text:p>
          </table:table-cell>
          <table:table-cell office:value-type="currency" office:currency="USD" office:value="405" calcext:value-type="currency">
            <text:p>$405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85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655 individual models</text:p>
          </table:table-cell>
          <table:table-cell table:style-name="Default" table:number-columns-repeated="7"/>
        </table:table-row>
      </table:table>
      <table:table table:name="Dutro" table:style-name="ta1">
        <table:table-column table:style-name="co5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5" table:default-cell-style-name="ce17"/>
        <table:table-column table:style-name="co14" table:number-columns-repeated="3" table:default-cell-style-name="ce17"/>
        <table:table-row table:style-name="ro25">
          <table:table-cell table:style-name="ce1" office:value-type="string" calcext:value-type="string">
            <text:p>Dutro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utro Basic Service Car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6x30HD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x30LD</text:p>
          </table:table-cell>
          <table:table-cell office:value-type="currency" office:currency="USD" office:value="134" calcext:value-type="currency">
            <text:p>$13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x30HD</text:p>
          </table:table-cell>
          <table:table-cell office:value-type="currency" office:currency="USD" office:value="215" calcext:value-type="currency">
            <text:p>$2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x30LD</text:p>
          </table:table-cell>
          <table:table-cell office:value-type="currency" office:currency="USD" office:value="139" calcext:value-type="currency">
            <text:p>$1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Heavy Duty Service Carts - 2 Shelve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4x36HD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x48HD</text:p>
          </table:table-cell>
          <table:table-cell office:value-type="currency" office:currency="USD" office:value="240" calcext:value-type="currency">
            <text:p>$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Heavy Duty Service Carts - 3 Shelve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24x36HD-3SHELF</text:p>
          </table:table-cell>
          <table:table-cell office:value-type="currency" office:currency="USD" office:value="247" calcext:value-type="currency">
            <text:p>$247.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24x48HD-3SHELF</text:p>
          </table:table-cell>
          <table:table-cell office:value-type="currency" office:currency="USD" office:value="281" calcext:value-type="currency">
            <text:p>$2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utro Piano Doll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currency" office:currency="USD" office:value="105" calcext:value-type="currency">
            <text:p>$1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Piano and Furniture 4 Wheel Swivel Doll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currency" office:currency="USD" office:value="109" calcext:value-type="currency">
            <text:p>$1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Self-Steering Moving Doll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currency" office:currency="USD" office:value="107" calcext:value-type="currency">
            <text:p>$1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Low Profile Furniture and Piano Doll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currency" office:currency="USD" office:value="64" calcext:value-type="currency">
            <text:p>$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6-Wheel Heavy-Duty Tubular 55 Inch Long Stocking Cart SM18-53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M18-53</text:p>
          </table:table-cell>
          <table:table-cell office:value-type="currency" office:currency="USD" office:value="237" calcext:value-type="currency">
            <text:p>$2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6-Wheel Stocking Hand Cart SM22-41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M22-41</text:p>
          </table:table-cell>
          <table:table-cell office:value-type="currency" office:currency="USD" office:value="245" calcext:value-type="currency">
            <text:p>$2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6-Wheel Heavy-Duty Tubular 75 Inch Long Stocking Cart SM18-75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M18-75</text:p>
          </table:table-cell>
          <table:table-cell office:value-type="currency" office:currency="USD" office:value="320" calcext:value-type="currency">
            <text:p>$3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4-Wheel Heavy-Duty 43 Inch Long Stocking Cart SM5B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M5B</text:p>
          </table:table-cell>
          <table:table-cell office:value-type="currency" office:currency="USD" office:value="155" calcext:value-type="currency">
            <text:p>$1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6-Wheel Steel Stocking Cart SM58B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M58B</text:p>
          </table:table-cell>
          <table:table-cell office:value-type="currency" office:currency="USD" office:value="230" calcext:value-type="currency">
            <text:p>$2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utro Drywall &amp; Panel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DWC2X4-FRM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WC2X4</text:p>
          </table:table-cell>
          <table:table-cell office:value-type="currency" office:currency="USD" office:value="299" calcext:value-type="currency">
            <text:p>$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WC2x4-8B</text:p>
          </table:table-cell>
          <table:table-cell office:value-type="currency" office:currency="USD" office:value="299" calcext:value-type="currency">
            <text:p>$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Standard Mattress Cart with Center Divid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currency" office:currency="USD" office:value="176" calcext:value-type="currency">
            <text:p>$1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Pillow Top Mattress Cart with Center Divid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041-PT</text:p>
          </table:table-cell>
          <table:table-cell office:value-type="currency" office:currency="USD" office:value="180" calcext:value-type="currency">
            <text:p>$1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utro Drum Doll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019" calcext:value-type="float">
            <text:p>3019</text:p>
          </table:table-cell>
          <table:table-cell office:value-type="currency" office:currency="USD" office:value="65" calcext:value-type="currency">
            <text:p>$65.00</text:p>
          </table:table-cell>
          <table:table-cell table:number-columns-repeated="6"/>
        </table:table-row>
        <table:table-row table:style-name="ro2">
          <table:table-cell office:value-type="float" office:value="3024" calcext:value-type="float">
            <text:p>3024</text:p>
          </table:table-cell>
          <table:table-cell office:value-type="currency" office:currency="USD" office:value="67" calcext:value-type="currency">
            <text:p>$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utro Drum Cradl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034W</text:p>
          </table:table-cell>
          <table:table-cell office:value-type="currency" office:currency="USD" office:value="124" calcext:value-type="currency">
            <text:p>$12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Lowboy Triangular Drum Doll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023" calcext:value-type="float">
            <text:p>3023</text:p>
          </table:table-cell>
          <table:table-cell office:value-type="currency" office:currency="USD" office:value="66" calcext:value-type="currency">
            <text:p>$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44 Inch Single-Pin Aluminum Hand Truck A48P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48PMP</text:p>
          </table:table-cell>
          <table:table-cell office:value-type="currency" office:currency="USD" office:value="140" calcext:value-type="currency">
            <text:p>$1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48PBP</text:p>
          </table:table-cell>
          <table:table-cell office:value-type="currency" office:currency="USD" office:value="140" calcext:value-type="currency">
            <text:p>$1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48PNP</text:p>
          </table:table-cell>
          <table:table-cell office:value-type="currency" office:currency="USD" office:value="165" calcext:value-type="currency">
            <text:p>$1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48PSP</text:p>
          </table:table-cell>
          <table:table-cell office:value-type="currency" office:currency="USD" office:value="140" calcext:value-type="currency">
            <text:p>$1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Aluminum Single-Pin Open-Plate 8-Inch-Wheel Hand Truck A48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48RSP</text:p>
          </table:table-cell>
          <table:table-cell office:value-type="currency" office:currency="USD" office:value="135" calcext:value-type="currency">
            <text:p>$1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48RMP</text:p>
          </table:table-cell>
          <table:table-cell office:value-type="currency" office:currency="USD" office:value="139" calcext:value-type="currency">
            <text:p>$1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48RBP</text:p>
          </table:table-cell>
          <table:table-cell office:value-type="currency" office:currency="USD" office:value="145" calcext:value-type="currency">
            <text:p>$1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48RNP</text:p>
          </table:table-cell>
          <table:table-cell office:value-type="currency" office:currency="USD" office:value="169" calcext:value-type="currency">
            <text:p>$1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54 Inch Single-Pin Aluminum Hand Truck A58P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58PMP</text:p>
          </table:table-cell>
          <table:table-cell office:value-type="currency" office:currency="USD" office:value="143" calcext:value-type="currency">
            <text:p>$1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8PBP</text:p>
          </table:table-cell>
          <table:table-cell office:value-type="currency" office:currency="USD" office:value="143" calcext:value-type="currency">
            <text:p>$1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8PNP</text:p>
          </table:table-cell>
          <table:table-cell office:value-type="currency" office:currency="USD" office:value="170" calcext:value-type="currency">
            <text:p>$1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8PSP</text:p>
          </table:table-cell>
          <table:table-cell office:value-type="currency" office:currency="USD" office:value="140" calcext:value-type="currency">
            <text:p>$1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54 Inch Single-Pin Aluminum Hand Truck A58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58RMP</text:p>
          </table:table-cell>
          <table:table-cell office:value-type="currency" office:currency="USD" office:value="154" calcext:value-type="currency">
            <text:p>$15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8RBP</text:p>
          </table:table-cell>
          <table:table-cell office:value-type="currency" office:currency="USD" office:value="154" calcext:value-type="currency">
            <text:p>$15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8RNP</text:p>
          </table:table-cell>
          <table:table-cell office:value-type="currency" office:currency="USD" office:value="185" calcext:value-type="currency">
            <text:p>$1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8RSP</text:p>
          </table:table-cell>
          <table:table-cell office:value-type="currency" office:currency="USD" office:value="150" calcext:value-type="currency">
            <text:p>$1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54 Inch Double-Loop Aluminum Hand Truck A58P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58PMDL</text:p>
          </table:table-cell>
          <table:table-cell office:value-type="currency" office:currency="USD" office:value="160" calcext:value-type="currency">
            <text:p>$1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8PBDL</text:p>
          </table:table-cell>
          <table:table-cell office:value-type="currency" office:currency="USD" office:value="160" calcext:value-type="currency">
            <text:p>$1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8PNDL</text:p>
          </table:table-cell>
          <table:table-cell office:value-type="currency" office:currency="USD" office:value="180" calcext:value-type="currency">
            <text:p>$1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8PSDL</text:p>
          </table:table-cell>
          <table:table-cell office:value-type="currency" office:currency="USD" office:value="155" calcext:value-type="currency">
            <text:p>$1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A510P Aluminum Single-Pin Standard-Plate 10-inch-Wheel Hand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510PSP</text:p>
          </table:table-cell>
          <table:table-cell office:value-type="currency" office:currency="USD" office:value="146" calcext:value-type="currency">
            <text:p>$1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10PBP</text:p>
          </table:table-cell>
          <table:table-cell office:value-type="currency" office:currency="USD" office:value="165" calcext:value-type="currency">
            <text:p>$1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10PNP</text:p>
          </table:table-cell>
          <table:table-cell office:value-type="currency" office:currency="USD" office:value="165" calcext:value-type="currency">
            <text:p>$1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Aluminum Double-Loop Standard-Plate 10-Inch Wheel Hand Truck A510P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510PSDL</text:p>
          </table:table-cell>
          <table:table-cell office:value-type="currency" office:currency="USD" office:value="156" calcext:value-type="currency">
            <text:p>$1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10PNDL</text:p>
          </table:table-cell>
          <table:table-cell office:value-type="currency" office:currency="USD" office:value="166" calcext:value-type="currency">
            <text:p>$1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10PBDL</text:p>
          </table:table-cell>
          <table:table-cell office:value-type="currency" office:currency="USD" office:value="175" calcext:value-type="currency">
            <text:p>$1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Aluminum Double-Loop Open-Plate 10-Inch Wheel Hand Truck A510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510RSDL</text:p>
          </table:table-cell>
          <table:table-cell office:value-type="currency" office:currency="USD" office:value="169" calcext:value-type="currency">
            <text:p>$1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10RBDL</text:p>
          </table:table-cell>
          <table:table-cell office:value-type="currency" office:currency="USD" office:value="179" calcext:value-type="currency">
            <text:p>$1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10RNDL</text:p>
          </table:table-cell>
          <table:table-cell office:value-type="currency" office:currency="USD" office:value="179" calcext:value-type="currency">
            <text:p>$1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Continuous Loop Handle Hand Truck RET5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RET50N</text:p>
          </table:table-cell>
          <table:table-cell office:value-type="currency" office:currency="USD" office:value="77" calcext:value-type="currency">
            <text:p>$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50S</text:p>
          </table:table-cell>
          <table:table-cell office:value-type="currency" office:currency="USD" office:value="77" calcext:value-type="currency">
            <text:p>$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Single Loop Handle Steel Hand Truck RET51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RET51N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51S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Double Pin Handle Steel Hand Truck RET52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RET52N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52S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Double Pin Handle Steel Utility Hand Truck 521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210S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0N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10B</text:p>
          </table:table-cell>
          <table:table-cell office:value-type="currency" office:currency="USD" office:value="109" calcext:value-type="currency">
            <text:p>$1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Single Loop Handle Steel Utility Hand Truck 511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110B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0N</text:p>
          </table:table-cell>
          <table:table-cell office:value-type="currency" office:currency="USD" office:value="90" calcext:value-type="currency">
            <text:p>$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10S</text:p>
          </table:table-cell>
          <table:table-cell office:value-type="currency" office:currency="USD" office:value="85" calcext:value-type="currency">
            <text:p>$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Light Duty Steel Hand Truck 137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currency" office:currency="USD" office:value="71" calcext:value-type="currency">
            <text:p>$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Continuous Loop Handle Steel Utility Hand Truck 501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010B</text:p>
          </table:table-cell>
          <table:table-cell office:value-type="currency" office:currency="USD" office:value="101" calcext:value-type="currency">
            <text:p>$1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10N</text:p>
          </table:table-cell>
          <table:table-cell office:value-type="currency" office:currency="USD" office:value="94" calcext:value-type="currency">
            <text:p>$9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010S</text:p>
          </table:table-cell>
          <table:table-cell office:value-type="currency" office:currency="USD" office:value="84" calcext:value-type="currency">
            <text:p>$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teel Double-Loop Delivery Hand Truck with 10 Inch Whe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10PNDL</text:p>
          </table:table-cell>
          <table:table-cell office:value-type="currency" office:currency="USD" office:value="132" calcext:value-type="currency">
            <text:p>$13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PBDL</text:p>
          </table:table-cell>
          <table:table-cell office:value-type="currency" office:currency="USD" office:value="133" calcext:value-type="currency">
            <text:p>$1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PSDL</text:p>
          </table:table-cell>
          <table:table-cell office:value-type="currency" office:currency="USD" office:value="108" calcext:value-type="currency">
            <text:p>$1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Steel Single-Pin Delivery Hand Truck with 10 Inch Wheels 510P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10PNP</text:p>
          </table:table-cell>
          <table:table-cell office:value-type="currency" office:currency="USD" office:value="129" calcext:value-type="currency">
            <text:p>$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PBP</text:p>
          </table:table-cell>
          <table:table-cell office:value-type="currency" office:currency="USD" office:value="135" calcext:value-type="currency">
            <text:p>$1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PSP</text:p>
          </table:table-cell>
          <table:table-cell office:value-type="currency" office:currency="USD" office:value="105" calcext:value-type="currency">
            <text:p>$1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Steel Single-Loop Hand Truck with 8 Inch Whe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8PNL</text:p>
          </table:table-cell>
          <table:table-cell office:value-type="currency" office:currency="USD" office:value="133" calcext:value-type="currency">
            <text:p>$1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PML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PSL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Double Loop Steel Delivery Hand Truck with 8 Inch Whe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8PMDL</text:p>
          </table:table-cell>
          <table:table-cell office:value-type="currency" office:currency="USD" office:value="107" calcext:value-type="currency">
            <text:p>$1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PBDL</text:p>
          </table:table-cell>
          <table:table-cell office:value-type="currency" office:currency="USD" office:value="107" calcext:value-type="currency">
            <text:p>$1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PNDL</text:p>
          </table:table-cell>
          <table:table-cell office:value-type="currency" office:currency="USD" office:value="135" calcext:value-type="currency">
            <text:p>$1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PSDL</text:p>
          </table:table-cell>
          <table:table-cell office:value-type="currency" office:currency="USD" office:value="105" calcext:value-type="currency">
            <text:p>$1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Single Pin Steel Delivery Hand Truck with 8 Inch Whe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8PMP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PNP</text:p>
          </table:table-cell>
          <table:table-cell office:value-type="currency" office:currency="USD" office:value="137" calcext:value-type="currency">
            <text:p>$1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PSP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Steel Single-Pin Deluxe Hand Truck with 8 Inch Wheels 58P-DLX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8PMP-DLX</text:p>
          </table:table-cell>
          <table:table-cell office:value-type="currency" office:currency="USD" office:value="147" calcext:value-type="currency">
            <text:p>$1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Heavy-Duty Single-Pin Steel Hand Truck with 8 Inch Wheels 58PMP-H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8PMP-HD</text:p>
          </table:table-cell>
          <table:table-cell office:value-type="currency" office:currency="USD" office:value="126" calcext:value-type="currency">
            <text:p>$1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Single Pin Steel Delivery Hand Truck with 8 Inch Whe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8PMP</text:p>
          </table:table-cell>
          <table:table-cell office:value-type="currency" office:currency="USD" office:value="96" calcext:value-type="currency">
            <text:p>$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8PBP</text:p>
          </table:table-cell>
          <table:table-cell office:value-type="currency" office:currency="USD" office:value="96" calcext:value-type="currency">
            <text:p>$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8PNP</text:p>
          </table:table-cell>
          <table:table-cell office:value-type="currency" office:currency="USD" office:value="129" calcext:value-type="currency">
            <text:p>$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8PSP</text:p>
          </table:table-cell>
          <table:table-cell office:value-type="currency" office:currency="USD" office:value="96" calcext:value-type="currency">
            <text:p>$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Heavy-Duty Single-Pin Steel Delivery Hand Truck with 8 Inch Wheels 48PMP-H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8PMP-HD</text:p>
          </table:table-cell>
          <table:table-cell office:value-type="currency" office:currency="USD" office:value="119" calcext:value-type="currency">
            <text:p>$1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2-Way Convertible Steel Hand Truck 122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currency" office:currency="USD" office:value="234" calcext:value-type="currency">
            <text:p>$23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-8M</text:p>
          </table:table-cell>
          <table:table-cell office:value-type="currency" office:currency="USD" office:value="218" calcext:value-type="currency">
            <text:p>$2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2-8N</text:p>
          </table:table-cell>
          <table:table-cell office:value-type="currency" office:currency="USD" office:value="235" calcext:value-type="currency">
            <text:p>$2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3-Way Convertible Steel Hand Truck 12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currency" office:currency="USD" office:value="275" calcext:value-type="currency">
            <text:p>$2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0-8N</text:p>
          </table:table-cell>
          <table:table-cell office:value-type="currency" office:currency="USD" office:value="299" calcext:value-type="currency">
            <text:p>$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0-8S</text:p>
          </table:table-cell>
          <table:table-cell office:value-type="currency" office:currency="USD" office:value="244" calcext:value-type="currency">
            <text:p>$2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utro Appliance Truck AHT8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HT8S-A</text:p>
          </table:table-cell>
          <table:table-cell office:value-type="currency" office:currency="USD" office:value="186" calcext:value-type="currency">
            <text:p>$18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Double Loop Handle Appliance Hand Truck 1404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currency" office:currency="USD" office:value="230" calcext:value-type="currency">
            <text:p>$2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wing-Out Double Loop Handle Appliance Hand Truck 1404SO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404SO</text:p>
          </table:table-cell>
          <table:table-cell office:value-type="currency" office:currency="USD" office:value="306" calcext:value-type="currency">
            <text:p>$3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Double Loop Handle Appliance Hand Truck 142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currency" office:currency="USD" office:value="275" calcext:value-type="currency">
            <text:p>$2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wing-Out Double Loop Handle Appliance Hand Truck 1420SO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420SO</text:p>
          </table:table-cell>
          <table:table-cell office:value-type="currency" office:currency="USD" office:value="317" calcext:value-type="currency">
            <text:p>$3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Small Wheel Appliance Hand Truck with Geared Ratchet 1504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currency" office:currency="USD" office:value="230" calcext:value-type="currency">
            <text:p>$2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mall Wheel Appliance Hand Truck with Offset Handle 1509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currency" office:currency="USD" office:value="199" calcext:value-type="currency">
            <text:p>$1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All Terrain Appliance Hand Truck 190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900N</text:p>
          </table:table-cell>
          <table:table-cell office:value-type="currency" office:currency="USD" office:value="260" calcext:value-type="currency">
            <text:p>$2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00P</text:p>
          </table:table-cell>
          <table:table-cell office:value-type="currency" office:currency="USD" office:value="267" calcext:value-type="currency">
            <text:p>$2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Salesman Hand Truck with 5 inch Wheels 903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currency" office:currency="USD" office:value="105" calcext:value-type="currency">
            <text:p>$1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alesman Hand Truck with Folding Nose and 5 inch Wheels 904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currency" office:currency="USD" office:value="123" calcext:value-type="currency">
            <text:p>$12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alesman Hand Truck with Folding Nose and 8 inch Wheels 908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908M</text:p>
          </table:table-cell>
          <table:table-cell office:value-type="currency" office:currency="USD" office:value="140" calcext:value-type="currency">
            <text:p>$1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8N</text:p>
          </table:table-cell>
          <table:table-cell office:value-type="currency" office:currency="USD" office:value="170" calcext:value-type="currency">
            <text:p>$1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5-Gallon Pail Hand Truck 960-8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currency" office:currency="USD" office:value="135" calcext:value-type="currency">
            <text:p>$1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2-Wheel Cylinder Hand Truck 95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currency" office:currency="USD" office:value="145" calcext:value-type="currency">
            <text:p>$1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2-Wheel Drum Truck 300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currency" office:currency="USD" office:value="313" calcext:value-type="currency">
            <text:p>$3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All-Purpose Drum Dolly 3002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002" calcext:value-type="float">
            <text:p>3002</text:p>
          </table:table-cell>
          <table:table-cell office:value-type="currency" office:currency="USD" office:value="290" calcext:value-type="currency">
            <text:p>$2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4-Wheel Drum Truck 3004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004" calcext:value-type="float">
            <text:p>3004</text:p>
          </table:table-cell>
          <table:table-cell office:value-type="currency" office:currency="USD" office:value="350" calcext:value-type="currency">
            <text:p>$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Single Bottle Swing Out Hand Truck D-SBSO-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D-SBSO-M</text:p>
          </table:table-cell>
          <table:table-cell office:value-type="currency" office:currency="USD" office:value="206" calcext:value-type="currency">
            <text:p>$2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Beverage Hand Trucks BEV58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BEV-58B</text:p>
          </table:table-cell>
          <table:table-cell office:value-type="currency" office:currency="USD" office:value="110" calcext:value-type="currency">
            <text:p>$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V-58S</text:p>
          </table:table-cell>
          <table:table-cell office:value-type="currency" office:currency="USD" office:value="107" calcext:value-type="currency">
            <text:p>$1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V-58M</text:p>
          </table:table-cell>
          <table:table-cell office:value-type="currency" office:currency="USD" office:value="110" calcext:value-type="currency">
            <text:p>$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Brute Vending Machine Hand Truck 1866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currency" office:currency="USD" office:value="480" calcext:value-type="currency">
            <text:p>$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Brute Vending Machine Hand Truck 1872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72-BRUTE</text:p>
          </table:table-cell>
          <table:table-cell office:value-type="currency" office:currency="USD" office:value="499" calcext:value-type="currency">
            <text:p>$4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72-SB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Brute Vending Machine Hand Truck 1878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currency" office:currency="USD" office:value="510" calcext:value-type="currency">
            <text:p>$5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78-SB</text:p>
          </table:table-cell>
          <table:table-cell office:value-type="currency" office:currency="USD" office:value="543" calcext:value-type="currency">
            <text:p>$5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Brawny Brute Vending Machine Hand Truck 1888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currency" office:currency="USD" office:value="595" calcext:value-type="currency">
            <text:p>$5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Brawny Brute Vending Machine Hand Truck 1888-78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88-78"TALL</text:p>
          </table:table-cell>
          <table:table-cell office:value-type="currency" office:currency="USD" office:value="625" calcext:value-type="currency">
            <text:p>$6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Light Duty Steel Hand Truck with Folding Nose 138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currency" office:currency="USD" office:value="84" calcext:value-type="currency">
            <text:p>$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hovel Nose Hand Truck with Continuous Handle 808 &amp; 81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08M</text:p>
          </table:table-cell>
          <table:table-cell office:value-type="currency" office:currency="USD" office:value="182" calcext:value-type="currency">
            <text:p>$1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8B</text:p>
          </table:table-cell>
          <table:table-cell office:value-type="currency" office:currency="USD" office:value="187" calcext:value-type="currency">
            <text:p>$1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8S</text:p>
          </table:table-cell>
          <table:table-cell office:value-type="currency" office:currency="USD" office:value="169" calcext:value-type="currency">
            <text:p>$1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10S</text:p>
          </table:table-cell>
          <table:table-cell office:value-type="currency" office:currency="USD" office:value="173" calcext:value-type="currency">
            <text:p>$1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10B</text:p>
          </table:table-cell>
          <table:table-cell office:value-type="currency" office:currency="USD" office:value="189" calcext:value-type="currency">
            <text:p>$1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hovel Nose Hand Truck with Extended Handle 820 &amp; 828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28M</text:p>
          </table:table-cell>
          <table:table-cell office:value-type="currency" office:currency="USD" office:value="204" calcext:value-type="currency">
            <text:p>$20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8B</text:p>
          </table:table-cell>
          <table:table-cell office:value-type="currency" office:currency="USD" office:value="204" calcext:value-type="currency">
            <text:p>$20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8S</text:p>
          </table:table-cell>
          <table:table-cell office:value-type="currency" office:currency="USD" office:value="189" calcext:value-type="currency">
            <text:p>$1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0S</text:p>
          </table:table-cell>
          <table:table-cell office:value-type="currency" office:currency="USD" office:value="199" calcext:value-type="currency">
            <text:p>$1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0B</text:p>
          </table:table-cell>
          <table:table-cell office:value-type="currency" office:currency="USD" office:value="229" calcext:value-type="currency">
            <text:p>$2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EZE-OFF Steel Delivery Truck 10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currency" office:currency="USD" office:value="146" calcext:value-type="currency">
            <text:p>$1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8B</text:p>
          </table:table-cell>
          <table:table-cell office:value-type="currency" office:currency="USD" office:value="146" calcext:value-type="currency">
            <text:p>$1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8S</text:p>
          </table:table-cell>
          <table:table-cell office:value-type="currency" office:currency="USD" office:value="132" calcext:value-type="currency">
            <text:p>$13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-8P</text:p>
          </table:table-cell>
          <table:table-cell office:value-type="currency" office:currency="USD" office:value="160" calcext:value-type="currency">
            <text:p>$1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EZE-OFF Steel Delivery Truck 100-DLX6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00-DLX-60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Deluxe Torch Truck R-DT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R-DTT8S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-DTT10S</text:p>
          </table:table-cell>
          <table:table-cell office:value-type="currency" office:currency="USD" office:value="119" calcext:value-type="currency">
            <text:p>$1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-DTT10N</text:p>
          </table:table-cell>
          <table:table-cell office:value-type="currency" office:currency="USD" office:value="129" calcext:value-type="currency">
            <text:p>$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Dual Cylinder Truck D-CYKO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D-CYKO-10N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CYKO-10S</text:p>
          </table:table-cell>
          <table:table-cell office:value-type="currency" office:currency="USD" office:value="179" calcext:value-type="currency">
            <text:p>$1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CYKO</text:p>
          </table:table-cell>
          <table:table-cell office:value-type="currency" office:currency="USD" office:value="225" calcext:value-type="currency">
            <text:p>$2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4-Wheel Cylinder Hand Trucks D-4WS-CYKO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D-4WS-CYKO</text:p>
          </table:table-cell>
          <table:table-cell office:value-type="currency" office:currency="USD" office:value="398" calcext:value-type="currency">
            <text:p>$398.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-4WS-CYKO-10N</text:p>
          </table:table-cell>
          <table:table-cell office:value-type="currency" office:currency="USD" office:value="376" calcext:value-type="currency">
            <text:p>$376.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-4WS-CYKO-10S</text:p>
          </table:table-cell>
          <table:table-cell office:value-type="currency" office:currency="USD" office:value="356" calcext:value-type="currency">
            <text:p>$3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Liquid Cylinder Hand Trucks D-LCA126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D-LCA126-N</text:p>
          </table:table-cell>
          <table:table-cell office:value-type="currency" office:currency="USD" office:value="510" calcext:value-type="currency">
            <text:p>$5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LCA126</text:p>
          </table:table-cell>
          <table:table-cell office:value-type="currency" office:currency="USD" office:value="499" calcext:value-type="currency">
            <text:p>$4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Tubular Stocking Hand Cart HB5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5B</text:p>
          </table:table-cell>
          <table:table-cell office:value-type="currency" office:currency="USD" office:value="150" calcext:value-type="currency">
            <text:p>$1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5B-SOLID</text:p>
          </table:table-cell>
          <table:table-cell office:value-type="currency" office:currency="USD" office:value="196" calcext:value-type="currency">
            <text:p>$1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Solid Top Tubular Stocking Cart LT5B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LT5B</text:p>
          </table:table-cell>
          <table:table-cell office:value-type="currency" office:currency="USD" office:value="160" calcext:value-type="currency">
            <text:p>$1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All-Purpose Platform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4X36PT</text:p>
          </table:table-cell>
          <table:table-cell office:value-type="currency" office:currency="USD" office:value="199" calcext:value-type="currency">
            <text:p>$1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X48PT</text:p>
          </table:table-cell>
          <table:table-cell office:value-type="currency" office:currency="USD" office:value="209" calcext:value-type="currency">
            <text:p>$2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Narrow Aisle U-Boat Car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016-UBT</text:p>
          </table:table-cell>
          <table:table-cell office:value-type="currency" office:currency="USD" office:value="245" calcext:value-type="currency">
            <text:p>$2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018-UBT</text:p>
          </table:table-cell>
          <table:table-cell office:value-type="currency" office:currency="USD" office:value="267" calcext:value-type="currency">
            <text:p>$2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Lumber &amp; Panel Hand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LUM-8X2-6MRR</text:p>
          </table:table-cell>
          <table:table-cell office:value-type="currency" office:currency="USD" office:value="336" calcext:value-type="currency">
            <text:p>$3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M-8X2-8POR</text:p>
          </table:table-cell>
          <table:table-cell office:value-type="currency" office:currency="USD" office:value="346" calcext:value-type="currency">
            <text:p>$3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1800 Series Parts Breakdown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-18C</text:p>
          </table:table-cell>
          <table:table-cell office:value-type="currency" office:currency="USD" office:value="9.13" calcext:value-type="currency">
            <text:p>$9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L</text:p>
          </table:table-cell>
          <table:table-cell office:value-type="currency" office:currency="USD" office:value="26.4" calcext:value-type="currency">
            <text:p>$26.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D</text:p>
          </table:table-cell>
          <table:table-cell office:value-type="currency" office:currency="USD" office:value="3.52" calcext:value-type="currency">
            <text:p>$3.5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F</text:p>
          </table:table-cell>
          <table:table-cell office:value-type="currency" office:currency="USD" office:value="84.37" calcext:value-type="currency">
            <text:p>$84.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6E</text:p>
          </table:table-cell>
          <table:table-cell office:value-type="currency" office:currency="USD" office:value="24.97" calcext:value-type="currency">
            <text:p>$24.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Y</text:p>
          </table:table-cell>
          <table:table-cell office:value-type="currency" office:currency="USD" office:value="4.84" calcext:value-type="currency">
            <text:p>$4.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6CD</text:p>
          </table:table-cell>
          <table:table-cell table:style-name="ce2" office:value-type="string" calcext:value-type="string">
            <text:p>CA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5D</text:p>
          </table:table-cell>
          <table:table-cell office:value-type="currency" office:currency="USD" office:value="20.79" calcext:value-type="currency">
            <text:p>$20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H</text:p>
          </table:table-cell>
          <table:table-cell office:value-type="currency" office:currency="USD" office:value="61.49" calcext:value-type="currency">
            <text:p>$61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Ratchet Replacement Par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-35D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32D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30D</text:p>
          </table:table-cell>
          <table:table-cell office:value-type="currency" office:currency="USD" office:value="16" calcext:value-type="currency">
            <text:p>$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31D</text:p>
          </table:table-cell>
          <table:table-cell office:value-type="currency" office:currency="USD" office:value="2.99" calcext:value-type="currency">
            <text:p>$2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4D</text:p>
          </table:table-cell>
          <table:table-cell table:style-name="ce2" office:value-type="string" calcext:value-type="string">
            <text:p>CA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40D</text:p>
          </table:table-cell>
          <table:table-cell table:style-name="ce2" office:value-type="string" calcext:value-type="string">
            <text:p>CA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40D-1</text:p>
          </table:table-cell>
          <table:table-cell table:style-name="ce2" office:value-type="string" calcext:value-type="string">
            <text:p>CA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utro Hand Truck Par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-15A</text:p>
          </table:table-cell>
          <table:table-cell office:value-type="currency" office:currency="USD" office:value="17" calcext:value-type="currency">
            <text:p>$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5B</text:p>
          </table:table-cell>
          <table:table-cell office:value-type="currency" office:currency="USD" office:value="23" calcext:value-type="currency">
            <text:p>$2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5C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5D</text:p>
          </table:table-cell>
          <table:table-cell office:value-type="currency" office:currency="USD" office:value="18" calcext:value-type="currency">
            <text:p>$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5E</text:p>
          </table:table-cell>
          <table:table-cell office:value-type="currency" office:currency="USD" office:value="21" calcext:value-type="currency">
            <text:p>$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5F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6A</text:p>
          </table:table-cell>
          <table:table-cell office:value-type="currency" office:currency="USD" office:value="19" calcext:value-type="currency">
            <text:p>$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6C</text:p>
          </table:table-cell>
          <table:table-cell office:value-type="currency" office:currency="USD" office:value="19" calcext:value-type="currency">
            <text:p>$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6E</text:p>
          </table:table-cell>
          <table:table-cell office:value-type="currency" office:currency="USD" office:value="19" calcext:value-type="currency">
            <text:p>$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A</text:p>
          </table:table-cell>
          <table:table-cell office:value-type="currency" office:currency="USD" office:value="12" calcext:value-type="currency">
            <text:p>$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B</text:p>
          </table:table-cell>
          <table:table-cell office:value-type="currency" office:currency="USD" office:value="1.85" calcext:value-type="currency">
            <text:p>$1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C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D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F</text:p>
          </table:table-cell>
          <table:table-cell office:value-type="currency" office:currency="USD" office:value="64" calcext:value-type="currency">
            <text:p>$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G</text:p>
          </table:table-cell>
          <table:table-cell office:value-type="currency" office:currency="USD" office:value="43" calcext:value-type="currency">
            <text:p>$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H</text:p>
          </table:table-cell>
          <table:table-cell office:value-type="currency" office:currency="USD" office:value="46" calcext:value-type="currency">
            <text:p>$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L</text:p>
          </table:table-cell>
          <table:table-cell office:value-type="currency" office:currency="USD" office:value="20" calcext:value-type="currency">
            <text:p>$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S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TH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18Y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21A</text:p>
          </table:table-cell>
          <table:table-cell office:value-type="currency" office:currency="USD" office:value="21" calcext:value-type="currency">
            <text:p>$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23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30</text:p>
          </table:table-cell>
          <table:table-cell office:value-type="currency" office:currency="USD" office:value="11" calcext:value-type="currency">
            <text:p>$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3000-4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00-07L</text:p>
          </table:table-cell>
          <table:table-cell office:value-type="currency" office:currency="USD" office:value="18" calcext:value-type="currency">
            <text:p>$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00-07R</text:p>
          </table:table-cell>
          <table:table-cell office:value-type="currency" office:currency="USD" office:value="18" calcext:value-type="currency">
            <text:p>$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31</text:p>
          </table:table-cell>
          <table:table-cell office:value-type="currency" office:currency="USD" office:value="1.75" calcext:value-type="currency">
            <text:p>$1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32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35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38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70</text:p>
          </table:table-cell>
          <table:table-cell office:value-type="currency" office:currency="USD" office:value="7" calcext:value-type="currency">
            <text:p>$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71</text:p>
          </table:table-cell>
          <table:table-cell office:value-type="currency" office:currency="USD" office:value="1.85" calcext:value-type="currency">
            <text:p>$1.8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-AXLE-SLEEVE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BB1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BB34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BB58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BS120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BUMP-BLK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BUMPER</text:p>
          </table:table-cell>
          <table:table-cell office:value-type="currency" office:currency="USD" office:value="1.75" calcext:value-type="currency">
            <text:p>$1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FN</text:p>
          </table:table-cell>
          <table:table-cell office:value-type="currency" office:currency="USD" office:value="21" calcext:value-type="currency">
            <text:p>$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KH</text:p>
          </table:table-cell>
          <table:table-cell office:value-type="currency" office:currency="USD" office:value="29" calcext:value-type="currency">
            <text:p>$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SPRING-1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SPRING-12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SPRING-1800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SW120</text:p>
          </table:table-cell>
          <table:table-cell office:value-type="currency" office:currency="USD" office:value="81" calcext:value-type="currency">
            <text:p>$8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SW120-W0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WASH-1</text:p>
          </table:table-cell>
          <table:table-cell office:value-type="currency" office:currency="USD" office:value="0.3" calcext:value-type="currency">
            <text:p>$0.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WASH-34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WASH-58</text:p>
          </table:table-cell>
          <table:table-cell office:value-type="currency" office:currency="USD" office:value="0.08" calcext:value-type="currency">
            <text:p>$0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-WG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utro Hand Truck Whe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W-M10</text:p>
          </table:table-cell>
          <table:table-cell office:value-type="currency" office:currency="USD" office:value="47" calcext:value-type="currency">
            <text:p>$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M52</text:p>
          </table:table-cell>
          <table:table-cell office:value-type="currency" office:currency="USD" office:value="17" calcext:value-type="currency">
            <text:p>$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M62-58</text:p>
          </table:table-cell>
          <table:table-cell office:value-type="currency" office:currency="USD" office:value="31" calcext:value-type="currency">
            <text:p>$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M62-34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M8258-58</text:p>
          </table:table-cell>
          <table:table-cell office:value-type="currency" office:currency="USD" office:value="26.5" calcext:value-type="currency">
            <text:p>$26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-M8234-34</text:p>
          </table:table-cell>
          <table:table-cell office:value-type="currency" office:currency="USD" office:value="26.5" calcext:value-type="currency">
            <text:p>$26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N10</text:p>
          </table:table-cell>
          <table:table-cell office:value-type="currency" office:currency="USD" office:value="23" calcext:value-type="currency">
            <text:p>$2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N12</text:p>
          </table:table-cell>
          <table:table-cell office:value-type="currency" office:currency="USD" office:value="79" calcext:value-type="currency">
            <text:p>$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N8</text:p>
          </table:table-cell>
          <table:table-cell office:value-type="currency" office:currency="USD" office:value="21" calcext:value-type="currency">
            <text:p>$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S10275-58</text:p>
          </table:table-cell>
          <table:table-cell office:value-type="currency" office:currency="USD" office:value="19" calcext:value-type="currency">
            <text:p>$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S10275-34</text:p>
          </table:table-cell>
          <table:table-cell office:value-type="currency" office:currency="USD" office:value="18" calcext:value-type="currency">
            <text:p>$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S8-52-5-58</text:p>
          </table:table-cell>
          <table:table-cell office:value-type="currency" office:currency="USD" office:value="35" calcext:value-type="currency">
            <text:p>$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-S8-52-5-34</text:p>
          </table:table-cell>
          <table:table-cell office:value-type="currency" office:currency="USD" office:value="34" calcext:value-type="currency">
            <text:p>$3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-S82-5-58</text:p>
          </table:table-cell>
          <table:table-cell office:value-type="currency" office:currency="USD" office:value="13" calcext:value-type="currency">
            <text:p>$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-S82-5-34</text:p>
          </table:table-cell>
          <table:table-cell office:value-type="currency" office:currency="USD" office:value="13" calcext:value-type="currency">
            <text:p>$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SP8</text:p>
          </table:table-cell>
          <table:table-cell office:value-type="currency" office:currency="USD" office:value="43" calcext:value-type="currency">
            <text:p>$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SP10</text:p>
          </table:table-cell>
          <table:table-cell office:value-type="currency" office:currency="USD" office:value="63" calcext:value-type="currency">
            <text:p>$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SP12</text:p>
          </table:table-cell>
          <table:table-cell office:value-type="currency" office:currency="USD" office:value="77" calcext:value-type="currency">
            <text:p>$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Caster and Wheel Sets for Dollies, Hand Carts and Hand Truck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W-C4R</text:p>
          </table:table-cell>
          <table:table-cell office:value-type="currency" office:currency="USD" office:value="18.36" calcext:value-type="currency">
            <text:p>$18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C4S</text:p>
          </table:table-cell>
          <table:table-cell office:value-type="currency" office:currency="USD" office:value="19.68" calcext:value-type="currency">
            <text:p>$19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C4SP</text:p>
          </table:table-cell>
          <table:table-cell office:value-type="currency" office:currency="USD" office:value="21.39" calcext:value-type="currency">
            <text:p>$21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C5R</text:p>
          </table:table-cell>
          <table:table-cell office:value-type="currency" office:currency="USD" office:value="18.8" calcext:value-type="currency">
            <text:p>$18.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C5S</text:p>
          </table:table-cell>
          <table:table-cell office:value-type="currency" office:currency="USD" office:value="21.77" calcext:value-type="currency">
            <text:p>$21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-C5SP</text:p>
          </table:table-cell>
          <table:table-cell office:value-type="currency" office:currency="USD" office:value="21.66" calcext:value-type="currency">
            <text:p>$21.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Lumber and Pipe Platform Trucks with Stromberg Cas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DTS-3060-6MRR</text:p>
          </table:table-cell>
          <table:table-cell office:value-type="currency" office:currency="USD" office:value="259" calcext:value-type="currency">
            <text:p>$259.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S-3060-8MRR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060-6PHR</text:p>
          </table:table-cell>
          <table:table-cell office:value-type="currency" office:currency="USD" office:value="279" calcext:value-type="currency">
            <text:p>$2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060-8PHR</text:p>
          </table:table-cell>
          <table:table-cell office:value-type="currency" office:currency="USD" office:value="288" calcext:value-type="currency">
            <text:p>$2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060-6POR</text:p>
          </table:table-cell>
          <table:table-cell office:value-type="currency" office:currency="USD" office:value="295" calcext:value-type="currency">
            <text:p>$2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060-8POR</text:p>
          </table:table-cell>
          <table:table-cell office:value-type="currency" office:currency="USD" office:value="306" calcext:value-type="currency">
            <text:p>$30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060-8PN</text:p>
          </table:table-cell>
          <table:table-cell office:value-type="currency" office:currency="USD" office:value="299" calcext:value-type="currency">
            <text:p>$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060-10PN</text:p>
          </table:table-cell>
          <table:table-cell office:value-type="currency" office:currency="USD" office:value="305" calcext:value-type="currency">
            <text:p>$3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060-12PN</text:p>
          </table:table-cell>
          <table:table-cell office:value-type="currency" office:currency="USD" office:value="339" calcext:value-type="currency">
            <text:p>$339.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S-3672-6MRR</text:p>
          </table:table-cell>
          <table:table-cell office:value-type="currency" office:currency="USD" office:value="334" calcext:value-type="currency">
            <text:p>$334.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S-3672-8MRR</text:p>
          </table:table-cell>
          <table:table-cell office:value-type="currency" office:currency="USD" office:value="349" calcext:value-type="currency">
            <text:p>$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672-6PHR</text:p>
          </table:table-cell>
          <table:table-cell office:value-type="currency" office:currency="USD" office:value="348" calcext:value-type="currency">
            <text:p>$3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672-8PHR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672-6POR</text:p>
          </table:table-cell>
          <table:table-cell office:value-type="currency" office:currency="USD" office:value="363" calcext:value-type="currency">
            <text:p>$3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672-8POR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672-10PN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S-3672-12PN</text:p>
          </table:table-cell>
          <table:table-cell office:value-type="currency" office:currency="USD" office:value="396" calcext:value-type="currency">
            <text:p>$3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teel Single-Pin Open-Plate 8-inch-Wheel Hand Truck 58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8RMP</text:p>
          </table:table-cell>
          <table:table-cell office:value-type="currency" office:currency="USD" office:value="103" calcext:value-type="currency">
            <text:p>$10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RBP</text:p>
          </table:table-cell>
          <table:table-cell office:value-type="currency" office:currency="USD" office:value="103" calcext:value-type="currency">
            <text:p>$10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RNP</text:p>
          </table:table-cell>
          <table:table-cell office:value-type="currency" office:currency="USD" office:value="138" calcext:value-type="currency">
            <text:p>$1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RSP</text:p>
          </table:table-cell>
          <table:table-cell office:value-type="currency" office:currency="USD" office:value="102" calcext:value-type="currency">
            <text:p>$1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Steel Double-Loop Open-Plate 8-inch-Wheel Hand Truck 58RDL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8RMDL</text:p>
          </table:table-cell>
          <table:table-cell office:value-type="currency" office:currency="USD" office:value="116" calcext:value-type="currency">
            <text:p>$1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RBDL</text:p>
          </table:table-cell>
          <table:table-cell office:value-type="currency" office:currency="USD" office:value="116" calcext:value-type="currency">
            <text:p>$1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RNDL</text:p>
          </table:table-cell>
          <table:table-cell office:value-type="currency" office:currency="USD" office:value="140" calcext:value-type="currency">
            <text:p>$1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RSDL</text:p>
          </table:table-cell>
          <table:table-cell office:value-type="currency" office:currency="USD" office:value="116" calcext:value-type="currency">
            <text:p>$1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Steel Double-Loop Open-Plate 10-inch-Wheel Hand Truck 510RDL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10RNDL</text:p>
          </table:table-cell>
          <table:table-cell office:value-type="currency" office:currency="USD" office:value="148" calcext:value-type="currency">
            <text:p>$1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RSDL</text:p>
          </table:table-cell>
          <table:table-cell office:value-type="currency" office:currency="USD" office:value="122" calcext:value-type="currency">
            <text:p>$1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teel Single-Pin Open-Plate 8-inch-Wheel Hand Truck 48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8RMP</text:p>
          </table:table-cell>
          <table:table-cell office:value-type="currency" office:currency="USD" office:value="102" calcext:value-type="currency">
            <text:p>$1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8RBP</text:p>
          </table:table-cell>
          <table:table-cell office:value-type="currency" office:currency="USD" office:value="102" calcext:value-type="currency">
            <text:p>$1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8RNP</text:p>
          </table:table-cell>
          <table:table-cell office:value-type="currency" office:currency="USD" office:value="140" calcext:value-type="currency">
            <text:p>$1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8RSP</text:p>
          </table:table-cell>
          <table:table-cell office:value-type="currency" office:currency="USD" office:value="102" calcext:value-type="currency">
            <text:p>$1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Steel Single-Pin Open-Plate 10-inch-Wheel Hand Truck 510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10RNP</text:p>
          </table:table-cell>
          <table:table-cell office:value-type="currency" office:currency="USD" office:value="136" calcext:value-type="currency">
            <text:p>$1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RSP</text:p>
          </table:table-cell>
          <table:table-cell office:value-type="currency" office:currency="USD" office:value="121" calcext:value-type="currency">
            <text:p>$1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7">
          <table:table-cell office:value-type="string" calcext:value-type="string">
            <text:p>Dutro Steel Single-Pin Open-Plate 8-inch-Wheel Deluxe Steel Delivery Hand Truck 58R-DLX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8RMP-DLX</text:p>
          </table:table-cell>
          <table:table-cell office:value-type="currency" office:currency="USD" office:value="145" calcext:value-type="currency">
            <text:p>$1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RBP-DLX</text:p>
          </table:table-cell>
          <table:table-cell office:value-type="currency" office:currency="USD" office:value="154" calcext:value-type="currency">
            <text:p>$15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48RMP-HD Heavy-Duty Single-Pin Open-Plate 8-inch-Wheel Steel Hand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8RMP-HD</text:p>
          </table:table-cell>
          <table:table-cell office:value-type="currency" office:currency="USD" office:value="130" calcext:value-type="currency">
            <text:p>$1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Dutro Heavy-Duty Single-Pin Steel Delivery Hand Truck 58RMP-HD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8RMP-HD</text:p>
          </table:table-cell>
          <table:table-cell office:value-type="currency" office:currency="USD" office:value="130" calcext:value-type="currency">
            <text:p>$1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8">
          <table:table-cell office:value-type="string" calcext:value-type="string">
            <text:p>Dutro Single-Loop Open-Plate 8-inch-Wheel Steel Delivery Hand Truck 58RL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8RML</text:p>
          </table:table-cell>
          <table:table-cell office:value-type="currency" office:currency="USD" office:value="108" calcext:value-type="currency">
            <text:p>$1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RBL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RNL</text:p>
          </table:table-cell>
          <table:table-cell office:value-type="currency" office:currency="USD" office:value="129" calcext:value-type="currency">
            <text:p>$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8RSL</text:p>
          </table:table-cell>
          <table:table-cell office:value-type="currency" office:currency="USD" office:value="105" calcext:value-type="currency">
            <text:p>$1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utro Cylinder Truck R-UPC220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R-UPC220</text:p>
          </table:table-cell>
          <table:table-cell office:value-type="currency" office:currency="USD" office:value="219" calcext:value-type="currency">
            <text:p>$2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2 Inch Bumper - Blue Cross Piec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-73</text:p>
          </table:table-cell>
          <table:table-cell office:value-type="currency" office:currency="USD" office:value="2.25" calcext:value-type="currency">
            <text:p>$2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1 Inch Handle Grip - Blu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-10</text:p>
          </table:table-cell>
          <table:table-cell office:value-type="currency" office:currency="USD" office:value="2.05" calcext:value-type="currency">
            <text:p>$2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1-1/4 Inch Handle Grip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-11</text:p>
          </table:table-cell>
          <table:table-cell office:value-type="currency" office:currency="USD" office:value="3.05" calcext:value-type="currency">
            <text:p>$3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Beverage Hand Trucks BEV64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BEV-64B</text:p>
          </table:table-cell>
          <table:table-cell office:value-type="currency" office:currency="USD" office:value="115" calcext:value-type="currency">
            <text:p>$1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V-64S</text:p>
          </table:table-cell>
          <table:table-cell office:value-type="currency" office:currency="USD" office:value="110" calcext:value-type="currency">
            <text:p>$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V-64M</text:p>
          </table:table-cell>
          <table:table-cell office:value-type="currency" office:currency="USD" office:value="115" calcext:value-type="currency">
            <text:p>$1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Beverage Hand Truck with Center Line BEV58-CL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BEV58B-CL</text:p>
          </table:table-cell>
          <table:table-cell office:value-type="currency" office:currency="USD" office:value="118" calcext:value-type="currency">
            <text:p>$1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V58S-CL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V58M-CL</text:p>
          </table:table-cell>
          <table:table-cell office:value-type="currency" office:currency="USD" office:value="112" calcext:value-type="currency">
            <text:p>$1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Liquid Cylinder Cart D-LC126-N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D-LC126-N</text:p>
          </table:table-cell>
          <table:table-cell office:value-type="currency" office:currency="USD" office:value="465" calcext:value-type="currency">
            <text:p>$4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59 Inch Appliance Hand Truck 1291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currency" office:currency="USD" office:value="193" calcext:value-type="currency">
            <text:p>$19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59 Inch Appliance Hand Truck 1292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currency" office:currency="USD" office:value="197" calcext:value-type="currency">
            <text:p>$1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Dutro Appliance Hand Truck 1293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currency" office:currency="USD" office:value="208" calcext:value-type="currency">
            <text:p>$2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24x36HD-3 Service Carts - 3 Shelf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24x36HD-3-SURPLUS</text:p>
          </table:table-cell>
          <table:table-cell office:value-type="currency" office:currency="USD" office:value="140" calcext:value-type="currency">
            <text:p>$1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CR24x26 Curb Ramps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R24x26-SURPLUS</text:p>
          </table:table-cell>
          <table:table-cell office:value-type="currency" office:currency="USD" office:value="69" calcext:value-type="currency">
            <text:p>$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Pillow Top Mattress Cart - No Center Divid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041-PT-W/O</text:p>
          </table:table-cell>
          <table:table-cell office:value-type="currency" office:currency="USD" office:value="180" calcext:value-type="currency">
            <text:p>$1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Dutro Standard Mattress Cart - No Center Divid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2040-W/O</text:p>
          </table:table-cell>
          <table:table-cell office:value-type="currency" office:currency="USD" office:value="167" calcext:value-type="currency">
            <text:p>$16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10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314 individual models</text:p>
          </table:table-cell>
          <table:table-cell table:style-name="Default" table:number-columns-repeated="7"/>
        </table:table-row>
      </table:table>
      <table:table table:name="Jarke" table:style-name="ta2">
        <table:table-column table:style-name="co19" table:default-cell-style-name="Default"/>
        <table:table-column table:style-name="co2" table:default-cell-style-name="ce91"/>
        <table:table-column table:style-name="co10" table:default-cell-style-name="ce91"/>
        <table:table-column table:style-name="co2" table:number-columns-repeated="2" table:default-cell-style-name="Default"/>
        <table:table-column table:style-name="co16" table:default-cell-style-name="ce91"/>
        <table:table-column table:style-name="co4" table:default-cell-style-name="ce91"/>
        <table:table-column table:style-name="co4" table:number-columns-repeated="2" table:default-cell-style-name="Default"/>
        <table:table-column table:style-name="co2" table:number-columns-repeated="1015" table:default-cell-style-name="Default"/>
        <table:table-row table:style-name="ro25">
          <table:table-cell table:style-name="ce67" office:value-type="string" calcext:value-type="string">
            <text:p>Jarke PRICE LIST</text:p>
          </table:table-cell>
          <table:table-cell table:number-columns-repeated="1023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1023"/>
        </table:table-row>
        <table:table-row table:style-name="ro29">
          <table:table-cell table:style-name="ce71" office:value-type="string" calcext:value-type="string">
            <text:p>High Density E-Z Glide Roll-Out Shelving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363662</text:p>
          </table:table-cell>
          <table:table-cell table:number-columns-repeated="2" table:style-name="ce74" office:value-type="currency" office:currency="USD" office:value="3150" calcext:value-type="currency">
            <text:p>$3,150.00</text:p>
          </table:table-cell>
          <table:table-cell table:style-name="ce84"/>
          <table:table-cell table:style-name="ce101" office:value-type="currency" office:currency="USD" office:value="2099.05" calcext:value-type="currency">
            <text:p>$2,099.05</text:p>
          </table:table-cell>
          <table:table-cell table:style-name="ce101" office:value-type="currency" office:currency="USD" office:value="3253.73" calcext:value-type="currency">
            <text:p>$3,253.73</text:p>
          </table:table-cell>
          <table:table-cell table:style-name="ce101" table:formula="of:=[.F5]-[.B5]" office:value-type="currency" office:currency="USD" office:value="103.73" calcext:value-type="currency">
            <text:p>$103.73</text:p>
          </table:table-cell>
          <table:table-cell table:style-name="ce84" table:formula="of:=[.F5]/[.E5]" office:value-type="float" office:value="1.55009647221362" calcext:value-type="float">
            <text:p>1.55009647221362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3662</text:p>
          </table:table-cell>
          <table:table-cell table:number-columns-repeated="2" table:style-name="ce74" office:value-type="currency" office:currency="USD" office:value="3299" calcext:value-type="currency">
            <text:p>$3,299.00</text:p>
          </table:table-cell>
          <table:table-cell table:style-name="ce84"/>
          <table:table-cell table:style-name="ce101" office:value-type="currency" office:currency="USD" office:value="2234.5" calcext:value-type="currency">
            <text:p>$2,234.50</text:p>
          </table:table-cell>
          <table:table-cell table:style-name="ce101" office:value-type="currency" office:currency="USD" office:value="3413.79" calcext:value-type="currency">
            <text:p>$3,413.79</text:p>
          </table:table-cell>
          <table:table-cell table:style-name="ce101" table:formula="of:=[.F6]-[.B6]" office:value-type="currency" office:currency="USD" office:value="114.79" calcext:value-type="currency">
            <text:p>$114.79</text:p>
          </table:table-cell>
          <table:table-cell table:style-name="ce84" table:formula="of:=[.F6]/[.E6]" office:value-type="float" office:value="1.52776460058179" calcext:value-type="float">
            <text:p>1.52776460058179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4862</text:p>
          </table:table-cell>
          <table:table-cell table:number-columns-repeated="2" table:style-name="ce74" office:value-type="currency" office:currency="USD" office:value="3499" calcext:value-type="currency">
            <text:p>$3,499.00</text:p>
          </table:table-cell>
          <table:table-cell table:style-name="ce84"/>
          <table:table-cell table:style-name="ce101" office:value-type="currency" office:currency="USD" office:value="2378.43" calcext:value-type="currency">
            <text:p>$2,378.43</text:p>
          </table:table-cell>
          <table:table-cell table:style-name="ce101" office:value-type="currency" office:currency="USD" office:value="3689.36" calcext:value-type="currency">
            <text:p>$3,689.36</text:p>
          </table:table-cell>
          <table:table-cell table:style-name="ce101" table:formula="of:=[.F7]-[.B7]" office:value-type="currency" office:currency="USD" office:value="190.36" calcext:value-type="currency">
            <text:p>$190.36</text:p>
          </table:table-cell>
          <table:table-cell table:style-name="ce84" table:formula="of:=[.F7]/[.E7]" office:value-type="float" office:value="1.55117451428043" calcext:value-type="float">
            <text:p>1.55117451428043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363672</text:p>
          </table:table-cell>
          <table:table-cell table:number-columns-repeated="2" table:style-name="ce74" office:value-type="currency" office:currency="USD" office:value="3169" calcext:value-type="currency">
            <text:p>$3,169.00</text:p>
          </table:table-cell>
          <table:table-cell table:style-name="ce84"/>
          <table:table-cell table:style-name="ce101" office:value-type="currency" office:currency="USD" office:value="2110.16" calcext:value-type="currency">
            <text:p>$2,110.16</text:p>
          </table:table-cell>
          <table:table-cell table:style-name="ce101" office:value-type="currency" office:currency="USD" office:value="3275.92" calcext:value-type="currency">
            <text:p>$3,275.92</text:p>
          </table:table-cell>
          <table:table-cell table:style-name="ce101" table:formula="of:=[.F8]-[.B8]" office:value-type="currency" office:currency="USD" office:value="106.92" calcext:value-type="currency">
            <text:p>$106.92</text:p>
          </table:table-cell>
          <table:table-cell table:style-name="ce84" table:formula="of:=[.F8]/[.E8]" office:value-type="float" office:value="1.55245099897638" calcext:value-type="float">
            <text:p>1.55245099897638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3672</text:p>
          </table:table-cell>
          <table:table-cell table:number-columns-repeated="2" table:style-name="ce74" office:value-type="currency" office:currency="USD" office:value="3279" calcext:value-type="currency">
            <text:p>$3,279.00</text:p>
          </table:table-cell>
          <table:table-cell table:style-name="ce84"/>
          <table:table-cell table:style-name="ce101" office:value-type="currency" office:currency="USD" office:value="2245.61" calcext:value-type="currency">
            <text:p>$2,245.61</text:p>
          </table:table-cell>
          <table:table-cell table:style-name="ce101" office:value-type="currency" office:currency="USD" office:value="3486.39" calcext:value-type="currency">
            <text:p>$3,486.39</text:p>
          </table:table-cell>
          <table:table-cell table:style-name="ce101" table:formula="of:=[.F9]-[.B9]" office:value-type="currency" office:currency="USD" office:value="207.39" calcext:value-type="currency">
            <text:p>$207.39</text:p>
          </table:table-cell>
          <table:table-cell table:style-name="ce84" table:formula="of:=[.F9]/[.E9]" office:value-type="float" office:value="1.55253583658783" calcext:value-type="float">
            <text:p>1.55253583658783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4872</text:p>
          </table:table-cell>
          <table:table-cell table:number-columns-repeated="2" table:style-name="ce74" office:value-type="currency" office:currency="USD" office:value="3550" calcext:value-type="currency">
            <text:p>$3,550.00</text:p>
          </table:table-cell>
          <table:table-cell table:style-name="ce84"/>
          <table:table-cell table:style-name="ce101" office:value-type="currency" office:currency="USD" office:value="2389.39" calcext:value-type="currency">
            <text:p>$2,389.39</text:p>
          </table:table-cell>
          <table:table-cell table:style-name="ce101" office:value-type="currency" office:currency="USD" office:value="3711.43" calcext:value-type="currency">
            <text:p>$3,711.43</text:p>
          </table:table-cell>
          <table:table-cell table:style-name="ce101" table:formula="of:=[.F10]-[.B10]" office:value-type="currency" office:currency="USD" office:value="161.43" calcext:value-type="currency">
            <text:p>$161.43</text:p>
          </table:table-cell>
          <table:table-cell table:style-name="ce84" table:formula="of:=[.F10]/[.E10]" office:value-type="float" office:value="1.55329602953055" calcext:value-type="float">
            <text:p>1.5532960295305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363684</text:p>
          </table:table-cell>
          <table:table-cell table:number-columns-repeated="2" table:style-name="ce74" office:value-type="currency" office:currency="USD" office:value="3999" calcext:value-type="currency">
            <text:p>$3,999.00</text:p>
          </table:table-cell>
          <table:table-cell table:style-name="ce84"/>
          <table:table-cell table:style-name="ce101" office:value-type="currency" office:currency="USD" office:value="2660.53" calcext:value-type="currency">
            <text:p>$2,660.53</text:p>
          </table:table-cell>
          <table:table-cell table:style-name="ce101" office:value-type="currency" office:currency="USD" office:value="4135.63" calcext:value-type="currency">
            <text:p>$4,135.63</text:p>
          </table:table-cell>
          <table:table-cell table:style-name="ce101" table:formula="of:=[.F11]-[.B11]" office:value-type="currency" office:currency="USD" office:value="136.63" calcext:value-type="currency">
            <text:p>$136.63</text:p>
          </table:table-cell>
          <table:table-cell table:style-name="ce84" table:formula="of:=[.F11]/[.E11]" office:value-type="float" office:value="1.55443840137116" calcext:value-type="float">
            <text:p>1.55443840137116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3684</text:p>
          </table:table-cell>
          <table:table-cell table:number-columns-repeated="2" table:style-name="ce74" office:value-type="currency" office:currency="USD" office:value="4199" calcext:value-type="currency">
            <text:p>$4,199.00</text:p>
          </table:table-cell>
          <table:table-cell table:style-name="ce84"/>
          <table:table-cell table:style-name="ce101" office:value-type="currency" office:currency="USD" office:value="2853.71" calcext:value-type="currency">
            <text:p>$2,853.71</text:p>
          </table:table-cell>
          <table:table-cell table:style-name="ce101" office:value-type="currency" office:currency="USD" office:value="4360.55" calcext:value-type="currency">
            <text:p>$4,360.55</text:p>
          </table:table-cell>
          <table:table-cell table:style-name="ce101" table:formula="of:=[.F12]-[.B12]" office:value-type="currency" office:currency="USD" office:value="161.55" calcext:value-type="currency">
            <text:p>$161.55</text:p>
          </table:table-cell>
          <table:table-cell table:style-name="ce84" table:formula="of:=[.F12]/[.E12]" office:value-type="float" office:value="1.52802842615402" calcext:value-type="float">
            <text:p>1.52802842615402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4884</text:p>
          </table:table-cell>
          <table:table-cell table:number-columns-repeated="2" table:style-name="ce74" office:value-type="currency" office:currency="USD" office:value="4599" calcext:value-type="currency">
            <text:p>$4,599.00</text:p>
          </table:table-cell>
          <table:table-cell table:style-name="ce84"/>
          <table:table-cell table:style-name="ce101" office:value-type="currency" office:currency="USD" office:value="3030.42" calcext:value-type="currency">
            <text:p>$3,030.42</text:p>
          </table:table-cell>
          <table:table-cell table:style-name="ce101" office:value-type="currency" office:currency="USD" office:value="4725.89" calcext:value-type="currency">
            <text:p>$4,725.89</text:p>
          </table:table-cell>
          <table:table-cell table:style-name="ce101" table:formula="of:=[.F13]-[.B13]" office:value-type="currency" office:currency="USD" office:value="126.89" calcext:value-type="currency">
            <text:p>$126.89</text:p>
          </table:table-cell>
          <table:table-cell table:style-name="ce84" table:formula="of:=[.F13]/[.E13]" office:value-type="float" office:value="1.55948350393675" calcext:value-type="float">
            <text:p>1.5594835039367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363662A</text:p>
          </table:table-cell>
          <table:table-cell table:number-columns-repeated="2" table:style-name="ce74" office:value-type="currency" office:currency="USD" office:value="2969" calcext:value-type="currency">
            <text:p>$2,969.00</text:p>
          </table:table-cell>
          <table:table-cell table:style-name="ce84"/>
          <table:table-cell table:style-name="ce101" office:value-type="currency" office:currency="USD" office:value="1981.71" calcext:value-type="currency">
            <text:p>$1,981.71</text:p>
          </table:table-cell>
          <table:table-cell table:style-name="ce101" office:value-type="currency" office:currency="USD" office:value="3072" calcext:value-type="currency">
            <text:p>$3,072.00</text:p>
          </table:table-cell>
          <table:table-cell table:style-name="ce101" table:formula="of:=[.F14]-[.B14]" office:value-type="currency" office:currency="USD" office:value="103" calcext:value-type="currency">
            <text:p>$103.00</text:p>
          </table:table-cell>
          <table:table-cell table:style-name="ce84" table:formula="of:=[.F14]/[.E14]" office:value-type="float" office:value="1.55017636283815" calcext:value-type="float">
            <text:p>1.5501763628381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3662A</text:p>
          </table:table-cell>
          <table:table-cell table:number-columns-repeated="2" table:style-name="ce74" office:value-type="currency" office:currency="USD" office:value="3099" calcext:value-type="currency">
            <text:p>$3,099.00</text:p>
          </table:table-cell>
          <table:table-cell table:style-name="ce84"/>
          <table:table-cell table:style-name="ce101" office:value-type="currency" office:currency="USD" office:value="2117.16" calcext:value-type="currency">
            <text:p>$2,117.16</text:p>
          </table:table-cell>
          <table:table-cell table:style-name="ce101" office:value-type="currency" office:currency="USD" office:value="3232.07" calcext:value-type="currency">
            <text:p>$3,232.07</text:p>
          </table:table-cell>
          <table:table-cell table:style-name="ce101" table:formula="of:=[.F15]-[.B15]" office:value-type="currency" office:currency="USD" office:value="133.07" calcext:value-type="currency">
            <text:p>$133.07</text:p>
          </table:table-cell>
          <table:table-cell table:style-name="ce84" table:formula="of:=[.F15]/[.E15]" office:value-type="float" office:value="1.52660639724915" calcext:value-type="float">
            <text:p>1.5266063972491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4862A</text:p>
          </table:table-cell>
          <table:table-cell table:number-columns-repeated="2" table:style-name="ce74" office:value-type="currency" office:currency="USD" office:value="3349" calcext:value-type="currency">
            <text:p>$3,349.00</text:p>
          </table:table-cell>
          <table:table-cell table:style-name="ce84"/>
          <table:table-cell table:style-name="ce101" office:value-type="currency" office:currency="USD" office:value="2261.72" calcext:value-type="currency">
            <text:p>$2,261.72</text:p>
          </table:table-cell>
          <table:table-cell table:style-name="ce101" office:value-type="currency" office:currency="USD" office:value="3503.57" calcext:value-type="currency">
            <text:p>$3,503.57</text:p>
          </table:table-cell>
          <table:table-cell table:style-name="ce101" table:formula="of:=[.F16]-[.B16]" office:value-type="currency" office:currency="USD" office:value="154.57" calcext:value-type="currency">
            <text:p>$154.57</text:p>
          </table:table-cell>
          <table:table-cell table:style-name="ce84" table:formula="of:=[.F16]/[.E16]" office:value-type="float" office:value="1.54907327166935" calcext:value-type="float">
            <text:p>1.5490732716693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363672A</text:p>
          </table:table-cell>
          <table:table-cell table:number-columns-repeated="2" table:style-name="ce74" office:value-type="currency" office:currency="USD" office:value="2950" calcext:value-type="currency">
            <text:p>$2,950.00</text:p>
          </table:table-cell>
          <table:table-cell table:style-name="ce84"/>
          <table:table-cell table:style-name="ce101" office:value-type="currency" office:currency="USD" office:value="1987.26" calcext:value-type="currency">
            <text:p>$1,987.26</text:p>
          </table:table-cell>
          <table:table-cell table:style-name="ce101" office:value-type="currency" office:currency="USD" office:value="3083.11" calcext:value-type="currency">
            <text:p>$3,083.11</text:p>
          </table:table-cell>
          <table:table-cell table:style-name="ce101" table:formula="of:=[.F17]-[.B17]" office:value-type="currency" office:currency="USD" office:value="133.11" calcext:value-type="currency">
            <text:p>$133.11</text:p>
          </table:table-cell>
          <table:table-cell table:style-name="ce84" table:formula="of:=[.F17]/[.E17]" office:value-type="float" office:value="1.5514376578807" calcext:value-type="float">
            <text:p>1.5514376578807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3672A</text:p>
          </table:table-cell>
          <table:table-cell table:number-columns-repeated="2" table:style-name="ce74" office:value-type="currency" office:currency="USD" office:value="3099" calcext:value-type="currency">
            <text:p>$3,099.00</text:p>
          </table:table-cell>
          <table:table-cell table:style-name="ce84"/>
          <table:table-cell table:style-name="ce101" office:value-type="currency" office:currency="USD" office:value="2122.71" calcext:value-type="currency">
            <text:p>$2,122.71</text:p>
          </table:table-cell>
          <table:table-cell table:style-name="ce101" office:value-type="currency" office:currency="USD" office:value="3243.15" calcext:value-type="currency">
            <text:p>$3,243.15</text:p>
          </table:table-cell>
          <table:table-cell table:style-name="ce101" table:formula="of:=[.F18]-[.B18]" office:value-type="currency" office:currency="USD" office:value="144.15" calcext:value-type="currency">
            <text:p>$144.15</text:p>
          </table:table-cell>
          <table:table-cell table:style-name="ce84" table:formula="of:=[.F18]/[.E18]" office:value-type="float" office:value="1.52783470186695" calcext:value-type="float">
            <text:p>1.5278347018669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4872A</text:p>
          </table:table-cell>
          <table:table-cell table:number-columns-repeated="2" table:style-name="ce74" office:value-type="currency" office:currency="USD" office:value="3399" calcext:value-type="currency">
            <text:p>$3,399.00</text:p>
          </table:table-cell>
          <table:table-cell table:style-name="ce84"/>
          <table:table-cell table:style-name="ce101" office:value-type="currency" office:currency="USD" office:value="2267.2" calcext:value-type="currency">
            <text:p>$2,267.20</text:p>
          </table:table-cell>
          <table:table-cell table:style-name="ce101" office:value-type="currency" office:currency="USD" office:value="3514.61" calcext:value-type="currency">
            <text:p>$3,514.61</text:p>
          </table:table-cell>
          <table:table-cell table:style-name="ce101" table:formula="of:=[.F19]-[.B19]" office:value-type="currency" office:currency="USD" office:value="115.61" calcext:value-type="currency">
            <text:p>$115.61</text:p>
          </table:table-cell>
          <table:table-cell table:style-name="ce84" table:formula="of:=[.F19]/[.E19]" office:value-type="float" office:value="1.55019848270995" calcext:value-type="float">
            <text:p>1.5501984827099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363684A</text:p>
          </table:table-cell>
          <table:table-cell table:number-columns-repeated="2" table:style-name="ce74" office:value-type="currency" office:currency="USD" office:value="3799" calcext:value-type="currency">
            <text:p>$3,799.00</text:p>
          </table:table-cell>
          <table:table-cell table:style-name="ce84"/>
          <table:table-cell table:style-name="ce101" office:value-type="currency" office:currency="USD" office:value="2538.89" calcext:value-type="currency">
            <text:p>$2,538.89</text:p>
          </table:table-cell>
          <table:table-cell table:style-name="ce101" office:value-type="currency" office:currency="USD" office:value="3940.16" calcext:value-type="currency">
            <text:p>$3,940.16</text:p>
          </table:table-cell>
          <table:table-cell table:style-name="ce101" table:formula="of:=[.F20]-[.B20]" office:value-type="currency" office:currency="USD" office:value="141.16" calcext:value-type="currency">
            <text:p>$141.16</text:p>
          </table:table-cell>
          <table:table-cell table:style-name="ce84" table:formula="of:=[.F20]/[.E20]" office:value-type="float" office:value="1.55192229675173" calcext:value-type="float">
            <text:p>1.55192229675173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3684A</text:p>
          </table:table-cell>
          <table:table-cell table:number-columns-repeated="2" table:style-name="ce74" office:value-type="currency" office:currency="USD" office:value="3999" calcext:value-type="currency">
            <text:p>$3,999.00</text:p>
          </table:table-cell>
          <table:table-cell table:style-name="ce84"/>
          <table:table-cell table:style-name="ce101" office:value-type="currency" office:currency="USD" office:value="2732.07" calcext:value-type="currency">
            <text:p>$2,732.07</text:p>
          </table:table-cell>
          <table:table-cell table:style-name="ce101" office:value-type="currency" office:currency="USD" office:value="4165.1" calcext:value-type="currency">
            <text:p>$4,165.10</text:p>
          </table:table-cell>
          <table:table-cell table:style-name="ce101" table:formula="of:=[.F21]-[.B21]" office:value-type="currency" office:currency="USD" office:value="166.1" calcext:value-type="currency">
            <text:p>$166.10</text:p>
          </table:table-cell>
          <table:table-cell table:style-name="ce84" table:formula="of:=[.F21]/[.E21]" office:value-type="float" office:value="1.52452169966363" calcext:value-type="float">
            <text:p>1.52452169966363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484884A</text:p>
          </table:table-cell>
          <table:table-cell table:number-columns-repeated="2" table:style-name="ce74" office:value-type="currency" office:currency="USD" office:value="4350" calcext:value-type="currency">
            <text:p>$4,350.00</text:p>
          </table:table-cell>
          <table:table-cell table:style-name="ce84"/>
          <table:table-cell table:style-name="ce101" office:value-type="currency" office:currency="USD" office:value="2911.92" calcext:value-type="currency">
            <text:p>$2,911.92</text:p>
          </table:table-cell>
          <table:table-cell table:style-name="ce101" office:value-type="currency" office:currency="USD" office:value="4521.11" calcext:value-type="currency">
            <text:p>$4,521.11</text:p>
          </table:table-cell>
          <table:table-cell table:style-name="ce101" table:formula="of:=[.F22]-[.B22]" office:value-type="currency" office:currency="USD" office:value="171.11" calcext:value-type="currency">
            <text:p>$171.11</text:p>
          </table:table-cell>
          <table:table-cell table:style-name="ce84" table:formula="of:=[.F22]/[.E22]" office:value-type="float" office:value="1.55262163795709" calcext:value-type="float">
            <text:p>1.55262163795709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SH3636</text:p>
          </table:table-cell>
          <table:table-cell table:number-columns-repeated="2" table:style-name="ce74" office:value-type="currency" office:currency="USD" office:value="1450" calcext:value-type="currency">
            <text:p>$1,450.00</text:p>
          </table:table-cell>
          <table:table-cell table:style-name="ce84"/>
          <table:table-cell table:style-name="ce101" office:value-type="currency" office:currency="USD" office:value="552.89" calcext:value-type="currency">
            <text:p>$552.89</text:p>
          </table:table-cell>
          <table:table-cell table:style-name="ce101" office:value-type="currency" office:currency="USD" office:value="1648.2" calcext:value-type="currency">
            <text:p>$1,648.20</text:p>
          </table:table-cell>
          <table:table-cell table:style-name="ce101" table:formula="of:=[.F23]-[.B23]" office:value-type="currency" office:currency="USD" office:value="198.2" calcext:value-type="currency">
            <text:p>$198.20</text:p>
          </table:table-cell>
          <table:table-cell table:style-name="ce84" table:formula="of:=[.F23]/[.E23]" office:value-type="float" office:value="2.98106314095028" calcext:value-type="float">
            <text:p>2.98106314095028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SH4836</text:p>
          </table:table-cell>
          <table:table-cell table:number-columns-repeated="2" table:style-name="ce74" office:value-type="currency" office:currency="USD" office:value="1499" calcext:value-type="currency">
            <text:p>$1,499.00</text:p>
          </table:table-cell>
          <table:table-cell table:style-name="ce84"/>
          <table:table-cell table:style-name="ce101" office:value-type="currency" office:currency="USD" office:value="610.62" calcext:value-type="currency">
            <text:p>$610.62</text:p>
          </table:table-cell>
          <table:table-cell table:style-name="ce101" office:value-type="currency" office:currency="USD" office:value="1640.67" calcext:value-type="currency">
            <text:p>$1,640.67</text:p>
          </table:table-cell>
          <table:table-cell table:style-name="ce101" table:formula="of:=[.F24]-[.B24]" office:value-type="currency" office:currency="USD" office:value="141.67" calcext:value-type="currency">
            <text:p>$141.67</text:p>
          </table:table-cell>
          <table:table-cell table:style-name="ce84" table:formula="of:=[.F24]/[.E24]" office:value-type="float" office:value="2.68689201139825" calcext:value-type="float">
            <text:p>2.68689201139825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EZSH4848</text:p>
          </table:table-cell>
          <table:table-cell table:number-columns-repeated="2" table:style-name="ce74" office:value-type="currency" office:currency="USD" office:value="1150" calcext:value-type="currency">
            <text:p>$1,150.00</text:p>
          </table:table-cell>
          <table:table-cell table:style-name="ce84"/>
          <table:table-cell table:style-name="ce101" office:value-type="currency" office:currency="USD" office:value="648.39" calcext:value-type="currency">
            <text:p>$648.39</text:p>
          </table:table-cell>
          <table:table-cell table:style-name="ce101" office:value-type="currency" office:currency="USD" office:value="1213.68" calcext:value-type="currency">
            <text:p>$1,213.68</text:p>
          </table:table-cell>
          <table:table-cell table:style-name="ce101" table:formula="of:=[.F25]-[.B25]" office:value-type="currency" office:currency="USD" office:value="63.6800000000001" calcext:value-type="currency">
            <text:p>$63.68</text:p>
          </table:table-cell>
          <table:table-cell table:style-name="ce84" table:formula="of:=[.F25]/[.E25]" office:value-type="float" office:value="1.87183639476241" calcext:value-type="float">
            <text:p>1.87183639476241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3">
          <table:table-cell table:style-name="ce68" office:value-type="string" calcext:value-type="string">
            <text:p>Quiktree Cantilever Rack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QT501S36</text:p>
          </table:table-cell>
          <table:table-cell table:number-columns-repeated="2" table:style-name="ce74" office:value-type="currency" office:currency="USD" office:value="627" calcext:value-type="currency">
            <text:p>$627.00</text:p>
          </table:table-cell>
          <table:table-cell table:style-name="ce84"/>
          <table:table-cell table:style-name="ce101" office:value-type="currency" office:currency="USD" office:value="464.95" calcext:value-type="currency">
            <text:p>$464.95</text:p>
          </table:table-cell>
          <table:table-cell table:style-name="ce101" office:value-type="currency" office:currency="USD" office:value="645.25" calcext:value-type="currency">
            <text:p>$645.25</text:p>
          </table:table-cell>
          <table:table-cell table:style-name="ce101" table:formula="of:=[.F29]-[.B29]" office:value-type="currency" office:currency="USD" office:value="18.25" calcext:value-type="currency">
            <text:p>$18.25</text:p>
          </table:table-cell>
          <table:table-cell table:style-name="ce84" table:formula="of:=[.F29]/[.E29]" office:value-type="float" office:value="1.38778363264867" calcext:value-type="float">
            <text:p>1.38778363264867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QT501S72</text:p>
          </table:table-cell>
          <table:table-cell table:number-columns-repeated="2" table:style-name="ce74" office:value-type="currency" office:currency="USD" office:value="668" calcext:value-type="currency">
            <text:p>$668.00</text:p>
          </table:table-cell>
          <table:table-cell table:style-name="ce84"/>
          <table:table-cell table:style-name="ce101" office:value-type="currency" office:currency="USD" office:value="489.61" calcext:value-type="currency">
            <text:p>$489.61</text:p>
          </table:table-cell>
          <table:table-cell table:style-name="ce101" office:value-type="currency" office:currency="USD" office:value="688.83" calcext:value-type="currency">
            <text:p>$688.83</text:p>
          </table:table-cell>
          <table:table-cell table:style-name="ce101" table:formula="of:=[.F30]-[.B30]" office:value-type="currency" office:currency="USD" office:value="20.83" calcext:value-type="currency">
            <text:p>$20.83</text:p>
          </table:table-cell>
          <table:table-cell table:style-name="ce84" table:formula="of:=[.F30]/[.E30]" office:value-type="float" office:value="1.40689528400155" calcext:value-type="float">
            <text:p>1.4068952840015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QT501D36</text:p>
          </table:table-cell>
          <table:table-cell table:number-columns-repeated="2" table:style-name="ce74" office:value-type="currency" office:currency="USD" office:value="999" calcext:value-type="currency">
            <text:p>$999.00</text:p>
          </table:table-cell>
          <table:table-cell table:style-name="ce84"/>
          <table:table-cell table:style-name="ce101" office:value-type="currency" office:currency="USD" office:value="695.25" calcext:value-type="currency">
            <text:p>$695.25</text:p>
          </table:table-cell>
          <table:table-cell table:style-name="ce101" office:value-type="currency" office:currency="USD" office:value="1019.16" calcext:value-type="currency">
            <text:p>$1,019.16</text:p>
          </table:table-cell>
          <table:table-cell table:style-name="ce101" table:formula="of:=[.F31]-[.B31]" office:value-type="currency" office:currency="USD" office:value="20.16" calcext:value-type="currency">
            <text:p>$20.16</text:p>
          </table:table-cell>
          <table:table-cell table:style-name="ce84" table:formula="of:=[.F31]/[.E31]" office:value-type="float" office:value="1.46588996763754" calcext:value-type="float">
            <text:p>1.46588996763754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QT501D72</text:p>
          </table:table-cell>
          <table:table-cell table:number-columns-repeated="2" table:style-name="ce74" office:value-type="currency" office:currency="USD" office:value="1051" calcext:value-type="currency">
            <text:p>$1,051.00</text:p>
          </table:table-cell>
          <table:table-cell table:style-name="ce84"/>
          <table:table-cell table:style-name="ce101" office:value-type="currency" office:currency="USD" office:value="719.9" calcext:value-type="currency">
            <text:p>$719.90</text:p>
          </table:table-cell>
          <table:table-cell table:style-name="ce101" office:value-type="currency" office:currency="USD" office:value="1071.57" calcext:value-type="currency">
            <text:p>$1,071.57</text:p>
          </table:table-cell>
          <table:table-cell table:style-name="ce101" table:formula="of:=[.F32]-[.B32]" office:value-type="currency" office:currency="USD" office:value="20.5699999999999" calcext:value-type="currency">
            <text:p>$20.57</text:p>
          </table:table-cell>
          <table:table-cell table:style-name="ce84" table:formula="of:=[.F32]/[.E32]" office:value-type="float" office:value="1.48849840255591" calcext:value-type="float">
            <text:p>1.48849840255591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QT501S36A</text:p>
          </table:table-cell>
          <table:table-cell table:number-columns-repeated="2" table:style-name="ce74" office:value-type="currency" office:currency="USD" office:value="349" calcext:value-type="currency">
            <text:p>$349.00</text:p>
          </table:table-cell>
          <table:table-cell table:style-name="ce84"/>
          <table:table-cell table:style-name="ce101" office:value-type="currency" office:currency="USD" office:value="258.77" calcext:value-type="currency">
            <text:p>$258.77</text:p>
          </table:table-cell>
          <table:table-cell table:style-name="ce101" office:value-type="currency" office:currency="USD" office:value="366.65" calcext:value-type="currency">
            <text:p>$366.65</text:p>
          </table:table-cell>
          <table:table-cell table:style-name="ce101" table:formula="of:=[.F33]-[.B33]" office:value-type="currency" office:currency="USD" office:value="17.65" calcext:value-type="currency">
            <text:p>$17.65</text:p>
          </table:table-cell>
          <table:table-cell table:style-name="ce84" table:formula="of:=[.F33]/[.E33]" office:value-type="float" office:value="1.41689531243962" calcext:value-type="float">
            <text:p>1.41689531243962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QT501S72A</text:p>
          </table:table-cell>
          <table:table-cell table:number-columns-repeated="2" table:style-name="ce74" office:value-type="currency" office:currency="USD" office:value="379" calcext:value-type="currency">
            <text:p>$379.00</text:p>
          </table:table-cell>
          <table:table-cell table:style-name="ce84"/>
          <table:table-cell table:style-name="ce101" office:value-type="currency" office:currency="USD" office:value="283.42" calcext:value-type="currency">
            <text:p>$283.42</text:p>
          </table:table-cell>
          <table:table-cell table:style-name="ce101" office:value-type="currency" office:currency="USD" office:value="400.16" calcext:value-type="currency">
            <text:p>$400.16</text:p>
          </table:table-cell>
          <table:table-cell table:style-name="ce101" table:formula="of:=[.F34]-[.B34]" office:value-type="currency" office:currency="USD" office:value="21.16" calcext:value-type="currency">
            <text:p>$21.16</text:p>
          </table:table-cell>
          <table:table-cell table:style-name="ce84" table:formula="of:=[.F34]/[.E34]" office:value-type="float" office:value="1.41189753722391" calcext:value-type="float">
            <text:p>1.41189753722391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QT501D36A</text:p>
          </table:table-cell>
          <table:table-cell table:number-columns-repeated="2" table:style-name="ce74" office:value-type="currency" office:currency="USD" office:value="539" calcext:value-type="currency">
            <text:p>$539.00</text:p>
          </table:table-cell>
          <table:table-cell table:style-name="ce84"/>
          <table:table-cell table:style-name="ce101" office:value-type="currency" office:currency="USD" office:value="373.64" calcext:value-type="currency">
            <text:p>$373.64</text:p>
          </table:table-cell>
          <table:table-cell table:style-name="ce101" office:value-type="currency" office:currency="USD" office:value="559.17" calcext:value-type="currency">
            <text:p>$559.17</text:p>
          </table:table-cell>
          <table:table-cell table:style-name="ce101" table:formula="of:=[.F35]-[.B35]" office:value-type="currency" office:currency="USD" office:value="20.17" calcext:value-type="currency">
            <text:p>$20.17</text:p>
          </table:table-cell>
          <table:table-cell table:style-name="ce84" table:formula="of:=[.F35]/[.E35]" office:value-type="float" office:value="1.49654747885665" calcext:value-type="float">
            <text:p>1.4965474788566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QT501D72A</text:p>
          </table:table-cell>
          <table:table-cell table:number-columns-repeated="2" table:style-name="ce74" office:value-type="currency" office:currency="USD" office:value="545" calcext:value-type="currency">
            <text:p>$545.00</text:p>
          </table:table-cell>
          <table:table-cell table:style-name="ce84"/>
          <table:table-cell table:style-name="ce101" office:value-type="currency" office:currency="USD" office:value="398.3" calcext:value-type="currency">
            <text:p>$398.30</text:p>
          </table:table-cell>
          <table:table-cell table:style-name="ce101" office:value-type="currency" office:currency="USD" office:value="566.99" calcext:value-type="currency">
            <text:p>$566.99</text:p>
          </table:table-cell>
          <table:table-cell table:style-name="ce101" table:formula="of:=[.F36]-[.B36]" office:value-type="currency" office:currency="USD" office:value="21.99" calcext:value-type="currency">
            <text:p>$21.99</text:p>
          </table:table-cell>
          <table:table-cell table:style-name="ce84" table:formula="of:=[.F36]/[.E36]" office:value-type="float" office:value="1.42352498116997" calcext:value-type="float">
            <text:p>1.42352498116997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5">
          <table:table-cell table:style-name="ce68" office:value-type="string" calcext:value-type="string">
            <text:p>Minitree Light Duty Cantilever Rack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T251CS36</text:p>
          </table:table-cell>
          <table:table-cell table:number-columns-repeated="2" table:style-name="ce74" office:value-type="currency" office:currency="USD" office:value="449" calcext:value-type="currency">
            <text:p>$449.00</text:p>
          </table:table-cell>
          <table:table-cell table:style-name="ce84"/>
          <table:table-cell table:style-name="ce101" office:value-type="currency" office:currency="USD" office:value="355.81" calcext:value-type="currency">
            <text:p>$355.81</text:p>
          </table:table-cell>
          <table:table-cell table:style-name="ce101" office:value-type="currency" office:currency="USD" office:value="466.94" calcext:value-type="currency">
            <text:p>$466.94</text:p>
          </table:table-cell>
          <table:table-cell table:style-name="ce101" table:formula="of:=[.F40]-[.B40]" office:value-type="currency" office:currency="USD" office:value="17.94" calcext:value-type="currency">
            <text:p>$17.94</text:p>
          </table:table-cell>
          <table:table-cell table:style-name="ce84" table:formula="of:=[.F40]/[.E40]" office:value-type="float" office:value="1.3123296141199" calcext:value-type="float">
            <text:p>1.3123296141199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T251CD36</text:p>
          </table:table-cell>
          <table:table-cell table:number-columns-repeated="2" table:style-name="ce74" office:value-type="currency" office:currency="USD" office:value="699" calcext:value-type="currency">
            <text:p>$699.00</text:p>
          </table:table-cell>
          <table:table-cell table:style-name="ce84"/>
          <table:table-cell table:style-name="ce101" office:value-type="currency" office:currency="USD" office:value="502.35" calcext:value-type="currency">
            <text:p>$502.35</text:p>
          </table:table-cell>
          <table:table-cell table:style-name="ce101" office:value-type="currency" office:currency="USD" office:value="723.1" calcext:value-type="currency">
            <text:p>$723.10</text:p>
          </table:table-cell>
          <table:table-cell table:style-name="ce101" table:formula="of:=[.F41]-[.B41]" office:value-type="currency" office:currency="USD" office:value="24.1" calcext:value-type="currency">
            <text:p>$24.10</text:p>
          </table:table-cell>
          <table:table-cell table:style-name="ce84" table:formula="of:=[.F41]/[.E41]" office:value-type="float" office:value="1.43943465711158" calcext:value-type="float">
            <text:p>1.43943465711158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3">
          <table:table-cell table:style-name="ce68" office:value-type="string" calcext:value-type="string">
            <text:p>Button-On Cantilever Rack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1</text:p>
          </table:table-cell>
          <table:table-cell table:number-columns-repeated="2" table:style-name="ce74" office:value-type="currency" office:currency="USD" office:value="869" calcext:value-type="currency">
            <text:p>$869.00</text:p>
          </table:table-cell>
          <table:table-cell table:style-name="ce84"/>
          <table:table-cell table:style-name="ce101" office:value-type="currency" office:currency="USD" office:value="595.52" calcext:value-type="currency">
            <text:p>$595.52</text:p>
          </table:table-cell>
          <table:table-cell table:style-name="ce101" office:value-type="currency" office:currency="USD" office:value="894.11" calcext:value-type="currency">
            <text:p>$894.11</text:p>
          </table:table-cell>
          <table:table-cell table:style-name="ce101" table:formula="of:=[.F45]-[.B45]" office:value-type="currency" office:currency="USD" office:value="25.11" calcext:value-type="currency">
            <text:p>$25.11</text:p>
          </table:table-cell>
          <table:table-cell table:style-name="ce84" table:formula="of:=[.F45]/[.E45]" office:value-type="float" office:value="1.50139373992477" calcext:value-type="float">
            <text:p>1.50139373992477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5</text:p>
          </table:table-cell>
          <table:table-cell table:number-columns-repeated="2" table:style-name="ce74" office:value-type="currency" office:currency="USD" office:value="845" calcext:value-type="currency">
            <text:p>$845.00</text:p>
          </table:table-cell>
          <table:table-cell table:style-name="ce84"/>
          <table:table-cell table:style-name="ce101" office:value-type="currency" office:currency="USD" office:value="614" calcext:value-type="currency">
            <text:p>$614.00</text:p>
          </table:table-cell>
          <table:table-cell table:style-name="ce101" office:value-type="currency" office:currency="USD" office:value="862" calcext:value-type="currency">
            <text:p>$862.00</text:p>
          </table:table-cell>
          <table:table-cell table:style-name="ce101" table:formula="of:=[.F46]-[.B46]" office:value-type="currency" office:currency="USD" office:value="17" calcext:value-type="currency">
            <text:p>$17.00</text:p>
          </table:table-cell>
          <table:table-cell table:style-name="ce84" table:formula="of:=[.F46]/[.E46]" office:value-type="float" office:value="1.40390879478827" calcext:value-type="float">
            <text:p>1.40390879478827</text:p>
          </table:table-cell>
          <table:table-cell table:style-name="ce84" office:value-type="string" calcext:value-type="string">
            <text:p>carefordesafety&amp;scientific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6</text:p>
          </table:table-cell>
          <table:table-cell table:number-columns-repeated="2" table:style-name="ce74" office:value-type="currency" office:currency="USD" office:value="889" calcext:value-type="currency">
            <text:p>$889.00</text:p>
          </table:table-cell>
          <table:table-cell table:style-name="ce84"/>
          <table:table-cell table:style-name="ce101" office:value-type="currency" office:currency="USD" office:value="612.14" calcext:value-type="currency">
            <text:p>$612.14</text:p>
          </table:table-cell>
          <table:table-cell table:style-name="ce101" office:value-type="currency" office:currency="USD" office:value="918.52" calcext:value-type="currency">
            <text:p>$918.52</text:p>
          </table:table-cell>
          <table:table-cell table:style-name="ce101" table:formula="of:=[.F47]-[.B47]" office:value-type="currency" office:currency="USD" office:value="29.52" calcext:value-type="currency">
            <text:p>$29.52</text:p>
          </table:table-cell>
          <table:table-cell table:style-name="ce84" table:formula="of:=[.F47]/[.E47]" office:value-type="float" office:value="1.50050642009998" calcext:value-type="float">
            <text:p>1.50050642009998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9</text:p>
          </table:table-cell>
          <table:table-cell table:number-columns-repeated="2" table:style-name="ce74" office:value-type="currency" office:currency="USD" office:value="1269" calcext:value-type="currency">
            <text:p>$1,269.00</text:p>
          </table:table-cell>
          <table:table-cell table:style-name="ce84"/>
          <table:table-cell table:style-name="ce101" office:value-type="currency" office:currency="USD" office:value="929.74" calcext:value-type="currency">
            <text:p>$929.74</text:p>
          </table:table-cell>
          <table:table-cell table:style-name="ce101" office:value-type="currency" office:currency="USD" office:value="1288.15" calcext:value-type="currency">
            <text:p>$1,288.15</text:p>
          </table:table-cell>
          <table:table-cell table:style-name="ce101" table:formula="of:=[.F48]-[.B48]" office:value-type="currency" office:currency="USD" office:value="19.1500000000001" calcext:value-type="currency">
            <text:p>$19.15</text:p>
          </table:table-cell>
          <table:table-cell table:style-name="ce84" table:formula="of:=[.F48]/[.E48]" office:value-type="float" office:value="1.38549486953342" calcext:value-type="float">
            <text:p>1.38549486953342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10</text:p>
          </table:table-cell>
          <table:table-cell table:number-columns-repeated="2" table:style-name="ce74" office:value-type="currency" office:currency="USD" office:value="1289" calcext:value-type="currency">
            <text:p>$1,289.00</text:p>
          </table:table-cell>
          <table:table-cell table:style-name="ce84"/>
          <table:table-cell table:style-name="ce101" office:value-type="currency" office:currency="USD" office:value="954.55" calcext:value-type="currency">
            <text:p>$954.55</text:p>
          </table:table-cell>
          <table:table-cell table:style-name="ce101" office:value-type="currency" office:currency="USD" office:value="1311.2" calcext:value-type="currency">
            <text:p>$1,311.20</text:p>
          </table:table-cell>
          <table:table-cell table:style-name="ce101" table:formula="of:=[.F49]-[.B49]" office:value-type="currency" office:currency="USD" office:value="22.2" calcext:value-type="currency">
            <text:p>$22.20</text:p>
          </table:table-cell>
          <table:table-cell table:style-name="ce84" table:formula="of:=[.F49]/[.E49]" office:value-type="float" office:value="1.37363155413546" calcext:value-type="float">
            <text:p>1.37363155413546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3</text:p>
          </table:table-cell>
          <table:table-cell table:number-columns-repeated="2" table:style-name="ce74" office:value-type="currency" office:currency="USD" office:value="1239" calcext:value-type="currency">
            <text:p>$1,239.00</text:p>
          </table:table-cell>
          <table:table-cell table:style-name="ce84"/>
          <table:table-cell table:style-name="ce101" office:value-type="currency" office:currency="USD" office:value="858.91" calcext:value-type="currency">
            <text:p>$858.91</text:p>
          </table:table-cell>
          <table:table-cell table:style-name="ce101" office:value-type="currency" office:currency="USD" office:value="1275.66" calcext:value-type="currency">
            <text:p>$1,275.66</text:p>
          </table:table-cell>
          <table:table-cell table:style-name="ce101" table:formula="of:=[.F50]-[.B50]" office:value-type="currency" office:currency="USD" office:value="36.6600000000001" calcext:value-type="currency">
            <text:p>$36.66</text:p>
          </table:table-cell>
          <table:table-cell table:style-name="ce84" table:formula="of:=[.F50]/[.E50]" office:value-type="float" office:value="1.48520799618121" calcext:value-type="float">
            <text:p>1.48520799618121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4</text:p>
          </table:table-cell>
          <table:table-cell table:number-columns-repeated="2" table:style-name="ce74" office:value-type="currency" office:currency="USD" office:value="1199" calcext:value-type="currency">
            <text:p>$1,199.00</text:p>
          </table:table-cell>
          <table:table-cell table:style-name="ce84"/>
          <table:table-cell table:style-name="ce101" office:value-type="currency" office:currency="USD" office:value="866.27" calcext:value-type="currency">
            <text:p>$866.27</text:p>
          </table:table-cell>
          <table:table-cell table:style-name="ce101" office:value-type="currency" office:currency="USD" office:value="1235.15" calcext:value-type="currency">
            <text:p>$1,235.15</text:p>
          </table:table-cell>
          <table:table-cell table:style-name="ce101" table:formula="of:=[.F51]-[.B51]" office:value-type="currency" office:currency="USD" office:value="36.1500000000001" calcext:value-type="currency">
            <text:p>$36.15</text:p>
          </table:table-cell>
          <table:table-cell table:style-name="ce84" table:formula="of:=[.F51]/[.E51]" office:value-type="float" office:value="1.42582566636268" calcext:value-type="float">
            <text:p>1.42582566636268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7</text:p>
          </table:table-cell>
          <table:table-cell table:number-columns-repeated="2" table:style-name="ce74" office:value-type="currency" office:currency="USD" office:value="1269" calcext:value-type="currency">
            <text:p>$1,269.00</text:p>
          </table:table-cell>
          <table:table-cell table:style-name="ce84"/>
          <table:table-cell table:style-name="ce101" office:value-type="currency" office:currency="USD" office:value="895.87" calcext:value-type="currency">
            <text:p>$895.87</text:p>
          </table:table-cell>
          <table:table-cell table:style-name="ce101" office:value-type="currency" office:currency="USD" office:value="1294.2" calcext:value-type="currency">
            <text:p>$1,294.20</text:p>
          </table:table-cell>
          <table:table-cell table:style-name="ce101" table:formula="of:=[.F52]-[.B52]" office:value-type="currency" office:currency="USD" office:value="25.2" calcext:value-type="currency">
            <text:p>$25.20</text:p>
          </table:table-cell>
          <table:table-cell table:style-name="ce84" table:formula="of:=[.F52]/[.E52]" office:value-type="float" office:value="1.44462924308214" calcext:value-type="float">
            <text:p>1.44462924308214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8</text:p>
          </table:table-cell>
          <table:table-cell table:number-columns-repeated="2" table:style-name="ce74" office:value-type="currency" office:currency="USD" office:value="1189" calcext:value-type="currency">
            <text:p>$1,189.00</text:p>
          </table:table-cell>
          <table:table-cell table:style-name="ce84"/>
          <table:table-cell table:style-name="ce101" office:value-type="currency" office:currency="USD" office:value="892.15" calcext:value-type="currency">
            <text:p>$892.15</text:p>
          </table:table-cell>
          <table:table-cell table:style-name="ce101" office:value-type="currency" office:currency="USD" office:value="1232.22" calcext:value-type="currency">
            <text:p>$1,232.22</text:p>
          </table:table-cell>
          <table:table-cell table:style-name="ce101" table:formula="of:=[.F53]-[.B53]" office:value-type="currency" office:currency="USD" office:value="43.22" calcext:value-type="currency">
            <text:p>$43.22</text:p>
          </table:table-cell>
          <table:table-cell table:style-name="ce84" table:formula="of:=[.F53]/[.E53]" office:value-type="float" office:value="1.38118029479348" calcext:value-type="float">
            <text:p>1.38118029479348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12</text:p>
          </table:table-cell>
          <table:table-cell table:number-columns-repeated="2" table:style-name="ce74" office:value-type="currency" office:currency="USD" office:value="2059" calcext:value-type="currency">
            <text:p>$2,059.00</text:p>
          </table:table-cell>
          <table:table-cell table:style-name="ce84"/>
          <table:table-cell table:style-name="ce101" office:value-type="currency" office:currency="USD" office:value="1518.83" calcext:value-type="currency">
            <text:p>$1,518.83</text:p>
          </table:table-cell>
          <table:table-cell table:style-name="ce101" office:value-type="currency" office:currency="USD" office:value="2109.32" calcext:value-type="currency">
            <text:p>$2,109.32</text:p>
          </table:table-cell>
          <table:table-cell table:style-name="ce101" table:formula="of:=[.F54]-[.B54]" office:value-type="currency" office:currency="USD" office:value="50.3200000000002" calcext:value-type="currency">
            <text:p>$50.32</text:p>
          </table:table-cell>
          <table:table-cell table:style-name="ce84" table:formula="of:=[.F54]/[.E54]" office:value-type="float" office:value="1.38877952107873" calcext:value-type="float">
            <text:p>1.38877952107873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1A</text:p>
          </table:table-cell>
          <table:table-cell table:number-columns-repeated="2" table:style-name="ce74" office:value-type="currency" office:currency="USD" office:value="499" calcext:value-type="currency">
            <text:p>$499.00</text:p>
          </table:table-cell>
          <table:table-cell table:style-name="ce84"/>
          <table:table-cell table:style-name="ce101" office:value-type="currency" office:currency="USD" office:value="334.7" calcext:value-type="currency">
            <text:p>$334.70</text:p>
          </table:table-cell>
          <table:table-cell table:style-name="ce101" office:value-type="currency" office:currency="USD" office:value="513.68" calcext:value-type="currency">
            <text:p>$513.68</text:p>
          </table:table-cell>
          <table:table-cell table:style-name="ce101" table:formula="of:=[.F55]-[.B55]" office:value-type="currency" office:currency="USD" office:value="14.68" calcext:value-type="currency">
            <text:p>$14.68</text:p>
          </table:table-cell>
          <table:table-cell table:style-name="ce84" table:formula="of:=[.F55]/[.E55]" office:value-type="float" office:value="1.53474753510607" calcext:value-type="float">
            <text:p>1.53474753510607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2A</text:p>
          </table:table-cell>
          <table:table-cell table:number-columns-repeated="2" table:style-name="ce74" office:value-type="currency" office:currency="USD" office:value="459" calcext:value-type="currency">
            <text:p>$459.00</text:p>
          </table:table-cell>
          <table:table-cell table:style-name="ce84"/>
          <table:table-cell table:style-name="ce101" office:value-type="currency" office:currency="USD" office:value="336.54" calcext:value-type="currency">
            <text:p>$336.54</text:p>
          </table:table-cell>
          <table:table-cell table:style-name="ce101" office:value-type="currency" office:currency="USD" office:value="479.02" calcext:value-type="currency">
            <text:p>$479.02</text:p>
          </table:table-cell>
          <table:table-cell table:style-name="ce101" table:formula="of:=[.F56]-[.B56]" office:value-type="currency" office:currency="USD" office:value="20.02" calcext:value-type="currency">
            <text:p>$20.02</text:p>
          </table:table-cell>
          <table:table-cell table:style-name="ce84" table:formula="of:=[.F56]/[.E56]" office:value-type="float" office:value="1.42336720746419" calcext:value-type="float">
            <text:p>1.42336720746419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5A</text:p>
          </table:table-cell>
          <table:table-cell table:number-columns-repeated="2" table:style-name="ce74" office:value-type="currency" office:currency="USD" office:value="499" calcext:value-type="currency">
            <text:p>$499.00</text:p>
          </table:table-cell>
          <table:table-cell table:style-name="ce84"/>
          <table:table-cell table:style-name="ce101" office:value-type="currency" office:currency="USD" office:value="343.94" calcext:value-type="currency">
            <text:p>$343.94</text:p>
          </table:table-cell>
          <table:table-cell table:style-name="ce101" office:value-type="currency" office:currency="USD" office:value="518.4" calcext:value-type="currency">
            <text:p>$518.40</text:p>
          </table:table-cell>
          <table:table-cell table:style-name="ce101" table:formula="of:=[.F57]-[.B57]" office:value-type="currency" office:currency="USD" office:value="19.4" calcext:value-type="currency">
            <text:p>$19.40</text:p>
          </table:table-cell>
          <table:table-cell table:style-name="ce84" table:formula="of:=[.F57]/[.E57]" office:value-type="float" office:value="1.50723963482003" calcext:value-type="float">
            <text:p>1.50723963482003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6A</text:p>
          </table:table-cell>
          <table:table-cell table:number-columns-repeated="2" table:style-name="ce74" office:value-type="currency" office:currency="USD" office:value="489" calcext:value-type="currency">
            <text:p>$489.00</text:p>
          </table:table-cell>
          <table:table-cell table:style-name="ce84"/>
          <table:table-cell table:style-name="ce101" office:value-type="currency" office:currency="USD" office:value="343.01" calcext:value-type="currency">
            <text:p>$343.01</text:p>
          </table:table-cell>
          <table:table-cell table:style-name="ce101" office:value-type="currency" office:currency="USD" office:value="509.67" calcext:value-type="currency">
            <text:p>$509.67</text:p>
          </table:table-cell>
          <table:table-cell table:style-name="ce101" table:formula="of:=[.F58]-[.B58]" office:value-type="currency" office:currency="USD" office:value="20.67" calcext:value-type="currency">
            <text:p>$20.67</text:p>
          </table:table-cell>
          <table:table-cell table:style-name="ce84" table:formula="of:=[.F58]/[.E58]" office:value-type="float" office:value="1.48587504737471" calcext:value-type="float">
            <text:p>1.48587504737471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9A</text:p>
          </table:table-cell>
          <table:table-cell table:number-columns-repeated="2" table:style-name="ce74" office:value-type="currency" office:currency="USD" office:value="698" calcext:value-type="currency">
            <text:p>$698.00</text:p>
          </table:table-cell>
          <table:table-cell table:style-name="ce84"/>
          <table:table-cell table:style-name="ce101" office:value-type="currency" office:currency="USD" office:value="508.95" calcext:value-type="currency">
            <text:p>$508.95</text:p>
          </table:table-cell>
          <table:table-cell table:style-name="ce101" office:value-type="currency" office:currency="USD" office:value="719.98" calcext:value-type="currency">
            <text:p>$719.98</text:p>
          </table:table-cell>
          <table:table-cell table:style-name="ce101" table:formula="of:=[.F59]-[.B59]" office:value-type="currency" office:currency="USD" office:value="21.98" calcext:value-type="currency">
            <text:p>$21.98</text:p>
          </table:table-cell>
          <table:table-cell table:style-name="ce84" table:formula="of:=[.F59]/[.E59]" office:value-type="float" office:value="1.41463798015522" calcext:value-type="float">
            <text:p>1.41463798015522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10A</text:p>
          </table:table-cell>
          <table:table-cell table:number-columns-repeated="2" table:style-name="ce74" office:value-type="currency" office:currency="USD" office:value="739" calcext:value-type="currency">
            <text:p>$739.00</text:p>
          </table:table-cell>
          <table:table-cell table:style-name="ce84"/>
          <table:table-cell table:style-name="ce101" office:value-type="currency" office:currency="USD" office:value="521.36" calcext:value-type="currency">
            <text:p>$521.36</text:p>
          </table:table-cell>
          <table:table-cell table:style-name="ce101" office:value-type="currency" office:currency="USD" office:value="754.08" calcext:value-type="currency">
            <text:p>$754.08</text:p>
          </table:table-cell>
          <table:table-cell table:style-name="ce101" table:formula="of:=[.F60]-[.B60]" office:value-type="currency" office:currency="USD" office:value="15.08" calcext:value-type="currency">
            <text:p>$15.08</text:p>
          </table:table-cell>
          <table:table-cell table:style-name="ce84" table:formula="of:=[.F60]/[.E60]" office:value-type="float" office:value="1.44637102961485" calcext:value-type="float">
            <text:p>1.4463710296148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3A</text:p>
          </table:table-cell>
          <table:table-cell table:number-columns-repeated="2" table:style-name="ce74" office:value-type="currency" office:currency="USD" office:value="679" calcext:value-type="currency">
            <text:p>$679.00</text:p>
          </table:table-cell>
          <table:table-cell table:style-name="ce84"/>
          <table:table-cell table:style-name="ce101" office:value-type="currency" office:currency="USD" office:value="466.4" calcext:value-type="currency">
            <text:p>$466.40</text:p>
          </table:table-cell>
          <table:table-cell table:style-name="ce101" office:value-type="currency" office:currency="USD" office:value="695.88" calcext:value-type="currency">
            <text:p>$695.88</text:p>
          </table:table-cell>
          <table:table-cell table:style-name="ce101" table:formula="of:=[.F61]-[.B61]" office:value-type="currency" office:currency="USD" office:value="16.88" calcext:value-type="currency">
            <text:p>$16.88</text:p>
          </table:table-cell>
          <table:table-cell table:style-name="ce84" table:formula="of:=[.F61]/[.E61]" office:value-type="float" office:value="1.49202401372213" calcext:value-type="float">
            <text:p>1.49202401372213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4A</text:p>
          </table:table-cell>
          <table:table-cell table:number-columns-repeated="2" table:style-name="ce74" office:value-type="currency" office:currency="USD" office:value="649" calcext:value-type="currency">
            <text:p>$649.00</text:p>
          </table:table-cell>
          <table:table-cell table:style-name="ce84"/>
          <table:table-cell table:style-name="ce101" office:value-type="currency" office:currency="USD" office:value="470.08" calcext:value-type="currency">
            <text:p>$470.08</text:p>
          </table:table-cell>
          <table:table-cell table:style-name="ce101" office:value-type="currency" office:currency="USD" office:value="675.64" calcext:value-type="currency">
            <text:p>$675.64</text:p>
          </table:table-cell>
          <table:table-cell table:style-name="ce101" table:formula="of:=[.F62]-[.B62]" office:value-type="currency" office:currency="USD" office:value="26.64" calcext:value-type="currency">
            <text:p>$26.64</text:p>
          </table:table-cell>
          <table:table-cell table:style-name="ce84" table:formula="of:=[.F62]/[.E62]" office:value-type="float" office:value="1.43728727025187" calcext:value-type="float">
            <text:p>1.43728727025187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7A</text:p>
          </table:table-cell>
          <table:table-cell table:number-columns-repeated="2" table:style-name="ce74" office:value-type="currency" office:currency="USD" office:value="685" calcext:value-type="currency">
            <text:p>$685.00</text:p>
          </table:table-cell>
          <table:table-cell table:style-name="ce84"/>
          <table:table-cell table:style-name="ce101" office:value-type="currency" office:currency="USD" office:value="484.88" calcext:value-type="currency">
            <text:p>$484.88</text:p>
          </table:table-cell>
          <table:table-cell table:style-name="ce101" office:value-type="currency" office:currency="USD" office:value="705.15" calcext:value-type="currency">
            <text:p>$705.15</text:p>
          </table:table-cell>
          <table:table-cell table:style-name="ce101" table:formula="of:=[.F63]-[.B63]" office:value-type="currency" office:currency="USD" office:value="20.15" calcext:value-type="currency">
            <text:p>$20.15</text:p>
          </table:table-cell>
          <table:table-cell table:style-name="ce84" table:formula="of:=[.F63]/[.E63]" office:value-type="float" office:value="1.45427734697245" calcext:value-type="float">
            <text:p>1.4542773469724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8A</text:p>
          </table:table-cell>
          <table:table-cell table:number-columns-repeated="2" table:style-name="ce74" office:value-type="currency" office:currency="USD" office:value="649" calcext:value-type="currency">
            <text:p>$649.00</text:p>
          </table:table-cell>
          <table:table-cell table:style-name="ce84"/>
          <table:table-cell table:style-name="ce101" office:value-type="currency" office:currency="USD" office:value="483.02" calcext:value-type="currency">
            <text:p>$483.02</text:p>
          </table:table-cell>
          <table:table-cell table:style-name="ce101" office:value-type="currency" office:currency="USD" office:value="682.23" calcext:value-type="currency">
            <text:p>$682.23</text:p>
          </table:table-cell>
          <table:table-cell table:style-name="ce101" table:formula="of:=[.F64]-[.B64]" office:value-type="currency" office:currency="USD" office:value="33.23" calcext:value-type="currency">
            <text:p>$33.23</text:p>
          </table:table-cell>
          <table:table-cell table:style-name="ce84" table:formula="of:=[.F64]/[.E64]" office:value-type="float" office:value="1.41242598650159" calcext:value-type="float">
            <text:p>1.41242598650159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12A</text:p>
          </table:table-cell>
          <table:table-cell table:number-columns-repeated="2" table:style-name="ce74" office:value-type="currency" office:currency="USD" office:value="1089" calcext:value-type="currency">
            <text:p>$1,089.00</text:p>
          </table:table-cell>
          <table:table-cell table:style-name="ce84"/>
          <table:table-cell table:style-name="ce101" office:value-type="currency" office:currency="USD" office:value="774.71" calcext:value-type="currency">
            <text:p>$774.71</text:p>
          </table:table-cell>
          <table:table-cell table:style-name="ce101" office:value-type="currency" office:currency="USD" office:value="1121.26" calcext:value-type="currency">
            <text:p>$1,121.26</text:p>
          </table:table-cell>
          <table:table-cell table:style-name="ce101" table:formula="of:=[.F65]-[.B65]" office:value-type="currency" office:currency="USD" office:value="32.26" calcext:value-type="currency">
            <text:p>$32.26</text:p>
          </table:table-cell>
          <table:table-cell table:style-name="ce84" table:formula="of:=[.F65]/[.E65]" office:value-type="float" office:value="1.44732867782783" calcext:value-type="float">
            <text:p>1.44732867782783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5">
          <table:table-cell table:style-name="ce68" office:value-type="string" calcext:value-type="string">
            <text:p>Steeltree Series 25 Heavy Duty Cantilever Rack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31096</text:p>
          </table:table-cell>
          <table:table-cell table:number-columns-repeated="2" table:style-name="ce74" office:value-type="currency" office:currency="USD" office:value="399" calcext:value-type="currency">
            <text:p>$399.00</text:p>
          </table:table-cell>
          <table:table-cell table:style-name="ce84"/>
          <table:table-cell table:style-name="ce101" office:value-type="currency" office:currency="USD" office:value="213.72" calcext:value-type="currency">
            <text:p>$213.72</text:p>
          </table:table-cell>
          <table:table-cell table:style-name="ce101" office:value-type="currency" office:currency="USD" office:value="443" calcext:value-type="currency">
            <text:p>$443.00</text:p>
          </table:table-cell>
          <table:table-cell table:style-name="ce101" table:formula="of:=[.F69]-[.B69]" office:value-type="currency" office:currency="USD" office:value="44" calcext:value-type="currency">
            <text:p>$44.00</text:p>
          </table:table-cell>
          <table:table-cell table:style-name="ce84" table:formula="of:=[.F69]/[.E69]" office:value-type="float" office:value="2.07280553995882" calcext:value-type="float">
            <text:p>2.07280553995882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37096</text:p>
          </table:table-cell>
          <table:table-cell table:number-columns-repeated="2" table:style-name="ce74" office:value-type="currency" office:currency="USD" office:value="425" calcext:value-type="currency">
            <text:p>$425.00</text:p>
          </table:table-cell>
          <table:table-cell table:style-name="ce84"/>
          <table:table-cell table:style-name="ce101" office:value-type="currency" office:currency="USD" office:value="218.19" calcext:value-type="currency">
            <text:p>$218.19</text:p>
          </table:table-cell>
          <table:table-cell table:style-name="ce101" office:value-type="currency" office:currency="USD" office:value="500" calcext:value-type="currency">
            <text:p>$500.00</text:p>
          </table:table-cell>
          <table:table-cell table:style-name="ce101" table:formula="of:=[.F70]-[.B70]" office:value-type="currency" office:currency="USD" office:value="75" calcext:value-type="currency">
            <text:p>$75.00</text:p>
          </table:table-cell>
          <table:table-cell table:style-name="ce84" table:formula="of:=[.F70]/[.E70]" office:value-type="float" office:value="2.2915807323892" calcext:value-type="float">
            <text:p>2.2915807323892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46096</text:p>
          </table:table-cell>
          <table:table-cell table:number-columns-repeated="2" table:style-name="ce74" office:value-type="currency" office:currency="USD" office:value="399" calcext:value-type="currency">
            <text:p>$399.00</text:p>
          </table:table-cell>
          <table:table-cell table:style-name="ce84"/>
          <table:table-cell table:style-name="ce101" office:value-type="currency" office:currency="USD" office:value="227.93" calcext:value-type="currency">
            <text:p>$227.93</text:p>
          </table:table-cell>
          <table:table-cell table:style-name="ce101" office:value-type="currency" office:currency="USD" office:value="513" calcext:value-type="currency">
            <text:p>$513.00</text:p>
          </table:table-cell>
          <table:table-cell table:style-name="ce101" table:formula="of:=[.F71]-[.B71]" office:value-type="currency" office:currency="USD" office:value="114" calcext:value-type="currency">
            <text:p>$114.00</text:p>
          </table:table-cell>
          <table:table-cell table:style-name="ce84" table:formula="of:=[.F71]/[.E71]" office:value-type="float" office:value="2.25069100162331" calcext:value-type="float">
            <text:p>2.25069100162331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58096</text:p>
          </table:table-cell>
          <table:table-cell table:number-columns-repeated="2" table:style-name="ce74" office:value-type="currency" office:currency="USD" office:value="469" calcext:value-type="currency">
            <text:p>$469.00</text:p>
          </table:table-cell>
          <table:table-cell table:style-name="ce84"/>
          <table:table-cell table:style-name="ce101" office:value-type="currency" office:currency="USD" office:value="239.43" calcext:value-type="currency">
            <text:p>$239.43</text:p>
          </table:table-cell>
          <table:table-cell table:style-name="ce101" office:value-type="currency" office:currency="USD" office:value="535.48" calcext:value-type="currency">
            <text:p>$535.48</text:p>
          </table:table-cell>
          <table:table-cell table:style-name="ce101" table:formula="of:=[.F72]-[.B72]" office:value-type="currency" office:currency="USD" office:value="66.48" calcext:value-type="currency">
            <text:p>$66.48</text:p>
          </table:table-cell>
          <table:table-cell table:style-name="ce84" table:formula="of:=[.F72]/[.E72]" office:value-type="float" office:value="2.23647830263543" calcext:value-type="float">
            <text:p>2.23647830263543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37120</text:p>
          </table:table-cell>
          <table:table-cell table:number-columns-repeated="2" table:style-name="ce74" office:value-type="currency" office:currency="USD" office:value="499" calcext:value-type="currency">
            <text:p>$499.00</text:p>
          </table:table-cell>
          <table:table-cell table:style-name="ce84"/>
          <table:table-cell table:style-name="ce101" office:value-type="currency" office:currency="USD" office:value="266.04" calcext:value-type="currency">
            <text:p>$266.04</text:p>
          </table:table-cell>
          <table:table-cell table:style-name="ce101" office:value-type="currency" office:currency="USD" office:value="611" calcext:value-type="currency">
            <text:p>$611.00</text:p>
          </table:table-cell>
          <table:table-cell table:style-name="ce101" table:formula="of:=[.F73]-[.B73]" office:value-type="currency" office:currency="USD" office:value="112" calcext:value-type="currency">
            <text:p>$112.00</text:p>
          </table:table-cell>
          <table:table-cell table:style-name="ce84" table:formula="of:=[.F73]/[.E73]" office:value-type="float" office:value="2.29664712073372" calcext:value-type="float">
            <text:p>2.29664712073372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46120</text:p>
          </table:table-cell>
          <table:table-cell table:number-columns-repeated="2" table:style-name="ce74" office:value-type="currency" office:currency="USD" office:value="419" calcext:value-type="currency">
            <text:p>$419.00</text:p>
          </table:table-cell>
          <table:table-cell table:style-name="ce84"/>
          <table:table-cell table:style-name="ce101" office:value-type="currency" office:currency="USD" office:value="275.79" calcext:value-type="currency">
            <text:p>$275.79</text:p>
          </table:table-cell>
          <table:table-cell table:style-name="ce101" office:value-type="currency" office:currency="USD" office:value="443.71" calcext:value-type="currency">
            <text:p>$443.71</text:p>
          </table:table-cell>
          <table:table-cell table:style-name="ce101" table:formula="of:=[.F74]-[.B74]" office:value-type="currency" office:currency="USD" office:value="24.71" calcext:value-type="currency">
            <text:p>$24.71</text:p>
          </table:table-cell>
          <table:table-cell table:style-name="ce84" table:formula="of:=[.F74]/[.E74]" office:value-type="float" office:value="1.60886906704377" calcext:value-type="float">
            <text:p>1.60886906704377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58120</text:p>
          </table:table-cell>
          <table:table-cell table:number-columns-repeated="2" table:style-name="ce74" office:value-type="currency" office:currency="USD" office:value="599" calcext:value-type="currency">
            <text:p>$599.00</text:p>
          </table:table-cell>
          <table:table-cell table:style-name="ce84"/>
          <table:table-cell table:style-name="ce101" office:value-type="currency" office:currency="USD" office:value="287.29" calcext:value-type="currency">
            <text:p>$287.29</text:p>
          </table:table-cell>
          <table:table-cell table:style-name="ce101" office:value-type="currency" office:currency="USD" office:value="789" calcext:value-type="currency">
            <text:p>$789.00</text:p>
          </table:table-cell>
          <table:table-cell table:style-name="ce101" table:formula="of:=[.F75]-[.B75]" office:value-type="currency" office:currency="USD" office:value="190" calcext:value-type="currency">
            <text:p>$190.00</text:p>
          </table:table-cell>
          <table:table-cell table:style-name="ce84" table:formula="of:=[.F75]/[.E75]" office:value-type="float" office:value="2.74635385847053" calcext:value-type="float">
            <text:p>2.74635385847053</text:p>
          </table:table-cell>
          <table:table-cell table:style-name="ce84" office:value-type="string" calcext:value-type="string">
            <text:p>carefordesafety&amp;scientific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70120</text:p>
          </table:table-cell>
          <table:table-cell table:number-columns-repeated="2" table:style-name="ce74" office:value-type="currency" office:currency="USD" office:value="499" calcext:value-type="currency">
            <text:p>$499.00</text:p>
          </table:table-cell>
          <table:table-cell table:style-name="ce84"/>
          <table:table-cell table:style-name="ce101" office:value-type="currency" office:currency="USD" office:value="298.28" calcext:value-type="currency">
            <text:p>$298.28</text:p>
          </table:table-cell>
          <table:table-cell table:style-name="ce101" office:value-type="currency" office:currency="USD" office:value="603.83" calcext:value-type="currency">
            <text:p>$603.83</text:p>
          </table:table-cell>
          <table:table-cell table:style-name="ce101" table:formula="of:=[.F76]-[.B76]" office:value-type="currency" office:currency="USD" office:value="104.83" calcext:value-type="currency">
            <text:p>$104.83</text:p>
          </table:table-cell>
          <table:table-cell table:style-name="ce84" table:formula="of:=[.F76]/[.E76]" office:value-type="float" office:value="2.02437307228108" calcext:value-type="float">
            <text:p>2.02437307228108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31144</text:p>
          </table:table-cell>
          <table:table-cell table:number-columns-repeated="2" table:style-name="ce74" office:value-type="currency" office:currency="USD" office:value="499" calcext:value-type="currency">
            <text:p>$499.00</text:p>
          </table:table-cell>
          <table:table-cell table:style-name="ce84"/>
          <table:table-cell table:style-name="ce101" office:value-type="currency" office:currency="USD" office:value="295.22" calcext:value-type="currency">
            <text:p>$295.22</text:p>
          </table:table-cell>
          <table:table-cell table:style-name="ce101" office:value-type="currency" office:currency="USD" office:value="629" calcext:value-type="currency">
            <text:p>$629.00</text:p>
          </table:table-cell>
          <table:table-cell table:style-name="ce101" table:formula="of:=[.F77]-[.B77]" office:value-type="currency" office:currency="USD" office:value="130" calcext:value-type="currency">
            <text:p>$130.00</text:p>
          </table:table-cell>
          <table:table-cell table:style-name="ce84" table:formula="of:=[.F77]/[.E77]" office:value-type="float" office:value="2.13061445701511" calcext:value-type="float">
            <text:p>2.13061445701511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37144</text:p>
          </table:table-cell>
          <table:table-cell table:number-columns-repeated="2" table:style-name="ce74" office:value-type="currency" office:currency="USD" office:value="449" calcext:value-type="currency">
            <text:p>$449.00</text:p>
          </table:table-cell>
          <table:table-cell table:style-name="ce84"/>
          <table:table-cell table:style-name="ce101" office:value-type="currency" office:currency="USD" office:value="299.69" calcext:value-type="currency">
            <text:p>$299.69</text:p>
          </table:table-cell>
          <table:table-cell table:style-name="ce101" office:value-type="currency" office:currency="USD" office:value="500" calcext:value-type="currency">
            <text:p>$500.00</text:p>
          </table:table-cell>
          <table:table-cell table:style-name="ce101" table:formula="of:=[.F78]-[.B78]" office:value-type="currency" office:currency="USD" office:value="51" calcext:value-type="currency">
            <text:p>$51.00</text:p>
          </table:table-cell>
          <table:table-cell table:style-name="ce84" table:formula="of:=[.F78]/[.E78]" office:value-type="float" office:value="1.66839067035937" calcext:value-type="float">
            <text:p>1.66839067035937</text:p>
          </table:table-cell>
          <table:table-cell table:style-name="ce84" office:value-type="string" calcext:value-type="string">
            <text:p>carefordesafety&amp;scientific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46144</text:p>
          </table:table-cell>
          <table:table-cell table:number-columns-repeated="2" table:style-name="ce74" office:value-type="currency" office:currency="USD" office:value="549" calcext:value-type="currency">
            <text:p>$549.00</text:p>
          </table:table-cell>
          <table:table-cell table:style-name="ce84"/>
          <table:table-cell table:style-name="ce101" office:value-type="currency" office:currency="USD" office:value="309.44" calcext:value-type="currency">
            <text:p>$309.44</text:p>
          </table:table-cell>
          <table:table-cell table:style-name="ce101" office:value-type="currency" office:currency="USD" office:value="681" calcext:value-type="currency">
            <text:p>$681.00</text:p>
          </table:table-cell>
          <table:table-cell table:style-name="ce101" table:formula="of:=[.F79]-[.B79]" office:value-type="currency" office:currency="USD" office:value="132" calcext:value-type="currency">
            <text:p>$132.00</text:p>
          </table:table-cell>
          <table:table-cell table:style-name="ce84" table:formula="of:=[.F79]/[.E79]" office:value-type="float" office:value="2.20074974146846" calcext:value-type="float">
            <text:p>2.20074974146846</text:p>
          </table:table-cell>
          <table:table-cell table:style-name="ce84" office:value-type="string" calcext:value-type="string">
            <text:p>carefordesafety&amp;scientific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58144</text:p>
          </table:table-cell>
          <table:table-cell table:number-columns-repeated="2" table:style-name="ce74" office:value-type="currency" office:currency="USD" office:value="479" calcext:value-type="currency">
            <text:p>$479.00</text:p>
          </table:table-cell>
          <table:table-cell table:style-name="ce84"/>
          <table:table-cell table:style-name="ce101" office:value-type="currency" office:currency="USD" office:value="320.94" calcext:value-type="currency">
            <text:p>$320.94</text:p>
          </table:table-cell>
          <table:table-cell table:style-name="ce101" office:value-type="currency" office:currency="USD" office:value="505.36" calcext:value-type="currency">
            <text:p>$505.36</text:p>
          </table:table-cell>
          <table:table-cell table:style-name="ce101" table:formula="of:=[.F80]-[.B80]" office:value-type="currency" office:currency="USD" office:value="26.36" calcext:value-type="currency">
            <text:p>$26.36</text:p>
          </table:table-cell>
          <table:table-cell table:style-name="ce84" table:formula="of:=[.F80]/[.E80]" office:value-type="float" office:value="1.57462454041254" calcext:value-type="float">
            <text:p>1.57462454041254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70144</text:p>
          </table:table-cell>
          <table:table-cell table:number-columns-repeated="2" table:style-name="ce74" office:value-type="currency" office:currency="USD" office:value="599" calcext:value-type="currency">
            <text:p>$599.00</text:p>
          </table:table-cell>
          <table:table-cell table:style-name="ce84"/>
          <table:table-cell table:style-name="ce101" office:value-type="currency" office:currency="USD" office:value="331.93" calcext:value-type="currency">
            <text:p>$331.93</text:p>
          </table:table-cell>
          <table:table-cell table:style-name="ce101" office:value-type="currency" office:currency="USD" office:value="671.26" calcext:value-type="currency">
            <text:p>$671.26</text:p>
          </table:table-cell>
          <table:table-cell table:style-name="ce101" table:formula="of:=[.F81]-[.B81]" office:value-type="currency" office:currency="USD" office:value="72.26" calcext:value-type="currency">
            <text:p>$72.26</text:p>
          </table:table-cell>
          <table:table-cell table:style-name="ce84" table:formula="of:=[.F81]/[.E81]" office:value-type="float" office:value="2.02229385713855" calcext:value-type="float">
            <text:p>2.02229385713855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37180</text:p>
          </table:table-cell>
          <table:table-cell table:number-columns-repeated="2" table:style-name="ce74" office:value-type="currency" office:currency="USD" office:value="799" calcext:value-type="currency">
            <text:p>$799.00</text:p>
          </table:table-cell>
          <table:table-cell table:style-name="ce84"/>
          <table:table-cell table:style-name="ce101" office:value-type="currency" office:currency="USD" office:value="395.22" calcext:value-type="currency">
            <text:p>$395.22</text:p>
          </table:table-cell>
          <table:table-cell table:style-name="ce101" office:value-type="currency" office:currency="USD" office:value="1051.85" calcext:value-type="currency">
            <text:p>$1,051.85</text:p>
          </table:table-cell>
          <table:table-cell table:style-name="ce101" table:formula="of:=[.F82]-[.B82]" office:value-type="currency" office:currency="USD" office:value="252.85" calcext:value-type="currency">
            <text:p>$252.85</text:p>
          </table:table-cell>
          <table:table-cell table:style-name="ce84" table:formula="of:=[.F82]/[.E82]" office:value-type="float" office:value="2.66142907747584" calcext:value-type="float">
            <text:p>2.66142907747584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46180</text:p>
          </table:table-cell>
          <table:table-cell table:number-columns-repeated="2" table:style-name="ce74" office:value-type="currency" office:currency="USD" office:value="799" calcext:value-type="currency">
            <text:p>$799.00</text:p>
          </table:table-cell>
          <table:table-cell table:style-name="ce84"/>
          <table:table-cell table:style-name="ce101" office:value-type="currency" office:currency="USD" office:value="404.96" calcext:value-type="currency">
            <text:p>$404.96</text:p>
          </table:table-cell>
          <table:table-cell table:style-name="ce101" office:value-type="currency" office:currency="USD" office:value="1079.57" calcext:value-type="currency">
            <text:p>$1,079.57</text:p>
          </table:table-cell>
          <table:table-cell table:style-name="ce101" table:formula="of:=[.F83]-[.B83]" office:value-type="currency" office:currency="USD" office:value="280.57" calcext:value-type="currency">
            <text:p>$280.57</text:p>
          </table:table-cell>
          <table:table-cell table:style-name="ce84" table:formula="of:=[.F83]/[.E83]" office:value-type="float" office:value="2.66586823389964" calcext:value-type="float">
            <text:p>2.66586823389964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58180</text:p>
          </table:table-cell>
          <table:table-cell table:number-columns-repeated="2" table:style-name="ce74" office:value-type="currency" office:currency="USD" office:value="850" calcext:value-type="currency">
            <text:p>$850.00</text:p>
          </table:table-cell>
          <table:table-cell table:style-name="ce84"/>
          <table:table-cell table:style-name="ce101" office:value-type="currency" office:currency="USD" office:value="416.46" calcext:value-type="currency">
            <text:p>$416.46</text:p>
          </table:table-cell>
          <table:table-cell table:style-name="ce101" office:value-type="currency" office:currency="USD" office:value="1101.59" calcext:value-type="currency">
            <text:p>$1,101.59</text:p>
          </table:table-cell>
          <table:table-cell table:style-name="ce101" table:formula="of:=[.F84]-[.B84]" office:value-type="currency" office:currency="USD" office:value="251.59" calcext:value-type="currency">
            <text:p>$251.59</text:p>
          </table:table-cell>
          <table:table-cell table:style-name="ce84" table:formula="of:=[.F84]/[.E84]" office:value-type="float" office:value="2.64512798347981" calcext:value-type="float">
            <text:p>2.64512798347981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S70180</text:p>
          </table:table-cell>
          <table:table-cell table:number-columns-repeated="2" table:style-name="ce74" office:value-type="currency" office:currency="USD" office:value="860" calcext:value-type="currency">
            <text:p>$860.00</text:p>
          </table:table-cell>
          <table:table-cell table:style-name="ce84"/>
          <table:table-cell table:style-name="ce101" office:value-type="currency" office:currency="USD" office:value="427.96" calcext:value-type="currency">
            <text:p>$427.96</text:p>
          </table:table-cell>
          <table:table-cell table:style-name="ce101" office:value-type="currency" office:currency="USD" office:value="920" calcext:value-type="currency">
            <text:p>$920.00</text:p>
          </table:table-cell>
          <table:table-cell table:style-name="ce101" table:formula="of:=[.F85]-[.B85]" office:value-type="currency" office:currency="USD" office:value="60" calcext:value-type="currency">
            <text:p>$60.00</text:p>
          </table:table-cell>
          <table:table-cell table:style-name="ce84" table:formula="of:=[.F85]/[.E85]" office:value-type="float" office:value="2.14973361996448" calcext:value-type="float">
            <text:p>2.14973361996448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53096</text:p>
          </table:table-cell>
          <table:table-cell table:number-columns-repeated="2" table:style-name="ce74" office:value-type="currency" office:currency="USD" office:value="449" calcext:value-type="currency">
            <text:p>$449.00</text:p>
          </table:table-cell>
          <table:table-cell table:style-name="ce84"/>
          <table:table-cell table:style-name="ce101" office:value-type="currency" office:currency="USD" office:value="257.63" calcext:value-type="currency">
            <text:p>$257.63</text:p>
          </table:table-cell>
          <table:table-cell table:style-name="ce101" office:value-type="currency" office:currency="USD" office:value="548" calcext:value-type="currency">
            <text:p>$548.00</text:p>
          </table:table-cell>
          <table:table-cell table:style-name="ce101" table:formula="of:=[.F86]-[.B86]" office:value-type="currency" office:currency="USD" office:value="99" calcext:value-type="currency">
            <text:p>$99.00</text:p>
          </table:table-cell>
          <table:table-cell table:style-name="ce84" table:formula="of:=[.F86]/[.E86]" office:value-type="float" office:value="2.12708147343089" calcext:value-type="float">
            <text:p>2.12708147343089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65096</text:p>
          </table:table-cell>
          <table:table-cell table:number-columns-repeated="2" table:style-name="ce74" office:value-type="currency" office:currency="USD" office:value="389" calcext:value-type="currency">
            <text:p>$389.00</text:p>
          </table:table-cell>
          <table:table-cell table:style-name="ce84"/>
          <table:table-cell table:style-name="ce101" office:value-type="currency" office:currency="USD" office:value="267.04" calcext:value-type="currency">
            <text:p>$267.04</text:p>
          </table:table-cell>
          <table:table-cell table:style-name="ce101" office:value-type="currency" office:currency="USD" office:value="412.53" calcext:value-type="currency">
            <text:p>$412.53</text:p>
          </table:table-cell>
          <table:table-cell table:style-name="ce101" table:formula="of:=[.F87]-[.B87]" office:value-type="currency" office:currency="USD" office:value="23.53" calcext:value-type="currency">
            <text:p>$23.53</text:p>
          </table:table-cell>
          <table:table-cell table:style-name="ce84" table:formula="of:=[.F87]/[.E87]" office:value-type="float" office:value="1.5448247453565" calcext:value-type="float">
            <text:p>1.5448247453565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82096</text:p>
          </table:table-cell>
          <table:table-cell table:number-columns-repeated="2" table:style-name="ce74" office:value-type="currency" office:currency="USD" office:value="499" calcext:value-type="currency">
            <text:p>$499.00</text:p>
          </table:table-cell>
          <table:table-cell table:style-name="ce84"/>
          <table:table-cell table:style-name="ce101" office:value-type="currency" office:currency="USD" office:value="284.47" calcext:value-type="currency">
            <text:p>$284.47</text:p>
          </table:table-cell>
          <table:table-cell table:style-name="ce101" office:value-type="currency" office:currency="USD" office:value="632" calcext:value-type="currency">
            <text:p>$632.00</text:p>
          </table:table-cell>
          <table:table-cell table:style-name="ce101" table:formula="of:=[.F88]-[.B88]" office:value-type="currency" office:currency="USD" office:value="133" calcext:value-type="currency">
            <text:p>$133.00</text:p>
          </table:table-cell>
          <table:table-cell table:style-name="ce84" table:formula="of:=[.F88]/[.E88]" office:value-type="float" office:value="2.22167539635111" calcext:value-type="float">
            <text:p>2.22167539635111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106096</text:p>
          </table:table-cell>
          <table:table-cell table:number-columns-repeated="2" table:style-name="ce74" office:value-type="currency" office:currency="USD" office:value="599" calcext:value-type="currency">
            <text:p>$599.00</text:p>
          </table:table-cell>
          <table:table-cell table:style-name="ce84"/>
          <table:table-cell table:style-name="ce101" office:value-type="currency" office:currency="USD" office:value="320.62" calcext:value-type="currency">
            <text:p>$320.62</text:p>
          </table:table-cell>
          <table:table-cell table:style-name="ce101" office:value-type="currency" office:currency="USD" office:value="702" calcext:value-type="currency">
            <text:p>$702.00</text:p>
          </table:table-cell>
          <table:table-cell table:style-name="ce101" table:formula="of:=[.F89]-[.B89]" office:value-type="currency" office:currency="USD" office:value="103" calcext:value-type="currency">
            <text:p>$103.00</text:p>
          </table:table-cell>
          <table:table-cell table:style-name="ce84" table:formula="of:=[.F89]/[.E89]" office:value-type="float" office:value="2.18950782858212" calcext:value-type="float">
            <text:p>2.18950782858212</text:p>
          </table:table-cell>
          <table:table-cell table:style-name="ce84" office:value-type="string" calcext:value-type="string">
            <text:p>carefordesafety&amp;scientific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53120</text:p>
          </table:table-cell>
          <table:table-cell table:number-columns-repeated="2" table:style-name="ce74" office:value-type="currency" office:currency="USD" office:value="499" calcext:value-type="currency">
            <text:p>$499.00</text:p>
          </table:table-cell>
          <table:table-cell table:style-name="ce84"/>
          <table:table-cell table:style-name="ce101" office:value-type="currency" office:currency="USD" office:value="305.48" calcext:value-type="currency">
            <text:p>$305.48</text:p>
          </table:table-cell>
          <table:table-cell table:style-name="ce101" office:value-type="currency" office:currency="USD" office:value="657" calcext:value-type="currency">
            <text:p>$657.00</text:p>
          </table:table-cell>
          <table:table-cell table:style-name="ce101" table:formula="of:=[.F90]-[.B90]" office:value-type="currency" office:currency="USD" office:value="158" calcext:value-type="currency">
            <text:p>$158.00</text:p>
          </table:table-cell>
          <table:table-cell table:style-name="ce84" table:formula="of:=[.F90]/[.E90]" office:value-type="float" office:value="2.15071363100694" calcext:value-type="float">
            <text:p>2.15071363100694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65120</text:p>
          </table:table-cell>
          <table:table-cell table:number-columns-repeated="2" table:style-name="ce74" office:value-type="currency" office:currency="USD" office:value="579" calcext:value-type="currency">
            <text:p>$579.00</text:p>
          </table:table-cell>
          <table:table-cell table:style-name="ce84"/>
          <table:table-cell table:style-name="ce101" office:value-type="currency" office:currency="USD" office:value="314.9" calcext:value-type="currency">
            <text:p>$314.90</text:p>
          </table:table-cell>
          <table:table-cell table:style-name="ce101" office:value-type="currency" office:currency="USD" office:value="682" calcext:value-type="currency">
            <text:p>$682.00</text:p>
          </table:table-cell>
          <table:table-cell table:style-name="ce101" table:formula="of:=[.F91]-[.B91]" office:value-type="currency" office:currency="USD" office:value="103" calcext:value-type="currency">
            <text:p>$103.00</text:p>
          </table:table-cell>
          <table:table-cell table:style-name="ce84" table:formula="of:=[.F91]/[.E91]" office:value-type="float" office:value="2.1657669101302" calcext:value-type="float">
            <text:p>2.1657669101302</text:p>
          </table:table-cell>
          <table:table-cell table:style-name="ce84" office:value-type="string" calcext:value-type="string">
            <text:p>carefordesafety&amp;scientific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82120</text:p>
          </table:table-cell>
          <table:table-cell table:number-columns-repeated="2" table:style-name="ce74" office:value-type="currency" office:currency="USD" office:value="599" calcext:value-type="currency">
            <text:p>$599.00</text:p>
          </table:table-cell>
          <table:table-cell table:style-name="ce84"/>
          <table:table-cell table:style-name="ce101" office:value-type="currency" office:currency="USD" office:value="332.33" calcext:value-type="currency">
            <text:p>$332.33</text:p>
          </table:table-cell>
          <table:table-cell table:style-name="ce101" office:value-type="currency" office:currency="USD" office:value="709.72" calcext:value-type="currency">
            <text:p>$709.72</text:p>
          </table:table-cell>
          <table:table-cell table:style-name="ce101" table:formula="of:=[.F92]-[.B92]" office:value-type="currency" office:currency="USD" office:value="110.72" calcext:value-type="currency">
            <text:p>$110.72</text:p>
          </table:table-cell>
          <table:table-cell table:style-name="ce84" table:formula="of:=[.F92]/[.E92]" office:value-type="float" office:value="2.13558812024193" calcext:value-type="float">
            <text:p>2.13558812024193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106120</text:p>
          </table:table-cell>
          <table:table-cell table:number-columns-repeated="2" table:style-name="ce74" office:value-type="currency" office:currency="USD" office:value="650" calcext:value-type="currency">
            <text:p>$650.00</text:p>
          </table:table-cell>
          <table:table-cell table:style-name="ce84"/>
          <table:table-cell table:style-name="ce101" office:value-type="currency" office:currency="USD" office:value="368.48" calcext:value-type="currency">
            <text:p>$368.48</text:p>
          </table:table-cell>
          <table:table-cell table:style-name="ce101" office:value-type="currency" office:currency="USD" office:value="807" calcext:value-type="currency">
            <text:p>$807.00</text:p>
          </table:table-cell>
          <table:table-cell table:style-name="ce101" table:formula="of:=[.F93]-[.B93]" office:value-type="currency" office:currency="USD" office:value="157" calcext:value-type="currency">
            <text:p>$157.00</text:p>
          </table:table-cell>
          <table:table-cell table:style-name="ce84" table:formula="of:=[.F93]/[.E93]" office:value-type="float" office:value="2.19007815892314" calcext:value-type="float">
            <text:p>2.19007815892314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130120</text:p>
          </table:table-cell>
          <table:table-cell table:number-columns-repeated="2" table:style-name="ce74" office:value-type="currency" office:currency="USD" office:value="625" calcext:value-type="currency">
            <text:p>$625.00</text:p>
          </table:table-cell>
          <table:table-cell table:style-name="ce84"/>
          <table:table-cell table:style-name="ce101" office:value-type="currency" office:currency="USD" office:value="383.52" calcext:value-type="currency">
            <text:p>$383.52</text:p>
          </table:table-cell>
          <table:table-cell table:style-name="ce101" office:value-type="currency" office:currency="USD" office:value="753" calcext:value-type="currency">
            <text:p>$753.00</text:p>
          </table:table-cell>
          <table:table-cell table:style-name="ce101" table:formula="of:=[.F94]-[.B94]" office:value-type="currency" office:currency="USD" office:value="128" calcext:value-type="currency">
            <text:p>$128.00</text:p>
          </table:table-cell>
          <table:table-cell table:style-name="ce84" table:formula="of:=[.F94]/[.E94]" office:value-type="float" office:value="1.96339173967459" calcext:value-type="float">
            <text:p>1.96339173967459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53144</text:p>
          </table:table-cell>
          <table:table-cell table:number-columns-repeated="2" table:style-name="ce74" office:value-type="currency" office:currency="USD" office:value="525" calcext:value-type="currency">
            <text:p>$525.00</text:p>
          </table:table-cell>
          <table:table-cell table:style-name="ce84"/>
          <table:table-cell table:style-name="ce101" office:value-type="currency" office:currency="USD" office:value="339.13" calcext:value-type="currency">
            <text:p>$339.13</text:p>
          </table:table-cell>
          <table:table-cell table:style-name="ce101"/>
          <table:table-cell table:style-name="ce101" table:formula="of:=[.F95]-[.B95]" office:value-type="currency" office:currency="USD" office:value="-525" calcext:value-type="currency">
            <text:p>-$525.00</text:p>
          </table:table-cell>
          <table:table-cell table:style-name="ce84" table:formula="of:=[.F95]/[.E95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65144</text:p>
          </table:table-cell>
          <table:table-cell table:number-columns-repeated="2" table:style-name="ce74" office:value-type="currency" office:currency="USD" office:value="625" calcext:value-type="currency">
            <text:p>$625.00</text:p>
          </table:table-cell>
          <table:table-cell table:style-name="ce84"/>
          <table:table-cell table:style-name="ce101" office:value-type="currency" office:currency="USD" office:value="348.55" calcext:value-type="currency">
            <text:p>$348.55</text:p>
          </table:table-cell>
          <table:table-cell table:style-name="ce101" office:value-type="currency" office:currency="USD" office:value="756" calcext:value-type="currency">
            <text:p>$756.00</text:p>
          </table:table-cell>
          <table:table-cell table:style-name="ce101" table:formula="of:=[.F96]-[.B96]" office:value-type="currency" office:currency="USD" office:value="131" calcext:value-type="currency">
            <text:p>$131.00</text:p>
          </table:table-cell>
          <table:table-cell table:style-name="ce84" table:formula="of:=[.F96]/[.E96]" office:value-type="float" office:value="2.16898579830727" calcext:value-type="float">
            <text:p>2.16898579830727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82144</text:p>
          </table:table-cell>
          <table:table-cell table:number-columns-repeated="2" table:style-name="ce74" office:value-type="currency" office:currency="USD" office:value="599" calcext:value-type="currency">
            <text:p>$599.00</text:p>
          </table:table-cell>
          <table:table-cell table:style-name="ce84"/>
          <table:table-cell table:style-name="ce101" office:value-type="currency" office:currency="USD" office:value="365.98" calcext:value-type="currency">
            <text:p>$365.98</text:p>
          </table:table-cell>
          <table:table-cell table:style-name="ce101" office:value-type="currency" office:currency="USD" office:value="796" calcext:value-type="currency">
            <text:p>$796.00</text:p>
          </table:table-cell>
          <table:table-cell table:style-name="ce101" table:formula="of:=[.F97]-[.B97]" office:value-type="currency" office:currency="USD" office:value="197" calcext:value-type="currency">
            <text:p>$197.00</text:p>
          </table:table-cell>
          <table:table-cell table:style-name="ce84" table:formula="of:=[.F97]/[.E97]" office:value-type="float" office:value="2.17498223946664" calcext:value-type="float">
            <text:p>2.17498223946664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106144</text:p>
          </table:table-cell>
          <table:table-cell table:number-columns-repeated="2" table:style-name="ce74" office:value-type="currency" office:currency="USD" office:value="725" calcext:value-type="currency">
            <text:p>$725.00</text:p>
          </table:table-cell>
          <table:table-cell table:style-name="ce84"/>
          <table:table-cell table:style-name="ce101" office:value-type="currency" office:currency="USD" office:value="402.13" calcext:value-type="currency">
            <text:p>$402.13</text:p>
          </table:table-cell>
          <table:table-cell table:style-name="ce101" office:value-type="currency" office:currency="USD" office:value="856.68" calcext:value-type="currency">
            <text:p>$856.68</text:p>
          </table:table-cell>
          <table:table-cell table:style-name="ce101" table:formula="of:=[.F98]-[.B98]" office:value-type="currency" office:currency="USD" office:value="131.68" calcext:value-type="currency">
            <text:p>$131.68</text:p>
          </table:table-cell>
          <table:table-cell table:style-name="ce84" table:formula="of:=[.F98]/[.E98]" office:value-type="float" office:value="2.13035585507174" calcext:value-type="float">
            <text:p>2.13035585507174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130144</text:p>
          </table:table-cell>
          <table:table-cell table:number-columns-repeated="2" table:style-name="ce74" office:value-type="currency" office:currency="USD" office:value="675" calcext:value-type="currency">
            <text:p>$675.00</text:p>
          </table:table-cell>
          <table:table-cell table:style-name="ce84"/>
          <table:table-cell table:style-name="ce101" office:value-type="currency" office:currency="USD" office:value="417.17" calcext:value-type="currency">
            <text:p>$417.17</text:p>
          </table:table-cell>
          <table:table-cell table:style-name="ce101"/>
          <table:table-cell table:style-name="ce101" table:formula="of:=[.F99]-[.B99]" office:value-type="currency" office:currency="USD" office:value="-675" calcext:value-type="currency">
            <text:p>-$675.00</text:p>
          </table:table-cell>
          <table:table-cell table:style-name="ce84" table:formula="of:=[.F99]/[.E99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65180</text:p>
          </table:table-cell>
          <table:table-cell table:number-columns-repeated="2" table:style-name="ce74" office:value-type="currency" office:currency="USD" office:value="699" calcext:value-type="currency">
            <text:p>$699.00</text:p>
          </table:table-cell>
          <table:table-cell table:style-name="ce84"/>
          <table:table-cell table:style-name="ce101" office:value-type="currency" office:currency="USD" office:value="444.08" calcext:value-type="currency">
            <text:p>$444.08</text:p>
          </table:table-cell>
          <table:table-cell table:style-name="ce101"/>
          <table:table-cell table:style-name="ce101" table:formula="of:=[.F100]-[.B100]" office:value-type="currency" office:currency="USD" office:value="-699" calcext:value-type="currency">
            <text:p>-$699.00</text:p>
          </table:table-cell>
          <table:table-cell table:style-name="ce84" table:formula="of:=[.F100]/[.E100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82180</text:p>
          </table:table-cell>
          <table:table-cell table:number-columns-repeated="2" table:style-name="ce74" office:value-type="currency" office:currency="USD" office:value="799" calcext:value-type="currency">
            <text:p>$799.00</text:p>
          </table:table-cell>
          <table:table-cell table:style-name="ce84"/>
          <table:table-cell table:style-name="ce101" office:value-type="currency" office:currency="USD" office:value="461.51" calcext:value-type="currency">
            <text:p>$461.51</text:p>
          </table:table-cell>
          <table:table-cell table:style-name="ce101" office:value-type="currency" office:currency="USD" office:value="987.5" calcext:value-type="currency">
            <text:p>$987.50</text:p>
          </table:table-cell>
          <table:table-cell table:style-name="ce101" table:formula="of:=[.F101]-[.B101]" office:value-type="currency" office:currency="USD" office:value="188.5" calcext:value-type="currency">
            <text:p>$188.50</text:p>
          </table:table-cell>
          <table:table-cell table:style-name="ce84" table:formula="of:=[.F101]/[.E101]" office:value-type="float" office:value="2.13971528244242" calcext:value-type="float">
            <text:p>2.13971528244242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106180</text:p>
          </table:table-cell>
          <table:table-cell table:number-columns-repeated="2" table:style-name="ce74" office:value-type="currency" office:currency="USD" office:value="875" calcext:value-type="currency">
            <text:p>$875.00</text:p>
          </table:table-cell>
          <table:table-cell table:style-name="ce84"/>
          <table:table-cell table:style-name="ce101" office:value-type="currency" office:currency="USD" office:value="497.65" calcext:value-type="currency">
            <text:p>$497.65</text:p>
          </table:table-cell>
          <table:table-cell table:style-name="ce101" office:value-type="currency" office:currency="USD" office:value="1052" calcext:value-type="currency">
            <text:p>$1,052.00</text:p>
          </table:table-cell>
          <table:table-cell table:style-name="ce101" table:formula="of:=[.F102]-[.B102]" office:value-type="currency" office:currency="USD" office:value="177" calcext:value-type="currency">
            <text:p>$177.00</text:p>
          </table:table-cell>
          <table:table-cell table:style-name="ce84" table:formula="of:=[.F102]/[.E102]" office:value-type="float" office:value="2.11393549683513" calcext:value-type="float">
            <text:p>2.11393549683513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5CD130180</text:p>
          </table:table-cell>
          <table:table-cell table:number-columns-repeated="2" table:style-name="ce74" office:value-type="currency" office:currency="USD" office:value="889" calcext:value-type="currency">
            <text:p>$889.00</text:p>
          </table:table-cell>
          <table:table-cell table:style-name="ce84"/>
          <table:table-cell table:style-name="ce101" office:value-type="currency" office:currency="USD" office:value="512.7" calcext:value-type="currency">
            <text:p>$512.70</text:p>
          </table:table-cell>
          <table:table-cell table:style-name="ce101"/>
          <table:table-cell table:style-name="ce101" table:formula="of:=[.F103]-[.B103]" office:value-type="currency" office:currency="USD" office:value="-889" calcext:value-type="currency">
            <text:p>-$889.00</text:p>
          </table:table-cell>
          <table:table-cell table:style-name="ce84" table:formula="of:=[.F103]/[.E103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71" office:value-type="string" calcext:value-type="string">
            <text:p>Drum Storage Rack and Cart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HD-55KD</text:p>
          </table:table-cell>
          <table:table-cell table:number-columns-repeated="2" table:style-name="ce74" office:value-type="currency" office:currency="USD" office:value="259" calcext:value-type="currency">
            <text:p>$259.00</text:p>
          </table:table-cell>
          <table:table-cell table:style-name="ce84"/>
          <table:table-cell table:style-name="ce101" office:value-type="currency" office:currency="USD" office:value="181.3" calcext:value-type="currency">
            <text:p>$181.30</text:p>
          </table:table-cell>
          <table:table-cell table:style-name="ce101" office:value-type="currency" office:currency="USD" office:value="281.29" calcext:value-type="currency">
            <text:p>$281.29</text:p>
          </table:table-cell>
          <table:table-cell table:style-name="ce101" table:formula="of:=[.F107]-[.B107]" office:value-type="currency" office:currency="USD" office:value="22.29" calcext:value-type="currency">
            <text:p>$22.29</text:p>
          </table:table-cell>
          <table:table-cell table:style-name="ce84" table:formula="of:=[.F107]/[.E107]" office:value-type="float" office:value="1.55151682294539" calcext:value-type="float">
            <text:p>1.55151682294539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TD-55KD</text:p>
          </table:table-cell>
          <table:table-cell table:number-columns-repeated="2" table:style-name="ce74" office:value-type="currency" office:currency="USD" office:value="449" calcext:value-type="currency">
            <text:p>$449.00</text:p>
          </table:table-cell>
          <table:table-cell table:style-name="ce84"/>
          <table:table-cell table:style-name="ce101" office:value-type="currency" office:currency="USD" office:value="257.67" calcext:value-type="currency">
            <text:p>$257.67</text:p>
          </table:table-cell>
          <table:table-cell table:style-name="ce101" office:value-type="currency" office:currency="USD" office:value="532.44" calcext:value-type="currency">
            <text:p>$532.44</text:p>
          </table:table-cell>
          <table:table-cell table:style-name="ce101" table:formula="of:=[.F108]-[.B108]" office:value-type="currency" office:currency="USD" office:value="83.4400000000001" calcext:value-type="currency">
            <text:p>$83.44</text:p>
          </table:table-cell>
          <table:table-cell table:style-name="ce84" table:formula="of:=[.F108]/[.E108]" office:value-type="float" office:value="2.06636395389452" calcext:value-type="float">
            <text:p>2.06636395389452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HD-550</text:p>
          </table:table-cell>
          <table:table-cell table:number-columns-repeated="2" table:style-name="ce74" office:value-type="currency" office:currency="USD" office:value="245" calcext:value-type="currency">
            <text:p>$245.00</text:p>
          </table:table-cell>
          <table:table-cell table:style-name="ce84"/>
          <table:table-cell table:style-name="ce101" office:value-type="currency" office:currency="USD" office:value="192.57" calcext:value-type="currency">
            <text:p>$192.57</text:p>
          </table:table-cell>
          <table:table-cell table:style-name="ce101" office:value-type="currency" office:currency="USD" office:value="263.36" calcext:value-type="currency">
            <text:p>$263.36</text:p>
          </table:table-cell>
          <table:table-cell table:style-name="ce101" table:formula="of:=[.F109]-[.B109]" office:value-type="currency" office:currency="USD" office:value="18.36" calcext:value-type="currency">
            <text:p>$18.36</text:p>
          </table:table-cell>
          <table:table-cell table:style-name="ce84" table:formula="of:=[.F109]/[.E109]" office:value-type="float" office:value="1.36760658461858" calcext:value-type="float">
            <text:p>1.36760658461858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HD-555</text:p>
          </table:table-cell>
          <table:table-cell table:number-columns-repeated="2" table:style-name="ce74" office:value-type="currency" office:currency="USD" office:value="349" calcext:value-type="currency">
            <text:p>$349.00</text:p>
          </table:table-cell>
          <table:table-cell table:style-name="ce84"/>
          <table:table-cell table:style-name="ce101" office:value-type="currency" office:currency="USD" office:value="250.3" calcext:value-type="currency">
            <text:p>$250.30</text:p>
          </table:table-cell>
          <table:table-cell table:style-name="ce101" office:value-type="currency" office:currency="USD" office:value="371.99" calcext:value-type="currency">
            <text:p>$371.99</text:p>
          </table:table-cell>
          <table:table-cell table:style-name="ce101" table:formula="of:=[.F110]-[.B110]" office:value-type="currency" office:currency="USD" office:value="22.99" calcext:value-type="currency">
            <text:p>$22.99</text:p>
          </table:table-cell>
          <table:table-cell table:style-name="ce84" table:formula="of:=[.F110]/[.E110]" office:value-type="float" office:value="1.48617658809429" calcext:value-type="float">
            <text:p>1.48617658809429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2">
          <table:table-cell table:style-name="ce71" office:value-type="string" calcext:value-type="string">
            <text:p>Stacking U-Rack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89" office:value-type="string" calcext:value-type="string">
            <text:p>ULD-06-2</text:p>
          </table:table-cell>
          <table:table-cell table:number-columns-repeated="2" table:style-name="ce93" office:value-type="currency" office:currency="USD" office:value="129" calcext:value-type="currency">
            <text:p>$129.00</text:p>
          </table:table-cell>
          <table:table-cell table:style-name="ce99"/>
          <table:table-cell table:style-name="ce63"/>
          <table:table-cell table:style-name="ce63" office:value-type="currency" office:currency="USD" office:value="136.17" calcext:value-type="currency">
            <text:p>$136.17</text:p>
          </table:table-cell>
          <table:table-cell table:style-name="ce63" table:formula="of:=[.F114]-[.B114]" office:value-type="currency" office:currency="USD" office:value="7.16999999999999" calcext:value-type="currency">
            <text:p>$7.17</text:p>
          </table:table-cell>
          <table:table-cell table:style-name="ce99" table:formula="of:=[.F114]/[.E114]" office:value-type="string" office:string-value="" calcext:value-type="error">
            <text:p>#DIV/0!</text:p>
          </table:table-cell>
          <table:table-cell table:style-name="ce84" office:value-type="string" calcext:value-type="string">
            <text:p>Cisco-Eagle.com</text:p>
          </table:table-cell>
          <table:table-cell table:style-name="ce100" table:number-columns-repeated="1015"/>
        </table:table-row>
        <table:table-row table:style-name="ro2">
          <table:table-cell table:style-name="ce89" office:value-type="string" calcext:value-type="string">
            <text:p>ULD-10-2</text:p>
          </table:table-cell>
          <table:table-cell table:number-columns-repeated="2" table:style-name="ce93" office:value-type="currency" office:currency="USD" office:value="169" calcext:value-type="currency">
            <text:p>$169.00</text:p>
          </table:table-cell>
          <table:table-cell table:style-name="ce99"/>
          <table:table-cell table:style-name="ce63"/>
          <table:table-cell table:style-name="ce63" office:value-type="currency" office:currency="USD" office:value="179.01" calcext:value-type="currency">
            <text:p>$179.01</text:p>
          </table:table-cell>
          <table:table-cell table:style-name="ce63" table:formula="of:=[.F115]-[.B115]" office:value-type="currency" office:currency="USD" office:value="10.01" calcext:value-type="currency">
            <text:p>$10.01</text:p>
          </table:table-cell>
          <table:table-cell table:style-name="ce99" table:formula="of:=[.F115]/[.E115]" office:value-type="string" office:string-value="" calcext:value-type="error">
            <text:p>#DIV/0!</text:p>
          </table:table-cell>
          <table:table-cell table:style-name="ce84" office:value-type="string" calcext:value-type="string">
            <text:p>Cisco-Eagle.com</text:p>
          </table:table-cell>
          <table:table-cell table:style-name="ce100"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71" office:value-type="string" calcext:value-type="string">
            <text:p>Tubular Wire Rack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TW-2428</text:p>
          </table:table-cell>
          <table:table-cell table:number-columns-repeated="2" table:style-name="ce74" office:value-type="currency" office:currency="USD" office:value="319" calcext:value-type="currency">
            <text:p>$319.00</text:p>
          </table:table-cell>
          <table:table-cell table:style-name="ce84"/>
          <table:table-cell table:style-name="ce101" office:value-type="currency" office:currency="USD" office:value="213.92" calcext:value-type="currency">
            <text:p>$213.92</text:p>
          </table:table-cell>
          <table:table-cell table:style-name="ce101" office:value-type="currency" office:currency="USD" office:value="368.09" calcext:value-type="currency">
            <text:p>$368.09</text:p>
          </table:table-cell>
          <table:table-cell table:style-name="ce101" table:formula="of:=[.F119]-[.B119]" office:value-type="currency" office:currency="USD" office:value="49.09" calcext:value-type="currency">
            <text:p>$49.09</text:p>
          </table:table-cell>
          <table:table-cell table:style-name="ce84" table:formula="of:=[.F119]/[.E119]" office:value-type="float" office:value="1.72068997756171" calcext:value-type="float">
            <text:p>1.72068997756171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TW-2933</text:p>
          </table:table-cell>
          <table:table-cell table:number-columns-repeated="2" table:style-name="ce74" office:value-type="currency" office:currency="USD" office:value="359" calcext:value-type="currency">
            <text:p>$359.00</text:p>
          </table:table-cell>
          <table:table-cell table:style-name="ce84"/>
          <table:table-cell table:style-name="ce66" office:value-type="currency" office:currency="USD" office:value="180.45" calcext:value-type="currency">
            <text:p>$180.45</text:p>
          </table:table-cell>
          <table:table-cell table:style-name="ce101" office:value-type="currency" office:currency="USD" office:value="394.31" calcext:value-type="currency">
            <text:p>$394.31</text:p>
          </table:table-cell>
          <table:table-cell table:style-name="ce101" table:formula="of:=[.F120]-[.B120]" office:value-type="currency" office:currency="USD" office:value="35.31" calcext:value-type="currency">
            <text:p>$35.31</text:p>
          </table:table-cell>
          <table:table-cell table:style-name="ce84" table:formula="of:=[.F120]/[.E120]" office:value-type="float" office:value="2.18514824050984" calcext:value-type="float">
            <text:p>2.18514824050984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TW-3438</text:p>
          </table:table-cell>
          <table:table-cell table:number-columns-repeated="2" table:style-name="ce74" office:value-type="currency" office:currency="USD" office:value="449" calcext:value-type="currency">
            <text:p>$449.00</text:p>
          </table:table-cell>
          <table:table-cell table:style-name="ce84"/>
          <table:table-cell table:style-name="ce101" office:value-type="currency" office:currency="USD" office:value="279.51" calcext:value-type="currency">
            <text:p>$279.51</text:p>
          </table:table-cell>
          <table:table-cell table:style-name="ce101"/>
          <table:table-cell table:style-name="ce101" table:formula="of:=[.F121]-[.B121]" office:value-type="currency" office:currency="USD" office:value="-449" calcext:value-type="currency">
            <text:p>-$449.00</text:p>
          </table:table-cell>
          <table:table-cell table:style-name="ce84" table:formula="of:=[.F121]/[.E121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TW-3943</text:p>
          </table:table-cell>
          <table:table-cell table:number-columns-repeated="2" table:style-name="ce74" office:value-type="currency" office:currency="USD" office:value="379" calcext:value-type="currency">
            <text:p>$379.00</text:p>
          </table:table-cell>
          <table:table-cell table:style-name="ce84"/>
          <table:table-cell table:style-name="ce101" office:value-type="currency" office:currency="USD" office:value="189.31" calcext:value-type="currency">
            <text:p>$189.31</text:p>
          </table:table-cell>
          <table:table-cell table:style-name="ce101" office:value-type="currency" office:currency="USD" office:value="418.75" calcext:value-type="currency">
            <text:p>$418.75</text:p>
          </table:table-cell>
          <table:table-cell table:style-name="ce101" table:formula="of:=[.F122]-[.B122]" office:value-type="currency" office:currency="USD" office:value="39.75" calcext:value-type="currency">
            <text:p>$39.75</text:p>
          </table:table-cell>
          <table:table-cell table:style-name="ce84" table:formula="of:=[.F122]/[.E122]" office:value-type="float" office:value="2.21198034969098" calcext:value-type="float">
            <text:p>2.21198034969098</text:p>
          </table:table-cell>
          <table:table-cell table:style-name="ce84" office:value-type="string" calcext:value-type="string">
            <text:p>zoro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TW-4448</text:p>
          </table:table-cell>
          <table:table-cell table:number-columns-repeated="2" table:style-name="ce74" office:value-type="currency" office:currency="USD" office:value="409" calcext:value-type="currency">
            <text:p>$409.00</text:p>
          </table:table-cell>
          <table:table-cell table:style-name="ce84"/>
          <table:table-cell table:style-name="ce101" office:value-type="currency" office:currency="USD" office:value="269.79" calcext:value-type="currency">
            <text:p>$269.79</text:p>
          </table:table-cell>
          <table:table-cell table:style-name="ce101" office:value-type="currency" office:currency="USD" office:value="451.66" calcext:value-type="currency">
            <text:p>$451.66</text:p>
          </table:table-cell>
          <table:table-cell table:style-name="ce101" table:formula="of:=[.F123]-[.B123]" office:value-type="currency" office:currency="USD" office:value="42.66" calcext:value-type="currency">
            <text:p>$42.66</text:p>
          </table:table-cell>
          <table:table-cell table:style-name="ce84" table:formula="of:=[.F123]/[.E123]" office:value-type="float" office:value="1.6741169057415" calcext:value-type="float">
            <text:p>1.6741169057415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9">
          <table:table-cell table:style-name="ce68" office:value-type="string" calcext:value-type="string">
            <text:p>Steeltree 60 Series Single Base Extra Heavy Duty Cantilever Rack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60CS37096</text:p>
          </table:table-cell>
          <table:table-cell table:style-name="ce105" office:value-type="currency" office:currency="USD" office:value="703" calcext:value-type="currency">
            <text:p>$703.00</text:p>
          </table:table-cell>
          <table:table-cell table:style-name="ce105" office:value-type="currency" office:currency="USD" office:value="709" calcext:value-type="currency">
            <text:p>$709.00</text:p>
          </table:table-cell>
          <table:table-cell table:style-name="ce107"/>
          <table:table-cell table:style-name="ce110" office:value-type="currency" office:currency="USD" office:value="511.88" calcext:value-type="currency">
            <text:p>$511.88</text:p>
          </table:table-cell>
          <table:table-cell table:style-name="ce110"/>
          <table:table-cell table:style-name="ce110" table:formula="of:=[.F127]-[.B127]" office:value-type="currency" office:currency="USD" office:value="-703" calcext:value-type="currency">
            <text:p>-$703.00</text:p>
          </table:table-cell>
          <table:table-cell table:style-name="ce107" table:formula="of:=[.F127]/[.E127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43144</text:p>
          </table:table-cell>
          <table:table-cell table:style-name="ce105" office:value-type="currency" office:currency="USD" office:value="870" calcext:value-type="currency">
            <text:p>$870.00</text:p>
          </table:table-cell>
          <table:table-cell table:style-name="ce105" office:value-type="currency" office:currency="USD" office:value="879" calcext:value-type="currency">
            <text:p>$879.00</text:p>
          </table:table-cell>
          <table:table-cell table:style-name="ce107"/>
          <table:table-cell table:style-name="ce110" office:value-type="currency" office:currency="USD" office:value="574.52" calcext:value-type="currency">
            <text:p>$574.52</text:p>
          </table:table-cell>
          <table:table-cell table:style-name="ce110"/>
          <table:table-cell table:style-name="ce110" table:formula="of:=[.F128]-[.B128]" office:value-type="currency" office:currency="USD" office:value="-870" calcext:value-type="currency">
            <text:p>-$870.00</text:p>
          </table:table-cell>
          <table:table-cell table:style-name="ce107" table:formula="of:=[.F128]/[.E128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52144</text:p>
          </table:table-cell>
          <table:table-cell table:style-name="ce105" office:value-type="currency" office:currency="USD" office:value="815" calcext:value-type="currency">
            <text:p>$815.00</text:p>
          </table:table-cell>
          <table:table-cell table:style-name="ce105" office:value-type="currency" office:currency="USD" office:value="819" calcext:value-type="currency">
            <text:p>$819.00</text:p>
          </table:table-cell>
          <table:table-cell table:style-name="ce107"/>
          <table:table-cell table:style-name="ce110" office:value-type="currency" office:currency="USD" office:value="609.11" calcext:value-type="currency">
            <text:p>$609.11</text:p>
          </table:table-cell>
          <table:table-cell table:style-name="ce110"/>
          <table:table-cell table:style-name="ce110" table:formula="of:=[.F129]-[.B129]" office:value-type="currency" office:currency="USD" office:value="-815" calcext:value-type="currency">
            <text:p>-$815.00</text:p>
          </table:table-cell>
          <table:table-cell table:style-name="ce107" table:formula="of:=[.F129]/[.E129]" office:value-type="float" office:value="0" calcext:value-type="float">
            <text:p>0</text:p>
          </table:table-cell>
          <table:table-cell table:style-name="ce107"/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64144</text:p>
          </table:table-cell>
          <table:table-cell table:style-name="ce105" office:value-type="currency" office:currency="USD" office:value="960" calcext:value-type="currency">
            <text:p>$960.00</text:p>
          </table:table-cell>
          <table:table-cell table:style-name="ce105" office:value-type="currency" office:currency="USD" office:value="998" calcext:value-type="currency">
            <text:p>$998.00</text:p>
          </table:table-cell>
          <table:table-cell table:style-name="ce107"/>
          <table:table-cell table:style-name="ce110" office:value-type="currency" office:currency="USD" office:value="616.31" calcext:value-type="currency">
            <text:p>$616.31</text:p>
          </table:table-cell>
          <table:table-cell table:style-name="ce110" office:value-type="currency" office:currency="USD" office:value="1151.93" calcext:value-type="currency">
            <text:p>$1,151.93</text:p>
          </table:table-cell>
          <table:table-cell table:style-name="ce110" table:formula="of:=[.F130]-[.B130]" office:value-type="currency" office:currency="USD" office:value="191.93" calcext:value-type="currency">
            <text:p>$191.93</text:p>
          </table:table-cell>
          <table:table-cell table:style-name="ce107" table:formula="of:=[.F130]/[.E130]" office:value-type="float" office:value="1.86907562752511" calcext:value-type="float">
            <text:p>1.86907562752511</text:p>
          </table:table-cell>
          <table:table-cell table:style-name="ce107" office:value-type="string" calcext:value-type="string">
            <text:p>zoro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76144</text:p>
          </table:table-cell>
          <table:table-cell table:style-name="ce105" office:value-type="currency" office:currency="USD" office:value="865" calcext:value-type="currency">
            <text:p>$865.00</text:p>
          </table:table-cell>
          <table:table-cell table:style-name="ce105" office:value-type="currency" office:currency="USD" office:value="1199" calcext:value-type="currency">
            <text:p>$1,199.00</text:p>
          </table:table-cell>
          <table:table-cell table:style-name="ce107"/>
          <table:table-cell table:style-name="ce110" office:value-type="currency" office:currency="USD" office:value="632.23" calcext:value-type="currency">
            <text:p>$632.23</text:p>
          </table:table-cell>
          <table:table-cell table:style-name="ce110" office:value-type="currency" office:currency="USD" office:value="1490.85" calcext:value-type="currency">
            <text:p>$1,490.85</text:p>
          </table:table-cell>
          <table:table-cell table:style-name="ce110" table:formula="of:=[.F131]-[.B131]" office:value-type="currency" office:currency="USD" office:value="625.85" calcext:value-type="currency">
            <text:p>$625.85</text:p>
          </table:table-cell>
          <table:table-cell table:style-name="ce107" table:formula="of:=[.F131]/[.E131]" office:value-type="float" office:value="2.35808171076981" calcext:value-type="float">
            <text:p>2.35808171076981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37180</text:p>
          </table:table-cell>
          <table:table-cell table:style-name="ce105" office:value-type="currency" office:currency="USD" office:value="935" calcext:value-type="currency">
            <text:p>$935.00</text:p>
          </table:table-cell>
          <table:table-cell table:style-name="ce105" office:value-type="currency" office:currency="USD" office:value="949" calcext:value-type="currency">
            <text:p>$949.00</text:p>
          </table:table-cell>
          <table:table-cell table:style-name="ce107"/>
          <table:table-cell table:style-name="ce110" office:value-type="currency" office:currency="USD" office:value="713.42" calcext:value-type="currency">
            <text:p>$713.42</text:p>
          </table:table-cell>
          <table:table-cell table:style-name="ce110"/>
          <table:table-cell table:style-name="ce110" table:formula="of:=[.F132]-[.B132]" office:value-type="currency" office:currency="USD" office:value="-935" calcext:value-type="currency">
            <text:p>-$935.00</text:p>
          </table:table-cell>
          <table:table-cell table:style-name="ce107" table:formula="of:=[.F132]/[.E132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43180</text:p>
          </table:table-cell>
          <table:table-cell table:style-name="ce105" office:value-type="currency" office:currency="USD" office:value="965" calcext:value-type="currency">
            <text:p>$965.00</text:p>
          </table:table-cell>
          <table:table-cell table:style-name="ce105" office:value-type="currency" office:currency="USD" office:value="979" calcext:value-type="currency">
            <text:p>$979.00</text:p>
          </table:table-cell>
          <table:table-cell table:style-name="ce107"/>
          <table:table-cell table:style-name="ce110" office:value-type="currency" office:currency="USD" office:value="703.88" calcext:value-type="currency">
            <text:p>$703.88</text:p>
          </table:table-cell>
          <table:table-cell table:style-name="ce110"/>
          <table:table-cell table:style-name="ce110" table:formula="of:=[.F133]-[.B133]" office:value-type="currency" office:currency="USD" office:value="-965" calcext:value-type="currency">
            <text:p>-$965.00</text:p>
          </table:table-cell>
          <table:table-cell table:style-name="ce107" table:formula="of:=[.F133]/[.E133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52180</text:p>
          </table:table-cell>
          <table:table-cell table:style-name="ce105" office:value-type="currency" office:currency="USD" office:value="905" calcext:value-type="currency">
            <text:p>$905.00</text:p>
          </table:table-cell>
          <table:table-cell table:style-name="ce105" office:value-type="currency" office:currency="USD" office:value="919" calcext:value-type="currency">
            <text:p>$919.00</text:p>
          </table:table-cell>
          <table:table-cell table:style-name="ce107"/>
          <table:table-cell table:style-name="ce110" office:value-type="currency" office:currency="USD" office:value="738.48" calcext:value-type="currency">
            <text:p>$738.48</text:p>
          </table:table-cell>
          <table:table-cell table:style-name="ce110"/>
          <table:table-cell table:style-name="ce110" table:formula="of:=[.F134]-[.B134]" office:value-type="currency" office:currency="USD" office:value="-905" calcext:value-type="currency">
            <text:p>-$905.00</text:p>
          </table:table-cell>
          <table:table-cell table:style-name="ce107" table:formula="of:=[.F134]/[.E134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64180</text:p>
          </table:table-cell>
          <table:table-cell table:style-name="ce105" office:value-type="currency" office:currency="USD" office:value="1055" calcext:value-type="currency">
            <text:p>$1,055.00</text:p>
          </table:table-cell>
          <table:table-cell table:style-name="ce105" office:value-type="currency" office:currency="USD" office:value="1125" calcext:value-type="currency">
            <text:p>$1,125.00</text:p>
          </table:table-cell>
          <table:table-cell table:style-name="ce107"/>
          <table:table-cell table:style-name="ce110" office:value-type="currency" office:currency="USD" office:value="745.67" calcext:value-type="currency">
            <text:p>$745.67</text:p>
          </table:table-cell>
          <table:table-cell table:style-name="ce110" office:value-type="currency" office:currency="USD" office:value="1262.46" calcext:value-type="currency">
            <text:p>$1,262.46</text:p>
          </table:table-cell>
          <table:table-cell table:style-name="ce110" table:formula="of:=[.F135]-[.B135]" office:value-type="currency" office:currency="USD" office:value="207.46" calcext:value-type="currency">
            <text:p>$207.46</text:p>
          </table:table-cell>
          <table:table-cell table:style-name="ce107" table:formula="of:=[.F135]/[.E135]" office:value-type="float" office:value="1.69305456837475" calcext:value-type="float">
            <text:p>1.69305456837475</text:p>
          </table:table-cell>
          <table:table-cell table:style-name="ce107" office:value-type="string" calcext:value-type="string">
            <text:p>zoro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37144</text:p>
          </table:table-cell>
          <table:table-cell table:style-name="ce105" office:value-type="currency" office:currency="USD" office:value="850" calcext:value-type="currency">
            <text:p>$850.00</text:p>
          </table:table-cell>
          <table:table-cell table:style-name="ce105" office:value-type="currency" office:currency="USD" office:value="875" calcext:value-type="currency">
            <text:p>$875.00</text:p>
          </table:table-cell>
          <table:table-cell table:style-name="ce107"/>
          <table:table-cell table:style-name="ce110" office:value-type="currency" office:currency="USD" office:value="584.06" calcext:value-type="currency">
            <text:p>$584.06</text:p>
          </table:table-cell>
          <table:table-cell table:style-name="ce110"/>
          <table:table-cell table:style-name="ce110" table:formula="of:=[.F136]-[.B136]" office:value-type="currency" office:currency="USD" office:value="-850" calcext:value-type="currency">
            <text:p>-$850.00</text:p>
          </table:table-cell>
          <table:table-cell table:style-name="ce107" table:formula="of:=[.F136]/[.E136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76120</text:p>
          </table:table-cell>
          <table:table-cell table:style-name="ce105" office:value-type="currency" office:currency="USD" office:value="1010" calcext:value-type="currency">
            <text:p>$1,010.00</text:p>
          </table:table-cell>
          <table:table-cell table:style-name="ce105" office:value-type="currency" office:currency="USD" office:value="1019" calcext:value-type="currency">
            <text:p>$1,019.00</text:p>
          </table:table-cell>
          <table:table-cell table:style-name="ce107"/>
          <table:table-cell table:style-name="ce110" office:value-type="currency" office:currency="USD" office:value="644.7" calcext:value-type="currency">
            <text:p>$644.70</text:p>
          </table:table-cell>
          <table:table-cell table:style-name="ce110"/>
          <table:table-cell table:style-name="ce110" table:formula="of:=[.F137]-[.B137]" office:value-type="currency" office:currency="USD" office:value="-1010" calcext:value-type="currency">
            <text:p>-$1,010.00</text:p>
          </table:table-cell>
          <table:table-cell table:style-name="ce107" table:formula="of:=[.F137]/[.E137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43096</text:p>
          </table:table-cell>
          <table:table-cell table:style-name="ce105" office:value-type="currency" office:currency="USD" office:value="735" calcext:value-type="currency">
            <text:p>$735.00</text:p>
          </table:table-cell>
          <table:table-cell table:style-name="ce105" office:value-type="currency" office:currency="USD" office:value="749" calcext:value-type="currency">
            <text:p>$749.00</text:p>
          </table:table-cell>
          <table:table-cell table:style-name="ce107"/>
          <table:table-cell table:style-name="ce110" office:value-type="currency" office:currency="USD" office:value="502.33" calcext:value-type="currency">
            <text:p>$502.33</text:p>
          </table:table-cell>
          <table:table-cell table:style-name="ce110"/>
          <table:table-cell table:style-name="ce110" table:formula="of:=[.F138]-[.B138]" office:value-type="currency" office:currency="USD" office:value="-735" calcext:value-type="currency">
            <text:p>-$735.00</text:p>
          </table:table-cell>
          <table:table-cell table:style-name="ce107" table:formula="of:=[.F138]/[.E138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52096</text:p>
          </table:table-cell>
          <table:table-cell table:style-name="ce105" office:value-type="currency" office:currency="USD" office:value="670" calcext:value-type="currency">
            <text:p>$670.00</text:p>
          </table:table-cell>
          <table:table-cell table:style-name="ce105" office:value-type="currency" office:currency="USD" office:value="799" calcext:value-type="currency">
            <text:p>$799.00</text:p>
          </table:table-cell>
          <table:table-cell table:style-name="ce107"/>
          <table:table-cell table:style-name="ce110" office:value-type="currency" office:currency="USD" office:value="536.92" calcext:value-type="currency">
            <text:p>$536.92</text:p>
          </table:table-cell>
          <table:table-cell table:style-name="ce110" office:value-type="currency" office:currency="USD" office:value="1131.09" calcext:value-type="currency">
            <text:p>$1,131.09</text:p>
          </table:table-cell>
          <table:table-cell table:style-name="ce110" table:formula="of:=[.F139]-[.B139]" office:value-type="currency" office:currency="USD" office:value="461.09" calcext:value-type="currency">
            <text:p>$461.09</text:p>
          </table:table-cell>
          <table:table-cell table:style-name="ce107" table:formula="of:=[.F139]/[.E139]" office:value-type="float" office:value="2.10662668553975" calcext:value-type="float">
            <text:p>2.10662668553975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64096</text:p>
          </table:table-cell>
          <table:table-cell table:style-name="ce105" office:value-type="currency" office:currency="USD" office:value="805" calcext:value-type="currency">
            <text:p>$805.00</text:p>
          </table:table-cell>
          <table:table-cell table:style-name="ce105" office:value-type="currency" office:currency="USD" office:value="999" calcext:value-type="currency">
            <text:p>$999.00</text:p>
          </table:table-cell>
          <table:table-cell table:style-name="ce107"/>
          <table:table-cell table:style-name="ce110" office:value-type="currency" office:currency="USD" office:value="544.13" calcext:value-type="currency">
            <text:p>$544.13</text:p>
          </table:table-cell>
          <table:table-cell table:style-name="ce110" office:value-type="currency" office:currency="USD" office:value="1180.8" calcext:value-type="currency">
            <text:p>$1,180.80</text:p>
          </table:table-cell>
          <table:table-cell table:style-name="ce110" table:formula="of:=[.F140]-[.B140]" office:value-type="currency" office:currency="USD" office:value="375.8" calcext:value-type="currency">
            <text:p>$375.80</text:p>
          </table:table-cell>
          <table:table-cell table:style-name="ce107" table:formula="of:=[.F140]/[.E140]" office:value-type="float" office:value="2.17006965247275" calcext:value-type="float">
            <text:p>2.17006965247275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76096</text:p>
          </table:table-cell>
          <table:table-cell table:style-name="ce105" office:value-type="currency" office:currency="USD" office:value="735" calcext:value-type="currency">
            <text:p>$735.00</text:p>
          </table:table-cell>
          <table:table-cell table:style-name="ce105" office:value-type="currency" office:currency="USD" office:value="759" calcext:value-type="currency">
            <text:p>$759.00</text:p>
          </table:table-cell>
          <table:table-cell table:style-name="ce107"/>
          <table:table-cell table:style-name="ce110" office:value-type="currency" office:currency="USD" office:value="560.04" calcext:value-type="currency">
            <text:p>$560.04</text:p>
          </table:table-cell>
          <table:table-cell table:style-name="ce110"/>
          <table:table-cell table:style-name="ce110" table:formula="of:=[.F141]-[.B141]" office:value-type="currency" office:currency="USD" office:value="-735" calcext:value-type="currency">
            <text:p>-$735.00</text:p>
          </table:table-cell>
          <table:table-cell table:style-name="ce107" table:formula="of:=[.F141]/[.E141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37120</text:p>
          </table:table-cell>
          <table:table-cell table:style-name="ce105" office:value-type="currency" office:currency="USD" office:value="985" calcext:value-type="currency">
            <text:p>$985.00</text:p>
          </table:table-cell>
          <table:table-cell table:style-name="ce105" office:value-type="currency" office:currency="USD" office:value="1099" calcext:value-type="currency">
            <text:p>$1,099.00</text:p>
          </table:table-cell>
          <table:table-cell table:style-name="ce107"/>
          <table:table-cell table:style-name="ce110" office:value-type="currency" office:currency="USD" office:value="596.53" calcext:value-type="currency">
            <text:p>$596.53</text:p>
          </table:table-cell>
          <table:table-cell table:style-name="ce110" office:value-type="currency" office:currency="USD" office:value="1217.15" calcext:value-type="currency">
            <text:p>$1,217.15</text:p>
          </table:table-cell>
          <table:table-cell table:style-name="ce110" table:formula="of:=[.F142]-[.B142]" office:value-type="currency" office:currency="USD" office:value="232.15" calcext:value-type="currency">
            <text:p>$232.15</text:p>
          </table:table-cell>
          <table:table-cell table:style-name="ce107" table:formula="of:=[.F142]/[.E142]" office:value-type="float" office:value="2.04038355153974" calcext:value-type="float">
            <text:p>2.04038355153974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43120</text:p>
          </table:table-cell>
          <table:table-cell table:style-name="ce105" office:value-type="currency" office:currency="USD" office:value="999" calcext:value-type="currency">
            <text:p>$999.00</text:p>
          </table:table-cell>
          <table:table-cell table:style-name="ce105" office:value-type="currency" office:currency="USD" office:value="1019" calcext:value-type="currency">
            <text:p>$1,019.00</text:p>
          </table:table-cell>
          <table:table-cell table:style-name="ce107"/>
          <table:table-cell table:style-name="ce110" office:value-type="currency" office:currency="USD" office:value="586.99" calcext:value-type="currency">
            <text:p>$586.99</text:p>
          </table:table-cell>
          <table:table-cell table:style-name="ce110"/>
          <table:table-cell table:style-name="ce110" table:formula="of:=[.F143]-[.B143]" office:value-type="currency" office:currency="USD" office:value="-999" calcext:value-type="currency">
            <text:p>-$999.00</text:p>
          </table:table-cell>
          <table:table-cell table:style-name="ce107" table:formula="of:=[.F143]/[.E143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52120</text:p>
          </table:table-cell>
          <table:table-cell table:style-name="ce105" office:value-type="currency" office:currency="USD" office:value="960" calcext:value-type="currency">
            <text:p>$960.00</text:p>
          </table:table-cell>
          <table:table-cell table:style-name="ce105" office:value-type="currency" office:currency="USD" office:value="979" calcext:value-type="currency">
            <text:p>$979.00</text:p>
          </table:table-cell>
          <table:table-cell table:style-name="ce107"/>
          <table:table-cell table:style-name="ce110" office:value-type="currency" office:currency="USD" office:value="621.57" calcext:value-type="currency">
            <text:p>$621.57</text:p>
          </table:table-cell>
          <table:table-cell table:style-name="ce110" office:value-type="currency" office:currency="USD" office:value="1136" calcext:value-type="currency">
            <text:p>$1,136.00</text:p>
          </table:table-cell>
          <table:table-cell table:style-name="ce110" table:formula="of:=[.F144]-[.B144]" office:value-type="currency" office:currency="USD" office:value="176" calcext:value-type="currency">
            <text:p>$176.00</text:p>
          </table:table-cell>
          <table:table-cell table:style-name="ce107" table:formula="of:=[.F144]/[.E144]" office:value-type="float" office:value="1.82763003362453" calcext:value-type="float">
            <text:p>1.82763003362453</text:p>
          </table:table-cell>
          <table:table-cell table:style-name="ce107" office:value-type="string" calcext:value-type="string">
            <text:p>zoro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64120</text:p>
          </table:table-cell>
          <table:table-cell table:style-name="ce105" office:value-type="currency" office:currency="USD" office:value="1099" calcext:value-type="currency">
            <text:p>$1,099.00</text:p>
          </table:table-cell>
          <table:table-cell table:style-name="ce105" office:value-type="currency" office:currency="USD" office:value="1150" calcext:value-type="currency">
            <text:p>$1,150.00</text:p>
          </table:table-cell>
          <table:table-cell table:style-name="ce107"/>
          <table:table-cell table:style-name="ce110" office:value-type="currency" office:currency="USD" office:value="628.78" calcext:value-type="currency">
            <text:p>$628.78</text:p>
          </table:table-cell>
          <table:table-cell table:style-name="ce110"/>
          <table:table-cell table:style-name="ce110" table:formula="of:=[.F145]-[.B145]" office:value-type="currency" office:currency="USD" office:value="-1099" calcext:value-type="currency">
            <text:p>-$1,099.00</text:p>
          </table:table-cell>
          <table:table-cell table:style-name="ce107" table:formula="of:=[.F145]/[.E145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S76180</text:p>
          </table:table-cell>
          <table:table-cell table:style-name="ce105" office:value-type="currency" office:currency="USD" office:value="965" calcext:value-type="currency">
            <text:p>$965.00</text:p>
          </table:table-cell>
          <table:table-cell table:style-name="ce105" office:value-type="currency" office:currency="USD" office:value="1199" calcext:value-type="currency">
            <text:p>$1,199.00</text:p>
          </table:table-cell>
          <table:table-cell table:style-name="ce107"/>
          <table:table-cell table:style-name="ce110" office:value-type="currency" office:currency="USD" office:value="761.58" calcext:value-type="currency">
            <text:p>$761.58</text:p>
          </table:table-cell>
          <table:table-cell table:style-name="ce110"/>
          <table:table-cell table:style-name="ce110" table:formula="of:=[.F146]-[.B146]" office:value-type="currency" office:currency="USD" office:value="-965" calcext:value-type="currency">
            <text:p>-$965.00</text:p>
          </table:table-cell>
          <table:table-cell table:style-name="ce107" table:formula="of:=[.F146]/[.E146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71" office:value-type="string" calcext:value-type="string">
            <text:p>Jarke Vertical Storage Rack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834</text:p>
          </table:table-cell>
          <table:table-cell table:number-columns-repeated="2" table:style-name="ce74" office:value-type="currency" office:currency="USD" office:value="265" calcext:value-type="currency">
            <text:p>$265.00</text:p>
          </table:table-cell>
          <table:table-cell table:style-name="ce84"/>
          <table:table-cell table:style-name="ce101" office:value-type="currency" office:currency="USD" office:value="175.65" calcext:value-type="currency">
            <text:p>$175.65</text:p>
          </table:table-cell>
          <table:table-cell table:style-name="ce101" office:value-type="currency" office:currency="USD" office:value="286.71" calcext:value-type="currency">
            <text:p>$286.71</text:p>
          </table:table-cell>
          <table:table-cell table:style-name="ce101" table:formula="of:=[.F150]-[.B150]" office:value-type="currency" office:currency="USD" office:value="21.71" calcext:value-type="currency">
            <text:p>$21.71</text:p>
          </table:table-cell>
          <table:table-cell table:style-name="ce84" table:formula="of:=[.F150]/[.E150]" office:value-type="float" office:value="1.63228010247652" calcext:value-type="float">
            <text:p>1.63228010247652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71" office:value-type="string" calcext:value-type="string">
            <text:p>Horizontal Storage Rack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R-833</text:p>
          </table:table-cell>
          <table:table-cell table:number-columns-repeated="2" table:style-name="ce74" office:value-type="currency" office:currency="USD" office:value="399" calcext:value-type="currency">
            <text:p>$399.00</text:p>
          </table:table-cell>
          <table:table-cell table:style-name="ce84"/>
          <table:table-cell table:style-name="ce101" office:value-type="currency" office:currency="USD" office:value="290.52" calcext:value-type="currency">
            <text:p>$290.52</text:p>
          </table:table-cell>
          <table:table-cell table:style-name="ce101" office:value-type="currency" office:currency="USD" office:value="423.92" calcext:value-type="currency">
            <text:p>$423.92</text:p>
          </table:table-cell>
          <table:table-cell table:style-name="ce101" table:formula="of:=[.F154]-[.B154]" office:value-type="currency" office:currency="USD" office:value="24.92" calcext:value-type="currency">
            <text:p>$24.92</text:p>
          </table:table-cell>
          <table:table-cell table:style-name="ce84" table:formula="of:=[.F154]/[.E154]" office:value-type="float" office:value="1.45917664876773" calcext:value-type="float">
            <text:p>1.45917664876773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2">
          <table:table-cell table:style-name="ce71" office:value-type="string" calcext:value-type="string">
            <text:p>Bar Storage Rack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SRS</text:p>
          </table:table-cell>
          <table:table-cell table:number-columns-repeated="2" table:style-name="ce74" office:value-type="currency" office:currency="USD" office:value="849" calcext:value-type="currency">
            <text:p>$849.00</text:p>
          </table:table-cell>
          <table:table-cell table:style-name="ce84"/>
          <table:table-cell table:style-name="ce101" office:value-type="currency" office:currency="USD" office:value="556.18" calcext:value-type="currency">
            <text:p>$556.18</text:p>
          </table:table-cell>
          <table:table-cell table:style-name="ce101" office:value-type="currency" office:currency="USD" office:value="872.84" calcext:value-type="currency">
            <text:p>$872.84</text:p>
          </table:table-cell>
          <table:table-cell table:style-name="ce101" table:formula="of:=[.F158]-[.B158]" office:value-type="currency" office:currency="USD" office:value="23.84" calcext:value-type="currency">
            <text:p>$23.84</text:p>
          </table:table-cell>
          <table:table-cell table:style-name="ce84" table:formula="of:=[.F158]/[.E158]" office:value-type="float" office:value="1.56934805278867" calcext:value-type="float">
            <text:p>1.56934805278867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SRA</text:p>
          </table:table-cell>
          <table:table-cell table:number-columns-repeated="2" table:style-name="ce74" office:value-type="currency" office:currency="USD" office:value="289" calcext:value-type="currency">
            <text:p>$289.00</text:p>
          </table:table-cell>
          <table:table-cell table:style-name="ce84"/>
          <table:table-cell table:style-name="ce101" office:value-type="currency" office:currency="USD" office:value="206.33" calcext:value-type="currency">
            <text:p>$206.33</text:p>
          </table:table-cell>
          <table:table-cell table:style-name="ce101" office:value-type="currency" office:currency="USD" office:value="311.65" calcext:value-type="currency">
            <text:p>$311.65</text:p>
          </table:table-cell>
          <table:table-cell table:style-name="ce101" table:formula="of:=[.F159]-[.B159]" office:value-type="currency" office:currency="USD" office:value="22.65" calcext:value-type="currency">
            <text:p>$22.65</text:p>
          </table:table-cell>
          <table:table-cell table:style-name="ce84" table:formula="of:=[.F159]/[.E159]" office:value-type="float" office:value="1.51044443367421" calcext:value-type="float">
            <text:p>1.51044443367421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SR-SHELF</text:p>
          </table:table-cell>
          <table:table-cell table:number-columns-repeated="2" table:style-name="ce74" office:value-type="currency" office:currency="USD" office:value="21" calcext:value-type="currency">
            <text:p>$21.00</text:p>
          </table:table-cell>
          <table:table-cell table:style-name="ce84"/>
          <table:table-cell table:style-name="ce101" office:value-type="currency" office:currency="USD" office:value="16.23" calcext:value-type="currency">
            <text:p>$16.23</text:p>
          </table:table-cell>
          <table:table-cell table:style-name="ce101" office:value-type="currency" office:currency="USD" office:value="22.9" calcext:value-type="currency">
            <text:p>$22.90</text:p>
          </table:table-cell>
          <table:table-cell table:style-name="ce101" table:formula="of:=[.F160]-[.B160]" office:value-type="currency" office:currency="USD" office:value="1.9" calcext:value-type="currency">
            <text:p>$1.90</text:p>
          </table:table-cell>
          <table:table-cell table:style-name="ce84" table:formula="of:=[.F160]/[.E160]" office:value-type="float" office:value="1.41096734442391" calcext:value-type="float">
            <text:p>1.41096734442391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71" office:value-type="string" calcext:value-type="string">
            <text:p>Reel Rack Heavy Duty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242496</text:p>
          </table:table-cell>
          <table:table-cell table:style-name="ce74" office:value-type="currency" office:currency="USD" office:value="749" calcext:value-type="currency">
            <text:p>$749.00</text:p>
          </table:table-cell>
          <table:table-cell table:style-name="ce74" office:value-type="currency" office:currency="USD" office:value="635" calcext:value-type="currency">
            <text:p>$635.00</text:p>
          </table:table-cell>
          <table:table-cell table:style-name="ce84"/>
          <table:table-cell table:style-name="ce101" office:value-type="currency" office:currency="USD" office:value="576.82" calcext:value-type="currency">
            <text:p>$576.82</text:p>
          </table:table-cell>
          <table:table-cell table:style-name="ce101" office:value-type="currency" office:currency="USD" office:value="651.97" calcext:value-type="currency">
            <text:p>$651.97</text:p>
          </table:table-cell>
          <table:table-cell table:style-name="ce101" table:formula="of:=[.F164]-[.B164]" office:value-type="currency" office:currency="USD" office:value="-97.03" calcext:value-type="currency">
            <text:p>-$97.03</text:p>
          </table:table-cell>
          <table:table-cell table:style-name="ce84" table:formula="of:=[.F164]/[.E164]" office:value-type="float" office:value="1.13028327727887" calcext:value-type="float">
            <text:p>1.13028327727887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362496</text:p>
          </table:table-cell>
          <table:table-cell table:style-name="ce74" office:value-type="currency" office:currency="USD" office:value="769" calcext:value-type="currency">
            <text:p>$769.00</text:p>
          </table:table-cell>
          <table:table-cell table:style-name="ce74" office:value-type="currency" office:currency="USD" office:value="659" calcext:value-type="currency">
            <text:p>$659.00</text:p>
          </table:table-cell>
          <table:table-cell table:style-name="ce84"/>
          <table:table-cell table:style-name="ce101" office:value-type="currency" office:currency="USD" office:value="588.97" calcext:value-type="currency">
            <text:p>$588.97</text:p>
          </table:table-cell>
          <table:table-cell table:style-name="ce101" office:value-type="currency" office:currency="USD" office:value="674.06" calcext:value-type="currency">
            <text:p>$674.06</text:p>
          </table:table-cell>
          <table:table-cell table:style-name="ce101" table:formula="of:=[.F165]-[.B165]" office:value-type="currency" office:currency="USD" office:value="-94.9400000000001" calcext:value-type="currency">
            <text:p>-$94.94</text:p>
          </table:table-cell>
          <table:table-cell table:style-name="ce84" table:formula="of:=[.F165]/[.E165]" office:value-type="float" office:value="1.14447255378033" calcext:value-type="float">
            <text:p>1.14447255378033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482496</text:p>
          </table:table-cell>
          <table:table-cell table:style-name="ce74" office:value-type="currency" office:currency="USD" office:value="795" calcext:value-type="currency">
            <text:p>$795.00</text:p>
          </table:table-cell>
          <table:table-cell table:style-name="ce74" office:value-type="currency" office:currency="USD" office:value="679" calcext:value-type="currency">
            <text:p>$679.00</text:p>
          </table:table-cell>
          <table:table-cell table:style-name="ce84"/>
          <table:table-cell table:style-name="ce101" office:value-type="currency" office:currency="USD" office:value="604.24" calcext:value-type="currency">
            <text:p>$604.24</text:p>
          </table:table-cell>
          <table:table-cell table:style-name="ce101" office:value-type="currency" office:currency="USD" office:value="697.45" calcext:value-type="currency">
            <text:p>$697.45</text:p>
          </table:table-cell>
          <table:table-cell table:style-name="ce101" table:formula="of:=[.F166]-[.B166]" office:value-type="currency" office:currency="USD" office:value="-97.55" calcext:value-type="currency">
            <text:p>-$97.55</text:p>
          </table:table-cell>
          <table:table-cell table:style-name="ce84" table:formula="of:=[.F166]/[.E166]" office:value-type="float" office:value="1.15425989672978" calcext:value-type="float">
            <text:p>1.15425989672978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243696</text:p>
          </table:table-cell>
          <table:table-cell table:style-name="ce74" office:value-type="currency" office:currency="USD" office:value="755" calcext:value-type="currency">
            <text:p>$755.00</text:p>
          </table:table-cell>
          <table:table-cell table:style-name="ce74" office:value-type="currency" office:currency="USD" office:value="639" calcext:value-type="currency">
            <text:p>$639.00</text:p>
          </table:table-cell>
          <table:table-cell table:style-name="ce84"/>
          <table:table-cell table:style-name="ce101" office:value-type="currency" office:currency="USD" office:value="581.34" calcext:value-type="currency">
            <text:p>$581.34</text:p>
          </table:table-cell>
          <table:table-cell table:style-name="ce101" office:value-type="currency" office:currency="USD" office:value="659.79" calcext:value-type="currency">
            <text:p>$659.79</text:p>
          </table:table-cell>
          <table:table-cell table:style-name="ce101" table:formula="of:=[.F167]-[.B167]" office:value-type="currency" office:currency="USD" office:value="-95.21" calcext:value-type="currency">
            <text:p>-$95.21</text:p>
          </table:table-cell>
          <table:table-cell table:style-name="ce84" table:formula="of:=[.F167]/[.E167]" office:value-type="float" office:value="1.13494684693983" calcext:value-type="float">
            <text:p>1.13494684693983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363696</text:p>
          </table:table-cell>
          <table:table-cell table:style-name="ce74" office:value-type="currency" office:currency="USD" office:value="850" calcext:value-type="currency">
            <text:p>$850.00</text:p>
          </table:table-cell>
          <table:table-cell table:style-name="ce74" office:value-type="currency" office:currency="USD" office:value="749" calcext:value-type="currency">
            <text:p>$749.00</text:p>
          </table:table-cell>
          <table:table-cell table:style-name="ce84"/>
          <table:table-cell table:style-name="ce101" office:value-type="currency" office:currency="USD" office:value="593.49" calcext:value-type="currency">
            <text:p>$593.49</text:p>
          </table:table-cell>
          <table:table-cell table:style-name="ce101" office:value-type="currency" office:currency="USD" office:value="774.97" calcext:value-type="currency">
            <text:p>$774.97</text:p>
          </table:table-cell>
          <table:table-cell table:style-name="ce101" table:formula="of:=[.F168]-[.B168]" office:value-type="currency" office:currency="USD" office:value="-75.03" calcext:value-type="currency">
            <text:p>-$75.03</text:p>
          </table:table-cell>
          <table:table-cell table:style-name="ce84" table:formula="of:=[.F168]/[.E168]" office:value-type="float" office:value="1.30578442770729" calcext:value-type="float">
            <text:p>1.30578442770729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483696</text:p>
          </table:table-cell>
          <table:table-cell table:style-name="ce74" office:value-type="currency" office:currency="USD" office:value="800" calcext:value-type="currency">
            <text:p>$800.00</text:p>
          </table:table-cell>
          <table:table-cell table:style-name="ce74" office:value-type="currency" office:currency="USD" office:value="689" calcext:value-type="currency">
            <text:p>$689.00</text:p>
          </table:table-cell>
          <table:table-cell table:style-name="ce84"/>
          <table:table-cell table:style-name="ce101" office:value-type="currency" office:currency="USD" office:value="608.77" calcext:value-type="currency">
            <text:p>$608.77</text:p>
          </table:table-cell>
          <table:table-cell table:style-name="ce101" office:value-type="currency" office:currency="USD" office:value="706.55" calcext:value-type="currency">
            <text:p>$706.55</text:p>
          </table:table-cell>
          <table:table-cell table:style-name="ce101" table:formula="of:=[.F169]-[.B169]" office:value-type="currency" office:currency="USD" office:value="-93.45" calcext:value-type="currency">
            <text:p>-$93.45</text:p>
          </table:table-cell>
          <table:table-cell table:style-name="ce84" table:formula="of:=[.F169]/[.E169]" office:value-type="float" office:value="1.16061895297074" calcext:value-type="float">
            <text:p>1.16061895297074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2424120</text:p>
          </table:table-cell>
          <table:table-cell table:style-name="ce74" office:value-type="currency" office:currency="USD" office:value="792" calcext:value-type="currency">
            <text:p>$792.00</text:p>
          </table:table-cell>
          <table:table-cell table:style-name="ce74" office:value-type="currency" office:currency="USD" office:value="689" calcext:value-type="currency">
            <text:p>$689.00</text:p>
          </table:table-cell>
          <table:table-cell table:style-name="ce84"/>
          <table:table-cell table:style-name="ce66" office:value-type="currency" office:currency="USD" office:value="629.72" calcext:value-type="currency">
            <text:p>$629.72</text:p>
          </table:table-cell>
          <table:table-cell table:style-name="ce66" office:value-type="currency" office:currency="USD" office:value="545.49" calcext:value-type="currency">
            <text:p>$545.49</text:p>
          </table:table-cell>
          <table:table-cell table:style-name="ce101" table:formula="of:=[.F170]-[.B170]" office:value-type="currency" office:currency="USD" office:value="-246.51" calcext:value-type="currency">
            <text:p>-$246.51</text:p>
          </table:table-cell>
          <table:table-cell table:style-name="ce84" table:formula="of:=[.F170]/[.E170]" office:value-type="float" office:value="0.866242139363527" calcext:value-type="float">
            <text:p>0.866242139363527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3624120</text:p>
          </table:table-cell>
          <table:table-cell table:style-name="ce74" office:value-type="currency" office:currency="USD" office:value="805" calcext:value-type="currency">
            <text:p>$805.00</text:p>
          </table:table-cell>
          <table:table-cell table:style-name="ce74" office:value-type="currency" office:currency="USD" office:value="699" calcext:value-type="currency">
            <text:p>$699.00</text:p>
          </table:table-cell>
          <table:table-cell table:style-name="ce84"/>
          <table:table-cell table:style-name="ce66" office:value-type="currency" office:currency="USD" office:value="641.87" calcext:value-type="currency">
            <text:p>$641.87</text:p>
          </table:table-cell>
          <table:table-cell table:style-name="ce66" office:value-type="currency" office:currency="USD" office:value="571.46" calcext:value-type="currency">
            <text:p>$571.46</text:p>
          </table:table-cell>
          <table:table-cell table:style-name="ce101" table:formula="of:=[.F171]-[.B171]" office:value-type="currency" office:currency="USD" office:value="-233.54" calcext:value-type="currency">
            <text:p>-$233.54</text:p>
          </table:table-cell>
          <table:table-cell table:style-name="ce84" table:formula="of:=[.F171]/[.E171]" office:value-type="float" office:value="0.890304890398367" calcext:value-type="float">
            <text:p>0.890304890398367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4824120</text:p>
          </table:table-cell>
          <table:table-cell table:style-name="ce74" office:value-type="currency" office:currency="USD" office:value="823" calcext:value-type="currency">
            <text:p>$823.00</text:p>
          </table:table-cell>
          <table:table-cell table:style-name="ce74" office:value-type="currency" office:currency="USD" office:value="719" calcext:value-type="currency">
            <text:p>$719.00</text:p>
          </table:table-cell>
          <table:table-cell table:style-name="ce84"/>
          <table:table-cell table:style-name="ce66" office:value-type="currency" office:currency="USD" office:value="657.14" calcext:value-type="currency">
            <text:p>$657.14</text:p>
          </table:table-cell>
          <table:table-cell table:style-name="ce66" office:value-type="currency" office:currency="USD" office:value="590.95" calcext:value-type="currency">
            <text:p>$590.95</text:p>
          </table:table-cell>
          <table:table-cell table:style-name="ce101" table:formula="of:=[.F172]-[.B172]" office:value-type="currency" office:currency="USD" office:value="-232.05" calcext:value-type="currency">
            <text:p>-$232.05</text:p>
          </table:table-cell>
          <table:table-cell table:style-name="ce84" table:formula="of:=[.F172]/[.E172]" office:value-type="float" office:value="0.899275649024561" calcext:value-type="float">
            <text:p>0.899275649024561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2436120</text:p>
          </table:table-cell>
          <table:table-cell table:style-name="ce74" office:value-type="currency" office:currency="USD" office:value="777" calcext:value-type="currency">
            <text:p>$777.00</text:p>
          </table:table-cell>
          <table:table-cell table:style-name="ce74" office:value-type="currency" office:currency="USD" office:value="719" calcext:value-type="currency">
            <text:p>$719.00</text:p>
          </table:table-cell>
          <table:table-cell table:style-name="ce84"/>
          <table:table-cell table:style-name="ce101" office:value-type="currency" office:currency="USD" office:value="615.31" calcext:value-type="currency">
            <text:p>$615.31</text:p>
          </table:table-cell>
          <table:table-cell table:style-name="ce101" office:value-type="currency" office:currency="USD" office:value="749.79" calcext:value-type="currency">
            <text:p>$749.79</text:p>
          </table:table-cell>
          <table:table-cell table:style-name="ce101" table:formula="of:=[.F173]-[.B173]" office:value-type="currency" office:currency="USD" office:value="-27.21" calcext:value-type="currency">
            <text:p>-$27.21</text:p>
          </table:table-cell>
          <table:table-cell table:style-name="ce84" table:formula="of:=[.F173]/[.E173]" office:value-type="float" office:value="1.21855649997562" calcext:value-type="float">
            <text:p>1.21855649997562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3636120</text:p>
          </table:table-cell>
          <table:table-cell table:style-name="ce74" office:value-type="currency" office:currency="USD" office:value="790" calcext:value-type="currency">
            <text:p>$790.00</text:p>
          </table:table-cell>
          <table:table-cell table:style-name="ce74" office:value-type="currency" office:currency="USD" office:value="669" calcext:value-type="currency">
            <text:p>$669.00</text:p>
          </table:table-cell>
          <table:table-cell table:style-name="ce84"/>
          <table:table-cell table:style-name="ce101" office:value-type="currency" office:currency="USD" office:value="627.46" calcext:value-type="currency">
            <text:p>$627.46</text:p>
          </table:table-cell>
          <table:table-cell table:style-name="ce101" office:value-type="currency" office:currency="USD" office:value="681.87" calcext:value-type="currency">
            <text:p>$681.87</text:p>
          </table:table-cell>
          <table:table-cell table:style-name="ce101" table:formula="of:=[.F174]-[.B174]" office:value-type="currency" office:currency="USD" office:value="-108.13" calcext:value-type="currency">
            <text:p>-$108.13</text:p>
          </table:table-cell>
          <table:table-cell table:style-name="ce84" table:formula="of:=[.F174]/[.E174]" office:value-type="float" office:value="1.08671469097632" calcext:value-type="float">
            <text:p>1.08671469097632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R4836120</text:p>
          </table:table-cell>
          <table:table-cell table:style-name="ce74" office:value-type="currency" office:currency="USD" office:value="806" calcext:value-type="currency">
            <text:p>$806.00</text:p>
          </table:table-cell>
          <table:table-cell table:style-name="ce74" office:value-type="currency" office:currency="USD" office:value="769" calcext:value-type="currency">
            <text:p>$769.00</text:p>
          </table:table-cell>
          <table:table-cell table:style-name="ce84"/>
          <table:table-cell table:style-name="ce101" office:value-type="currency" office:currency="USD" office:value="642.73" calcext:value-type="currency">
            <text:p>$642.73</text:p>
          </table:table-cell>
          <table:table-cell table:style-name="ce101" office:value-type="currency" office:currency="USD" office:value="803.94" calcext:value-type="currency">
            <text:p>$803.94</text:p>
          </table:table-cell>
          <table:table-cell table:style-name="ce101" table:formula="of:=[.F175]-[.B175]" office:value-type="currency" office:currency="USD" office:value="-2.05999999999995" calcext:value-type="currency">
            <text:p>-$2.06</text:p>
          </table:table-cell>
          <table:table-cell table:style-name="ce84" table:formula="of:=[.F175]/[.E175]" office:value-type="float" office:value="1.25082071787531" calcext:value-type="float">
            <text:p>1.25082071787531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242496</text:p>
          </table:table-cell>
          <table:table-cell table:style-name="ce74" office:value-type="currency" office:currency="USD" office:value="603" calcext:value-type="currency">
            <text:p>$603.00</text:p>
          </table:table-cell>
          <table:table-cell table:style-name="ce74" office:value-type="currency" office:currency="USD" office:value="499" calcext:value-type="currency">
            <text:p>$499.00</text:p>
          </table:table-cell>
          <table:table-cell table:style-name="ce84"/>
          <table:table-cell table:style-name="ce66" office:value-type="currency" office:currency="USD" office:value="457.85" calcext:value-type="currency">
            <text:p>$457.85</text:p>
          </table:table-cell>
          <table:table-cell table:style-name="ce66" office:value-type="currency" office:currency="USD" office:value="454.57" calcext:value-type="currency">
            <text:p>$454.57</text:p>
          </table:table-cell>
          <table:table-cell table:style-name="ce101" table:formula="of:=[.F176]-[.B176]" office:value-type="currency" office:currency="USD" office:value="-148.43" calcext:value-type="currency">
            <text:p>-$148.43</text:p>
          </table:table-cell>
          <table:table-cell table:style-name="ce84" table:formula="of:=[.F176]/[.E176]" office:value-type="float" office:value="0.992836081686142" calcext:value-type="float">
            <text:p>0.992836081686142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362496</text:p>
          </table:table-cell>
          <table:table-cell table:style-name="ce74" office:value-type="currency" office:currency="USD" office:value="617" calcext:value-type="currency">
            <text:p>$617.00</text:p>
          </table:table-cell>
          <table:table-cell table:style-name="ce74" office:value-type="currency" office:currency="USD" office:value="509" calcext:value-type="currency">
            <text:p>$509.00</text:p>
          </table:table-cell>
          <table:table-cell table:style-name="ce84"/>
          <table:table-cell table:style-name="ce101" office:value-type="currency" office:currency="USD" office:value="470" calcext:value-type="currency">
            <text:p>$470.00</text:p>
          </table:table-cell>
          <table:table-cell table:style-name="ce101" office:value-type="currency" office:currency="USD" office:value="476.66" calcext:value-type="currency">
            <text:p>$476.66</text:p>
          </table:table-cell>
          <table:table-cell table:style-name="ce101" table:formula="of:=[.F177]-[.B177]" office:value-type="currency" office:currency="USD" office:value="-140.34" calcext:value-type="currency">
            <text:p>-$140.34</text:p>
          </table:table-cell>
          <table:table-cell table:style-name="ce84" table:formula="of:=[.F177]/[.E177]" office:value-type="float" office:value="1.01417021276596" calcext:value-type="float">
            <text:p>1.01417021276596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482496</text:p>
          </table:table-cell>
          <table:table-cell table:style-name="ce74" office:value-type="currency" office:currency="USD" office:value="634" calcext:value-type="currency">
            <text:p>$634.00</text:p>
          </table:table-cell>
          <table:table-cell table:style-name="ce74" office:value-type="currency" office:currency="USD" office:value="529" calcext:value-type="currency">
            <text:p>$529.00</text:p>
          </table:table-cell>
          <table:table-cell table:style-name="ce84"/>
          <table:table-cell table:style-name="ce101" office:value-type="currency" office:currency="USD" office:value="485.27" calcext:value-type="currency">
            <text:p>$485.27</text:p>
          </table:table-cell>
          <table:table-cell table:style-name="ce101" office:value-type="currency" office:currency="USD" office:value="500.04" calcext:value-type="currency">
            <text:p>$500.04</text:p>
          </table:table-cell>
          <table:table-cell table:style-name="ce101" table:formula="of:=[.F178]-[.B178]" office:value-type="currency" office:currency="USD" office:value="-133.96" calcext:value-type="currency">
            <text:p>-$133.96</text:p>
          </table:table-cell>
          <table:table-cell table:style-name="ce84" table:formula="of:=[.F178]/[.E178]" office:value-type="float" office:value="1.03043666412513" calcext:value-type="float">
            <text:p>1.03043666412513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243696</text:p>
          </table:table-cell>
          <table:table-cell table:style-name="ce74" office:value-type="currency" office:currency="USD" office:value="606" calcext:value-type="currency">
            <text:p>$606.00</text:p>
          </table:table-cell>
          <table:table-cell table:style-name="ce74" office:value-type="currency" office:currency="USD" office:value="499" calcext:value-type="currency">
            <text:p>$499.00</text:p>
          </table:table-cell>
          <table:table-cell table:style-name="ce84"/>
          <table:table-cell table:style-name="ce66" office:value-type="currency" office:currency="USD" office:value="460.11" calcext:value-type="currency">
            <text:p>$460.11</text:p>
          </table:table-cell>
          <table:table-cell table:style-name="ce66" office:value-type="currency" office:currency="USD" office:value="458.48" calcext:value-type="currency">
            <text:p>$458.48</text:p>
          </table:table-cell>
          <table:table-cell table:style-name="ce101" table:formula="of:=[.F179]-[.B179]" office:value-type="currency" office:currency="USD" office:value="-147.52" calcext:value-type="currency">
            <text:p>-$147.52</text:p>
          </table:table-cell>
          <table:table-cell table:style-name="ce84" table:formula="of:=[.F179]/[.E179]" office:value-type="float" office:value="0.996457368890048" calcext:value-type="float">
            <text:p>0.996457368890048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363696</text:p>
          </table:table-cell>
          <table:table-cell table:style-name="ce74" office:value-type="currency" office:currency="USD" office:value="619" calcext:value-type="currency">
            <text:p>$619.00</text:p>
          </table:table-cell>
          <table:table-cell table:style-name="ce74" office:value-type="currency" office:currency="USD" office:value="515" calcext:value-type="currency">
            <text:p>$515.00</text:p>
          </table:table-cell>
          <table:table-cell table:style-name="ce84"/>
          <table:table-cell table:style-name="ce101" office:value-type="currency" office:currency="USD" office:value="472.26" calcext:value-type="currency">
            <text:p>$472.26</text:p>
          </table:table-cell>
          <table:table-cell table:style-name="ce101" office:value-type="currency" office:currency="USD" office:value="479.24" calcext:value-type="currency">
            <text:p>$479.24</text:p>
          </table:table-cell>
          <table:table-cell table:style-name="ce101" table:formula="of:=[.F180]-[.B180]" office:value-type="currency" office:currency="USD" office:value="-139.76" calcext:value-type="currency">
            <text:p>-$139.76</text:p>
          </table:table-cell>
          <table:table-cell table:style-name="ce84" table:formula="of:=[.F180]/[.E180]" office:value-type="float" office:value="1.01477999407106" calcext:value-type="float">
            <text:p>1.01477999407106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483696</text:p>
          </table:table-cell>
          <table:table-cell table:style-name="ce74" office:value-type="currency" office:currency="USD" office:value="636" calcext:value-type="currency">
            <text:p>$636.00</text:p>
          </table:table-cell>
          <table:table-cell table:style-name="ce74" office:value-type="currency" office:currency="USD" office:value="529" calcext:value-type="currency">
            <text:p>$529.00</text:p>
          </table:table-cell>
          <table:table-cell table:style-name="ce84"/>
          <table:table-cell table:style-name="ce101" office:value-type="currency" office:currency="USD" office:value="487.53" calcext:value-type="currency">
            <text:p>$487.53</text:p>
          </table:table-cell>
          <table:table-cell table:style-name="ce101" office:value-type="currency" office:currency="USD" office:value="501.33" calcext:value-type="currency">
            <text:p>$501.33</text:p>
          </table:table-cell>
          <table:table-cell table:style-name="ce101" table:formula="of:=[.F181]-[.B181]" office:value-type="currency" office:currency="USD" office:value="-134.67" calcext:value-type="currency">
            <text:p>-$134.67</text:p>
          </table:table-cell>
          <table:table-cell table:style-name="ce84" table:formula="of:=[.F181]/[.E181]" office:value-type="float" office:value="1.02830595040305" calcext:value-type="float">
            <text:p>1.02830595040305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2424120</text:p>
          </table:table-cell>
          <table:table-cell table:style-name="ce74" office:value-type="currency" office:currency="USD" office:value="632" calcext:value-type="currency">
            <text:p>$632.00</text:p>
          </table:table-cell>
          <table:table-cell table:style-name="ce74" office:value-type="currency" office:currency="USD" office:value="529" calcext:value-type="currency">
            <text:p>$529.00</text:p>
          </table:table-cell>
          <table:table-cell table:style-name="ce84"/>
          <table:table-cell table:style-name="ce66" office:value-type="currency" office:currency="USD" office:value="484.3" calcext:value-type="currency">
            <text:p>$484.30</text:p>
          </table:table-cell>
          <table:table-cell table:style-name="ce66" office:value-type="currency" office:currency="USD" office:value="400.04" calcext:value-type="currency">
            <text:p>$400.04</text:p>
          </table:table-cell>
          <table:table-cell table:style-name="ce101" table:formula="of:=[.F182]-[.B182]" office:value-type="currency" office:currency="USD" office:value="-231.96" calcext:value-type="currency">
            <text:p>-$231.96</text:p>
          </table:table-cell>
          <table:table-cell table:style-name="ce84" table:formula="of:=[.F182]/[.E182]" office:value-type="float" office:value="0.826016931653933" calcext:value-type="float">
            <text:p>0.826016931653933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3624120</text:p>
          </table:table-cell>
          <table:table-cell table:style-name="ce74" office:value-type="currency" office:currency="USD" office:value="646" calcext:value-type="currency">
            <text:p>$646.00</text:p>
          </table:table-cell>
          <table:table-cell table:style-name="ce74" office:value-type="currency" office:currency="USD" office:value="539" calcext:value-type="currency">
            <text:p>$539.00</text:p>
          </table:table-cell>
          <table:table-cell table:style-name="ce84"/>
          <table:table-cell table:style-name="ce66" office:value-type="currency" office:currency="USD" office:value="496.45" calcext:value-type="currency">
            <text:p>$496.45</text:p>
          </table:table-cell>
          <table:table-cell table:style-name="ce66" office:value-type="currency" office:currency="USD" office:value="422.12" calcext:value-type="currency">
            <text:p>$422.12</text:p>
          </table:table-cell>
          <table:table-cell table:style-name="ce101" table:formula="of:=[.F183]-[.B183]" office:value-type="currency" office:currency="USD" office:value="-223.88" calcext:value-type="currency">
            <text:p>-$223.88</text:p>
          </table:table-cell>
          <table:table-cell table:style-name="ce84" table:formula="of:=[.F183]/[.E183]" office:value-type="float" office:value="0.850276966461879" calcext:value-type="float">
            <text:p>0.850276966461879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4824120</text:p>
          </table:table-cell>
          <table:table-cell table:style-name="ce74" office:value-type="currency" office:currency="USD" office:value="662" calcext:value-type="currency">
            <text:p>$662.00</text:p>
          </table:table-cell>
          <table:table-cell table:style-name="ce74" office:value-type="currency" office:currency="USD" office:value="559" calcext:value-type="currency">
            <text:p>$559.00</text:p>
          </table:table-cell>
          <table:table-cell table:style-name="ce84"/>
          <table:table-cell table:style-name="ce66" office:value-type="currency" office:currency="USD" office:value="511.72" calcext:value-type="currency">
            <text:p>$511.72</text:p>
          </table:table-cell>
          <table:table-cell table:style-name="ce66" office:value-type="currency" office:currency="USD" office:value="448.08" calcext:value-type="currency">
            <text:p>$448.08</text:p>
          </table:table-cell>
          <table:table-cell table:style-name="ce101" table:formula="of:=[.F184]-[.B184]" office:value-type="currency" office:currency="USD" office:value="-213.92" calcext:value-type="currency">
            <text:p>-$213.92</text:p>
          </table:table-cell>
          <table:table-cell table:style-name="ce84" table:formula="of:=[.F184]/[.E184]" office:value-type="float" office:value="0.875635112952396" calcext:value-type="float">
            <text:p>0.875635112952396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2436120</text:p>
          </table:table-cell>
          <table:table-cell table:style-name="ce74" office:value-type="currency" office:currency="USD" office:value="599" calcext:value-type="currency">
            <text:p>$599.00</text:p>
          </table:table-cell>
          <table:table-cell table:style-name="ce74" office:value-type="currency" office:currency="USD" office:value="499" calcext:value-type="currency">
            <text:p>$499.00</text:p>
          </table:table-cell>
          <table:table-cell table:style-name="ce84"/>
          <table:table-cell table:style-name="ce101" office:value-type="currency" office:currency="USD" office:value="477.09" calcext:value-type="currency">
            <text:p>$477.09</text:p>
          </table:table-cell>
          <table:table-cell table:style-name="ce101" office:value-type="currency" office:currency="USD" office:value="507.83" calcext:value-type="currency">
            <text:p>$507.83</text:p>
          </table:table-cell>
          <table:table-cell table:style-name="ce101" table:formula="of:=[.F185]-[.B185]" office:value-type="currency" office:currency="USD" office:value="-91.17" calcext:value-type="currency">
            <text:p>-$91.17</text:p>
          </table:table-cell>
          <table:table-cell table:style-name="ce84" table:formula="of:=[.F185]/[.E185]" office:value-type="float" office:value="1.06443228740908" calcext:value-type="float">
            <text:p>1.06443228740908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3636120</text:p>
          </table:table-cell>
          <table:table-cell table:style-name="ce74" office:value-type="currency" office:currency="USD" office:value="644" calcext:value-type="currency">
            <text:p>$644.00</text:p>
          </table:table-cell>
          <table:table-cell table:style-name="ce74" office:value-type="currency" office:currency="USD" office:value="529" calcext:value-type="currency">
            <text:p>$529.00</text:p>
          </table:table-cell>
          <table:table-cell table:style-name="ce84"/>
          <table:table-cell table:style-name="ce101" office:value-type="currency" office:currency="USD" office:value="489.24" calcext:value-type="currency">
            <text:p>$489.24</text:p>
          </table:table-cell>
          <table:table-cell table:style-name="ce101" office:value-type="currency" office:currency="USD" office:value="538.99" calcext:value-type="currency">
            <text:p>$538.99</text:p>
          </table:table-cell>
          <table:table-cell table:style-name="ce101" table:formula="of:=[.F186]-[.B186]" office:value-type="currency" office:currency="USD" office:value="-105.01" calcext:value-type="currency">
            <text:p>-$105.01</text:p>
          </table:table-cell>
          <table:table-cell table:style-name="ce84" table:formula="of:=[.F186]/[.E186]" office:value-type="float" office:value="1.10168833292454" calcext:value-type="float">
            <text:p>1.10168833292454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RA4836120</text:p>
          </table:table-cell>
          <table:table-cell table:style-name="ce74" office:value-type="currency" office:currency="USD" office:value="657" calcext:value-type="currency">
            <text:p>$657.00</text:p>
          </table:table-cell>
          <table:table-cell table:style-name="ce74" office:value-type="currency" office:currency="USD" office:value="542" calcext:value-type="currency">
            <text:p>$542.00</text:p>
          </table:table-cell>
          <table:table-cell table:style-name="ce84"/>
          <table:table-cell table:style-name="ce101" office:value-type="currency" office:currency="USD" office:value="504.52" calcext:value-type="currency">
            <text:p>$504.52</text:p>
          </table:table-cell>
          <table:table-cell table:style-name="ce101" office:value-type="currency" office:currency="USD" office:value="551.99" calcext:value-type="currency">
            <text:p>$551.99</text:p>
          </table:table-cell>
          <table:table-cell table:style-name="ce101" table:formula="of:=[.F187]-[.B187]" office:value-type="currency" office:currency="USD" office:value="-105.01" calcext:value-type="currency">
            <text:p>-$105.01</text:p>
          </table:table-cell>
          <table:table-cell table:style-name="ce84" table:formula="of:=[.F187]/[.E187]" office:value-type="float" office:value="1.09408943153889" calcext:value-type="float">
            <text:p>1.09408943153889</text:p>
          </table:table-cell>
          <table:table-cell table:style-name="ce84" office:value-type="string" calcext:value-type="string">
            <text:p>custommhs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21">
          <table:table-cell table:style-name="ce71" office:value-type="string" calcext:value-type="string">
            <text:p>Steeltree Series 08 Medium-Heavy Duty Cantilever Rack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08CS31072</text:p>
          </table:table-cell>
          <table:table-cell table:style-name="ce105" office:value-type="currency" office:currency="USD" office:value="217" calcext:value-type="currency">
            <text:p>$217.00</text:p>
          </table:table-cell>
          <table:table-cell table:style-name="ce105" office:value-type="currency" office:currency="USD" office:value="219" calcext:value-type="currency">
            <text:p>$219.00</text:p>
          </table:table-cell>
          <table:table-cell table:style-name="ce107"/>
          <table:table-cell table:style-name="ce110" office:value-type="currency" office:currency="USD" office:value="166.1" calcext:value-type="currency">
            <text:p>$166.10</text:p>
          </table:table-cell>
          <table:table-cell table:style-name="ce110" office:value-type="currency" office:currency="USD" office:value="239.28" calcext:value-type="currency">
            <text:p>$239.28</text:p>
          </table:table-cell>
          <table:table-cell table:style-name="ce110" table:formula="of:=[.F191]-[.B191]" office:value-type="currency" office:currency="USD" office:value="22.28" calcext:value-type="currency">
            <text:p>$22.28</text:p>
          </table:table-cell>
          <table:table-cell table:style-name="ce107" table:formula="of:=[.F191]/[.E191]" office:value-type="float" office:value="1.44057796508128" calcext:value-type="float">
            <text:p>1.44057796508128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37072</text:p>
          </table:table-cell>
          <table:table-cell table:style-name="ce105" office:value-type="currency" office:currency="USD" office:value="231" calcext:value-type="currency">
            <text:p>$231.00</text:p>
          </table:table-cell>
          <table:table-cell table:style-name="ce105" office:value-type="currency" office:currency="USD" office:value="233" calcext:value-type="currency">
            <text:p>$233.00</text:p>
          </table:table-cell>
          <table:table-cell table:style-name="ce107"/>
          <table:table-cell table:style-name="ce110" office:value-type="currency" office:currency="USD" office:value="167.45" calcext:value-type="currency">
            <text:p>$167.45</text:p>
          </table:table-cell>
          <table:table-cell table:style-name="ce110" office:value-type="currency" office:currency="USD" office:value="242.89" calcext:value-type="currency">
            <text:p>$242.89</text:p>
          </table:table-cell>
          <table:table-cell table:style-name="ce110" table:formula="of:=[.F192]-[.B192]" office:value-type="currency" office:currency="USD" office:value="11.89" calcext:value-type="currency">
            <text:p>$11.89</text:p>
          </table:table-cell>
          <table:table-cell table:style-name="ce107" table:formula="of:=[.F192]/[.E192]" office:value-type="float" office:value="1.450522544043" calcext:value-type="float">
            <text:p>1.450522544043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46072</text:p>
          </table:table-cell>
          <table:table-cell table:style-name="ce105" office:value-type="currency" office:currency="USD" office:value="241" calcext:value-type="currency">
            <text:p>$241.00</text:p>
          </table:table-cell>
          <table:table-cell table:style-name="ce105" office:value-type="currency" office:currency="USD" office:value="243" calcext:value-type="currency">
            <text:p>$243.00</text:p>
          </table:table-cell>
          <table:table-cell table:style-name="ce107"/>
          <table:table-cell table:style-name="ce110" office:value-type="currency" office:currency="USD" office:value="173.18" calcext:value-type="currency">
            <text:p>$173.18</text:p>
          </table:table-cell>
          <table:table-cell table:style-name="ce110" office:value-type="currency" office:currency="USD" office:value="256.65" calcext:value-type="currency">
            <text:p>$256.65</text:p>
          </table:table-cell>
          <table:table-cell table:style-name="ce110" table:formula="of:=[.F193]-[.B193]" office:value-type="currency" office:currency="USD" office:value="15.65" calcext:value-type="currency">
            <text:p>$15.65</text:p>
          </table:table-cell>
          <table:table-cell table:style-name="ce107" table:formula="of:=[.F193]/[.E193]" office:value-type="float" office:value="1.48198406282481" calcext:value-type="float">
            <text:p>1.48198406282481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58072</text:p>
          </table:table-cell>
          <table:table-cell table:style-name="ce105" office:value-type="currency" office:currency="USD" office:value="261" calcext:value-type="currency">
            <text:p>$261.00</text:p>
          </table:table-cell>
          <table:table-cell table:style-name="ce105" office:value-type="currency" office:currency="USD" office:value="259" calcext:value-type="currency">
            <text:p>$259.00</text:p>
          </table:table-cell>
          <table:table-cell table:style-name="ce107"/>
          <table:table-cell table:style-name="ce110" office:value-type="currency" office:currency="USD" office:value="178" calcext:value-type="currency">
            <text:p>$178.00</text:p>
          </table:table-cell>
          <table:table-cell table:style-name="ce110" office:value-type="currency" office:currency="USD" office:value="270.35" calcext:value-type="currency">
            <text:p>$270.35</text:p>
          </table:table-cell>
          <table:table-cell table:style-name="ce110" table:formula="of:=[.F194]-[.B194]" office:value-type="currency" office:currency="USD" office:value="9.35000000000002" calcext:value-type="currency">
            <text:p>$9.35</text:p>
          </table:table-cell>
          <table:table-cell table:style-name="ce107" table:formula="of:=[.F194]/[.E194]" office:value-type="float" office:value="1.5188202247191" calcext:value-type="float">
            <text:p>1.5188202247191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31084</text:p>
          </table:table-cell>
          <table:table-cell table:style-name="ce105" office:value-type="currency" office:currency="USD" office:value="231" calcext:value-type="currency">
            <text:p>$231.00</text:p>
          </table:table-cell>
          <table:table-cell table:style-name="ce105" office:value-type="currency" office:currency="USD" office:value="235" calcext:value-type="currency">
            <text:p>$235.00</text:p>
          </table:table-cell>
          <table:table-cell table:style-name="ce107"/>
          <table:table-cell table:style-name="ce110" office:value-type="currency" office:currency="USD" office:value="169.45" calcext:value-type="currency">
            <text:p>$169.45</text:p>
          </table:table-cell>
          <table:table-cell table:style-name="ce110" office:value-type="currency" office:currency="USD" office:value="249.92" calcext:value-type="currency">
            <text:p>$249.92</text:p>
          </table:table-cell>
          <table:table-cell table:style-name="ce110" table:formula="of:=[.F195]-[.B195]" office:value-type="currency" office:currency="USD" office:value="18.92" calcext:value-type="currency">
            <text:p>$18.92</text:p>
          </table:table-cell>
          <table:table-cell table:style-name="ce107" table:formula="of:=[.F195]/[.E195]" office:value-type="float" office:value="1.47488934789023" calcext:value-type="float">
            <text:p>1.47488934789023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37084</text:p>
          </table:table-cell>
          <table:table-cell table:style-name="ce105" office:value-type="currency" office:currency="USD" office:value="241" calcext:value-type="currency">
            <text:p>$241.00</text:p>
          </table:table-cell>
          <table:table-cell table:style-name="ce105" office:value-type="currency" office:currency="USD" office:value="242" calcext:value-type="currency">
            <text:p>$242.00</text:p>
          </table:table-cell>
          <table:table-cell table:style-name="ce107"/>
          <table:table-cell table:style-name="ce110" office:value-type="currency" office:currency="USD" office:value="165.61" calcext:value-type="currency">
            <text:p>$165.61</text:p>
          </table:table-cell>
          <table:table-cell table:style-name="ce110" office:value-type="currency" office:currency="USD" office:value="253.56" calcext:value-type="currency">
            <text:p>$253.56</text:p>
          </table:table-cell>
          <table:table-cell table:style-name="ce110" table:formula="of:=[.F196]-[.B196]" office:value-type="currency" office:currency="USD" office:value="12.56" calcext:value-type="currency">
            <text:p>$12.56</text:p>
          </table:table-cell>
          <table:table-cell table:style-name="ce107" table:formula="of:=[.F196]/[.E196]" office:value-type="float" office:value="1.53106696455528" calcext:value-type="float">
            <text:p>1.53106696455528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46084</text:p>
          </table:table-cell>
          <table:table-cell table:style-name="ce105" office:value-type="currency" office:currency="USD" office:value="251" calcext:value-type="currency">
            <text:p>$251.00</text:p>
          </table:table-cell>
          <table:table-cell table:style-name="ce105" office:value-type="currency" office:currency="USD" office:value="255" calcext:value-type="currency">
            <text:p>$255.00</text:p>
          </table:table-cell>
          <table:table-cell table:style-name="ce107"/>
          <table:table-cell table:style-name="ce110" office:value-type="currency" office:currency="USD" office:value="170.71" calcext:value-type="currency">
            <text:p>$170.71</text:p>
          </table:table-cell>
          <table:table-cell table:style-name="ce110" office:value-type="currency" office:currency="USD" office:value="267.51" calcext:value-type="currency">
            <text:p>$267.51</text:p>
          </table:table-cell>
          <table:table-cell table:style-name="ce110" table:formula="of:=[.F197]-[.B197]" office:value-type="currency" office:currency="USD" office:value="16.51" calcext:value-type="currency">
            <text:p>$16.51</text:p>
          </table:table-cell>
          <table:table-cell table:style-name="ce107" table:formula="of:=[.F197]/[.E197]" office:value-type="float" office:value="1.56704352410521" calcext:value-type="float">
            <text:p>1.56704352410521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58084</text:p>
          </table:table-cell>
          <table:table-cell table:style-name="ce105" office:value-type="currency" office:currency="USD" office:value="274" calcext:value-type="currency">
            <text:p>$274.00</text:p>
          </table:table-cell>
          <table:table-cell table:style-name="ce105" office:value-type="currency" office:currency="USD" office:value="255" calcext:value-type="currency">
            <text:p>$255.00</text:p>
          </table:table-cell>
          <table:table-cell table:style-name="ce107"/>
          <table:table-cell table:style-name="ce110" office:value-type="currency" office:currency="USD" office:value="180" calcext:value-type="currency">
            <text:p>$180.00</text:p>
          </table:table-cell>
          <table:table-cell table:style-name="ce110" office:value-type="currency" office:currency="USD" office:value="267.51" calcext:value-type="currency">
            <text:p>$267.51</text:p>
          </table:table-cell>
          <table:table-cell table:style-name="ce110" table:formula="of:=[.F198]-[.B198]" office:value-type="currency" office:currency="USD" office:value="-6.49000000000001" calcext:value-type="currency">
            <text:p>-$6.49</text:p>
          </table:table-cell>
          <table:table-cell table:style-name="ce107" table:formula="of:=[.F198]/[.E198]" office:value-type="float" office:value="1.48616666666667" calcext:value-type="float">
            <text:p>1.48616666666667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31096</text:p>
          </table:table-cell>
          <table:table-cell table:style-name="ce105" office:value-type="currency" office:currency="USD" office:value="245" calcext:value-type="currency">
            <text:p>$245.00</text:p>
          </table:table-cell>
          <table:table-cell table:style-name="ce105" office:value-type="currency" office:currency="USD" office:value="247" calcext:value-type="currency">
            <text:p>$247.00</text:p>
          </table:table-cell>
          <table:table-cell table:style-name="ce107"/>
          <table:table-cell table:style-name="ce110" office:value-type="currency" office:currency="USD" office:value="183.73" calcext:value-type="currency">
            <text:p>$183.73</text:p>
          </table:table-cell>
          <table:table-cell table:style-name="ce110" office:value-type="currency" office:currency="USD" office:value="259.32" calcext:value-type="currency">
            <text:p>$259.32</text:p>
          </table:table-cell>
          <table:table-cell table:style-name="ce110" table:formula="of:=[.F199]-[.B199]" office:value-type="currency" office:currency="USD" office:value="14.32" calcext:value-type="currency">
            <text:p>$14.32</text:p>
          </table:table-cell>
          <table:table-cell table:style-name="ce107" table:formula="of:=[.F199]/[.E199]" office:value-type="float" office:value="1.41141892995156" calcext:value-type="float">
            <text:p>1.41141892995156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37096</text:p>
          </table:table-cell>
          <table:table-cell table:style-name="ce105" office:value-type="currency" office:currency="USD" office:value="251" calcext:value-type="currency">
            <text:p>$251.00</text:p>
          </table:table-cell>
          <table:table-cell table:style-name="ce105" office:value-type="currency" office:currency="USD" office:value="259" calcext:value-type="currency">
            <text:p>$259.00</text:p>
          </table:table-cell>
          <table:table-cell table:style-name="ce107"/>
          <table:table-cell table:style-name="ce110" office:value-type="currency" office:currency="USD" office:value="179.42" calcext:value-type="currency">
            <text:p>$179.42</text:p>
          </table:table-cell>
          <table:table-cell table:style-name="ce110" office:value-type="currency" office:currency="USD" office:value="275.92" calcext:value-type="currency">
            <text:p>$275.92</text:p>
          </table:table-cell>
          <table:table-cell table:style-name="ce110" table:formula="of:=[.F200]-[.B200]" office:value-type="currency" office:currency="USD" office:value="24.92" calcext:value-type="currency">
            <text:p>$24.92</text:p>
          </table:table-cell>
          <table:table-cell table:style-name="ce107" table:formula="of:=[.F200]/[.E200]" office:value-type="float" office:value="1.53784416453015" calcext:value-type="float">
            <text:p>1.53784416453015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46096</text:p>
          </table:table-cell>
          <table:table-cell table:style-name="ce105" office:value-type="currency" office:currency="USD" office:value="271" calcext:value-type="currency">
            <text:p>$271.00</text:p>
          </table:table-cell>
          <table:table-cell table:style-name="ce105" office:value-type="currency" office:currency="USD" office:value="273" calcext:value-type="currency">
            <text:p>$273.00</text:p>
          </table:table-cell>
          <table:table-cell table:style-name="ce107"/>
          <table:table-cell table:style-name="ce110" office:value-type="currency" office:currency="USD" office:value="184.52" calcext:value-type="currency">
            <text:p>$184.52</text:p>
          </table:table-cell>
          <table:table-cell table:style-name="ce110" office:value-type="currency" office:currency="USD" office:value="285.41" calcext:value-type="currency">
            <text:p>$285.41</text:p>
          </table:table-cell>
          <table:table-cell table:style-name="ce110" table:formula="of:=[.F201]-[.B201]" office:value-type="currency" office:currency="USD" office:value="14.41" calcext:value-type="currency">
            <text:p>$14.41</text:p>
          </table:table-cell>
          <table:table-cell table:style-name="ce107" table:formula="of:=[.F201]/[.E201]" office:value-type="float" office:value="1.54676999783221" calcext:value-type="float">
            <text:p>1.54676999783221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58096</text:p>
          </table:table-cell>
          <table:table-cell table:style-name="ce105" office:value-type="currency" office:currency="USD" office:value="287" calcext:value-type="currency">
            <text:p>$287.00</text:p>
          </table:table-cell>
          <table:table-cell table:style-name="ce105" office:value-type="currency" office:currency="USD" office:value="285" calcext:value-type="currency">
            <text:p>$285.00</text:p>
          </table:table-cell>
          <table:table-cell table:style-name="ce107"/>
          <table:table-cell table:style-name="ce110" office:value-type="currency" office:currency="USD" office:value="194.27" calcext:value-type="currency">
            <text:p>$194.27</text:p>
          </table:table-cell>
          <table:table-cell table:style-name="ce110" office:value-type="currency" office:currency="USD" office:value="298.41" calcext:value-type="currency">
            <text:p>$298.41</text:p>
          </table:table-cell>
          <table:table-cell table:style-name="ce110" table:formula="of:=[.F202]-[.B202]" office:value-type="currency" office:currency="USD" office:value="11.41" calcext:value-type="currency">
            <text:p>$11.41</text:p>
          </table:table-cell>
          <table:table-cell table:style-name="ce107" table:formula="of:=[.F202]/[.E202]" office:value-type="float" office:value="1.53605806351984" calcext:value-type="float">
            <text:p>1.53605806351984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31120</text:p>
          </table:table-cell>
          <table:table-cell table:style-name="ce105" office:value-type="currency" office:currency="USD" office:value="281" calcext:value-type="currency">
            <text:p>$281.00</text:p>
          </table:table-cell>
          <table:table-cell table:style-name="ce105" office:value-type="currency" office:currency="USD" office:value="285" calcext:value-type="currency">
            <text:p>$285.00</text:p>
          </table:table-cell>
          <table:table-cell table:style-name="ce107"/>
          <table:table-cell table:style-name="ce110" office:value-type="currency" office:currency="USD" office:value="204.83" calcext:value-type="currency">
            <text:p>$204.83</text:p>
          </table:table-cell>
          <table:table-cell table:style-name="ce110" office:value-type="currency" office:currency="USD" office:value="302.47" calcext:value-type="currency">
            <text:p>$302.47</text:p>
          </table:table-cell>
          <table:table-cell table:style-name="ce110" table:formula="of:=[.F203]-[.B203]" office:value-type="currency" office:currency="USD" office:value="21.47" calcext:value-type="currency">
            <text:p>$21.47</text:p>
          </table:table-cell>
          <table:table-cell table:style-name="ce107" table:formula="of:=[.F203]/[.E203]" office:value-type="float" office:value="1.47668798515842" calcext:value-type="float">
            <text:p>1.47668798515842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37120</text:p>
          </table:table-cell>
          <table:table-cell table:style-name="ce105" office:value-type="currency" office:currency="USD" office:value="284" calcext:value-type="currency">
            <text:p>$284.00</text:p>
          </table:table-cell>
          <table:table-cell table:style-name="ce105" office:value-type="currency" office:currency="USD" office:value="289" calcext:value-type="currency">
            <text:p>$289.00</text:p>
          </table:table-cell>
          <table:table-cell table:style-name="ce107"/>
          <table:table-cell table:style-name="ce110" office:value-type="currency" office:currency="USD" office:value="199.63" calcext:value-type="currency">
            <text:p>$199.63</text:p>
          </table:table-cell>
          <table:table-cell table:style-name="ce110" office:value-type="currency" office:currency="USD" office:value="306.16" calcext:value-type="currency">
            <text:p>$306.16</text:p>
          </table:table-cell>
          <table:table-cell table:style-name="ce110" table:formula="of:=[.F204]-[.B204]" office:value-type="currency" office:currency="USD" office:value="22.16" calcext:value-type="currency">
            <text:p>$22.16</text:p>
          </table:table-cell>
          <table:table-cell table:style-name="ce107" table:formula="of:=[.F204]/[.E204]" office:value-type="float" office:value="1.53363722887342" calcext:value-type="float">
            <text:p>1.53363722887342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46120</text:p>
          </table:table-cell>
          <table:table-cell table:style-name="ce105" office:value-type="currency" office:currency="USD" office:value="291" calcext:value-type="currency">
            <text:p>$291.00</text:p>
          </table:table-cell>
          <table:table-cell table:style-name="ce105" office:value-type="currency" office:currency="USD" office:value="299" calcext:value-type="currency">
            <text:p>$299.00</text:p>
          </table:table-cell>
          <table:table-cell table:style-name="ce107"/>
          <table:table-cell table:style-name="ce110" office:value-type="currency" office:currency="USD" office:value="211.92" calcext:value-type="currency">
            <text:p>$211.92</text:p>
          </table:table-cell>
          <table:table-cell table:style-name="ce110" office:value-type="currency" office:currency="USD" office:value="315.81" calcext:value-type="currency">
            <text:p>$315.81</text:p>
          </table:table-cell>
          <table:table-cell table:style-name="ce110" table:formula="of:=[.F205]-[.B205]" office:value-type="currency" office:currency="USD" office:value="24.81" calcext:value-type="currency">
            <text:p>$24.81</text:p>
          </table:table-cell>
          <table:table-cell table:style-name="ce107" table:formula="of:=[.F205]/[.E205]" office:value-type="float" office:value="1.49023216308041" calcext:value-type="float">
            <text:p>1.49023216308041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S58120</text:p>
          </table:table-cell>
          <table:table-cell table:style-name="ce105" office:value-type="currency" office:currency="USD" office:value="321" calcext:value-type="currency">
            <text:p>$321.00</text:p>
          </table:table-cell>
          <table:table-cell table:style-name="ce105" office:value-type="currency" office:currency="USD" office:value="319" calcext:value-type="currency">
            <text:p>$319.00</text:p>
          </table:table-cell>
          <table:table-cell table:style-name="ce107"/>
          <table:table-cell table:style-name="ce110" office:value-type="currency" office:currency="USD" office:value="215.38" calcext:value-type="currency">
            <text:p>$215.38</text:p>
          </table:table-cell>
          <table:table-cell table:style-name="ce110" office:value-type="currency" office:currency="USD" office:value="334.09" calcext:value-type="currency">
            <text:p>$334.09</text:p>
          </table:table-cell>
          <table:table-cell table:style-name="ce110" table:formula="of:=[.F206]-[.B206]" office:value-type="currency" office:currency="USD" office:value="13.09" calcext:value-type="currency">
            <text:p>$13.09</text:p>
          </table:table-cell>
          <table:table-cell table:style-name="ce107" table:formula="of:=[.F206]/[.E206]" office:value-type="float" office:value="1.55116538211533" calcext:value-type="float">
            <text:p>1.55116538211533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53072</text:p>
          </table:table-cell>
          <table:table-cell table:style-name="ce105" office:value-type="currency" office:currency="USD" office:value="261" calcext:value-type="currency">
            <text:p>$261.00</text:p>
          </table:table-cell>
          <table:table-cell table:style-name="ce105" office:value-type="currency" office:currency="USD" office:value="259" calcext:value-type="currency">
            <text:p>$259.00</text:p>
          </table:table-cell>
          <table:table-cell table:style-name="ce107"/>
          <table:table-cell table:style-name="ce110" office:value-type="currency" office:currency="USD" office:value="187.72" calcext:value-type="currency">
            <text:p>$187.72</text:p>
          </table:table-cell>
          <table:table-cell table:style-name="ce110" office:value-type="currency" office:currency="USD" office:value="278.89" calcext:value-type="currency">
            <text:p>$278.89</text:p>
          </table:table-cell>
          <table:table-cell table:style-name="ce110" table:formula="of:=[.F207]-[.B207]" office:value-type="currency" office:currency="USD" office:value="17.89" calcext:value-type="currency">
            <text:p>$17.89</text:p>
          </table:table-cell>
          <table:table-cell table:style-name="ce107" table:formula="of:=[.F207]/[.E207]" office:value-type="float" office:value="1.48567014702749" calcext:value-type="float">
            <text:p>1.48567014702749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65072</text:p>
          </table:table-cell>
          <table:table-cell table:style-name="ce105" office:value-type="currency" office:currency="USD" office:value="271" calcext:value-type="currency">
            <text:p>$271.00</text:p>
          </table:table-cell>
          <table:table-cell table:style-name="ce105" office:value-type="currency" office:currency="USD" office:value="269" calcext:value-type="currency">
            <text:p>$269.00</text:p>
          </table:table-cell>
          <table:table-cell table:style-name="ce107"/>
          <table:table-cell table:style-name="ce110" office:value-type="currency" office:currency="USD" office:value="193" calcext:value-type="currency">
            <text:p>$193.00</text:p>
          </table:table-cell>
          <table:table-cell table:style-name="ce110" office:value-type="currency" office:currency="USD" office:value="287" calcext:value-type="currency">
            <text:p>$287.00</text:p>
          </table:table-cell>
          <table:table-cell table:style-name="ce110" table:formula="of:=[.F208]-[.B208]" office:value-type="currency" office:currency="USD" office:value="16" calcext:value-type="currency">
            <text:p>$16.00</text:p>
          </table:table-cell>
          <table:table-cell table:style-name="ce107" table:formula="of:=[.F208]/[.E208]" office:value-type="float" office:value="1.48704663212435" calcext:value-type="float">
            <text:p>1.48704663212435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82072</text:p>
          </table:table-cell>
          <table:table-cell table:style-name="ce105" office:value-type="currency" office:currency="USD" office:value="291" calcext:value-type="currency">
            <text:p>$291.00</text:p>
          </table:table-cell>
          <table:table-cell table:style-name="ce105" office:value-type="currency" office:currency="USD" office:value="289" calcext:value-type="currency">
            <text:p>$289.00</text:p>
          </table:table-cell>
          <table:table-cell table:style-name="ce107"/>
          <table:table-cell table:style-name="ce110" office:value-type="currency" office:currency="USD" office:value="200.6" calcext:value-type="currency">
            <text:p>$200.60</text:p>
          </table:table-cell>
          <table:table-cell table:style-name="ce110" office:value-type="currency" office:currency="USD" office:value="300.05" calcext:value-type="currency">
            <text:p>$300.05</text:p>
          </table:table-cell>
          <table:table-cell table:style-name="ce110" table:formula="of:=[.F209]-[.B209]" office:value-type="currency" office:currency="USD" office:value="9.05000000000001" calcext:value-type="currency">
            <text:p>$9.05</text:p>
          </table:table-cell>
          <table:table-cell table:style-name="ce107" table:formula="of:=[.F209]/[.E209]" office:value-type="float" office:value="1.49576271186441" calcext:value-type="float">
            <text:p>1.49576271186441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53084</text:p>
          </table:table-cell>
          <table:table-cell table:style-name="ce105" office:value-type="currency" office:currency="USD" office:value="271" calcext:value-type="currency">
            <text:p>$271.00</text:p>
          </table:table-cell>
          <table:table-cell table:style-name="ce105" office:value-type="currency" office:currency="USD" office:value="275" calcext:value-type="currency">
            <text:p>$275.00</text:p>
          </table:table-cell>
          <table:table-cell table:style-name="ce107"/>
          <table:table-cell table:style-name="ce110" office:value-type="currency" office:currency="USD" office:value="191.08" calcext:value-type="currency">
            <text:p>$191.08</text:p>
          </table:table-cell>
          <table:table-cell table:style-name="ce110" office:value-type="currency" office:currency="USD" office:value="289.75" calcext:value-type="currency">
            <text:p>$289.75</text:p>
          </table:table-cell>
          <table:table-cell table:style-name="ce110" table:formula="of:=[.F210]-[.B210]" office:value-type="currency" office:currency="USD" office:value="18.75" calcext:value-type="currency">
            <text:p>$18.75</text:p>
          </table:table-cell>
          <table:table-cell table:style-name="ce107" table:formula="of:=[.F210]/[.E210]" office:value-type="float" office:value="1.51638057358175" calcext:value-type="float">
            <text:p>1.51638057358175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65084</text:p>
          </table:table-cell>
          <table:table-cell table:style-name="ce105" office:value-type="currency" office:currency="USD" office:value="282" calcext:value-type="currency">
            <text:p>$282.00</text:p>
          </table:table-cell>
          <table:table-cell table:style-name="ce105" office:value-type="currency" office:currency="USD" office:value="285" calcext:value-type="currency">
            <text:p>$285.00</text:p>
          </table:table-cell>
          <table:table-cell table:style-name="ce107"/>
          <table:table-cell table:style-name="ce110" office:value-type="currency" office:currency="USD" office:value="191.17" calcext:value-type="currency">
            <text:p>$191.17</text:p>
          </table:table-cell>
          <table:table-cell table:style-name="ce110" office:value-type="currency" office:currency="USD" office:value="297.85" calcext:value-type="currency">
            <text:p>$297.85</text:p>
          </table:table-cell>
          <table:table-cell table:style-name="ce110" table:formula="of:=[.F211]-[.B211]" office:value-type="currency" office:currency="USD" office:value="15.85" calcext:value-type="currency">
            <text:p>$15.85</text:p>
          </table:table-cell>
          <table:table-cell table:style-name="ce107" table:formula="of:=[.F211]/[.E211]" office:value-type="float" office:value="1.55803734895643" calcext:value-type="float">
            <text:p>1.55803734895643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82084</text:p>
          </table:table-cell>
          <table:table-cell table:style-name="ce105" office:value-type="currency" office:currency="USD" office:value="300" calcext:value-type="currency">
            <text:p>$300.00</text:p>
          </table:table-cell>
          <table:table-cell table:style-name="ce105" office:value-type="currency" office:currency="USD" office:value="299" calcext:value-type="currency">
            <text:p>$299.00</text:p>
          </table:table-cell>
          <table:table-cell table:style-name="ce107"/>
          <table:table-cell table:style-name="ce110" office:value-type="currency" office:currency="USD" office:value="202.6" calcext:value-type="currency">
            <text:p>$202.60</text:p>
          </table:table-cell>
          <table:table-cell table:style-name="ce110" office:value-type="currency" office:currency="USD" office:value="310.72" calcext:value-type="currency">
            <text:p>$310.72</text:p>
          </table:table-cell>
          <table:table-cell table:style-name="ce110" table:formula="of:=[.F212]-[.B212]" office:value-type="currency" office:currency="USD" office:value="10.72" calcext:value-type="currency">
            <text:p>$10.72</text:p>
          </table:table-cell>
          <table:table-cell table:style-name="ce107" table:formula="of:=[.F212]/[.E212]" office:value-type="float" office:value="1.53366238894373" calcext:value-type="float">
            <text:p>1.53366238894373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53096</text:p>
          </table:table-cell>
          <table:table-cell table:style-name="ce105" office:value-type="currency" office:currency="USD" office:value="287" calcext:value-type="currency">
            <text:p>$287.00</text:p>
          </table:table-cell>
          <table:table-cell table:style-name="ce105" office:value-type="currency" office:currency="USD" office:value="289" calcext:value-type="currency">
            <text:p>$289.00</text:p>
          </table:table-cell>
          <table:table-cell table:style-name="ce107"/>
          <table:table-cell table:style-name="ce110" office:value-type="currency" office:currency="USD" office:value="205.35" calcext:value-type="currency">
            <text:p>$205.35</text:p>
          </table:table-cell>
          <table:table-cell table:style-name="ce110" office:value-type="currency" office:currency="USD" office:value="307.28" calcext:value-type="currency">
            <text:p>$307.28</text:p>
          </table:table-cell>
          <table:table-cell table:style-name="ce110" table:formula="of:=[.F213]-[.B213]" office:value-type="currency" office:currency="USD" office:value="20.28" calcext:value-type="currency">
            <text:p>$20.28</text:p>
          </table:table-cell>
          <table:table-cell table:style-name="ce107" table:formula="of:=[.F213]/[.E213]" office:value-type="float" office:value="1.4963720477234" calcext:value-type="float">
            <text:p>1.4963720477234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65096</text:p>
          </table:table-cell>
          <table:table-cell table:style-name="ce105" office:value-type="currency" office:currency="USD" office:value="277" calcext:value-type="currency">
            <text:p>$277.00</text:p>
          </table:table-cell>
          <table:table-cell table:style-name="ce105" office:value-type="currency" office:currency="USD" office:value="279" calcext:value-type="currency">
            <text:p>$279.00</text:p>
          </table:table-cell>
          <table:table-cell table:style-name="ce107"/>
          <table:table-cell table:style-name="ce110" office:value-type="currency" office:currency="USD" office:value="204.98" calcext:value-type="currency">
            <text:p>$204.98</text:p>
          </table:table-cell>
          <table:table-cell table:style-name="ce110" office:value-type="currency" office:currency="USD" office:value="300.24" calcext:value-type="currency">
            <text:p>$300.24</text:p>
          </table:table-cell>
          <table:table-cell table:style-name="ce110" table:formula="of:=[.F214]-[.B214]" office:value-type="currency" office:currency="USD" office:value="23.24" calcext:value-type="currency">
            <text:p>$23.24</text:p>
          </table:table-cell>
          <table:table-cell table:style-name="ce107" table:formula="of:=[.F214]/[.E214]" office:value-type="float" office:value="1.46472826617231" calcext:value-type="float">
            <text:p>1.46472826617231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82096</text:p>
          </table:table-cell>
          <table:table-cell table:style-name="ce105" office:value-type="currency" office:currency="USD" office:value="321" calcext:value-type="currency">
            <text:p>$321.00</text:p>
          </table:table-cell>
          <table:table-cell table:style-name="ce105" office:value-type="currency" office:currency="USD" office:value="319" calcext:value-type="currency">
            <text:p>$319.00</text:p>
          </table:table-cell>
          <table:table-cell table:style-name="ce107"/>
          <table:table-cell table:style-name="ce110" office:value-type="currency" office:currency="USD" office:value="216.88" calcext:value-type="currency">
            <text:p>$216.88</text:p>
          </table:table-cell>
          <table:table-cell table:style-name="ce110" office:value-type="currency" office:currency="USD" office:value="333.09" calcext:value-type="currency">
            <text:p>$333.09</text:p>
          </table:table-cell>
          <table:table-cell table:style-name="ce110" table:formula="of:=[.F215]-[.B215]" office:value-type="currency" office:currency="USD" office:value="12.09" calcext:value-type="currency">
            <text:p>$12.09</text:p>
          </table:table-cell>
          <table:table-cell table:style-name="ce107" table:formula="of:=[.F215]/[.E215]" office:value-type="float" office:value="1.53582626337145" calcext:value-type="float">
            <text:p>1.53582626337145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10496</text:p>
          </table:table-cell>
          <table:table-cell table:style-name="ce105" office:value-type="currency" office:currency="USD" office:value="351" calcext:value-type="currency">
            <text:p>$351.00</text:p>
          </table:table-cell>
          <table:table-cell table:style-name="ce105" office:value-type="currency" office:currency="USD" office:value="349" calcext:value-type="currency">
            <text:p>$349.00</text:p>
          </table:table-cell>
          <table:table-cell table:style-name="ce107"/>
          <table:table-cell table:style-name="ce110" office:value-type="currency" office:currency="USD" office:value="241.87" calcext:value-type="currency">
            <text:p>$241.87</text:p>
          </table:table-cell>
          <table:table-cell table:style-name="ce110" office:value-type="currency" office:currency="USD" office:value="364.81" calcext:value-type="currency">
            <text:p>$364.81</text:p>
          </table:table-cell>
          <table:table-cell table:style-name="ce110" table:formula="of:=[.F216]-[.B216]" office:value-type="currency" office:currency="USD" office:value="13.81" calcext:value-type="currency">
            <text:p>$13.81</text:p>
          </table:table-cell>
          <table:table-cell table:style-name="ce107" table:formula="of:=[.F216]/[.E216]" office:value-type="float" office:value="1.50828957704552" calcext:value-type="float">
            <text:p>1.50828957704552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53120</text:p>
          </table:table-cell>
          <table:table-cell table:style-name="ce105" office:value-type="currency" office:currency="USD" office:value="321" calcext:value-type="currency">
            <text:p>$321.00</text:p>
          </table:table-cell>
          <table:table-cell table:style-name="ce105" office:value-type="currency" office:currency="USD" office:value="319" calcext:value-type="currency">
            <text:p>$319.00</text:p>
          </table:table-cell>
          <table:table-cell table:style-name="ce107"/>
          <table:table-cell table:style-name="ce110" office:value-type="currency" office:currency="USD" office:value="226.47" calcext:value-type="currency">
            <text:p>$226.47</text:p>
          </table:table-cell>
          <table:table-cell table:style-name="ce110" office:value-type="currency" office:currency="USD" office:value="332.43" calcext:value-type="currency">
            <text:p>$332.43</text:p>
          </table:table-cell>
          <table:table-cell table:style-name="ce110" table:formula="of:=[.F217]-[.B217]" office:value-type="currency" office:currency="USD" office:value="11.43" calcext:value-type="currency">
            <text:p>$11.43</text:p>
          </table:table-cell>
          <table:table-cell table:style-name="ce107" table:formula="of:=[.F217]/[.E217]" office:value-type="float" office:value="1.46787653993906" calcext:value-type="float">
            <text:p>1.46787653993906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65120</text:p>
          </table:table-cell>
          <table:table-cell table:style-name="ce105" office:value-type="currency" office:currency="USD" office:value="331" calcext:value-type="currency">
            <text:p>$331.00</text:p>
          </table:table-cell>
          <table:table-cell table:style-name="ce105" office:value-type="currency" office:currency="USD" office:value="329" calcext:value-type="currency">
            <text:p>$329.00</text:p>
          </table:table-cell>
          <table:table-cell table:style-name="ce107"/>
          <table:table-cell table:style-name="ce110" office:value-type="currency" office:currency="USD" office:value="225.18" calcext:value-type="currency">
            <text:p>$225.18</text:p>
          </table:table-cell>
          <table:table-cell table:style-name="ce110" office:value-type="currency" office:currency="USD" office:value="346.15" calcext:value-type="currency">
            <text:p>$346.15</text:p>
          </table:table-cell>
          <table:table-cell table:style-name="ce110" table:formula="of:=[.F218]-[.B218]" office:value-type="currency" office:currency="USD" office:value="15.15" calcext:value-type="currency">
            <text:p>$15.15</text:p>
          </table:table-cell>
          <table:table-cell table:style-name="ce107" table:formula="of:=[.F218]/[.E218]" office:value-type="float" office:value="1.53721467270628" calcext:value-type="float">
            <text:p>1.53721467270628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82120</text:p>
          </table:table-cell>
          <table:table-cell table:style-name="ce105" office:value-type="currency" office:currency="USD" office:value="341" calcext:value-type="currency">
            <text:p>$341.00</text:p>
          </table:table-cell>
          <table:table-cell table:style-name="ce105" office:value-type="currency" office:currency="USD" office:value="332" calcext:value-type="currency">
            <text:p>$332.00</text:p>
          </table:table-cell>
          <table:table-cell table:style-name="ce107"/>
          <table:table-cell table:style-name="ce110" office:value-type="currency" office:currency="USD" office:value="237.98" calcext:value-type="currency">
            <text:p>$237.98</text:p>
          </table:table-cell>
          <table:table-cell table:style-name="ce110" office:value-type="currency" office:currency="USD" office:value="346.67" calcext:value-type="currency">
            <text:p>$346.67</text:p>
          </table:table-cell>
          <table:table-cell table:style-name="ce110" table:formula="of:=[.F219]-[.B219]" office:value-type="currency" office:currency="USD" office:value="5.67000000000002" calcext:value-type="currency">
            <text:p>$5.67</text:p>
          </table:table-cell>
          <table:table-cell table:style-name="ce107" table:formula="of:=[.F219]/[.E219]" office:value-type="float" office:value="1.45671905202118" calcext:value-type="float">
            <text:p>1.45671905202118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08CD104120</text:p>
          </table:table-cell>
          <table:table-cell table:style-name="ce105" office:value-type="currency" office:currency="USD" office:value="387" calcext:value-type="currency">
            <text:p>$387.00</text:p>
          </table:table-cell>
          <table:table-cell table:style-name="ce105" office:value-type="currency" office:currency="USD" office:value="383" calcext:value-type="currency">
            <text:p>$383.00</text:p>
          </table:table-cell>
          <table:table-cell table:style-name="ce107"/>
          <table:table-cell table:style-name="ce110" office:value-type="currency" office:currency="USD" office:value="262.97" calcext:value-type="currency">
            <text:p>$262.97</text:p>
          </table:table-cell>
          <table:table-cell table:style-name="ce110" office:value-type="currency" office:currency="USD" office:value="396.56" calcext:value-type="currency">
            <text:p>$396.56</text:p>
          </table:table-cell>
          <table:table-cell table:style-name="ce110" table:formula="of:=[.F220]-[.B220]" office:value-type="currency" office:currency="USD" office:value="9.56" calcext:value-type="currency">
            <text:p>$9.56</text:p>
          </table:table-cell>
          <table:table-cell table:style-name="ce107" table:formula="of:=[.F220]/[.E220]" office:value-type="float" office:value="1.50800471536677" calcext:value-type="float">
            <text:p>1.50800471536677</text:p>
          </table:table-cell>
          <table:table-cell table:style-name="ce107" office:value-type="string" calcext:value-type="string">
            <text:p>Cisco-Eagle.com</text:p>
          </table:table-cell>
          <table:table-cell table:style-name="ce111"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2">
          <table:table-cell table:style-name="ce71" office:value-type="string" calcext:value-type="string">
            <text:p>Mobile Pipe Cart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O-559</text:p>
          </table:table-cell>
          <table:table-cell table:number-columns-repeated="2" table:style-name="ce74" office:value-type="currency" office:currency="USD" office:value="699" calcext:value-type="currency">
            <text:p>$699.00</text:p>
          </table:table-cell>
          <table:table-cell table:style-name="ce84"/>
          <table:table-cell table:style-name="ce101" office:value-type="currency" office:currency="USD" office:value="394.55" calcext:value-type="currency">
            <text:p>$394.55</text:p>
          </table:table-cell>
          <table:table-cell table:style-name="ce101" office:value-type="currency" office:currency="USD" office:value="778.9" calcext:value-type="currency">
            <text:p>$778.90</text:p>
          </table:table-cell>
          <table:table-cell table:style-name="ce101" table:formula="of:=[.F224]-[.B224]" office:value-type="currency" office:currency="USD" office:value="79.9" calcext:value-type="currency">
            <text:p>$79.90</text:p>
          </table:table-cell>
          <table:table-cell table:style-name="ce84" table:formula="of:=[.F224]/[.E224]" office:value-type="float" office:value="1.97414776327462" calcext:value-type="float">
            <text:p>1.97414776327462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O-559-1-4</text:p>
          </table:table-cell>
          <table:table-cell table:number-columns-repeated="2" table:style-name="ce74" office:value-type="currency" office:currency="USD" office:value="87" calcext:value-type="currency">
            <text:p>$87.00</text:p>
          </table:table-cell>
          <table:table-cell table:style-name="ce84"/>
          <table:table-cell table:style-name="ce101" office:value-type="currency" office:currency="USD" office:value="48.11" calcext:value-type="currency">
            <text:p>$48.11</text:p>
          </table:table-cell>
          <table:table-cell table:style-name="ce101"/>
          <table:table-cell table:style-name="ce101" table:formula="of:=[.F225]-[.B225]" office:value-type="currency" office:currency="USD" office:value="-87" calcext:value-type="currency">
            <text:p>-$87.00</text:p>
          </table:table-cell>
          <table:table-cell table:style-name="ce84" table:formula="of:=[.F225]/[.E225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O-559-1-3</text:p>
          </table:table-cell>
          <table:table-cell table:number-columns-repeated="2" table:style-name="ce74" office:value-type="currency" office:currency="USD" office:value="104" calcext:value-type="currency">
            <text:p>$104.00</text:p>
          </table:table-cell>
          <table:table-cell table:style-name="ce84"/>
          <table:table-cell table:style-name="ce101" office:value-type="currency" office:currency="USD" office:value="48.4" calcext:value-type="currency">
            <text:p>$48.40</text:p>
          </table:table-cell>
          <table:table-cell table:style-name="ce101"/>
          <table:table-cell table:style-name="ce101" table:formula="of:=[.F226]-[.B226]" office:value-type="currency" office:currency="USD" office:value="-104" calcext:value-type="currency">
            <text:p>-$104.00</text:p>
          </table:table-cell>
          <table:table-cell table:style-name="ce84" table:formula="of:=[.F226]/[.E226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O-559-1-2</text:p>
          </table:table-cell>
          <table:table-cell table:number-columns-repeated="2" table:style-name="ce74" office:value-type="currency" office:currency="USD" office:value="84" calcext:value-type="currency">
            <text:p>$84.00</text:p>
          </table:table-cell>
          <table:table-cell table:style-name="ce84"/>
          <table:table-cell table:style-name="ce101" office:value-type="currency" office:currency="USD" office:value="48.69" calcext:value-type="currency">
            <text:p>$48.69</text:p>
          </table:table-cell>
          <table:table-cell table:style-name="ce101" office:value-type="currency" office:currency="USD" office:value="90.51" calcext:value-type="currency">
            <text:p>$90.51</text:p>
          </table:table-cell>
          <table:table-cell table:style-name="ce101" table:formula="of:=[.F227]-[.B227]" office:value-type="currency" office:currency="USD" office:value="6.51000000000001" calcext:value-type="currency">
            <text:p>$6.51</text:p>
          </table:table-cell>
          <table:table-cell table:style-name="ce84" table:formula="of:=[.F227]/[.E227]" office:value-type="float" office:value="1.85890326555761" calcext:value-type="float">
            <text:p>1.85890326555761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O-559-1-1</text:p>
          </table:table-cell>
          <table:table-cell table:number-columns-repeated="2" table:style-name="ce74" office:value-type="currency" office:currency="USD" office:value="71" calcext:value-type="currency">
            <text:p>$71.00</text:p>
          </table:table-cell>
          <table:table-cell table:style-name="ce84"/>
          <table:table-cell table:style-name="ce101" office:value-type="currency" office:currency="USD" office:value="42.98" calcext:value-type="currency">
            <text:p>$42.98</text:p>
          </table:table-cell>
          <table:table-cell table:style-name="ce101" office:value-type="currency" office:currency="USD" office:value="77.76" calcext:value-type="currency">
            <text:p>$77.76</text:p>
          </table:table-cell>
          <table:table-cell table:style-name="ce101" table:formula="of:=[.F228]-[.B228]" office:value-type="currency" office:currency="USD" office:value="6.76000000000001" calcext:value-type="currency">
            <text:p>$6.76</text:p>
          </table:table-cell>
          <table:table-cell table:style-name="ce84" table:formula="of:=[.F228]/[.E228]" office:value-type="float" office:value="1.80921358771522" calcext:value-type="float">
            <text:p>1.80921358771522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71" office:value-type="string" calcext:value-type="string">
            <text:p>Machinery Guard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G-3610</text:p>
          </table:table-cell>
          <table:table-cell table:number-columns-repeated="2" table:style-name="ce74" office:value-type="currency" office:currency="USD" office:value="209" calcext:value-type="currency">
            <text:p>$209.00</text:p>
          </table:table-cell>
          <table:table-cell table:style-name="ce84"/>
          <table:table-cell table:style-name="ce101" office:value-type="currency" office:currency="USD" office:value="136.06" calcext:value-type="currency">
            <text:p>$136.06</text:p>
          </table:table-cell>
          <table:table-cell table:style-name="ce101"/>
          <table:table-cell table:style-name="ce101" table:formula="of:=[.F232]-[.B232]" office:value-type="currency" office:currency="USD" office:value="-209" calcext:value-type="currency">
            <text:p>-$209.00</text:p>
          </table:table-cell>
          <table:table-cell table:style-name="ce84" table:formula="of:=[.F232]/[.E232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G-3624</text:p>
          </table:table-cell>
          <table:table-cell table:number-columns-repeated="2" table:style-name="ce74" office:value-type="currency" office:currency="USD" office:value="239" calcext:value-type="currency">
            <text:p>$239.00</text:p>
          </table:table-cell>
          <table:table-cell table:style-name="ce84"/>
          <table:table-cell table:style-name="ce101" office:value-type="currency" office:currency="USD" office:value="149.93" calcext:value-type="currency">
            <text:p>$149.93</text:p>
          </table:table-cell>
          <table:table-cell table:style-name="ce101"/>
          <table:table-cell table:style-name="ce101" table:formula="of:=[.F233]-[.B233]" office:value-type="currency" office:currency="USD" office:value="-239" calcext:value-type="currency">
            <text:p>-$239.00</text:p>
          </table:table-cell>
          <table:table-cell table:style-name="ce84" table:formula="of:=[.F233]/[.E233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G-3642</text:p>
          </table:table-cell>
          <table:table-cell table:number-columns-repeated="2" table:style-name="ce74" office:value-type="currency" office:currency="USD" office:value="329" calcext:value-type="currency">
            <text:p>$329.00</text:p>
          </table:table-cell>
          <table:table-cell table:style-name="ce84"/>
          <table:table-cell table:style-name="ce101" office:value-type="currency" office:currency="USD" office:value="194.93" calcext:value-type="currency">
            <text:p>$194.93</text:p>
          </table:table-cell>
          <table:table-cell table:style-name="ce101"/>
          <table:table-cell table:style-name="ce101" table:formula="of:=[.F234]-[.B234]" office:value-type="currency" office:currency="USD" office:value="-329" calcext:value-type="currency">
            <text:p>-$329.00</text:p>
          </table:table-cell>
          <table:table-cell table:style-name="ce84" table:formula="of:=[.F234]/[.E234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G-4810</text:p>
          </table:table-cell>
          <table:table-cell table:number-columns-repeated="2" table:style-name="ce74" office:value-type="currency" office:currency="USD" office:value="295" calcext:value-type="currency">
            <text:p>$295.00</text:p>
          </table:table-cell>
          <table:table-cell table:style-name="ce84"/>
          <table:table-cell table:style-name="ce101" office:value-type="currency" office:currency="USD" office:value="153.34" calcext:value-type="currency">
            <text:p>$153.34</text:p>
          </table:table-cell>
          <table:table-cell table:style-name="ce101"/>
          <table:table-cell table:style-name="ce101" table:formula="of:=[.F235]-[.B235]" office:value-type="currency" office:currency="USD" office:value="-295" calcext:value-type="currency">
            <text:p>-$295.00</text:p>
          </table:table-cell>
          <table:table-cell table:style-name="ce84" table:formula="of:=[.F235]/[.E235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MG-4824</text:p>
          </table:table-cell>
          <table:table-cell table:number-columns-repeated="2" table:style-name="ce74" office:value-type="currency" office:currency="USD" office:value="309" calcext:value-type="currency">
            <text:p>$309.00</text:p>
          </table:table-cell>
          <table:table-cell table:style-name="ce84"/>
          <table:table-cell table:style-name="ce101" office:value-type="currency" office:currency="USD" office:value="160.63" calcext:value-type="currency">
            <text:p>$160.63</text:p>
          </table:table-cell>
          <table:table-cell table:style-name="ce101" office:value-type="currency" office:currency="USD" office:value="334.09" calcext:value-type="currency">
            <text:p>$334.09</text:p>
          </table:table-cell>
          <table:table-cell table:style-name="ce101" table:formula="of:=[.F236]-[.B236]" office:value-type="currency" office:currency="USD" office:value="25.09" calcext:value-type="currency">
            <text:p>$25.09</text:p>
          </table:table-cell>
          <table:table-cell table:style-name="ce84" table:formula="of:=[.F236]/[.E236]" office:value-type="float" office:value="2.07987300006225" calcext:value-type="float">
            <text:p>2.07987300006225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21">
          <table:table-cell table:style-name="ce71" office:value-type="string" calcext:value-type="string">
            <text:p>Steel Sentry Protective Rail Systems - Guardrail Bolted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SG48R</text:p>
          </table:table-cell>
          <table:table-cell table:number-columns-repeated="2" table:style-name="ce74" office:value-type="currency" office:currency="USD" office:value="55" calcext:value-type="currency">
            <text:p>$55.00</text:p>
          </table:table-cell>
          <table:table-cell table:style-name="ce84"/>
          <table:table-cell table:style-name="ce101" office:value-type="currency" office:currency="USD" office:value="26.55" calcext:value-type="currency">
            <text:p>$26.55</text:p>
          </table:table-cell>
          <table:table-cell table:style-name="ce101" office:value-type="currency" office:currency="USD" office:value="69.23" calcext:value-type="currency">
            <text:p>$69.23</text:p>
          </table:table-cell>
          <table:table-cell table:style-name="ce101" table:formula="of:=[.F240]-[.B240]" office:value-type="currency" office:currency="USD" office:value="14.23" calcext:value-type="currency">
            <text:p>$14.23</text:p>
          </table:table-cell>
          <table:table-cell table:style-name="ce84" table:formula="of:=[.F240]/[.E240]" office:value-type="float" office:value="2.6075329566855" calcext:value-type="float">
            <text:p>2.6075329566855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SG72R</text:p>
          </table:table-cell>
          <table:table-cell table:number-columns-repeated="2" table:style-name="ce74" office:value-type="currency" office:currency="USD" office:value="89" calcext:value-type="currency">
            <text:p>$89.00</text:p>
          </table:table-cell>
          <table:table-cell table:style-name="ce84"/>
          <table:table-cell table:style-name="ce101" office:value-type="currency" office:currency="USD" office:value="36.01" calcext:value-type="currency">
            <text:p>$36.01</text:p>
          </table:table-cell>
          <table:table-cell table:style-name="ce101" office:value-type="currency" office:currency="USD" office:value="110.84" calcext:value-type="currency">
            <text:p>$110.84</text:p>
          </table:table-cell>
          <table:table-cell table:style-name="ce101" table:formula="of:=[.F241]-[.B241]" office:value-type="currency" office:currency="USD" office:value="21.84" calcext:value-type="currency">
            <text:p>$21.84</text:p>
          </table:table-cell>
          <table:table-cell table:style-name="ce84" table:formula="of:=[.F241]/[.E241]" office:value-type="float" office:value="3.07803387947792" calcext:value-type="float">
            <text:p>3.07803387947792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SG96R</text:p>
          </table:table-cell>
          <table:table-cell table:number-columns-repeated="2" table:style-name="ce74" office:value-type="currency" office:currency="USD" office:value="99" calcext:value-type="currency">
            <text:p>$99.00</text:p>
          </table:table-cell>
          <table:table-cell table:style-name="ce84"/>
          <table:table-cell table:style-name="ce101" office:value-type="currency" office:currency="USD" office:value="44.13" calcext:value-type="currency">
            <text:p>$44.13</text:p>
          </table:table-cell>
          <table:table-cell table:style-name="ce101" office:value-type="currency" office:currency="USD" office:value="132.02" calcext:value-type="currency">
            <text:p>$132.02</text:p>
          </table:table-cell>
          <table:table-cell table:style-name="ce101" table:formula="of:=[.F242]-[.B242]" office:value-type="currency" office:currency="USD" office:value="33.02" calcext:value-type="currency">
            <text:p>$33.02</text:p>
          </table:table-cell>
          <table:table-cell table:style-name="ce84" table:formula="of:=[.F242]/[.E242]" office:value-type="float" office:value="2.99161568094267" calcext:value-type="float">
            <text:p>2.99161568094267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SG120R</text:p>
          </table:table-cell>
          <table:table-cell table:number-columns-repeated="2" table:style-name="ce74" office:value-type="currency" office:currency="USD" office:value="149" calcext:value-type="currency">
            <text:p>$149.00</text:p>
          </table:table-cell>
          <table:table-cell table:style-name="ce84"/>
          <table:table-cell table:style-name="ce101" office:value-type="currency" office:currency="USD" office:value="56.61" calcext:value-type="currency">
            <text:p>$56.61</text:p>
          </table:table-cell>
          <table:table-cell table:style-name="ce101" office:value-type="currency" office:currency="USD" office:value="194.04" calcext:value-type="currency">
            <text:p>$194.04</text:p>
          </table:table-cell>
          <table:table-cell table:style-name="ce101" table:formula="of:=[.F243]-[.B243]" office:value-type="currency" office:currency="USD" office:value="45.04" calcext:value-type="currency">
            <text:p>$45.04</text:p>
          </table:table-cell>
          <table:table-cell table:style-name="ce84" table:formula="of:=[.F243]/[.E243]" office:value-type="float" office:value="3.42766295707472" calcext:value-type="float">
            <text:p>3.42766295707472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29">
          <table:table-cell table:style-name="ce71" office:value-type="string" calcext:value-type="string">
            <text:p>Single and Double Rail System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1SG1</text:p>
          </table:table-cell>
          <table:table-cell table:number-columns-repeated="2" table:style-name="ce74" office:value-type="currency" office:currency="USD" office:value="149" calcext:value-type="currency">
            <text:p>$149.00</text:p>
          </table:table-cell>
          <table:table-cell table:style-name="ce84"/>
          <table:table-cell table:style-name="ce101" office:value-type="currency" office:currency="USD" office:value="84.65" calcext:value-type="currency">
            <text:p>$84.65</text:p>
          </table:table-cell>
          <table:table-cell table:style-name="ce101" office:value-type="currency" office:currency="USD" office:value="168.3" calcext:value-type="currency">
            <text:p>$168.30</text:p>
          </table:table-cell>
          <table:table-cell table:style-name="ce101" table:formula="of:=[.F247]-[.B247]" office:value-type="currency" office:currency="USD" office:value="19.3" calcext:value-type="currency">
            <text:p>$19.30</text:p>
          </table:table-cell>
          <table:table-cell table:style-name="ce84" table:formula="of:=[.F247]/[.E247]" office:value-type="float" office:value="1.98818665091553" calcext:value-type="float">
            <text:p>1.98818665091553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1SG1F</text:p>
          </table:table-cell>
          <table:table-cell table:number-columns-repeated="2" table:style-name="ce74" office:value-type="currency" office:currency="USD" office:value="149" calcext:value-type="currency">
            <text:p>$149.00</text:p>
          </table:table-cell>
          <table:table-cell table:style-name="ce84"/>
          <table:table-cell table:style-name="ce101" office:value-type="currency" office:currency="USD" office:value="83.69" calcext:value-type="currency">
            <text:p>$83.69</text:p>
          </table:table-cell>
          <table:table-cell table:style-name="ce101" office:value-type="currency" office:currency="USD" office:value="153.56" calcext:value-type="currency">
            <text:p>$153.56</text:p>
          </table:table-cell>
          <table:table-cell table:style-name="ce101" table:formula="of:=[.F248]-[.B248]" office:value-type="currency" office:currency="USD" office:value="4.56" calcext:value-type="currency">
            <text:p>$4.56</text:p>
          </table:table-cell>
          <table:table-cell table:style-name="ce84" table:formula="of:=[.F248]/[.E248]" office:value-type="float" office:value="1.83486677022344" calcext:value-type="float">
            <text:p>1.83486677022344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1SG2</text:p>
          </table:table-cell>
          <table:table-cell table:number-columns-repeated="2" table:style-name="ce74" office:value-type="currency" office:currency="USD" office:value="161" calcext:value-type="currency">
            <text:p>$161.00</text:p>
          </table:table-cell>
          <table:table-cell table:style-name="ce84"/>
          <table:table-cell table:style-name="ce101" office:value-type="currency" office:currency="USD" office:value="100.86" calcext:value-type="currency">
            <text:p>$100.86</text:p>
          </table:table-cell>
          <table:table-cell table:style-name="ce101"/>
          <table:table-cell table:style-name="ce101" table:formula="of:=[.F249]-[.B249]" office:value-type="currency" office:currency="USD" office:value="-161" calcext:value-type="currency">
            <text:p>-$161.00</text:p>
          </table:table-cell>
          <table:table-cell table:style-name="ce84" table:formula="of:=[.F249]/[.E249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1SG3</text:p>
          </table:table-cell>
          <table:table-cell table:number-columns-repeated="2" table:style-name="ce74" office:value-type="currency" office:currency="USD" office:value="169" calcext:value-type="currency">
            <text:p>$169.00</text:p>
          </table:table-cell>
          <table:table-cell table:style-name="ce84"/>
          <table:table-cell table:style-name="ce101" office:value-type="currency" office:currency="USD" office:value="94.25" calcext:value-type="currency">
            <text:p>$94.25</text:p>
          </table:table-cell>
          <table:table-cell table:style-name="ce101" office:value-type="currency" office:currency="USD" office:value="190.85" calcext:value-type="currency">
            <text:p>$190.85</text:p>
          </table:table-cell>
          <table:table-cell table:style-name="ce101" table:formula="of:=[.F250]-[.B250]" office:value-type="currency" office:currency="USD" office:value="21.85" calcext:value-type="currency">
            <text:p>$21.85</text:p>
          </table:table-cell>
          <table:table-cell table:style-name="ce84" table:formula="of:=[.F250]/[.E250]" office:value-type="float" office:value="2.02493368700265" calcext:value-type="float">
            <text:p>2.02493368700265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1SG4</text:p>
          </table:table-cell>
          <table:table-cell table:number-columns-repeated="2" table:style-name="ce74" office:value-type="currency" office:currency="USD" office:value="179" calcext:value-type="currency">
            <text:p>$179.00</text:p>
          </table:table-cell>
          <table:table-cell table:style-name="ce84"/>
          <table:table-cell table:style-name="ce101" office:value-type="currency" office:currency="USD" office:value="112.18" calcext:value-type="currency">
            <text:p>$112.18</text:p>
          </table:table-cell>
          <table:table-cell table:style-name="ce101" office:value-type="currency" office:currency="USD" office:value="203.94" calcext:value-type="currency">
            <text:p>$203.94</text:p>
          </table:table-cell>
          <table:table-cell table:style-name="ce101" table:formula="of:=[.F251]-[.B251]" office:value-type="currency" office:currency="USD" office:value="24.94" calcext:value-type="currency">
            <text:p>$24.94</text:p>
          </table:table-cell>
          <table:table-cell table:style-name="ce84" table:formula="of:=[.F251]/[.E251]" office:value-type="float" office:value="1.81797111784632" calcext:value-type="float">
            <text:p>1.81797111784632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1SGCP</text:p>
          </table:table-cell>
          <table:table-cell table:number-columns-repeated="2" table:style-name="ce74" office:value-type="currency" office:currency="USD" office:value="149" calcext:value-type="currency">
            <text:p>$149.00</text:p>
          </table:table-cell>
          <table:table-cell table:style-name="ce84"/>
          <table:table-cell table:style-name="ce101" office:value-type="currency" office:currency="USD" office:value="102.02" calcext:value-type="currency">
            <text:p>$102.02</text:p>
          </table:table-cell>
          <table:table-cell table:style-name="ce101" office:value-type="currency" office:currency="USD" office:value="155.1" calcext:value-type="currency">
            <text:p>$155.10</text:p>
          </table:table-cell>
          <table:table-cell table:style-name="ce101" table:formula="of:=[.F252]-[.B252]" office:value-type="currency" office:currency="USD" office:value="6.09999999999999" calcext:value-type="currency">
            <text:p>$6.10</text:p>
          </table:table-cell>
          <table:table-cell table:style-name="ce84" table:formula="of:=[.F252]/[.E252]" office:value-type="float" office:value="1.52029013918839" calcext:value-type="float">
            <text:p>1.52029013918839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SG1</text:p>
          </table:table-cell>
          <table:table-cell table:number-columns-repeated="2" table:style-name="ce74" office:value-type="currency" office:currency="USD" office:value="195" calcext:value-type="currency">
            <text:p>$195.00</text:p>
          </table:table-cell>
          <table:table-cell table:style-name="ce84"/>
          <table:table-cell table:style-name="ce101" office:value-type="currency" office:currency="USD" office:value="112.39" calcext:value-type="currency">
            <text:p>$112.39</text:p>
          </table:table-cell>
          <table:table-cell table:style-name="ce101"/>
          <table:table-cell table:style-name="ce101" table:formula="of:=[.F253]-[.B253]" office:value-type="currency" office:currency="USD" office:value="-195" calcext:value-type="currency">
            <text:p>-$195.00</text:p>
          </table:table-cell>
          <table:table-cell table:style-name="ce84" table:formula="of:=[.F253]/[.E253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SG2</text:p>
          </table:table-cell>
          <table:table-cell table:number-columns-repeated="2" table:style-name="ce74" office:value-type="currency" office:currency="USD" office:value="209" calcext:value-type="currency">
            <text:p>$209.00</text:p>
          </table:table-cell>
          <table:table-cell table:style-name="ce84"/>
          <table:table-cell table:style-name="ce101" office:value-type="currency" office:currency="USD" office:value="135.41" calcext:value-type="currency">
            <text:p>$135.41</text:p>
          </table:table-cell>
          <table:table-cell table:style-name="ce101" office:value-type="currency" office:currency="USD" office:value="227.04" calcext:value-type="currency">
            <text:p>$227.04</text:p>
          </table:table-cell>
          <table:table-cell table:style-name="ce101" table:formula="of:=[.F254]-[.B254]" office:value-type="currency" office:currency="USD" office:value="18.04" calcext:value-type="currency">
            <text:p>$18.04</text:p>
          </table:table-cell>
          <table:table-cell table:style-name="ce84" table:formula="of:=[.F254]/[.E254]" office:value-type="float" office:value="1.67668562144598" calcext:value-type="float">
            <text:p>1.67668562144598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SG3</text:p>
          </table:table-cell>
          <table:table-cell table:number-columns-repeated="2" table:style-name="ce74" office:value-type="currency" office:currency="USD" office:value="259" calcext:value-type="currency">
            <text:p>$259.00</text:p>
          </table:table-cell>
          <table:table-cell table:style-name="ce84"/>
          <table:table-cell table:style-name="ce101" office:value-type="currency" office:currency="USD" office:value="144.52" calcext:value-type="currency">
            <text:p>$144.52</text:p>
          </table:table-cell>
          <table:table-cell table:style-name="ce101" office:value-type="currency" office:currency="USD" office:value="293.48" calcext:value-type="currency">
            <text:p>$293.48</text:p>
          </table:table-cell>
          <table:table-cell table:style-name="ce101" table:formula="of:=[.F255]-[.B255]" office:value-type="currency" office:currency="USD" office:value="34.48" calcext:value-type="currency">
            <text:p>$34.48</text:p>
          </table:table-cell>
          <table:table-cell table:style-name="ce84" table:formula="of:=[.F255]/[.E255]" office:value-type="float" office:value="2.03072239136452" calcext:value-type="float">
            <text:p>2.03072239136452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SG4</text:p>
          </table:table-cell>
          <table:table-cell table:number-columns-repeated="2" table:style-name="ce74" office:value-type="currency" office:currency="USD" office:value="279" calcext:value-type="currency">
            <text:p>$279.00</text:p>
          </table:table-cell>
          <table:table-cell table:style-name="ce84"/>
          <table:table-cell table:style-name="ce101" office:value-type="currency" office:currency="USD" office:value="162.53" calcext:value-type="currency">
            <text:p>$162.53</text:p>
          </table:table-cell>
          <table:table-cell table:style-name="ce101" office:value-type="currency" office:currency="USD" office:value="327.76" calcext:value-type="currency">
            <text:p>$327.76</text:p>
          </table:table-cell>
          <table:table-cell table:style-name="ce101" table:formula="of:=[.F256]-[.B256]" office:value-type="currency" office:currency="USD" office:value="48.76" calcext:value-type="currency">
            <text:p>$48.76</text:p>
          </table:table-cell>
          <table:table-cell table:style-name="ce84" table:formula="of:=[.F256]/[.E256]" office:value-type="float" office:value="2.01661231772596" calcext:value-type="float">
            <text:p>2.01661231772596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SGCP</text:p>
          </table:table-cell>
          <table:table-cell table:number-columns-repeated="2" table:style-name="ce74" office:value-type="currency" office:currency="USD" office:value="199" calcext:value-type="currency">
            <text:p>$199.00</text:p>
          </table:table-cell>
          <table:table-cell table:style-name="ce84"/>
          <table:table-cell table:style-name="ce101" office:value-type="currency" office:currency="USD" office:value="130.05" calcext:value-type="currency">
            <text:p>$130.05</text:p>
          </table:table-cell>
          <table:table-cell table:style-name="ce101" office:value-type="currency" office:currency="USD" office:value="230.78" calcext:value-type="currency">
            <text:p>$230.78</text:p>
          </table:table-cell>
          <table:table-cell table:style-name="ce101" table:formula="of:=[.F257]-[.B257]" office:value-type="currency" office:currency="USD" office:value="31.78" calcext:value-type="currency">
            <text:p>$31.78</text:p>
          </table:table-cell>
          <table:table-cell table:style-name="ce84" table:formula="of:=[.F257]/[.E257]" office:value-type="float" office:value="1.77454825067282" calcext:value-type="float">
            <text:p>1.77454825067282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SG1F</text:p>
          </table:table-cell>
          <table:table-cell table:number-columns-repeated="2" table:style-name="ce74" office:value-type="currency" office:currency="USD" office:value="199" calcext:value-type="currency">
            <text:p>$199.00</text:p>
          </table:table-cell>
          <table:table-cell table:style-name="ce84"/>
          <table:table-cell table:style-name="ce101" office:value-type="currency" office:currency="USD" office:value="113.11" calcext:value-type="currency">
            <text:p>$113.11</text:p>
          </table:table-cell>
          <table:table-cell table:style-name="ce101" office:value-type="currency" office:currency="USD" office:value="215.47" calcext:value-type="currency">
            <text:p>$215.47</text:p>
          </table:table-cell>
          <table:table-cell table:style-name="ce101" table:formula="of:=[.F258]-[.B258]" office:value-type="currency" office:currency="USD" office:value="16.47" calcext:value-type="currency">
            <text:p>$16.47</text:p>
          </table:table-cell>
          <table:table-cell table:style-name="ce84" table:formula="of:=[.F258]/[.E258]" office:value-type="float" office:value="1.90495977367165" calcext:value-type="float">
            <text:p>1.90495977367165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2">
          <table:table-cell table:style-name="ce71" office:value-type="string" calcext:value-type="string">
            <text:p>Corner Guard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G-24</text:p>
          </table:table-cell>
          <table:table-cell table:number-columns-repeated="2" table:style-name="ce74" office:value-type="currency" office:currency="USD" office:value="119" calcext:value-type="currency">
            <text:p>$119.00</text:p>
          </table:table-cell>
          <table:table-cell table:style-name="ce84"/>
          <table:table-cell table:style-name="ce101" office:value-type="currency" office:currency="USD" office:value="82.03" calcext:value-type="currency">
            <text:p>$82.03</text:p>
          </table:table-cell>
          <table:table-cell table:style-name="ce101"/>
          <table:table-cell table:style-name="ce101" table:formula="of:=[.F262]-[.B262]" office:value-type="currency" office:currency="USD" office:value="-119" calcext:value-type="currency">
            <text:p>-$119.00</text:p>
          </table:table-cell>
          <table:table-cell table:style-name="ce84" table:formula="of:=[.F262]/[.E262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CG-36</text:p>
          </table:table-cell>
          <table:table-cell table:number-columns-repeated="2" table:style-name="ce74" office:value-type="currency" office:currency="USD" office:value="149" calcext:value-type="currency">
            <text:p>$149.00</text:p>
          </table:table-cell>
          <table:table-cell table:style-name="ce84"/>
          <table:table-cell table:style-name="ce101" office:value-type="currency" office:currency="USD" office:value="89.85" calcext:value-type="currency">
            <text:p>$89.85</text:p>
          </table:table-cell>
          <table:table-cell table:style-name="ce101"/>
          <table:table-cell table:style-name="ce101" table:formula="of:=[.F263]-[.B263]" office:value-type="currency" office:currency="USD" office:value="-149" calcext:value-type="currency">
            <text:p>-$149.00</text:p>
          </table:table-cell>
          <table:table-cell table:style-name="ce84" table:formula="of:=[.F263]/[.E263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71" office:value-type="string" calcext:value-type="string">
            <text:p>Overhead Door Track Guard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DT-24</text:p>
          </table:table-cell>
          <table:table-cell table:number-columns-repeated="2" table:style-name="ce74" office:value-type="currency" office:currency="USD" office:value="94" calcext:value-type="currency">
            <text:p>$94.00</text:p>
          </table:table-cell>
          <table:table-cell table:style-name="ce84"/>
          <table:table-cell table:style-name="ce101" office:value-type="currency" office:currency="USD" office:value="78.82" calcext:value-type="currency">
            <text:p>$78.82</text:p>
          </table:table-cell>
          <table:table-cell table:style-name="ce101" office:value-type="currency" office:currency="USD" office:value="99.41" calcext:value-type="currency">
            <text:p>$99.41</text:p>
          </table:table-cell>
          <table:table-cell table:style-name="ce101" table:formula="of:=[.F267]-[.B267]" office:value-type="currency" office:currency="USD" office:value="5.41" calcext:value-type="currency">
            <text:p>$5.41</text:p>
          </table:table-cell>
          <table:table-cell table:style-name="ce84" table:formula="of:=[.F267]/[.E267]" office:value-type="float" office:value="1.2612281146917" calcext:value-type="float">
            <text:p>1.2612281146917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DT-36</text:p>
          </table:table-cell>
          <table:table-cell table:number-columns-repeated="2" table:style-name="ce74" office:value-type="currency" office:currency="USD" office:value="98" calcext:value-type="currency">
            <text:p>$98.00</text:p>
          </table:table-cell>
          <table:table-cell table:style-name="ce84"/>
          <table:table-cell table:style-name="ce101" office:value-type="currency" office:currency="USD" office:value="75.89" calcext:value-type="currency">
            <text:p>$75.89</text:p>
          </table:table-cell>
          <table:table-cell table:style-name="ce101" office:value-type="currency" office:currency="USD" office:value="105.38" calcext:value-type="currency">
            <text:p>$105.38</text:p>
          </table:table-cell>
          <table:table-cell table:style-name="ce101" table:formula="of:=[.F268]-[.B268]" office:value-type="currency" office:currency="USD" office:value="7.38" calcext:value-type="currency">
            <text:p>$7.38</text:p>
          </table:table-cell>
          <table:table-cell table:style-name="ce84" table:formula="of:=[.F268]/[.E268]" office:value-type="float" office:value="1.38858874687047" calcext:value-type="float">
            <text:p>1.38858874687047</text:p>
          </table:table-cell>
          <table:table-cell table:style-name="ce84" office:value-type="string" calcext:value-type="string">
            <text:p>Cisco-Eagle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71" office:value-type="string" calcext:value-type="string">
            <text:p>Steel Sentry Handrail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HR-4248</text:p>
          </table:table-cell>
          <table:table-cell table:number-columns-repeated="2" table:style-name="ce74" office:value-type="currency" office:currency="USD" office:value="95" calcext:value-type="currency">
            <text:p>$95.00</text:p>
          </table:table-cell>
          <table:table-cell table:style-name="ce84"/>
          <table:table-cell table:style-name="ce101" office:value-type="currency" office:currency="USD" office:value="42.03" calcext:value-type="currency">
            <text:p>$42.03</text:p>
          </table:table-cell>
          <table:table-cell table:style-name="ce101" office:value-type="currency" office:currency="USD" office:value="100.71" calcext:value-type="currency">
            <text:p>$100.71</text:p>
          </table:table-cell>
          <table:table-cell table:style-name="ce101" table:formula="of:=[.F272]-[.B272]" office:value-type="currency" office:currency="USD" office:value="5.70999999999999" calcext:value-type="currency">
            <text:p>$5.71</text:p>
          </table:table-cell>
          <table:table-cell table:style-name="ce84" table:formula="of:=[.F272]/[.E272]" office:value-type="float" office:value="2.39614561027837" calcext:value-type="float">
            <text:p>2.39614561027837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HR-1B</text:p>
          </table:table-cell>
          <table:table-cell table:number-columns-repeated="2" table:style-name="ce74" office:value-type="currency" office:currency="USD" office:value="43" calcext:value-type="currency">
            <text:p>$43.00</text:p>
          </table:table-cell>
          <table:table-cell table:style-name="ce84"/>
          <table:table-cell table:style-name="ce101" office:value-type="currency" office:currency="USD" office:value="27.12" calcext:value-type="currency">
            <text:p>$27.12</text:p>
          </table:table-cell>
          <table:table-cell table:style-name="ce101"/>
          <table:table-cell table:style-name="ce101" table:formula="of:=[.F273]-[.B273]" office:value-type="currency" office:currency="USD" office:value="-43" calcext:value-type="currency">
            <text:p>-$43.00</text:p>
          </table:table-cell>
          <table:table-cell table:style-name="ce84" table:formula="of:=[.F273]/[.E273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HR-2B</text:p>
          </table:table-cell>
          <table:table-cell table:number-columns-repeated="2" table:style-name="ce74" office:value-type="currency" office:currency="USD" office:value="35" calcext:value-type="currency">
            <text:p>$35.00</text:p>
          </table:table-cell>
          <table:table-cell table:style-name="ce84"/>
          <table:table-cell table:style-name="ce101" office:value-type="currency" office:currency="USD" office:value="16.98" calcext:value-type="currency">
            <text:p>$16.98</text:p>
          </table:table-cell>
          <table:table-cell table:style-name="ce101"/>
          <table:table-cell table:style-name="ce101" table:formula="of:=[.F274]-[.B274]" office:value-type="currency" office:currency="USD" office:value="-35" calcext:value-type="currency">
            <text:p>-$35.00</text:p>
          </table:table-cell>
          <table:table-cell table:style-name="ce84" table:formula="of:=[.F274]/[.E274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2">
          <table:table-cell table:style-name="ce71" office:value-type="string" calcext:value-type="string">
            <text:p>Plasteel Shelving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PS1836V72S-4</text:p>
          </table:table-cell>
          <table:table-cell table:number-columns-repeated="2" table:style-name="ce74" office:value-type="currency" office:currency="USD" office:value="699" calcext:value-type="currency">
            <text:p>$699.00</text:p>
          </table:table-cell>
          <table:table-cell table:style-name="ce84"/>
          <table:table-cell table:style-name="ce101" office:value-type="currency" office:currency="USD" office:value="487.31" calcext:value-type="currency">
            <text:p>$487.31</text:p>
          </table:table-cell>
          <table:table-cell table:style-name="ce101" office:value-type="currency" office:currency="USD" office:value="794.68" calcext:value-type="currency">
            <text:p>$794.68</text:p>
          </table:table-cell>
          <table:table-cell table:style-name="ce101" table:formula="of:=[.F278]-[.B278]" office:value-type="currency" office:currency="USD" office:value="95.6799999999999" calcext:value-type="currency">
            <text:p>$95.68</text:p>
          </table:table-cell>
          <table:table-cell table:style-name="ce84" table:formula="of:=[.F278]/[.E278]" office:value-type="float" office:value="1.63074839424596" calcext:value-type="float">
            <text:p>1.63074839424596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PS1848V72S-4</text:p>
          </table:table-cell>
          <table:table-cell table:number-columns-repeated="2" table:style-name="ce74" office:value-type="currency" office:currency="USD" office:value="699" calcext:value-type="currency">
            <text:p>$699.00</text:p>
          </table:table-cell>
          <table:table-cell table:style-name="ce84"/>
          <table:table-cell table:style-name="ce101" office:value-type="currency" office:currency="USD" office:value="489.63" calcext:value-type="currency">
            <text:p>$489.63</text:p>
          </table:table-cell>
          <table:table-cell table:style-name="ce101"/>
          <table:table-cell table:style-name="ce101" table:formula="of:=[.F279]-[.B279]" office:value-type="currency" office:currency="USD" office:value="-699" calcext:value-type="currency">
            <text:p>-$699.00</text:p>
          </table:table-cell>
          <table:table-cell table:style-name="ce84" table:formula="of:=[.F279]/[.E279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PS1860V72S-4</text:p>
          </table:table-cell>
          <table:table-cell table:number-columns-repeated="2" table:style-name="ce74" office:value-type="currency" office:currency="USD" office:value="569" calcext:value-type="currency">
            <text:p>$569.00</text:p>
          </table:table-cell>
          <table:table-cell table:style-name="ce84"/>
          <table:table-cell table:style-name="ce101" office:value-type="currency" office:currency="USD" office:value="520.64" calcext:value-type="currency">
            <text:p>$520.64</text:p>
          </table:table-cell>
          <table:table-cell table:style-name="ce101" office:value-type="currency" office:currency="USD" office:value="595.87" calcext:value-type="currency">
            <text:p>$595.87</text:p>
          </table:table-cell>
          <table:table-cell table:style-name="ce101" table:formula="of:=[.F280]-[.B280]" office:value-type="currency" office:currency="USD" office:value="26.87" calcext:value-type="currency">
            <text:p>$26.87</text:p>
          </table:table-cell>
          <table:table-cell table:style-name="ce84" table:formula="of:=[.F280]/[.E280]" office:value-type="float" office:value="1.14449523663184" calcext:value-type="float">
            <text:p>1.14449523663184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PS2436V72S-4</text:p>
          </table:table-cell>
          <table:table-cell table:number-columns-repeated="2" table:style-name="ce74" office:value-type="currency" office:currency="USD" office:value="489" calcext:value-type="currency">
            <text:p>$489.00</text:p>
          </table:table-cell>
          <table:table-cell table:style-name="ce84"/>
          <table:table-cell table:style-name="ce101" office:value-type="currency" office:currency="USD" office:value="455.84" calcext:value-type="currency">
            <text:p>$455.84</text:p>
          </table:table-cell>
          <table:table-cell table:style-name="ce101" office:value-type="currency" office:currency="USD" office:value="502.78" calcext:value-type="currency">
            <text:p>$502.78</text:p>
          </table:table-cell>
          <table:table-cell table:style-name="ce101" table:formula="of:=[.F281]-[.B281]" office:value-type="currency" office:currency="USD" office:value="13.78" calcext:value-type="currency">
            <text:p>$13.78</text:p>
          </table:table-cell>
          <table:table-cell table:style-name="ce84" table:formula="of:=[.F281]/[.E281]" office:value-type="float" office:value="1.10297472797473" calcext:value-type="float">
            <text:p>1.10297472797473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PS2448V72S-4</text:p>
          </table:table-cell>
          <table:table-cell table:number-columns-repeated="2" table:style-name="ce74" office:value-type="currency" office:currency="USD" office:value="549" calcext:value-type="currency">
            <text:p>$549.00</text:p>
          </table:table-cell>
          <table:table-cell table:style-name="ce84"/>
          <table:table-cell table:style-name="ce101" office:value-type="currency" office:currency="USD" office:value="518.73" calcext:value-type="currency">
            <text:p>$518.73</text:p>
          </table:table-cell>
          <table:table-cell table:style-name="ce101" office:value-type="currency" office:currency="USD" office:value="559.09" calcext:value-type="currency">
            <text:p>$559.09</text:p>
          </table:table-cell>
          <table:table-cell table:style-name="ce101" table:formula="of:=[.F282]-[.B282]" office:value-type="currency" office:currency="USD" office:value="10.09" calcext:value-type="currency">
            <text:p>$10.09</text:p>
          </table:table-cell>
          <table:table-cell table:style-name="ce84" table:formula="of:=[.F282]/[.E282]" office:value-type="float" office:value="1.07780540936518" calcext:value-type="float">
            <text:p>1.07780540936518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PS2460V72S-4</text:p>
          </table:table-cell>
          <table:table-cell table:number-columns-repeated="2" table:style-name="ce74" office:value-type="currency" office:currency="USD" office:value="819" calcext:value-type="currency">
            <text:p>$819.00</text:p>
          </table:table-cell>
          <table:table-cell table:style-name="ce84"/>
          <table:table-cell table:style-name="ce101" office:value-type="currency" office:currency="USD" office:value="639.2" calcext:value-type="currency">
            <text:p>$639.20</text:p>
          </table:table-cell>
          <table:table-cell table:style-name="ce101" office:value-type="currency" office:currency="USD" office:value="644.25" calcext:value-type="currency">
            <text:p>$644.25</text:p>
          </table:table-cell>
          <table:table-cell table:style-name="ce101" table:formula="of:=[.F283]-[.B283]" office:value-type="currency" office:currency="USD" office:value="-174.75" calcext:value-type="currency">
            <text:p>-$174.75</text:p>
          </table:table-cell>
          <table:table-cell table:style-name="ce84" table:formula="of:=[.F283]/[.E283]" office:value-type="float" office:value="1.00790050062578" calcext:value-type="float">
            <text:p>1.00790050062578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71" office:value-type="string" calcext:value-type="string">
            <text:p>Panel and Lumber Cart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UC2630-NC</text:p>
          </table:table-cell>
          <table:table-cell table:number-columns-repeated="2" table:style-name="ce74" office:value-type="currency" office:currency="USD" office:value="325" calcext:value-type="currency">
            <text:p>$325.00</text:p>
          </table:table-cell>
          <table:table-cell table:style-name="ce84"/>
          <table:table-cell table:style-name="ce66" office:value-type="currency" office:currency="USD" office:value="258.44" calcext:value-type="currency">
            <text:p>$258.44</text:p>
          </table:table-cell>
          <table:table-cell table:style-name="ce101" office:value-type="currency" office:currency="USD" office:value="378.26" calcext:value-type="currency">
            <text:p>$378.26</text:p>
          </table:table-cell>
          <table:table-cell table:style-name="ce101" table:formula="of:=[.F287]-[.B287]" office:value-type="currency" office:currency="USD" office:value="53.26" calcext:value-type="currency">
            <text:p>$53.26</text:p>
          </table:table-cell>
          <table:table-cell table:style-name="ce84" table:formula="of:=[.F287]/[.E287]" office:value-type="float" office:value="1.4636279213744" calcext:value-type="float">
            <text:p>1.4636279213744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UC2630-P1</text:p>
          </table:table-cell>
          <table:table-cell table:number-columns-repeated="2" table:style-name="ce74" office:value-type="currency" office:currency="USD" office:value="450" calcext:value-type="currency">
            <text:p>$450.00</text:p>
          </table:table-cell>
          <table:table-cell table:style-name="ce84"/>
          <table:table-cell table:style-name="ce101" office:value-type="currency" office:currency="USD" office:value="316.7" calcext:value-type="currency">
            <text:p>$316.70</text:p>
          </table:table-cell>
          <table:table-cell table:style-name="ce101" office:value-type="currency" office:currency="USD" office:value="521.83" calcext:value-type="currency">
            <text:p>$521.83</text:p>
          </table:table-cell>
          <table:table-cell table:style-name="ce101" table:formula="of:=[.F288]-[.B288]" office:value-type="currency" office:currency="USD" office:value="71.83" calcext:value-type="currency">
            <text:p>$71.83</text:p>
          </table:table-cell>
          <table:table-cell table:style-name="ce84" table:formula="of:=[.F288]/[.E288]" office:value-type="float" office:value="1.64771076728765" calcext:value-type="float">
            <text:p>1.64771076728765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UC2630-P2</text:p>
          </table:table-cell>
          <table:table-cell table:number-columns-repeated="2" table:style-name="ce74" office:value-type="currency" office:currency="USD" office:value="450" calcext:value-type="currency">
            <text:p>$450.00</text:p>
          </table:table-cell>
          <table:table-cell table:style-name="ce84"/>
          <table:table-cell table:style-name="ce101" office:value-type="currency" office:currency="USD" office:value="323.03" calcext:value-type="currency">
            <text:p>$323.03</text:p>
          </table:table-cell>
          <table:table-cell table:style-name="ce101" office:value-type="currency" office:currency="USD" office:value="517.94" calcext:value-type="currency">
            <text:p>$517.94</text:p>
          </table:table-cell>
          <table:table-cell table:style-name="ce101" table:formula="of:=[.F289]-[.B289]" office:value-type="currency" office:currency="USD" office:value="67.9400000000001" calcext:value-type="currency">
            <text:p>$67.94</text:p>
          </table:table-cell>
          <table:table-cell table:style-name="ce84" table:formula="of:=[.F289]/[.E289]" office:value-type="float" office:value="1.60338049097607" calcext:value-type="float">
            <text:p>1.60338049097607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UC2630-L1</text:p>
          </table:table-cell>
          <table:table-cell table:number-columns-repeated="2" table:style-name="ce74" office:value-type="currency" office:currency="USD" office:value="399" calcext:value-type="currency">
            <text:p>$399.00</text:p>
          </table:table-cell>
          <table:table-cell table:style-name="ce84"/>
          <table:table-cell table:style-name="ce101" office:value-type="currency" office:currency="USD" office:value="299.2" calcext:value-type="currency">
            <text:p>$299.20</text:p>
          </table:table-cell>
          <table:table-cell table:style-name="ce101"/>
          <table:table-cell table:style-name="ce101" table:formula="of:=[.F290]-[.B290]" office:value-type="currency" office:currency="USD" office:value="-399" calcext:value-type="currency">
            <text:p>-$399.00</text:p>
          </table:table-cell>
          <table:table-cell table:style-name="ce84" table:formula="of:=[.F290]/[.E290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UC2630-L2</text:p>
          </table:table-cell>
          <table:table-cell table:number-columns-repeated="2" table:style-name="ce74" office:value-type="currency" office:currency="USD" office:value="399" calcext:value-type="currency">
            <text:p>$399.00</text:p>
          </table:table-cell>
          <table:table-cell table:style-name="ce84"/>
          <table:table-cell table:style-name="ce101" office:value-type="currency" office:currency="USD" office:value="306.7" calcext:value-type="currency">
            <text:p>$306.70</text:p>
          </table:table-cell>
          <table:table-cell table:style-name="ce101"/>
          <table:table-cell table:style-name="ce101" table:formula="of:=[.F291]-[.B291]" office:value-type="currency" office:currency="USD" office:value="-399" calcext:value-type="currency">
            <text:p>-$399.00</text:p>
          </table:table-cell>
          <table:table-cell table:style-name="ce84" table:formula="of:=[.F291]/[.E291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71" office:value-type="string" calcext:value-type="string">
            <text:p>Airector Stacking Rack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2-4248H</text:p>
          </table:table-cell>
          <table:table-cell table:number-columns-repeated="2" table:style-name="ce74" office:value-type="currency" office:currency="USD" office:value="185" calcext:value-type="currency">
            <text:p>$185.00</text:p>
          </table:table-cell>
          <table:table-cell table:style-name="ce84"/>
          <table:table-cell table:style-name="ce101" office:value-type="currency" office:currency="USD" office:value="95.97" calcext:value-type="currency">
            <text:p>$95.97</text:p>
          </table:table-cell>
          <table:table-cell table:style-name="ce101"/>
          <table:table-cell table:style-name="ce101" table:formula="of:=[.F295]-[.B295]" office:value-type="currency" office:currency="USD" office:value="-185" calcext:value-type="currency">
            <text:p>-$185.00</text:p>
          </table:table-cell>
          <table:table-cell table:style-name="ce84" table:formula="of:=[.F295]/[.E295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2-4260H</text:p>
          </table:table-cell>
          <table:table-cell table:number-columns-repeated="2" table:style-name="ce74" office:value-type="currency" office:currency="USD" office:value="159" calcext:value-type="currency">
            <text:p>$159.00</text:p>
          </table:table-cell>
          <table:table-cell table:style-name="ce84"/>
          <table:table-cell table:style-name="ce101" office:value-type="currency" office:currency="USD" office:value="111.64" calcext:value-type="currency">
            <text:p>$111.64</text:p>
          </table:table-cell>
          <table:table-cell table:style-name="ce101" office:value-type="currency" office:currency="USD" office:value="172" calcext:value-type="currency">
            <text:p>$172.00</text:p>
          </table:table-cell>
          <table:table-cell table:style-name="ce101" table:formula="of:=[.F296]-[.B296]" office:value-type="currency" office:currency="USD" office:value="13" calcext:value-type="currency">
            <text:p>$13.00</text:p>
          </table:table-cell>
          <table:table-cell table:style-name="ce84" table:formula="of:=[.F296]/[.E296]" office:value-type="float" office:value="1.54066642780365" calcext:value-type="float">
            <text:p>1.54066642780365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2-4848H</text:p>
          </table:table-cell>
          <table:table-cell table:number-columns-repeated="2" table:style-name="ce74" office:value-type="currency" office:currency="USD" office:value="155" calcext:value-type="currency">
            <text:p>$155.00</text:p>
          </table:table-cell>
          <table:table-cell table:style-name="ce84"/>
          <table:table-cell table:style-name="ce101" office:value-type="currency" office:currency="USD" office:value="104.11" calcext:value-type="currency">
            <text:p>$104.11</text:p>
          </table:table-cell>
          <table:table-cell table:style-name="ce101" office:value-type="currency" office:currency="USD" office:value="167" calcext:value-type="currency">
            <text:p>$167.00</text:p>
          </table:table-cell>
          <table:table-cell table:style-name="ce101" table:formula="of:=[.F297]-[.B297]" office:value-type="currency" office:currency="USD" office:value="12" calcext:value-type="currency">
            <text:p>$12.00</text:p>
          </table:table-cell>
          <table:table-cell table:style-name="ce84" table:formula="of:=[.F297]/[.E297]" office:value-type="float" office:value="1.60407261550283" calcext:value-type="float">
            <text:p>1.60407261550283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2-4854H</text:p>
          </table:table-cell>
          <table:table-cell table:number-columns-repeated="2" table:style-name="ce74" office:value-type="currency" office:currency="USD" office:value="229" calcext:value-type="currency">
            <text:p>$229.00</text:p>
          </table:table-cell>
          <table:table-cell table:style-name="ce84"/>
          <table:table-cell table:style-name="ce101" office:value-type="currency" office:currency="USD" office:value="117.28" calcext:value-type="currency">
            <text:p>$117.28</text:p>
          </table:table-cell>
          <table:table-cell table:style-name="ce101" office:value-type="currency" office:currency="USD" office:value="255.13" calcext:value-type="currency">
            <text:p>$255.13</text:p>
          </table:table-cell>
          <table:table-cell table:style-name="ce101" table:formula="of:=[.F298]-[.B298]" office:value-type="currency" office:currency="USD" office:value="26.13" calcext:value-type="currency">
            <text:p>$26.13</text:p>
          </table:table-cell>
          <table:table-cell table:style-name="ce84" table:formula="of:=[.F298]/[.E298]" office:value-type="float" office:value="2.17539222373806" calcext:value-type="float">
            <text:p>2.17539222373806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2-4860H</text:p>
          </table:table-cell>
          <table:table-cell table:number-columns-repeated="2" table:style-name="ce74" office:value-type="currency" office:currency="USD" office:value="175" calcext:value-type="currency">
            <text:p>$175.00</text:p>
          </table:table-cell>
          <table:table-cell table:style-name="ce84"/>
          <table:table-cell table:style-name="ce66" office:value-type="currency" office:currency="USD" office:value="119.6" calcext:value-type="currency">
            <text:p>$119.60</text:p>
          </table:table-cell>
          <table:table-cell table:style-name="ce101" office:value-type="currency" office:currency="USD" office:value="189.8" calcext:value-type="currency">
            <text:p>$189.80</text:p>
          </table:table-cell>
          <table:table-cell table:style-name="ce101" table:formula="of:=[.F299]-[.B299]" office:value-type="currency" office:currency="USD" office:value="14.8" calcext:value-type="currency">
            <text:p>$14.80</text:p>
          </table:table-cell>
          <table:table-cell table:style-name="ce84" table:formula="of:=[.F299]/[.E299]" office:value-type="float" office:value="1.58695652173913" calcext:value-type="float">
            <text:p>1.58695652173913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2-4248HW</text:p>
          </table:table-cell>
          <table:table-cell table:number-columns-repeated="2" table:style-name="ce74" office:value-type="currency" office:currency="USD" office:value="218" calcext:value-type="currency">
            <text:p>$218.00</text:p>
          </table:table-cell>
          <table:table-cell table:style-name="ce84"/>
          <table:table-cell table:style-name="ce101" office:value-type="currency" office:currency="USD" office:value="135.31" calcext:value-type="currency">
            <text:p>$135.31</text:p>
          </table:table-cell>
          <table:table-cell table:style-name="ce101"/>
          <table:table-cell table:style-name="ce101" table:formula="of:=[.F300]-[.B300]" office:value-type="currency" office:currency="USD" office:value="-218" calcext:value-type="currency">
            <text:p>-$218.00</text:p>
          </table:table-cell>
          <table:table-cell table:style-name="ce84" table:formula="of:=[.F300]/[.E300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2-4260HW</text:p>
          </table:table-cell>
          <table:table-cell table:number-columns-repeated="2" table:style-name="ce74" office:value-type="currency" office:currency="USD" office:value="299" calcext:value-type="currency">
            <text:p>$299.00</text:p>
          </table:table-cell>
          <table:table-cell table:style-name="ce84"/>
          <table:table-cell table:style-name="ce101" office:value-type="currency" office:currency="USD" office:value="152.2" calcext:value-type="currency">
            <text:p>$152.20</text:p>
          </table:table-cell>
          <table:table-cell table:style-name="ce101" office:value-type="currency" office:currency="USD" office:value="315.32" calcext:value-type="currency">
            <text:p>$315.32</text:p>
          </table:table-cell>
          <table:table-cell table:style-name="ce101" table:formula="of:=[.F301]-[.B301]" office:value-type="currency" office:currency="USD" office:value="16.32" calcext:value-type="currency">
            <text:p>$16.32</text:p>
          </table:table-cell>
          <table:table-cell table:style-name="ce84" table:formula="of:=[.F301]/[.E301]" office:value-type="float" office:value="2.07174770039422" calcext:value-type="float">
            <text:p>2.07174770039422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2-4848HW</text:p>
          </table:table-cell>
          <table:table-cell table:number-columns-repeated="2" table:style-name="ce74" office:value-type="currency" office:currency="USD" office:value="199" calcext:value-type="currency">
            <text:p>$199.00</text:p>
          </table:table-cell>
          <table:table-cell table:style-name="ce84"/>
          <table:table-cell table:style-name="ce66" office:value-type="currency" office:currency="USD" office:value="154.43" calcext:value-type="currency">
            <text:p>$154.43</text:p>
          </table:table-cell>
          <table:table-cell table:style-name="ce101" office:value-type="currency" office:currency="USD" office:value="215.4" calcext:value-type="currency">
            <text:p>$215.40</text:p>
          </table:table-cell>
          <table:table-cell table:style-name="ce101" table:formula="of:=[.F302]-[.B302]" office:value-type="currency" office:currency="USD" office:value="16.4" calcext:value-type="currency">
            <text:p>$16.40</text:p>
          </table:table-cell>
          <table:table-cell table:style-name="ce84" table:formula="of:=[.F302]/[.E302]" office:value-type="float" office:value="1.39480670854109" calcext:value-type="float">
            <text:p>1.39480670854109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2-4860HW</text:p>
          </table:table-cell>
          <table:table-cell table:number-columns-repeated="2" table:style-name="ce74" office:value-type="currency" office:currency="USD" office:value="229" calcext:value-type="currency">
            <text:p>$229.00</text:p>
          </table:table-cell>
          <table:table-cell table:style-name="ce84"/>
          <table:table-cell table:style-name="ce66" office:value-type="currency" office:currency="USD" office:value="165.63" calcext:value-type="currency">
            <text:p>$165.63</text:p>
          </table:table-cell>
          <table:table-cell table:style-name="ce101" office:value-type="currency" office:currency="USD" office:value="247.4" calcext:value-type="currency">
            <text:p>$247.40</text:p>
          </table:table-cell>
          <table:table-cell table:style-name="ce101" table:formula="of:=[.F303]-[.B303]" office:value-type="currency" office:currency="USD" office:value="18.4" calcext:value-type="currency">
            <text:p>$18.40</text:p>
          </table:table-cell>
          <table:table-cell table:style-name="ce84" table:formula="of:=[.F303]/[.E303]" office:value-type="float" office:value="1.49369075650546" calcext:value-type="float">
            <text:p>1.49369075650546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248H</text:p>
          </table:table-cell>
          <table:table-cell table:number-columns-repeated="2" table:style-name="ce74" office:value-type="currency" office:currency="USD" office:value="169" calcext:value-type="currency">
            <text:p>$169.00</text:p>
          </table:table-cell>
          <table:table-cell table:style-name="ce84"/>
          <table:table-cell table:style-name="ce101" office:value-type="currency" office:currency="USD" office:value="119.3" calcext:value-type="currency">
            <text:p>$119.30</text:p>
          </table:table-cell>
          <table:table-cell table:style-name="ce101" office:value-type="currency" office:currency="USD" office:value="184" calcext:value-type="currency">
            <text:p>$184.00</text:p>
          </table:table-cell>
          <table:table-cell table:style-name="ce101" table:formula="of:=[.F304]-[.B304]" office:value-type="currency" office:currency="USD" office:value="15" calcext:value-type="currency">
            <text:p>$15.00</text:p>
          </table:table-cell>
          <table:table-cell table:style-name="ce84" table:formula="of:=[.F304]/[.E304]" office:value-type="float" office:value="1.54233025984912" calcext:value-type="float">
            <text:p>1.54233025984912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254H</text:p>
          </table:table-cell>
          <table:table-cell table:number-columns-repeated="2" table:style-name="ce74" office:value-type="currency" office:currency="USD" office:value="238" calcext:value-type="currency">
            <text:p>$238.00</text:p>
          </table:table-cell>
          <table:table-cell table:style-name="ce84"/>
          <table:table-cell table:style-name="ce101" office:value-type="currency" office:currency="USD" office:value="132.23" calcext:value-type="currency">
            <text:p>$132.23</text:p>
          </table:table-cell>
          <table:table-cell table:style-name="ce101"/>
          <table:table-cell table:style-name="ce101" table:formula="of:=[.F305]-[.B305]" office:value-type="currency" office:currency="USD" office:value="-238" calcext:value-type="currency">
            <text:p>-$238.00</text:p>
          </table:table-cell>
          <table:table-cell table:style-name="ce84" table:formula="of:=[.F305]/[.E305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260H</text:p>
          </table:table-cell>
          <table:table-cell table:number-columns-repeated="2" table:style-name="ce74" office:value-type="currency" office:currency="USD" office:value="175" calcext:value-type="currency">
            <text:p>$175.00</text:p>
          </table:table-cell>
          <table:table-cell table:style-name="ce84"/>
          <table:table-cell table:style-name="ce101" office:value-type="currency" office:currency="USD" office:value="127.64" calcext:value-type="currency">
            <text:p>$127.64</text:p>
          </table:table-cell>
          <table:table-cell table:style-name="ce101" office:value-type="currency" office:currency="USD" office:value="191.8" calcext:value-type="currency">
            <text:p>$191.80</text:p>
          </table:table-cell>
          <table:table-cell table:style-name="ce101" table:formula="of:=[.F306]-[.B306]" office:value-type="currency" office:currency="USD" office:value="16.8" calcext:value-type="currency">
            <text:p>$16.80</text:p>
          </table:table-cell>
          <table:table-cell table:style-name="ce84" table:formula="of:=[.F306]/[.E306]" office:value-type="float" office:value="1.50266374177374" calcext:value-type="float">
            <text:p>1.50266374177374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848H</text:p>
          </table:table-cell>
          <table:table-cell table:number-columns-repeated="2" table:style-name="ce74" office:value-type="currency" office:currency="USD" office:value="179" calcext:value-type="currency">
            <text:p>$179.00</text:p>
          </table:table-cell>
          <table:table-cell table:style-name="ce84"/>
          <table:table-cell table:style-name="ce101" office:value-type="currency" office:currency="USD" office:value="123.06" calcext:value-type="currency">
            <text:p>$123.06</text:p>
          </table:table-cell>
          <table:table-cell table:style-name="ce101" office:value-type="currency" office:currency="USD" office:value="195.8" calcext:value-type="currency">
            <text:p>$195.80</text:p>
          </table:table-cell>
          <table:table-cell table:style-name="ce101" table:formula="of:=[.F307]-[.B307]" office:value-type="currency" office:currency="USD" office:value="16.8" calcext:value-type="currency">
            <text:p>$16.80</text:p>
          </table:table-cell>
          <table:table-cell table:style-name="ce84" table:formula="of:=[.F307]/[.E307]" office:value-type="float" office:value="1.59109377539412" calcext:value-type="float">
            <text:p>1.59109377539412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854H</text:p>
          </table:table-cell>
          <table:table-cell table:number-columns-repeated="2" table:style-name="ce74" office:value-type="currency" office:currency="USD" office:value="278" calcext:value-type="currency">
            <text:p>$278.00</text:p>
          </table:table-cell>
          <table:table-cell table:style-name="ce84"/>
          <table:table-cell table:style-name="ce101" office:value-type="currency" office:currency="USD" office:value="134.98" calcext:value-type="currency">
            <text:p>$134.98</text:p>
          </table:table-cell>
          <table:table-cell table:style-name="ce101"/>
          <table:table-cell table:style-name="ce101" table:formula="of:=[.F308]-[.B308]" office:value-type="currency" office:currency="USD" office:value="-278" calcext:value-type="currency">
            <text:p>-$278.00</text:p>
          </table:table-cell>
          <table:table-cell table:style-name="ce84" table:formula="of:=[.F308]/[.E308]" office:value-type="float" office:value="0" calcext:value-type="float">
            <text:p>0</text:p>
          </table:table-cell>
          <table:table-cell table:style-name="ce84" office:value-type="string" calcext:value-type="string">
            <text:p>Not Found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860H</text:p>
          </table:table-cell>
          <table:table-cell table:number-columns-repeated="2" table:style-name="ce74" office:value-type="currency" office:currency="USD" office:value="189" calcext:value-type="currency">
            <text:p>$189.00</text:p>
          </table:table-cell>
          <table:table-cell table:style-name="ce84"/>
          <table:table-cell table:style-name="ce101" office:value-type="currency" office:currency="USD" office:value="129.15" calcext:value-type="currency">
            <text:p>$129.15</text:p>
          </table:table-cell>
          <table:table-cell table:style-name="ce101" office:value-type="currency" office:currency="USD" office:value="201.2" calcext:value-type="currency">
            <text:p>$201.20</text:p>
          </table:table-cell>
          <table:table-cell table:style-name="ce101" table:formula="of:=[.F309]-[.B309]" office:value-type="currency" office:currency="USD" office:value="12.2" calcext:value-type="currency">
            <text:p>$12.20</text:p>
          </table:table-cell>
          <table:table-cell table:style-name="ce84" table:formula="of:=[.F309]/[.E309]" office:value-type="float" office:value="1.55787843592722" calcext:value-type="float">
            <text:p>1.55787843592722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248HW</text:p>
          </table:table-cell>
          <table:table-cell table:number-columns-repeated="2" table:style-name="ce74" office:value-type="currency" office:currency="USD" office:value="229" calcext:value-type="currency">
            <text:p>$229.00</text:p>
          </table:table-cell>
          <table:table-cell table:style-name="ce84"/>
          <table:table-cell table:style-name="ce101" office:value-type="currency" office:currency="USD" office:value="164.15" calcext:value-type="currency">
            <text:p>$164.15</text:p>
          </table:table-cell>
          <table:table-cell table:style-name="ce101" office:value-type="currency" office:currency="USD" office:value="245.8" calcext:value-type="currency">
            <text:p>$245.80</text:p>
          </table:table-cell>
          <table:table-cell table:style-name="ce101" table:formula="of:=[.F310]-[.B310]" office:value-type="currency" office:currency="USD" office:value="16.8" calcext:value-type="currency">
            <text:p>$16.80</text:p>
          </table:table-cell>
          <table:table-cell table:style-name="ce84" table:formula="of:=[.F310]/[.E310]" office:value-type="float" office:value="1.49741090466037" calcext:value-type="float">
            <text:p>1.49741090466037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260HW</text:p>
          </table:table-cell>
          <table:table-cell table:number-columns-repeated="2" table:style-name="ce74" office:value-type="currency" office:currency="USD" office:value="235" calcext:value-type="currency">
            <text:p>$235.00</text:p>
          </table:table-cell>
          <table:table-cell table:style-name="ce84"/>
          <table:table-cell table:style-name="ce101" office:value-type="currency" office:currency="USD" office:value="174.72" calcext:value-type="currency">
            <text:p>$174.72</text:p>
          </table:table-cell>
          <table:table-cell table:style-name="ce101" office:value-type="currency" office:currency="USD" office:value="259.4" calcext:value-type="currency">
            <text:p>$259.40</text:p>
          </table:table-cell>
          <table:table-cell table:style-name="ce101" table:formula="of:=[.F311]-[.B311]" office:value-type="currency" office:currency="USD" office:value="24.4" calcext:value-type="currency">
            <text:p>$24.40</text:p>
          </table:table-cell>
          <table:table-cell table:style-name="ce84" table:formula="of:=[.F311]/[.E311]" office:value-type="float" office:value="1.48466117216117" calcext:value-type="float">
            <text:p>1.48466117216117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848HW</text:p>
          </table:table-cell>
          <table:table-cell table:number-columns-repeated="2" table:style-name="ce74" office:value-type="currency" office:currency="USD" office:value="248" calcext:value-type="currency">
            <text:p>$248.00</text:p>
          </table:table-cell>
          <table:table-cell table:style-name="ce84"/>
          <table:table-cell table:style-name="ce101" office:value-type="currency" office:currency="USD" office:value="167.89" calcext:value-type="currency">
            <text:p>$167.89</text:p>
          </table:table-cell>
          <table:table-cell table:style-name="ce101" office:value-type="currency" office:currency="USD" office:value="265.8" calcext:value-type="currency">
            <text:p>$265.80</text:p>
          </table:table-cell>
          <table:table-cell table:style-name="ce101" table:formula="of:=[.F312]-[.B312]" office:value-type="currency" office:currency="USD" office:value="17.8" calcext:value-type="currency">
            <text:p>$17.80</text:p>
          </table:table-cell>
          <table:table-cell table:style-name="ce84" table:formula="of:=[.F312]/[.E312]" office:value-type="float" office:value="1.58317946274346" calcext:value-type="float">
            <text:p>1.58317946274346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854HW</text:p>
          </table:table-cell>
          <table:table-cell table:number-columns-repeated="2" table:style-name="ce74" office:value-type="currency" office:currency="USD" office:value="299" calcext:value-type="currency">
            <text:p>$299.00</text:p>
          </table:table-cell>
          <table:table-cell table:style-name="ce84"/>
          <table:table-cell table:style-name="ce101" office:value-type="currency" office:currency="USD" office:value="172.59" calcext:value-type="currency">
            <text:p>$172.59</text:p>
          </table:table-cell>
          <table:table-cell table:style-name="ce101" office:value-type="currency" office:currency="USD" office:value="324.7" calcext:value-type="currency">
            <text:p>$324.70</text:p>
          </table:table-cell>
          <table:table-cell table:style-name="ce101" table:formula="of:=[.F313]-[.B313]" office:value-type="currency" office:currency="USD" office:value="25.7" calcext:value-type="currency">
            <text:p>$25.70</text:p>
          </table:table-cell>
          <table:table-cell table:style-name="ce84" table:formula="of:=[.F313]/[.E313]" office:value-type="float" office:value="1.88133727330668" calcext:value-type="float">
            <text:p>1.88133727330668</text:p>
          </table:table-cell>
          <table:table-cell table:style-name="ce84" office:value-type="string" calcext:value-type="string">
            <text:p>fastenal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BB4-4860HW</text:p>
          </table:table-cell>
          <table:table-cell table:number-columns-repeated="2" table:style-name="ce74" office:value-type="currency" office:currency="USD" office:value="249" calcext:value-type="currency">
            <text:p>$249.00</text:p>
          </table:table-cell>
          <table:table-cell table:style-name="ce84"/>
          <table:table-cell table:style-name="ce101" office:value-type="currency" office:currency="USD" office:value="177.43" calcext:value-type="currency">
            <text:p>$177.43</text:p>
          </table:table-cell>
          <table:table-cell table:style-name="ce101" office:value-type="currency" office:currency="USD" office:value="265.4" calcext:value-type="currency">
            <text:p>$265.40</text:p>
          </table:table-cell>
          <table:table-cell table:style-name="ce101" table:formula="of:=[.F314]-[.B314]" office:value-type="currency" office:currency="USD" office:value="16.4" calcext:value-type="currency">
            <text:p>$16.40</text:p>
          </table:table-cell>
          <table:table-cell table:style-name="ce84" table:formula="of:=[.F314]/[.E314]" office:value-type="float" office:value="1.49580116102125" calcext:value-type="float">
            <text:p>1.49580116102125</text:p>
          </table:table-cell>
          <table:table-cell table:style-name="ce84" office:value-type="string" calcext:value-type="string">
            <text:p>grainger.com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 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30">
          <table:table-cell table:style-name="ce71" office:value-type="string" calcext:value-type="string">
            <text:p>Steeltree 60 Series Double Base Extra Heavy Duty Cantilever Racks</text:p>
          </table:table-cell>
          <table:table-cell table:number-columns-repeated="5"/>
          <table:table-cell table:style-name="ce101"/>
          <table:table-cell table:style-name="ce84"/>
          <table:table-cell table:number-columns-repeated="1016"/>
        </table:table-row>
        <table:table-row table:style-name="ro4">
          <table:table-cell table:style-name="ce69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Recommended Price</text:p>
          </table:table-cell>
          <table:table-cell table:style-name="ce69" office:value-type="string" calcext:value-type="string">
            <text:p>LIST PRICE</text:p>
          </table:table-cell>
          <table:table-cell table:style-name="ce69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69" office:value-type="string" calcext:value-type="string">
            <text:p>COMPETITOR NAM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60CD58096</text:p>
          </table:table-cell>
          <table:table-cell table:style-name="ce105" office:value-type="currency" office:currency="USD" office:value="769" calcext:value-type="currency">
            <text:p>$769.00</text:p>
          </table:table-cell>
          <table:table-cell table:style-name="ce105" office:value-type="currency" office:currency="USD" office:value="779" calcext:value-type="currency">
            <text:p>$779.00</text:p>
          </table:table-cell>
          <table:table-cell table:style-name="ce107"/>
          <table:table-cell table:style-name="ce110" office:value-type="currency" office:currency="USD" office:value="579.57" calcext:value-type="currency">
            <text:p>$579.57</text:p>
          </table:table-cell>
          <table:table-cell table:style-name="ce110"/>
          <table:table-cell table:style-name="ce110" table:formula="of:=[.F318]-[.B318]" office:value-type="currency" office:currency="USD" office:value="-769" calcext:value-type="currency">
            <text:p>-$769.00</text:p>
          </table:table-cell>
          <table:table-cell table:style-name="ce107" table:formula="of:=[.F318]/[.E318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70096</text:p>
          </table:table-cell>
          <table:table-cell table:style-name="ce105" office:value-type="currency" office:currency="USD" office:value="853" calcext:value-type="currency">
            <text:p>$853.00</text:p>
          </table:table-cell>
          <table:table-cell table:style-name="ce105" office:value-type="currency" office:currency="USD" office:value="999" calcext:value-type="currency">
            <text:p>$999.00</text:p>
          </table:table-cell>
          <table:table-cell table:style-name="ce107"/>
          <table:table-cell table:style-name="ce110" office:value-type="currency" office:currency="USD" office:value="652.47" calcext:value-type="currency">
            <text:p>$652.47</text:p>
          </table:table-cell>
          <table:table-cell table:style-name="ce110" office:value-type="currency" office:currency="USD" office:value="1219.96" calcext:value-type="currency">
            <text:p>$1,219.96</text:p>
          </table:table-cell>
          <table:table-cell table:style-name="ce110" table:formula="of:=[.F319]-[.B319]" office:value-type="currency" office:currency="USD" office:value="366.96" calcext:value-type="currency">
            <text:p>$366.96</text:p>
          </table:table-cell>
          <table:table-cell table:style-name="ce107" table:formula="of:=[.F319]/[.E319]" office:value-type="float" office:value="1.86975646389872" calcext:value-type="float">
            <text:p>1.86975646389872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88096</text:p>
          </table:table-cell>
          <table:table-cell table:number-columns-repeated="2" table:style-name="ce105" office:value-type="currency" office:currency="USD" office:value="869" calcext:value-type="currency">
            <text:p>$869.00</text:p>
          </table:table-cell>
          <table:table-cell table:style-name="ce107"/>
          <table:table-cell table:style-name="ce110" office:value-type="currency" office:currency="USD" office:value="614.97" calcext:value-type="currency">
            <text:p>$614.97</text:p>
          </table:table-cell>
          <table:table-cell table:style-name="ce110" office:value-type="currency" office:currency="USD" office:value="917.16" calcext:value-type="currency">
            <text:p>$917.16</text:p>
          </table:table-cell>
          <table:table-cell table:style-name="ce110" table:formula="of:=[.F320]-[.B320]" office:value-type="currency" office:currency="USD" office:value="48.16" calcext:value-type="currency">
            <text:p>$48.16</text:p>
          </table:table-cell>
          <table:table-cell table:style-name="ce107" table:formula="of:=[.F320]/[.E320]" office:value-type="float" office:value="1.49138982389385" calcext:value-type="float">
            <text:p>1.49138982389385</text:p>
          </table:table-cell>
          <table:table-cell table:style-name="ce107" office:value-type="string" calcext:value-type="string">
            <text:p>zoro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112096</text:p>
          </table:table-cell>
          <table:table-cell table:style-name="ce105" office:value-type="currency" office:currency="USD" office:value="980" calcext:value-type="currency">
            <text:p>$980.00</text:p>
          </table:table-cell>
          <table:table-cell table:style-name="ce105" office:value-type="currency" office:currency="USD" office:value="990" calcext:value-type="currency">
            <text:p>$990.00</text:p>
          </table:table-cell>
          <table:table-cell table:style-name="ce107"/>
          <table:table-cell table:style-name="ce110" office:value-type="currency" office:currency="USD" office:value="634.92" calcext:value-type="currency">
            <text:p>$634.92</text:p>
          </table:table-cell>
          <table:table-cell table:style-name="ce110"/>
          <table:table-cell table:style-name="ce110" table:formula="of:=[.F321]-[.B321]" office:value-type="currency" office:currency="USD" office:value="-980" calcext:value-type="currency">
            <text:p>-$980.00</text:p>
          </table:table-cell>
          <table:table-cell table:style-name="ce107" table:formula="of:=[.F321]/[.E321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136096</text:p>
          </table:table-cell>
          <table:table-cell table:style-name="ce105" office:value-type="currency" office:currency="USD" office:value="1019" calcext:value-type="currency">
            <text:p>$1,019.00</text:p>
          </table:table-cell>
          <table:table-cell table:style-name="ce105" office:value-type="currency" office:currency="USD" office:value="1029" calcext:value-type="currency">
            <text:p>$1,029.00</text:p>
          </table:table-cell>
          <table:table-cell table:style-name="ce107"/>
          <table:table-cell table:style-name="ce110" office:value-type="currency" office:currency="USD" office:value="693.38" calcext:value-type="currency">
            <text:p>$693.38</text:p>
          </table:table-cell>
          <table:table-cell table:style-name="ce110"/>
          <table:table-cell table:style-name="ce110" table:formula="of:=[.F322]-[.B322]" office:value-type="currency" office:currency="USD" office:value="-1019" calcext:value-type="currency">
            <text:p>-$1,019.00</text:p>
          </table:table-cell>
          <table:table-cell table:style-name="ce107" table:formula="of:=[.F322]/[.E322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58120</text:p>
          </table:table-cell>
          <table:table-cell table:style-name="ce105" office:value-type="currency" office:currency="USD" office:value="879" calcext:value-type="currency">
            <text:p>$879.00</text:p>
          </table:table-cell>
          <table:table-cell table:style-name="ce105" office:value-type="currency" office:currency="USD" office:value="889" calcext:value-type="currency">
            <text:p>$889.00</text:p>
          </table:table-cell>
          <table:table-cell table:style-name="ce107"/>
          <table:table-cell table:style-name="ce110" office:value-type="currency" office:currency="USD" office:value="653.65" calcext:value-type="currency">
            <text:p>$653.65</text:p>
          </table:table-cell>
          <table:table-cell table:style-name="ce110"/>
          <table:table-cell table:style-name="ce110" table:formula="of:=[.F323]-[.B323]" office:value-type="currency" office:currency="USD" office:value="-879" calcext:value-type="currency">
            <text:p>-$879.00</text:p>
          </table:table-cell>
          <table:table-cell table:style-name="ce107" table:formula="of:=[.F323]/[.E323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70120</text:p>
          </table:table-cell>
          <table:table-cell table:style-name="ce105" office:value-type="currency" office:currency="USD" office:value="949" calcext:value-type="currency">
            <text:p>$949.00</text:p>
          </table:table-cell>
          <table:table-cell table:style-name="ce105" office:value-type="currency" office:currency="USD" office:value="1099" calcext:value-type="currency">
            <text:p>$1,099.00</text:p>
          </table:table-cell>
          <table:table-cell table:style-name="ce107"/>
          <table:table-cell table:style-name="ce110" office:value-type="currency" office:currency="USD" office:value="737.13" calcext:value-type="currency">
            <text:p>$737.13</text:p>
          </table:table-cell>
          <table:table-cell table:style-name="ce110" office:value-type="currency" office:currency="USD" office:value="1386.24" calcext:value-type="currency">
            <text:p>$1,386.24</text:p>
          </table:table-cell>
          <table:table-cell table:style-name="ce110" table:formula="of:=[.F324]-[.B324]" office:value-type="currency" office:currency="USD" office:value="437.24" calcext:value-type="currency">
            <text:p>$437.24</text:p>
          </table:table-cell>
          <table:table-cell table:style-name="ce107" table:formula="of:=[.F324]/[.E324]" office:value-type="float" office:value="1.88059094053966" calcext:value-type="float">
            <text:p>1.88059094053966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88120</text:p>
          </table:table-cell>
          <table:table-cell table:style-name="ce105" office:value-type="currency" office:currency="USD" office:value="979" calcext:value-type="currency">
            <text:p>$979.00</text:p>
          </table:table-cell>
          <table:table-cell table:style-name="ce105" office:value-type="currency" office:currency="USD" office:value="989" calcext:value-type="currency">
            <text:p>$989.00</text:p>
          </table:table-cell>
          <table:table-cell table:style-name="ce107"/>
          <table:table-cell table:style-name="ce110" office:value-type="currency" office:currency="USD" office:value="699.63" calcext:value-type="currency">
            <text:p>$699.63</text:p>
          </table:table-cell>
          <table:table-cell table:style-name="ce110"/>
          <table:table-cell table:style-name="ce110" table:formula="of:=[.F325]-[.B325]" office:value-type="currency" office:currency="USD" office:value="-979" calcext:value-type="currency">
            <text:p>-$979.00</text:p>
          </table:table-cell>
          <table:table-cell table:style-name="ce107" table:formula="of:=[.F325]/[.E325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112120</text:p>
          </table:table-cell>
          <table:table-cell table:style-name="ce105" office:value-type="currency" office:currency="USD" office:value="1029" calcext:value-type="currency">
            <text:p>$1,029.00</text:p>
          </table:table-cell>
          <table:table-cell table:style-name="ce105" office:value-type="currency" office:currency="USD" office:value="1039" calcext:value-type="currency">
            <text:p>$1,039.00</text:p>
          </table:table-cell>
          <table:table-cell table:style-name="ce107"/>
          <table:table-cell table:style-name="ce110" office:value-type="currency" office:currency="USD" office:value="719.6" calcext:value-type="currency">
            <text:p>$719.60</text:p>
          </table:table-cell>
          <table:table-cell table:style-name="ce110"/>
          <table:table-cell table:style-name="ce110" table:formula="of:=[.F326]-[.B326]" office:value-type="currency" office:currency="USD" office:value="-1029" calcext:value-type="currency">
            <text:p>-$1,029.00</text:p>
          </table:table-cell>
          <table:table-cell table:style-name="ce107" table:formula="of:=[.F326]/[.E326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136120</text:p>
          </table:table-cell>
          <table:table-cell table:style-name="ce105" office:value-type="currency" office:currency="USD" office:value="1035" calcext:value-type="currency">
            <text:p>$1,035.00</text:p>
          </table:table-cell>
          <table:table-cell table:style-name="ce105" office:value-type="currency" office:currency="USD" office:value="1045" calcext:value-type="currency">
            <text:p>$1,045.00</text:p>
          </table:table-cell>
          <table:table-cell table:style-name="ce107"/>
          <table:table-cell table:style-name="ce110" office:value-type="currency" office:currency="USD" office:value="778.05" calcext:value-type="currency">
            <text:p>$778.05</text:p>
          </table:table-cell>
          <table:table-cell table:style-name="ce110"/>
          <table:table-cell table:style-name="ce110" table:formula="of:=[.F327]-[.B327]" office:value-type="currency" office:currency="USD" office:value="-1035" calcext:value-type="currency">
            <text:p>-$1,035.00</text:p>
          </table:table-cell>
          <table:table-cell table:style-name="ce107" table:formula="of:=[.F327]/[.E327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58144</text:p>
          </table:table-cell>
          <table:table-cell table:style-name="ce105" office:value-type="currency" office:currency="USD" office:value="919" calcext:value-type="currency">
            <text:p>$919.00</text:p>
          </table:table-cell>
          <table:table-cell table:style-name="ce105" office:value-type="currency" office:currency="USD" office:value="929" calcext:value-type="currency">
            <text:p>$929.00</text:p>
          </table:table-cell>
          <table:table-cell table:style-name="ce107"/>
          <table:table-cell table:style-name="ce110" office:value-type="currency" office:currency="USD" office:value="664.3" calcext:value-type="currency">
            <text:p>$664.30</text:p>
          </table:table-cell>
          <table:table-cell table:style-name="ce110"/>
          <table:table-cell table:style-name="ce110" table:formula="of:=[.F328]-[.B328]" office:value-type="currency" office:currency="USD" office:value="-919" calcext:value-type="currency">
            <text:p>-$919.00</text:p>
          </table:table-cell>
          <table:table-cell table:style-name="ce107" table:formula="of:=[.F328]/[.E328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70144</text:p>
          </table:table-cell>
          <table:table-cell table:style-name="ce105" office:value-type="currency" office:currency="USD" office:value="1009" calcext:value-type="currency">
            <text:p>$1,009.00</text:p>
          </table:table-cell>
          <table:table-cell table:style-name="ce105" office:value-type="currency" office:currency="USD" office:value="1019" calcext:value-type="currency">
            <text:p>$1,019.00</text:p>
          </table:table-cell>
          <table:table-cell table:style-name="ce107"/>
          <table:table-cell table:style-name="ce110" office:value-type="currency" office:currency="USD" office:value="724.66" calcext:value-type="currency">
            <text:p>$724.66</text:p>
          </table:table-cell>
          <table:table-cell table:style-name="ce110"/>
          <table:table-cell table:style-name="ce110" table:formula="of:=[.F329]-[.B329]" office:value-type="currency" office:currency="USD" office:value="-1009" calcext:value-type="currency">
            <text:p>-$1,009.00</text:p>
          </table:table-cell>
          <table:table-cell table:style-name="ce107" table:formula="of:=[.F329]/[.E329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88144</text:p>
          </table:table-cell>
          <table:table-cell table:style-name="ce105" office:value-type="currency" office:currency="USD" office:value="1029" calcext:value-type="currency">
            <text:p>$1,029.00</text:p>
          </table:table-cell>
          <table:table-cell table:style-name="ce105" office:value-type="currency" office:currency="USD" office:value="1199" calcext:value-type="currency">
            <text:p>$1,199.00</text:p>
          </table:table-cell>
          <table:table-cell table:style-name="ce107"/>
          <table:table-cell table:style-name="ce110" office:value-type="currency" office:currency="USD" office:value="710.3" calcext:value-type="currency">
            <text:p>$710.30</text:p>
          </table:table-cell>
          <table:table-cell table:style-name="ce110" office:value-type="currency" office:currency="USD" office:value="1469.43" calcext:value-type="currency">
            <text:p>$1,469.43</text:p>
          </table:table-cell>
          <table:table-cell table:style-name="ce110" table:formula="of:=[.F330]-[.B330]" office:value-type="currency" office:currency="USD" office:value="440.43" calcext:value-type="currency">
            <text:p>$440.43</text:p>
          </table:table-cell>
          <table:table-cell table:style-name="ce107" table:formula="of:=[.F330]/[.E330]" office:value-type="float" office:value="2.06874560045051" calcext:value-type="float">
            <text:p>2.06874560045051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112144</text:p>
          </table:table-cell>
          <table:table-cell table:style-name="ce105" office:value-type="currency" office:currency="USD" office:value="1179" calcext:value-type="currency">
            <text:p>$1,179.00</text:p>
          </table:table-cell>
          <table:table-cell table:style-name="ce105" office:value-type="currency" office:currency="USD" office:value="1149" calcext:value-type="currency">
            <text:p>$1,149.00</text:p>
          </table:table-cell>
          <table:table-cell table:style-name="ce107"/>
          <table:table-cell table:style-name="ce110" office:value-type="currency" office:currency="USD" office:value="730.27" calcext:value-type="currency">
            <text:p>$730.27</text:p>
          </table:table-cell>
          <table:table-cell table:style-name="ce110" office:value-type="currency" office:currency="USD" office:value="1185.73" calcext:value-type="currency">
            <text:p>$1,185.73</text:p>
          </table:table-cell>
          <table:table-cell table:style-name="ce110" table:formula="of:=[.F331]-[.B331]" office:value-type="currency" office:currency="USD" office:value="6.73000000000002" calcext:value-type="currency">
            <text:p>$6.73</text:p>
          </table:table-cell>
          <table:table-cell table:style-name="ce107" table:formula="of:=[.F331]/[.E331]" office:value-type="float" office:value="1.62368712941789" calcext:value-type="float">
            <text:p>1.62368712941789</text:p>
          </table:table-cell>
          <table:table-cell table:style-name="ce107" office:value-type="string" calcext:value-type="string">
            <text:p>zoro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136144</text:p>
          </table:table-cell>
          <table:table-cell table:style-name="ce105" office:value-type="currency" office:currency="USD" office:value="1179" calcext:value-type="currency">
            <text:p>$1,179.00</text:p>
          </table:table-cell>
          <table:table-cell table:style-name="ce105" office:value-type="currency" office:currency="USD" office:value="1299" calcext:value-type="currency">
            <text:p>$1,299.00</text:p>
          </table:table-cell>
          <table:table-cell table:style-name="ce107"/>
          <table:table-cell table:style-name="ce110" office:value-type="currency" office:currency="USD" office:value="788.72" calcext:value-type="currency">
            <text:p>$788.72</text:p>
          </table:table-cell>
          <table:table-cell table:style-name="ce110" office:value-type="currency" office:currency="USD" office:value="1496.53" calcext:value-type="currency">
            <text:p>$1,496.53</text:p>
          </table:table-cell>
          <table:table-cell table:style-name="ce110" table:formula="of:=[.F332]-[.B332]" office:value-type="currency" office:currency="USD" office:value="317.53" calcext:value-type="currency">
            <text:p>$317.53</text:p>
          </table:table-cell>
          <table:table-cell table:style-name="ce107" table:formula="of:=[.F332]/[.E332]" office:value-type="float" office:value="1.89741606653819" calcext:value-type="float">
            <text:p>1.89741606653819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58180</text:p>
          </table:table-cell>
          <table:table-cell table:style-name="ce105" office:value-type="currency" office:currency="USD" office:value="1026" calcext:value-type="currency">
            <text:p>$1,026.00</text:p>
          </table:table-cell>
          <table:table-cell table:style-name="ce105" office:value-type="currency" office:currency="USD" office:value="1289" calcext:value-type="currency">
            <text:p>$1,289.00</text:p>
          </table:table-cell>
          <table:table-cell table:style-name="ce107"/>
          <table:table-cell table:style-name="ce110" office:value-type="currency" office:currency="USD" office:value="770.55" calcext:value-type="currency">
            <text:p>$770.55</text:p>
          </table:table-cell>
          <table:table-cell table:style-name="ce110" office:value-type="currency" office:currency="USD" office:value="1462.99" calcext:value-type="currency">
            <text:p>$1,462.99</text:p>
          </table:table-cell>
          <table:table-cell table:style-name="ce110" table:formula="of:=[.F333]-[.B333]" office:value-type="currency" office:currency="USD" office:value="436.99" calcext:value-type="currency">
            <text:p>$436.99</text:p>
          </table:table-cell>
          <table:table-cell table:style-name="ce107" table:formula="of:=[.F333]/[.E333]" office:value-type="float" office:value="1.89863084809552" calcext:value-type="float">
            <text:p>1.89863084809552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70180</text:p>
          </table:table-cell>
          <table:table-cell table:style-name="ce105" office:value-type="currency" office:currency="USD" office:value="1110" calcext:value-type="currency">
            <text:p>$1,110.00</text:p>
          </table:table-cell>
          <table:table-cell table:style-name="ce105" office:value-type="currency" office:currency="USD" office:value="1120" calcext:value-type="currency">
            <text:p>$1,120.00</text:p>
          </table:table-cell>
          <table:table-cell table:style-name="ce107"/>
          <table:table-cell table:style-name="ce110" office:value-type="currency" office:currency="USD" office:value="854.02" calcext:value-type="currency">
            <text:p>$854.02</text:p>
          </table:table-cell>
          <table:table-cell table:style-name="ce110"/>
          <table:table-cell table:style-name="ce110" table:formula="of:=[.F334]-[.B334]" office:value-type="currency" office:currency="USD" office:value="-1110" calcext:value-type="currency">
            <text:p>-$1,110.00</text:p>
          </table:table-cell>
          <table:table-cell table:style-name="ce107" table:formula="of:=[.F334]/[.E334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88180</text:p>
          </table:table-cell>
          <table:table-cell table:style-name="ce105" office:value-type="currency" office:currency="USD" office:value="1127" calcext:value-type="currency">
            <text:p>$1,127.00</text:p>
          </table:table-cell>
          <table:table-cell table:style-name="ce105" office:value-type="currency" office:currency="USD" office:value="1399" calcext:value-type="currency">
            <text:p>$1,399.00</text:p>
          </table:table-cell>
          <table:table-cell table:style-name="ce107"/>
          <table:table-cell table:style-name="ce110" office:value-type="currency" office:currency="USD" office:value="816.55" calcext:value-type="currency">
            <text:p>$816.55</text:p>
          </table:table-cell>
          <table:table-cell table:style-name="ce110" office:value-type="currency" office:currency="USD" office:value="1546.9" calcext:value-type="currency">
            <text:p>$1,546.90</text:p>
          </table:table-cell>
          <table:table-cell table:style-name="ce110" table:formula="of:=[.F335]-[.B335]" office:value-type="currency" office:currency="USD" office:value="419.9" calcext:value-type="currency">
            <text:p>$419.90</text:p>
          </table:table-cell>
          <table:table-cell table:style-name="ce107" table:formula="of:=[.F335]/[.E335]" office:value-type="float" office:value="1.89443389872023" calcext:value-type="float">
            <text:p>1.89443389872023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112180</text:p>
          </table:table-cell>
          <table:table-cell table:style-name="ce105" office:value-type="currency" office:currency="USD" office:value="1238" calcext:value-type="currency">
            <text:p>$1,238.00</text:p>
          </table:table-cell>
          <table:table-cell table:style-name="ce105" office:value-type="currency" office:currency="USD" office:value="1248" calcext:value-type="currency">
            <text:p>$1,248.00</text:p>
          </table:table-cell>
          <table:table-cell table:style-name="ce107"/>
          <table:table-cell table:style-name="ce110" office:value-type="currency" office:currency="USD" office:value="836.5" calcext:value-type="currency">
            <text:p>$836.50</text:p>
          </table:table-cell>
          <table:table-cell table:style-name="ce110"/>
          <table:table-cell table:style-name="ce110" table:formula="of:=[.F336]-[.B336]" office:value-type="currency" office:currency="USD" office:value="-1238" calcext:value-type="currency">
            <text:p>-$1,238.00</text:p>
          </table:table-cell>
          <table:table-cell table:style-name="ce107" table:formula="of:=[.F336]/[.E336]" office:value-type="float" office:value="0" calcext:value-type="float">
            <text:p>0</text:p>
          </table:table-cell>
          <table:table-cell table:style-name="ce107" office:value-type="string" calcext:value-type="string">
            <text:p>Not Found</text:p>
          </table:table-cell>
          <table:table-cell table:style-name="ce111" table:number-columns-repeated="1015"/>
        </table:table-row>
        <table:table-row table:style-name="ro2">
          <table:table-cell table:style-name="ce104" office:value-type="string" calcext:value-type="string">
            <text:p>60CD136180</text:p>
          </table:table-cell>
          <table:table-cell table:style-name="ce105" office:value-type="currency" office:currency="USD" office:value="1249" calcext:value-type="currency">
            <text:p>$1,249.00</text:p>
          </table:table-cell>
          <table:table-cell table:style-name="ce105" office:value-type="currency" office:currency="USD" office:value="1389" calcext:value-type="currency">
            <text:p>$1,389.00</text:p>
          </table:table-cell>
          <table:table-cell table:style-name="ce107"/>
          <table:table-cell table:style-name="ce110" office:value-type="currency" office:currency="USD" office:value="894.97" calcext:value-type="currency">
            <text:p>$894.97</text:p>
          </table:table-cell>
          <table:table-cell table:style-name="ce110" office:value-type="currency" office:currency="USD" office:value="1530.4" calcext:value-type="currency">
            <text:p>$1,530.40</text:p>
          </table:table-cell>
          <table:table-cell table:style-name="ce110" table:formula="of:=[.F337]-[.B337]" office:value-type="currency" office:currency="USD" office:value="281.4" calcext:value-type="currency">
            <text:p>$281.40</text:p>
          </table:table-cell>
          <table:table-cell table:style-name="ce107" table:formula="of:=[.F337]/[.E337]" office:value-type="float" office:value="1.71000145256266" calcext:value-type="float">
            <text:p>1.71000145256266</text:p>
          </table:table-cell>
          <table:table-cell table:style-name="ce107" office:value-type="string" calcext:value-type="string">
            <text:p>fastenal.com</text:p>
          </table:table-cell>
          <table:table-cell table:style-name="ce111" table:number-columns-repeated="1015"/>
        </table:table-row>
        <table:table-row table:style-name="ro11">
          <table:table-cell table:style-name="ce72" office:value-type="string" calcext:value-type="string">
            <text:p>27 items found</text:p>
          </table:table-cell>
          <table:table-cell table:number-columns-repeated="1023"/>
        </table:table-row>
        <table:table-row table:style-name="ro26">
          <table:table-cell table:style-name="ce72" office:value-type="string" calcext:value-type="string">
            <text:p>362 individual models</text:p>
          </table:table-cell>
          <table:table-cell table:number-columns-repeated="1023"/>
        </table:table-row>
        <table:table-row table:style-name="ro2" table:number-rows-repeated="10482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07:57:54.7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8-16T09:27:10.943000000</dc:date>
    <meta:editing-duration>PT13H15M6S</meta:editing-duration>
    <meta:editing-cycles>220</meta:editing-cycles>
    <meta:print-date>2017-05-01T13:14:12.854000000</meta:print-date>
    <meta:document-statistic meta:table-count="17" meta:cell-count="13752" meta:object-count="0"/>
  </office:meta>
</office:document-meta>
</file>